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fo:margin-bottom="0.529cm" style:writing-mode="lr-tb"/>
    </style:style>
    <style:style style:name="T1_1" style:family="text">
      <style:text-properties fo:color="#17365d" fo:font-size="24pt" style:font-size-asian="24pt" style:font-size-complex="24pt"/>
    </style:style>
    <style:style style:name="T1_2" style:family="text">
      <style:text-properties fo:color="#17365d" fo:font-size="24pt" style:font-size-asian="24pt" style:font-size-complex="24pt"/>
    </style:style>
    <style:style style:name="T1_3" style:family="text">
      <style:text-properties fo:color="#17365d" fo:font-size="24pt" style:font-size-asian="24pt" style:font-size-complex="24pt"/>
    </style:style>
    <style:style style:name="T1_4" style:family="text">
      <style:text-properties fo:color="#17365d" fo:font-size="24pt" style:font-size-asian="24pt" style:font-size-complex="24pt"/>
    </style:style>
    <style:style style:name="T1_5" style:family="text">
      <style:text-properties fo:color="#17365d" fo:font-size="24pt" style:font-size-asian="24pt" style:font-size-complex="24pt"/>
    </style:style>
    <style:style style:name="T1_6" style:family="text">
      <style:text-properties fo:color="#17365d" fo:font-size="24pt" style:font-size-asian="24pt" style:font-size-complex="24pt"/>
    </style:style>
    <style:style style:name="T1_7" style:family="text">
      <style:text-properties fo:color="#17365d" fo:font-size="24pt" style:font-size-asian="24pt" style:font-size-complex="24pt"/>
    </style:style>
    <style:style style:name="P2" style:family="paragraph" style:parent-style-name="Standard">
      <style:paragraph-properties fo:break-before="auto" fo:line-height="115%" fo:margin-bottom="0.353cm" style:writing-mode="lr-tb"/>
    </style:style>
    <style:style style:name="T2_1" style:family="text">
      <style:text-properties fo:font-style="italic" style:font-style-asian="italic" style:font-style-complex="italic" fo:color="#4f81bd"/>
    </style:style>
    <style:style style:name="T2_2" style:family="text">
      <style:text-properties fo:font-style="italic" style:font-style-asian="italic" style:font-style-complex="italic" fo:color="#4f81bd"/>
    </style:style>
    <style:style style:name="T2_3" style:family="text">
      <style:text-properties fo:font-style="italic" style:font-style-asian="italic" style:font-style-complex="italic" fo:color="#4f81bd"/>
    </style:style>
    <style:style style:name="P3" style:family="paragraph" style:parent-style-name="Standard">
      <style:paragraph-properties fo:break-before="auto" fo:line-height="115%" fo:margin-bottom="0.353cm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fo:margin-bottom="0.353cm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T4_61" style:family="text">
      <style:text-properties fo:font-size="12pt" style:font-size-asian="12pt" style:font-size-complex="12pt"/>
    </style:style>
    <style:style style:name="T4_62" style:family="text">
      <style:text-properties fo:font-size="12pt" style:font-size-asian="12pt" style:font-size-complex="12pt"/>
    </style:style>
    <style:style style:name="T4_63" style:family="text">
      <style:text-properties fo:font-size="12pt" style:font-size-asian="12pt" style:font-size-complex="12pt"/>
    </style:style>
    <style:style style:name="T4_64" style:family="text">
      <style:text-properties fo:font-size="12pt" style:font-size-asian="12pt" style:font-size-complex="12pt"/>
    </style:style>
    <style:style style:name="T4_65" style:family="text">
      <style:text-properties fo:font-size="12pt" style:font-size-asian="12pt" style:font-size-complex="12pt"/>
    </style:style>
    <style:style style:name="T4_66" style:family="text">
      <style:text-properties fo:font-size="12pt" style:font-size-asian="12pt" style:font-size-complex="12pt"/>
    </style:style>
    <style:style style:name="T4_67" style:family="text">
      <style:text-properties fo:font-size="12pt" style:font-size-asian="12pt" style:font-size-complex="12pt"/>
    </style:style>
    <style:style style:name="T4_68" style:family="text">
      <style:text-properties fo:font-size="12pt" style:font-size-asian="12pt" style:font-size-complex="12pt"/>
    </style:style>
    <style:style style:name="T4_69" style:family="text">
      <style:text-properties fo:font-size="12pt" style:font-size-asian="12pt" style:font-size-complex="12pt"/>
    </style:style>
    <style:style style:name="T4_70" style:family="text">
      <style:text-properties fo:font-size="12pt" style:font-size-asian="12pt" style:font-size-complex="12pt"/>
    </style:style>
    <style:style style:name="T4_71" style:family="text">
      <style:text-properties fo:font-size="12pt" style:font-size-asian="12pt" style:font-size-complex="12pt"/>
    </style:style>
    <style:style style:name="T4_72" style:family="text">
      <style:text-properties fo:font-size="12pt" style:font-size-asian="12pt" style:font-size-complex="12pt"/>
    </style:style>
    <style:style style:name="T4_73" style:family="text">
      <style:text-properties fo:font-size="12pt" style:font-size-asian="12pt" style:font-size-complex="12pt"/>
    </style:style>
    <style:style style:name="T4_74" style:family="text">
      <style:text-properties fo:font-size="12pt" style:font-size-asian="12pt" style:font-size-complex="12pt"/>
    </style:style>
    <style:style style:name="T4_75" style:family="text">
      <style:text-properties fo:font-size="12pt" style:font-size-asian="12pt" style:font-size-complex="12pt"/>
    </style:style>
    <style:style style:name="T4_76" style:family="text">
      <style:text-properties fo:font-size="12pt" style:font-size-asian="12pt" style:font-size-complex="12pt"/>
    </style:style>
    <style:style style:name="T4_77" style:family="text">
      <style:text-properties fo:font-size="12pt" style:font-size-asian="12pt" style:font-size-complex="12pt"/>
    </style:style>
    <style:style style:name="T4_78" style:family="text">
      <style:text-properties fo:font-size="12pt" style:font-size-asian="12pt" style:font-size-complex="12pt"/>
    </style:style>
    <style:style style:name="T4_79" style:family="text">
      <style:text-properties fo:font-size="12pt" style:font-size-asian="12pt" style:font-size-complex="12pt"/>
    </style:style>
    <style:style style:name="T4_80" style:family="text">
      <style:text-properties fo:font-size="12pt" style:font-size-asian="12pt" style:font-size-complex="12pt"/>
    </style:style>
    <style:style style:name="T4_81" style:family="text">
      <style:text-properties fo:font-size="12pt" style:font-size-asian="12pt" style:font-size-complex="12pt"/>
    </style:style>
    <style:style style:name="T4_82" style:family="text">
      <style:text-properties fo:font-size="12pt" style:font-size-asian="12pt" style:font-size-complex="12pt"/>
    </style:style>
    <style:style style:name="T4_83" style:family="text">
      <style:text-properties fo:font-size="12pt" style:font-size-asian="12pt" style:font-size-complex="12pt"/>
    </style:style>
    <style:style style:name="T4_84" style:family="text">
      <style:text-properties fo:font-size="12pt" style:font-size-asian="12pt" style:font-size-complex="12pt"/>
    </style:style>
    <style:style style:name="T4_85" style:family="text">
      <style:text-properties fo:font-size="12pt" style:font-size-asian="12pt" style:font-size-complex="12pt"/>
    </style:style>
    <style:style style:name="T4_86" style:family="text">
      <style:text-properties fo:font-size="12pt" style:font-size-asian="12pt" style:font-size-complex="12pt"/>
    </style:style>
    <style:style style:name="T4_87" style:family="text">
      <style:text-properties fo:font-size="12pt" style:font-size-asian="12pt" style:font-size-complex="12pt"/>
    </style:style>
    <style:style style:name="T4_88" style:family="text">
      <style:text-properties fo:font-size="12pt" style:font-size-asian="12pt" style:font-size-complex="12pt"/>
    </style:style>
    <style:style style:name="T4_89" style:family="text">
      <style:text-properties fo:font-size="12pt" style:font-size-asian="12pt" style:font-size-complex="12pt"/>
    </style:style>
    <style:style style:name="T4_90" style:family="text">
      <style:text-properties fo:font-size="12pt" style:font-size-asian="12pt" style:font-size-complex="12pt"/>
    </style:style>
    <style:style style:name="T4_91" style:family="text">
      <style:text-properties fo:font-size="12pt" style:font-size-asian="12pt" style:font-size-complex="12pt"/>
    </style:style>
    <style:style style:name="T4_92" style:family="text">
      <style:text-properties fo:font-size="12pt" style:font-size-asian="12pt" style:font-size-complex="12pt"/>
    </style:style>
    <style:style style:name="T4_93" style:family="text">
      <style:text-properties fo:font-size="12pt" style:font-size-asian="12pt" style:font-size-complex="12pt"/>
    </style:style>
    <style:style style:name="T4_94" style:family="text">
      <style:text-properties fo:font-size="12pt" style:font-size-asian="12pt" style:font-size-complex="12pt"/>
    </style:style>
    <style:style style:name="T4_95" style:family="text">
      <style:text-properties fo:font-size="12pt" style:font-size-asian="12pt" style:font-size-complex="12pt"/>
    </style:style>
    <style:style style:name="T4_96" style:family="text">
      <style:text-properties fo:font-size="12pt" style:font-size-asian="12pt" style:font-size-complex="12pt"/>
    </style:style>
    <style:style style:name="T4_97" style:family="text">
      <style:text-properties fo:font-size="12pt" style:font-size-asian="12pt" style:font-size-complex="12pt"/>
    </style:style>
    <style:style style:name="T4_98" style:family="text">
      <style:text-properties fo:font-size="12pt" style:font-size-asian="12pt" style:font-size-complex="12pt"/>
    </style:style>
    <style:style style:name="T4_99" style:family="text">
      <style:text-properties fo:font-size="12pt" style:font-size-asian="12pt" style:font-size-complex="12pt"/>
    </style:style>
    <style:style style:name="T4_100" style:family="text">
      <style:text-properties fo:font-size="12pt" style:font-size-asian="12pt" style:font-size-complex="12pt"/>
    </style:style>
    <style:style style:name="T4_101" style:family="text">
      <style:text-properties fo:font-size="12pt" style:font-size-asian="12pt" style:font-size-complex="12pt"/>
    </style:style>
    <style:style style:name="T4_102" style:family="text">
      <style:text-properties fo:font-size="12pt" style:font-size-asian="12pt" style:font-size-complex="12pt"/>
    </style:style>
    <style:style style:name="T4_103" style:family="text">
      <style:text-properties fo:font-size="12pt" style:font-size-asian="12pt" style:font-size-complex="12pt"/>
    </style:style>
    <style:style style:name="T4_104" style:family="text">
      <style:text-properties fo:font-size="12pt" style:font-size-asian="12pt" style:font-size-complex="12pt"/>
    </style:style>
    <style:style style:name="T4_105" style:family="text">
      <style:text-properties fo:font-size="12pt" style:font-size-asian="12pt" style:font-size-complex="12pt"/>
    </style:style>
    <style:style style:name="T4_106" style:family="text">
      <style:text-properties fo:font-size="12pt" style:font-size-asian="12pt" style:font-size-complex="12pt"/>
    </style:style>
    <style:style style:name="T4_107" style:family="text">
      <style:text-properties fo:font-size="12pt" style:font-size-asian="12pt" style:font-size-complex="12pt"/>
    </style:style>
    <style:style style:name="T4_108" style:family="text">
      <style:text-properties fo:font-size="12pt" style:font-size-asian="12pt" style:font-size-complex="12pt"/>
    </style:style>
    <style:style style:name="T4_109" style:family="text">
      <style:text-properties fo:font-size="12pt" style:font-size-asian="12pt" style:font-size-complex="12pt"/>
    </style:style>
    <style:style style:name="T4_110" style:family="text">
      <style:text-properties fo:font-size="12pt" style:font-size-asian="12pt" style:font-size-complex="12pt"/>
    </style:style>
    <style:style style:name="T4_111" style:family="text">
      <style:text-properties fo:font-size="12pt" style:font-size-asian="12pt" style:font-size-complex="12pt"/>
    </style:style>
    <style:style style:name="T4_112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Heading_20_1">
      <style:paragraph-properties fo:break-before="auto" fo:line-height="115%" fo:margin-top="0.847cm" style:writing-mode="lr-tb"/>
    </style:style>
    <style:style style:name="T6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bottom="0.353cm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fo:margin-bottom="0.353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T8_67" style:family="text">
      <style:text-properties fo:font-size="12pt" style:font-size-asian="12pt" style:font-size-complex="12pt"/>
    </style:style>
    <style:style style:name="T8_68" style:family="text">
      <style:text-properties fo:font-size="12pt" style:font-size-asian="12pt" style:font-size-complex="12pt"/>
    </style:style>
    <style:style style:name="T8_69" style:family="text">
      <style:text-properties fo:font-size="12pt" style:font-size-asian="12pt" style:font-size-complex="12pt"/>
    </style:style>
    <style:style style:name="T8_70" style:family="text">
      <style:text-properties fo:font-size="12pt" style:font-size-asian="12pt" style:font-size-complex="12pt"/>
    </style:style>
    <style:style style:name="T8_71" style:family="text">
      <style:text-properties fo:font-size="12pt" style:font-size-asian="12pt" style:font-size-complex="12pt"/>
    </style:style>
    <style:style style:name="T8_72" style:family="text">
      <style:text-properties fo:font-size="12pt" style:font-size-asian="12pt" style:font-size-complex="12pt"/>
    </style:style>
    <style:style style:name="T8_73" style:family="text">
      <style:text-properties fo:font-size="12pt" style:font-size-asian="12pt" style:font-size-complex="12pt"/>
    </style:style>
    <style:style style:name="T8_74" style:family="text">
      <style:text-properties fo:font-size="12pt" style:font-size-asian="12pt" style:font-size-complex="12pt"/>
    </style:style>
    <style:style style:name="T8_75" style:family="text">
      <style:text-properties fo:font-size="12pt" style:font-size-asian="12pt" style:font-size-complex="12pt"/>
    </style:style>
    <style:style style:name="T8_76" style:family="text">
      <style:text-properties fo:font-size="12pt" style:font-size-asian="12pt" style:font-size-complex="12pt"/>
    </style:style>
    <style:style style:name="T8_77" style:family="text">
      <style:text-properties fo:font-size="12pt" style:font-size-asian="12pt" style:font-size-complex="12pt"/>
    </style:style>
    <style:style style:name="T8_78" style:family="text">
      <style:text-properties fo:font-size="12pt" style:font-size-asian="12pt" style:font-size-complex="12pt"/>
    </style:style>
    <style:style style:name="T8_79" style:family="text">
      <style:text-properties fo:font-size="12pt" style:font-size-asian="12pt" style:font-size-complex="12pt"/>
    </style:style>
    <style:style style:name="T8_80" style:family="text">
      <style:text-properties fo:font-size="12pt" style:font-size-asian="12pt" style:font-size-complex="12pt"/>
    </style:style>
    <style:style style:name="T8_81" style:family="text">
      <style:text-properties fo:font-size="12pt" style:font-size-asian="12pt" style:font-size-complex="12pt"/>
    </style:style>
    <style:style style:name="T8_82" style:family="text">
      <style:text-properties fo:font-size="12pt" style:font-size-asian="12pt" style:font-size-complex="12pt"/>
    </style:style>
    <style:style style:name="T8_83" style:family="text">
      <style:text-properties fo:font-size="12pt" style:font-size-asian="12pt" style:font-size-complex="12pt"/>
    </style:style>
    <style:style style:name="T8_84" style:family="text">
      <style:text-properties fo:font-size="12pt" style:font-size-asian="12pt" style:font-size-complex="12pt"/>
    </style:style>
    <style:style style:name="T8_85" style:family="text">
      <style:text-properties fo:font-size="12pt" style:font-size-asian="12pt" style:font-size-complex="12pt"/>
    </style:style>
    <style:style style:name="T8_86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fo:margin-bottom="0.353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P11" style:family="paragraph" style:parent-style-name="Heading_20_1">
      <style:paragraph-properties fo:break-before="auto" fo:line-height="115%" fo:margin-top="0.847cm" style:writing-mode="lr-tb"/>
    </style:style>
    <style:style style:name="T11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fo:margin-bottom="0.353cm" style:writing-mode="lr-tb"/>
    </style:style>
    <style:style style:name="T12_1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fo:margin-bottom="0.353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T13_33" style:family="text">
      <style:text-properties fo:font-size="12pt" style:font-size-asian="12pt" style:font-size-complex="12pt"/>
    </style:style>
    <style:style style:name="T13_34" style:family="text">
      <style:text-properties fo:font-size="12pt" style:font-size-asian="12pt" style:font-size-complex="12pt"/>
    </style:style>
    <style:style style:name="T13_35" style:family="text">
      <style:text-properties fo:font-size="12pt" style:font-size-asian="12pt" style:font-size-complex="12pt"/>
    </style:style>
    <style:style style:name="T13_36" style:family="text">
      <style:text-properties fo:font-size="12pt" style:font-size-asian="12pt" style:font-size-complex="12pt"/>
    </style:style>
    <style:style style:name="T13_37" style:family="text">
      <style:text-properties fo:font-size="12pt" style:font-size-asian="12pt" style:font-size-complex="12pt"/>
    </style:style>
    <style:style style:name="T13_38" style:family="text">
      <style:text-properties fo:font-size="12pt" style:font-size-asian="12pt" style:font-size-complex="12pt"/>
    </style:style>
    <style:style style:name="T13_39" style:family="text">
      <style:text-properties fo:font-size="12pt" style:font-size-asian="12pt" style:font-size-complex="12pt"/>
    </style:style>
    <style:style style:name="T13_40" style:family="text">
      <style:text-properties fo:font-size="12pt" style:font-size-asian="12pt" style:font-size-complex="12pt"/>
    </style:style>
    <style:style style:name="T13_41" style:family="text">
      <style:text-properties fo:font-size="12pt" style:font-size-asian="12pt" style:font-size-complex="12pt"/>
    </style:style>
    <style:style style:name="T13_42" style:family="text">
      <style:text-properties fo:font-size="12pt" style:font-size-asian="12pt" style:font-size-complex="12pt"/>
    </style:style>
    <style:style style:name="T13_43" style:family="text">
      <style:text-properties fo:font-size="12pt" style:font-size-asian="12pt" style:font-size-complex="12pt"/>
    </style:style>
    <style:style style:name="T13_44" style:family="text">
      <style:text-properties fo:font-size="12pt" style:font-size-asian="12pt" style:font-size-complex="12pt"/>
    </style:style>
    <style:style style:name="T13_45" style:family="text">
      <style:text-properties fo:font-size="12pt" style:font-size-asian="12pt" style:font-size-complex="12pt"/>
    </style:style>
    <style:style style:name="T13_46" style:family="text">
      <style:text-properties fo:font-size="12pt" style:font-size-asian="12pt" style:font-size-complex="12pt"/>
    </style:style>
    <style:style style:name="T13_47" style:family="text">
      <style:text-properties fo:font-size="12pt" style:font-size-asian="12pt" style:font-size-complex="12pt"/>
    </style:style>
    <style:style style:name="T13_48" style:family="text">
      <style:text-properties fo:font-size="12pt" style:font-size-asian="12pt" style:font-size-complex="12pt"/>
    </style:style>
    <style:style style:name="T13_49" style:family="text">
      <style:text-properties fo:font-size="12pt" style:font-size-asian="12pt" style:font-size-complex="12pt"/>
    </style:style>
    <style:style style:name="T13_50" style:family="text">
      <style:text-properties fo:font-size="12pt" style:font-size-asian="12pt" style:font-size-complex="12pt"/>
    </style:style>
    <style:style style:name="T13_51" style:family="text">
      <style:text-properties fo:font-size="12pt" style:font-size-asian="12pt" style:font-size-complex="12pt"/>
    </style:style>
    <style:style style:name="T13_52" style:family="text">
      <style:text-properties fo:font-size="12pt" style:font-size-asian="12pt" style:font-size-complex="12pt"/>
    </style:style>
    <style:style style:name="T13_53" style:family="text">
      <style:text-properties fo:font-size="12pt" style:font-size-asian="12pt" style:font-size-complex="12pt"/>
    </style:style>
    <style:style style:name="T13_54" style:family="text">
      <style:text-properties fo:font-size="12pt" style:font-size-asian="12pt" style:font-size-complex="12pt"/>
    </style:style>
    <style:style style:name="T13_55" style:family="text">
      <style:text-properties fo:font-size="12pt" style:font-size-asian="12pt" style:font-size-complex="12pt"/>
    </style:style>
    <style:style style:name="T13_56" style:family="text">
      <style:text-properties fo:font-size="12pt" style:font-size-asian="12pt" style:font-size-complex="12pt"/>
    </style:style>
    <style:style style:name="T13_57" style:family="text">
      <style:text-properties fo:font-size="12pt" style:font-size-asian="12pt" style:font-size-complex="12pt"/>
    </style:style>
    <style:style style:name="T13_58" style:family="text">
      <style:text-properties fo:font-size="12pt" style:font-size-asian="12pt" style:font-size-complex="12pt"/>
    </style:style>
    <style:style style:name="T13_59" style:family="text">
      <style:text-properties fo:font-size="12pt" style:font-size-asian="12pt" style:font-size-complex="12pt"/>
    </style:style>
    <style:style style:name="T13_60" style:family="text">
      <style:text-properties fo:font-size="12pt" style:font-size-asian="12pt" style:font-size-complex="12pt"/>
    </style:style>
    <style:style style:name="T13_61" style:family="text">
      <style:text-properties fo:font-size="12pt" style:font-size-asian="12pt" style:font-size-complex="12pt"/>
    </style:style>
    <style:style style:name="T13_62" style:family="text">
      <style:text-properties fo:font-size="12pt" style:font-size-asian="12pt" style:font-size-complex="12pt"/>
    </style:style>
    <style:style style:name="T13_63" style:family="text">
      <style:text-properties fo:font-size="12pt" style:font-size-asian="12pt" style:font-size-complex="12pt"/>
    </style:style>
    <style:style style:name="T13_64" style:family="text">
      <style:text-properties fo:font-size="12pt" style:font-size-asian="12pt" style:font-size-complex="12pt"/>
    </style:style>
    <style:style style:name="T13_65" style:family="text">
      <style:text-properties fo:font-size="12pt" style:font-size-asian="12pt" style:font-size-complex="12pt"/>
    </style:style>
    <style:style style:name="T13_66" style:family="text">
      <style:text-properties fo:font-size="12pt" style:font-size-asian="12pt" style:font-size-complex="12pt"/>
    </style:style>
    <style:style style:name="T13_67" style:family="text">
      <style:text-properties fo:font-size="12pt" style:font-size-asian="12pt" style:font-size-complex="12pt"/>
    </style:style>
    <style:style style:name="T13_68" style:family="text">
      <style:text-properties fo:font-size="12pt" style:font-size-asian="12pt" style:font-size-complex="12pt"/>
    </style:style>
    <style:style style:name="T13_69" style:family="text">
      <style:text-properties fo:font-size="12pt" style:font-size-asian="12pt" style:font-size-complex="12pt"/>
    </style:style>
    <style:style style:name="T13_70" style:family="text">
      <style:text-properties fo:font-size="12pt" style:font-size-asian="12pt" style:font-size-complex="12pt"/>
    </style:style>
    <style:style style:name="T13_71" style:family="text">
      <style:text-properties fo:font-size="12pt" style:font-size-asian="12pt" style:font-size-complex="12pt"/>
    </style:style>
    <style:style style:name="T13_72" style:family="text">
      <style:text-properties fo:font-size="12pt" style:font-size-asian="12pt" style:font-size-complex="12pt"/>
    </style:style>
    <style:style style:name="T13_73" style:family="text">
      <style:text-properties fo:font-size="12pt" style:font-size-asian="12pt" style:font-size-complex="12pt"/>
    </style:style>
    <style:style style:name="T13_74" style:family="text">
      <style:text-properties fo:font-size="12pt" style:font-size-asian="12pt" style:font-size-complex="12pt"/>
    </style:style>
    <style:style style:name="T13_75" style:family="text">
      <style:text-properties fo:font-size="12pt" style:font-size-asian="12pt" style:font-size-complex="12pt"/>
    </style:style>
    <style:style style:name="T13_76" style:family="text">
      <style:text-properties fo:font-size="12pt" style:font-size-asian="12pt" style:font-size-complex="12pt"/>
    </style:style>
    <style:style style:name="T13_77" style:family="text">
      <style:text-properties fo:font-size="12pt" style:font-size-asian="12pt" style:font-size-complex="12pt"/>
    </style:style>
    <style:style style:name="T13_78" style:family="text">
      <style:text-properties fo:font-size="12pt" style:font-size-asian="12pt" style:font-size-complex="12pt"/>
    </style:style>
    <style:style style:name="T13_79" style:family="text">
      <style:text-properties fo:font-size="12pt" style:font-size-asian="12pt" style:font-size-complex="12pt"/>
    </style:style>
    <style:style style:name="T13_80" style:family="text">
      <style:text-properties fo:font-size="12pt" style:font-size-asian="12pt" style:font-size-complex="12pt"/>
    </style:style>
    <style:style style:name="T13_81" style:family="text">
      <style:text-properties fo:font-size="12pt" style:font-size-asian="12pt" style:font-size-complex="12pt"/>
    </style:style>
    <style:style style:name="T13_82" style:family="text">
      <style:text-properties fo:font-size="12pt" style:font-size-asian="12pt" style:font-size-complex="12pt"/>
    </style:style>
    <style:style style:name="T13_83" style:family="text">
      <style:text-properties fo:font-size="12pt" style:font-size-asian="12pt" style:font-size-complex="12pt"/>
    </style:style>
    <style:style style:name="T13_84" style:family="text">
      <style:text-properties fo:font-size="12pt" style:font-size-asian="12pt" style:font-size-complex="12pt"/>
    </style:style>
    <style:style style:name="T13_85" style:family="text">
      <style:text-properties fo:font-size="12pt" style:font-size-asian="12pt" style:font-size-complex="12pt"/>
    </style:style>
    <style:style style:name="T13_86" style:family="text">
      <style:text-properties fo:font-size="12pt" style:font-size-asian="12pt" style:font-size-complex="12pt"/>
    </style:style>
    <style:style style:name="T13_87" style:family="text">
      <style:text-properties fo:font-size="12pt" style:font-size-asian="12pt" style:font-size-complex="12pt"/>
    </style:style>
    <style:style style:name="T13_88" style:family="text">
      <style:text-properties fo:font-size="12pt" style:font-size-asian="12pt" style:font-size-complex="12pt"/>
    </style:style>
    <style:style style:name="T13_89" style:family="text">
      <style:text-properties fo:font-size="12pt" style:font-size-asian="12pt" style:font-size-complex="12pt"/>
    </style:style>
    <style:style style:name="T13_90" style:family="text">
      <style:text-properties fo:font-size="12pt" style:font-size-asian="12pt" style:font-size-complex="12pt"/>
    </style:style>
    <style:style style:name="T13_91" style:family="text">
      <style:text-properties fo:font-size="12pt" style:font-size-asian="12pt" style:font-size-complex="12pt"/>
    </style:style>
    <style:style style:name="T13_92" style:family="text">
      <style:text-properties fo:font-size="12pt" style:font-size-asian="12pt" style:font-size-complex="12pt"/>
    </style:style>
    <style:style style:name="T13_93" style:family="text">
      <style:text-properties fo:font-size="12pt" style:font-size-asian="12pt" style:font-size-complex="12pt"/>
    </style:style>
    <style:style style:name="T13_94" style:family="text">
      <style:text-properties fo:font-size="12pt" style:font-size-asian="12pt" style:font-size-complex="12pt"/>
    </style:style>
    <style:style style:name="T13_95" style:family="text">
      <style:text-properties fo:font-size="12pt" style:font-size-asian="12pt" style:font-size-complex="12pt"/>
    </style:style>
    <style:style style:name="T13_96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fo:margin-bottom="0.353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T14_48" style:family="text">
      <style:text-properties fo:font-size="12pt" style:font-size-asian="12pt" style:font-size-complex="12pt"/>
    </style:style>
    <style:style style:name="T14_49" style:family="text">
      <style:text-properties fo:font-size="12pt" style:font-size-asian="12pt" style:font-size-complex="12pt"/>
    </style:style>
    <style:style style:name="T14_50" style:family="text">
      <style:text-properties fo:font-size="12pt" style:font-size-asian="12pt" style:font-size-complex="12pt"/>
    </style:style>
    <style:style style:name="T14_51" style:family="text">
      <style:text-properties fo:font-size="12pt" style:font-size-asian="12pt" style:font-size-complex="12pt"/>
    </style:style>
    <style:style style:name="T14_52" style:family="text">
      <style:text-properties fo:font-size="12pt" style:font-size-asian="12pt" style:font-size-complex="12pt"/>
    </style:style>
    <style:style style:name="T14_53" style:family="text">
      <style:text-properties fo:font-size="12pt" style:font-size-asian="12pt" style:font-size-complex="12pt"/>
    </style:style>
    <style:style style:name="T14_54" style:family="text">
      <style:text-properties fo:font-size="12pt" style:font-size-asian="12pt" style:font-size-complex="12pt"/>
    </style:style>
    <style:style style:name="T14_55" style:family="text">
      <style:text-properties fo:font-size="12pt" style:font-size-asian="12pt" style:font-size-complex="12pt"/>
    </style:style>
    <style:style style:name="T14_56" style:family="text">
      <style:text-properties fo:font-size="12pt" style:font-size-asian="12pt" style:font-size-complex="12pt"/>
    </style:style>
    <style:style style:name="T14_57" style:family="text">
      <style:text-properties fo:font-size="12pt" style:font-size-asian="12pt" style:font-size-complex="12pt"/>
    </style:style>
    <style:style style:name="T14_58" style:family="text">
      <style:text-properties fo:font-size="12pt" style:font-size-asian="12pt" style:font-size-complex="12pt"/>
    </style:style>
    <style:style style:name="T14_59" style:family="text">
      <style:text-properties fo:font-size="12pt" style:font-size-asian="12pt" style:font-size-complex="12pt"/>
    </style:style>
    <style:style style:name="T14_60" style:family="text">
      <style:text-properties fo:font-size="12pt" style:font-size-asian="12pt" style:font-size-complex="12pt"/>
    </style:style>
    <style:style style:name="T14_61" style:family="text">
      <style:text-properties fo:font-size="12pt" style:font-size-asian="12pt" style:font-size-complex="12pt"/>
    </style:style>
    <style:style style:name="T14_62" style:family="text">
      <style:text-properties fo:font-size="12pt" style:font-size-asian="12pt" style:font-size-complex="12pt"/>
    </style:style>
    <style:style style:name="T14_63" style:family="text">
      <style:text-properties fo:font-size="12pt" style:font-size-asian="12pt" style:font-size-complex="12pt"/>
    </style:style>
    <style:style style:name="T14_64" style:family="text">
      <style:text-properties fo:font-size="12pt" style:font-size-asian="12pt" style:font-size-complex="12pt"/>
    </style:style>
    <style:style style:name="T14_65" style:family="text">
      <style:text-properties fo:font-size="12pt" style:font-size-asian="12pt" style:font-size-complex="12pt"/>
    </style:style>
    <style:style style:name="T14_66" style:family="text">
      <style:text-properties fo:font-size="12pt" style:font-size-asian="12pt" style:font-size-complex="12pt"/>
    </style:style>
    <style:style style:name="T14_67" style:family="text">
      <style:text-properties fo:font-size="12pt" style:font-size-asian="12pt" style:font-size-complex="12pt"/>
    </style:style>
    <style:style style:name="T14_68" style:family="text">
      <style:text-properties fo:font-size="12pt" style:font-size-asian="12pt" style:font-size-complex="12pt"/>
    </style:style>
    <style:style style:name="T14_69" style:family="text">
      <style:text-properties fo:font-size="12pt" style:font-size-asian="12pt" style:font-size-complex="12pt"/>
    </style:style>
    <style:style style:name="T14_70" style:family="text">
      <style:text-properties fo:font-size="12pt" style:font-size-asian="12pt" style:font-size-complex="12pt"/>
    </style:style>
    <style:style style:name="T14_71" style:family="text">
      <style:text-properties fo:font-size="12pt" style:font-size-asian="12pt" style:font-size-complex="12pt"/>
    </style:style>
    <style:style style:name="T14_72" style:family="text">
      <style:text-properties fo:font-size="12pt" style:font-size-asian="12pt" style:font-size-complex="12pt"/>
    </style:style>
    <style:style style:name="T14_73" style:family="text">
      <style:text-properties fo:font-size="12pt" style:font-size-asian="12pt" style:font-size-complex="12pt"/>
    </style:style>
    <style:style style:name="T14_74" style:family="text">
      <style:text-properties fo:font-size="12pt" style:font-size-asian="12pt" style:font-size-complex="12pt"/>
    </style:style>
    <style:style style:name="T14_75" style:family="text">
      <style:text-properties fo:font-size="12pt" style:font-size-asian="12pt" style:font-size-complex="12pt"/>
    </style:style>
    <style:style style:name="T14_76" style:family="text">
      <style:text-properties fo:font-size="12pt" style:font-size-asian="12pt" style:font-size-complex="12pt"/>
    </style:style>
    <style:style style:name="T14_77" style:family="text">
      <style:text-properties fo:font-size="12pt" style:font-size-asian="12pt" style:font-size-complex="12pt"/>
    </style:style>
    <style:style style:name="T14_78" style:family="text">
      <style:text-properties fo:font-size="12pt" style:font-size-asian="12pt" style:font-size-complex="12pt"/>
    </style:style>
    <style:style style:name="T14_79" style:family="text">
      <style:text-properties fo:font-size="12pt" style:font-size-asian="12pt" style:font-size-complex="12pt"/>
    </style:style>
    <style:style style:name="T14_80" style:family="text">
      <style:text-properties fo:font-size="12pt" style:font-size-asian="12pt" style:font-size-complex="12pt"/>
    </style:style>
    <style:style style:name="T14_81" style:family="text">
      <style:text-properties fo:font-size="12pt" style:font-size-asian="12pt" style:font-size-complex="12pt"/>
    </style:style>
    <style:style style:name="T14_82" style:family="text">
      <style:text-properties fo:font-size="12pt" style:font-size-asian="12pt" style:font-size-complex="12pt"/>
    </style:style>
    <style:style style:name="T14_83" style:family="text">
      <style:text-properties fo:font-size="12pt" style:font-size-asian="12pt" style:font-size-complex="12pt"/>
    </style:style>
    <style:style style:name="T14_84" style:family="text">
      <style:text-properties fo:font-size="12pt" style:font-size-asian="12pt" style:font-size-complex="12pt"/>
    </style:style>
    <style:style style:name="T14_85" style:family="text">
      <style:text-properties fo:font-size="12pt" style:font-size-asian="12pt" style:font-size-complex="12pt"/>
    </style:style>
    <style:style style:name="T14_86" style:family="text">
      <style:text-properties fo:font-size="12pt" style:font-size-asian="12pt" style:font-size-complex="12pt"/>
    </style:style>
    <style:style style:name="T14_87" style:family="text">
      <style:text-properties fo:font-size="12pt" style:font-size-asian="12pt" style:font-size-complex="12pt"/>
    </style:style>
    <style:style style:name="T14_88" style:family="text">
      <style:text-properties fo:font-size="12pt" style:font-size-asian="12pt" style:font-size-complex="12pt"/>
    </style:style>
    <style:style style:name="T14_89" style:family="text">
      <style:text-properties fo:font-size="12pt" style:font-size-asian="12pt" style:font-size-complex="12pt"/>
    </style:style>
    <style:style style:name="T14_90" style:family="text">
      <style:text-properties fo:font-size="12pt" style:font-size-asian="12pt" style:font-size-complex="12pt"/>
    </style:style>
    <style:style style:name="T14_91" style:family="text">
      <style:text-properties fo:font-size="12pt" style:font-size-asian="12pt" style:font-size-complex="12pt"/>
    </style:style>
    <style:style style:name="T14_92" style:family="text">
      <style:text-properties fo:font-size="12pt" style:font-size-asian="12pt" style:font-size-complex="12pt"/>
    </style:style>
    <style:style style:name="T14_93" style:family="text">
      <style:text-properties fo:font-size="12pt" style:font-size-asian="12pt" style:font-size-complex="12pt"/>
    </style:style>
    <style:style style:name="T14_94" style:family="text">
      <style:text-properties fo:font-size="12pt" style:font-size-asian="12pt" style:font-size-complex="12pt"/>
    </style:style>
    <style:style style:name="T14_95" style:family="text">
      <style:text-properties fo:font-size="12pt" style:font-size-asian="12pt" style:font-size-complex="12pt"/>
    </style:style>
    <style:style style:name="T14_96" style:family="text">
      <style:text-properties fo:font-size="12pt" style:font-size-asian="12pt" style:font-size-complex="12pt"/>
    </style:style>
    <style:style style:name="T14_97" style:family="text">
      <style:text-properties fo:font-size="12pt" style:font-size-asian="12pt" style:font-size-complex="12pt"/>
    </style:style>
    <style:style style:name="T14_98" style:family="text">
      <style:text-properties fo:font-size="12pt" style:font-size-asian="12pt" style:font-size-complex="12pt"/>
    </style:style>
    <style:style style:name="T14_99" style:family="text">
      <style:text-properties fo:font-size="12pt" style:font-size-asian="12pt" style:font-size-complex="12pt"/>
    </style:style>
    <style:style style:name="T14_100" style:family="text">
      <style:text-properties fo:font-size="12pt" style:font-size-asian="12pt" style:font-size-complex="12pt"/>
    </style:style>
    <style:style style:name="T14_101" style:family="text">
      <style:text-properties fo:font-size="12pt" style:font-size-asian="12pt" style:font-size-complex="12pt"/>
    </style:style>
    <style:style style:name="T14_102" style:family="text">
      <style:text-properties fo:font-size="12pt" style:font-size-asian="12pt" style:font-size-complex="12pt"/>
    </style:style>
    <style:style style:name="T14_103" style:family="text">
      <style:text-properties fo:font-size="12pt" style:font-size-asian="12pt" style:font-size-complex="12pt"/>
    </style:style>
    <style:style style:name="T14_104" style:family="text">
      <style:text-properties fo:font-size="12pt" style:font-size-asian="12pt" style:font-size-complex="12pt"/>
    </style:style>
    <style:style style:name="T14_105" style:family="text">
      <style:text-properties fo:font-size="12pt" style:font-size-asian="12pt" style:font-size-complex="12pt"/>
    </style:style>
    <style:style style:name="T14_106" style:family="text">
      <style:text-properties fo:font-size="12pt" style:font-size-asian="12pt" style:font-size-complex="12pt"/>
    </style:style>
    <style:style style:name="T14_107" style:family="text">
      <style:text-properties fo:font-size="12pt" style:font-size-asian="12pt" style:font-size-complex="12pt"/>
    </style:style>
    <style:style style:name="T14_108" style:family="text">
      <style:text-properties fo:font-size="12pt" style:font-size-asian="12pt" style:font-size-complex="12pt"/>
    </style:style>
    <style:style style:name="T14_109" style:family="text">
      <style:text-properties fo:font-size="12pt" style:font-size-asian="12pt" style:font-size-complex="12pt"/>
    </style:style>
    <style:style style:name="T14_110" style:family="text">
      <style:text-properties fo:font-size="12pt" style:font-size-asian="12pt" style:font-size-complex="12pt"/>
    </style:style>
    <style:style style:name="T14_111" style:family="text">
      <style:text-properties fo:font-size="12pt" style:font-size-asian="12pt" style:font-size-complex="12pt"/>
    </style:style>
    <style:style style:name="T14_112" style:family="text">
      <style:text-properties fo:font-size="12pt" style:font-size-asian="12pt" style:font-size-complex="12pt"/>
    </style:style>
    <style:style style:name="T14_113" style:family="text">
      <style:text-properties fo:font-size="12pt" style:font-size-asian="12pt" style:font-size-complex="12pt"/>
    </style:style>
    <style:style style:name="T14_114" style:family="text">
      <style:text-properties fo:font-size="12pt" style:font-size-asian="12pt" style:font-size-complex="12pt"/>
    </style:style>
    <style:style style:name="T14_115" style:family="text">
      <style:text-properties fo:font-size="12pt" style:font-size-asian="12pt" style:font-size-complex="12pt"/>
    </style:style>
    <style:style style:name="T14_116" style:family="text">
      <style:text-properties fo:font-size="12pt" style:font-size-asian="12pt" style:font-size-complex="12pt"/>
    </style:style>
    <style:style style:name="T14_117" style:family="text">
      <style:text-properties fo:font-size="12pt" style:font-size-asian="12pt" style:font-size-complex="12pt"/>
    </style:style>
    <style:style style:name="T14_118" style:family="text">
      <style:text-properties fo:font-size="12pt" style:font-size-asian="12pt" style:font-size-complex="12pt"/>
    </style:style>
    <style:style style:name="T14_119" style:family="text">
      <style:text-properties fo:font-size="12pt" style:font-size-asian="12pt" style:font-size-complex="12pt"/>
    </style:style>
    <style:style style:name="T14_120" style:family="text">
      <style:text-properties fo:font-size="12pt" style:font-size-asian="12pt" style:font-size-complex="12pt"/>
    </style:style>
    <style:style style:name="T14_121" style:family="text">
      <style:text-properties fo:font-size="12pt" style:font-size-asian="12pt" style:font-size-complex="12pt"/>
    </style:style>
    <style:style style:name="T14_122" style:family="text">
      <style:text-properties fo:font-size="12pt" style:font-size-asian="12pt" style:font-size-complex="12pt"/>
    </style:style>
    <style:style style:name="T14_123" style:family="text">
      <style:text-properties fo:font-size="12pt" style:font-size-asian="12pt" style:font-size-complex="12pt"/>
    </style:style>
    <style:style style:name="T14_124" style:family="text">
      <style:text-properties fo:font-size="12pt" style:font-size-asian="12pt" style:font-size-complex="12pt"/>
    </style:style>
    <style:style style:name="T14_125" style:family="text">
      <style:text-properties fo:font-size="12pt" style:font-size-asian="12pt" style:font-size-complex="12pt"/>
    </style:style>
    <style:style style:name="T14_126" style:family="text">
      <style:text-properties fo:font-size="12pt" style:font-size-asian="12pt" style:font-size-complex="12pt"/>
    </style:style>
    <style:style style:name="T14_127" style:family="text">
      <style:text-properties fo:font-size="12pt" style:font-size-asian="12pt" style:font-size-complex="12pt"/>
    </style:style>
    <style:style style:name="T14_128" style:family="text">
      <style:text-properties fo:font-size="12pt" style:font-size-asian="12pt" style:font-size-complex="12pt"/>
    </style:style>
    <style:style style:name="T14_129" style:family="text">
      <style:text-properties fo:font-size="12pt" style:font-size-asian="12pt" style:font-size-complex="12pt"/>
    </style:style>
    <style:style style:name="T14_130" style:family="text">
      <style:text-properties fo:font-size="12pt" style:font-size-asian="12pt" style:font-size-complex="12pt"/>
    </style:style>
    <style:style style:name="T14_131" style:family="text">
      <style:text-properties fo:font-size="12pt" style:font-size-asian="12pt" style:font-size-complex="12pt"/>
    </style:style>
    <style:style style:name="T14_132" style:family="text">
      <style:text-properties fo:font-size="12pt" style:font-size-asian="12pt" style:font-size-complex="12pt"/>
    </style:style>
    <style:style style:name="T14_133" style:family="text">
      <style:text-properties fo:font-size="12pt" style:font-size-asian="12pt" style:font-size-complex="12pt"/>
    </style:style>
    <style:style style:name="T14_134" style:family="text">
      <style:text-properties fo:font-size="12pt" style:font-size-asian="12pt" style:font-size-complex="12pt"/>
    </style:style>
    <style:style style:name="T14_135" style:family="text">
      <style:text-properties fo:font-size="12pt" style:font-size-asian="12pt" style:font-size-complex="12pt"/>
    </style:style>
    <style:style style:name="T14_136" style:family="text">
      <style:text-properties fo:font-size="12pt" style:font-size-asian="12pt" style:font-size-complex="12pt"/>
    </style:style>
    <style:style style:name="T14_137" style:family="text">
      <style:text-properties fo:font-size="12pt" style:font-size-asian="12pt" style:font-size-complex="12pt"/>
    </style:style>
    <style:style style:name="T14_138" style:family="text">
      <style:text-properties fo:font-size="12pt" style:font-size-asian="12pt" style:font-size-complex="12pt"/>
    </style:style>
    <style:style style:name="T14_139" style:family="text">
      <style:text-properties fo:font-size="12pt" style:font-size-asian="12pt" style:font-size-complex="12pt"/>
    </style:style>
    <style:style style:name="T14_140" style:family="text">
      <style:text-properties fo:font-size="12pt" style:font-size-asian="12pt" style:font-size-complex="12pt"/>
    </style:style>
    <style:style style:name="T14_141" style:family="text">
      <style:text-properties fo:font-size="12pt" style:font-size-asian="12pt" style:font-size-complex="12pt"/>
    </style:style>
    <style:style style:name="T14_142" style:family="text">
      <style:text-properties fo:font-size="12pt" style:font-size-asian="12pt" style:font-size-complex="12pt"/>
    </style:style>
    <style:style style:name="T14_143" style:family="text">
      <style:text-properties fo:font-size="12pt" style:font-size-asian="12pt" style:font-size-complex="12pt"/>
    </style:style>
    <style:style style:name="T14_144" style:family="text">
      <style:text-properties fo:font-size="12pt" style:font-size-asian="12pt" style:font-size-complex="12pt"/>
    </style:style>
    <style:style style:name="T14_145" style:family="text">
      <style:text-properties fo:font-size="12pt" style:font-size-asian="12pt" style:font-size-complex="12pt"/>
    </style:style>
    <style:style style:name="T14_146" style:family="text">
      <style:text-properties fo:font-size="12pt" style:font-size-asian="12pt" style:font-size-complex="12pt"/>
    </style:style>
    <style:style style:name="T14_147" style:family="text">
      <style:text-properties fo:font-size="12pt" style:font-size-asian="12pt" style:font-size-complex="12pt"/>
    </style:style>
    <style:style style:name="T14_148" style:family="text">
      <style:text-properties fo:font-size="12pt" style:font-size-asian="12pt" style:font-size-complex="12pt"/>
    </style:style>
    <style:style style:name="T14_149" style:family="text">
      <style:text-properties fo:font-size="12pt" style:font-size-asian="12pt" style:font-size-complex="12pt"/>
    </style:style>
    <style:style style:name="T14_150" style:family="text">
      <style:text-properties fo:font-size="12pt" style:font-size-asian="12pt" style:font-size-complex="12pt"/>
    </style:style>
    <style:style style:name="T14_151" style:family="text">
      <style:text-properties fo:font-size="12pt" style:font-size-asian="12pt" style:font-size-complex="12pt"/>
    </style:style>
    <style:style style:name="T14_152" style:family="text">
      <style:text-properties fo:font-size="12pt" style:font-size-asian="12pt" style:font-size-complex="12pt"/>
    </style:style>
    <style:style style:name="T14_153" style:family="text">
      <style:text-properties fo:font-size="12pt" style:font-size-asian="12pt" style:font-size-complex="12pt"/>
    </style:style>
    <style:style style:name="T14_154" style:family="text">
      <style:text-properties fo:font-size="12pt" style:font-size-asian="12pt" style:font-size-complex="12pt"/>
    </style:style>
    <style:style style:name="T14_155" style:family="text">
      <style:text-properties fo:font-size="12pt" style:font-size-asian="12pt" style:font-size-complex="12pt"/>
    </style:style>
    <style:style style:name="T14_156" style:family="text">
      <style:text-properties fo:font-size="12pt" style:font-size-asian="12pt" style:font-size-complex="12pt"/>
    </style:style>
    <style:style style:name="T14_157" style:family="text">
      <style:text-properties fo:font-size="12pt" style:font-size-asian="12pt" style:font-size-complex="12pt"/>
    </style:style>
    <style:style style:name="T14_158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fo:margin-bottom="0.353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fo:margin-bottom="0.353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fo:margin-bottom="0.353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P19" style:family="paragraph" style:parent-style-name="Heading_20_1">
      <style:paragraph-properties fo:break-before="auto" fo:line-height="115%" fo:margin-top="0.847cm" style:writing-mode="lr-tb"/>
    </style:style>
    <style:style style:name="T19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9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9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fo:margin-bottom="0.353cm" style:writing-mode="lr-tb"/>
    </style:style>
    <style:style style:name="T20_1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fo:margin-bottom="0.353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T21_29" style:family="text">
      <style:text-properties fo:font-size="12pt" style:font-size-asian="12pt" style:font-size-complex="12pt"/>
    </style:style>
    <style:style style:name="T21_30" style:family="text">
      <style:text-properties fo:font-size="12pt" style:font-size-asian="12pt" style:font-size-complex="12pt"/>
    </style:style>
    <style:style style:name="T21_31" style:family="text">
      <style:text-properties fo:font-size="12pt" style:font-size-asian="12pt" style:font-size-complex="12pt"/>
    </style:style>
    <style:style style:name="T21_32" style:family="text">
      <style:text-properties fo:font-size="12pt" style:font-size-asian="12pt" style:font-size-complex="12pt"/>
    </style:style>
    <style:style style:name="T21_33" style:family="text">
      <style:text-properties fo:font-size="12pt" style:font-size-asian="12pt" style:font-size-complex="12pt"/>
    </style:style>
    <style:style style:name="T21_34" style:family="text">
      <style:text-properties fo:font-size="12pt" style:font-size-asian="12pt" style:font-size-complex="12pt"/>
    </style:style>
    <style:style style:name="T21_35" style:family="text">
      <style:text-properties fo:font-size="12pt" style:font-size-asian="12pt" style:font-size-complex="12pt"/>
    </style:style>
    <style:style style:name="T21_36" style:family="text">
      <style:text-properties fo:font-size="12pt" style:font-size-asian="12pt" style:font-size-complex="12pt"/>
    </style:style>
    <style:style style:name="T21_37" style:family="text">
      <style:text-properties fo:font-size="12pt" style:font-size-asian="12pt" style:font-size-complex="12pt"/>
    </style:style>
    <style:style style:name="T21_38" style:family="text">
      <style:text-properties fo:font-size="12pt" style:font-size-asian="12pt" style:font-size-complex="12pt"/>
    </style:style>
    <style:style style:name="T21_39" style:family="text">
      <style:text-properties fo:font-size="12pt" style:font-size-asian="12pt" style:font-size-complex="12pt"/>
    </style:style>
    <style:style style:name="T21_40" style:family="text">
      <style:text-properties fo:font-size="12pt" style:font-size-asian="12pt" style:font-size-complex="12pt"/>
    </style:style>
    <style:style style:name="T21_41" style:family="text">
      <style:text-properties fo:font-size="12pt" style:font-size-asian="12pt" style:font-size-complex="12pt"/>
    </style:style>
    <style:style style:name="T21_42" style:family="text">
      <style:text-properties fo:font-size="12pt" style:font-size-asian="12pt" style:font-size-complex="12pt"/>
    </style:style>
    <style:style style:name="T21_43" style:family="text">
      <style:text-properties fo:font-size="12pt" style:font-size-asian="12pt" style:font-size-complex="12pt"/>
    </style:style>
    <style:style style:name="T21_44" style:family="text">
      <style:text-properties fo:font-size="12pt" style:font-size-asian="12pt" style:font-size-complex="12pt"/>
    </style:style>
    <style:style style:name="T21_45" style:family="text">
      <style:text-properties fo:font-size="12pt" style:font-size-asian="12pt" style:font-size-complex="12pt"/>
    </style:style>
    <style:style style:name="T21_46" style:family="text">
      <style:text-properties fo:font-size="12pt" style:font-size-asian="12pt" style:font-size-complex="12pt"/>
    </style:style>
    <style:style style:name="T21_47" style:family="text">
      <style:text-properties fo:font-size="12pt" style:font-size-asian="12pt" style:font-size-complex="12pt"/>
    </style:style>
    <style:style style:name="T21_48" style:family="text">
      <style:text-properties fo:font-size="12pt" style:font-size-asian="12pt" style:font-size-complex="12pt"/>
    </style:style>
    <style:style style:name="T21_49" style:family="text">
      <style:text-properties fo:font-size="12pt" style:font-size-asian="12pt" style:font-size-complex="12pt"/>
    </style:style>
    <style:style style:name="T21_50" style:family="text">
      <style:text-properties fo:font-size="12pt" style:font-size-asian="12pt" style:font-size-complex="12pt"/>
    </style:style>
    <style:style style:name="T21_51" style:family="text">
      <style:text-properties fo:font-size="12pt" style:font-size-asian="12pt" style:font-size-complex="12pt"/>
    </style:style>
    <style:style style:name="T21_52" style:family="text">
      <style:text-properties fo:font-size="12pt" style:font-size-asian="12pt" style:font-size-complex="12pt"/>
    </style:style>
    <style:style style:name="T21_53" style:family="text">
      <style:text-properties fo:font-size="12pt" style:font-size-asian="12pt" style:font-size-complex="12pt"/>
    </style:style>
    <style:style style:name="T21_54" style:family="text">
      <style:text-properties fo:font-size="12pt" style:font-size-asian="12pt" style:font-size-complex="12pt"/>
    </style:style>
    <style:style style:name="T21_55" style:family="text">
      <style:text-properties fo:font-size="12pt" style:font-size-asian="12pt" style:font-size-complex="12pt"/>
    </style:style>
    <style:style style:name="T21_56" style:family="text">
      <style:text-properties fo:font-size="12pt" style:font-size-asian="12pt" style:font-size-complex="12pt"/>
    </style:style>
    <style:style style:name="T21_57" style:family="text">
      <style:text-properties fo:font-size="12pt" style:font-size-asian="12pt" style:font-size-complex="12pt"/>
    </style:style>
    <style:style style:name="T21_58" style:family="text">
      <style:text-properties fo:font-size="12pt" style:font-size-asian="12pt" style:font-size-complex="12pt"/>
    </style:style>
    <style:style style:name="T21_59" style:family="text">
      <style:text-properties fo:font-size="12pt" style:font-size-asian="12pt" style:font-size-complex="12pt"/>
    </style:style>
    <style:style style:name="T21_60" style:family="text">
      <style:text-properties fo:font-size="12pt" style:font-size-asian="12pt" style:font-size-complex="12pt"/>
    </style:style>
    <style:style style:name="T21_61" style:family="text">
      <style:text-properties fo:font-size="12pt" style:font-size-asian="12pt" style:font-size-complex="12pt"/>
    </style:style>
    <style:style style:name="T21_62" style:family="text">
      <style:text-properties fo:font-size="12pt" style:font-size-asian="12pt" style:font-size-complex="12pt"/>
    </style:style>
    <style:style style:name="T21_63" style:family="text">
      <style:text-properties fo:font-size="12pt" style:font-size-asian="12pt" style:font-size-complex="12pt"/>
    </style:style>
    <style:style style:name="T21_64" style:family="text">
      <style:text-properties fo:font-size="12pt" style:font-size-asian="12pt" style:font-size-complex="12pt"/>
    </style:style>
    <style:style style:name="T21_65" style:family="text">
      <style:text-properties fo:font-size="12pt" style:font-size-asian="12pt" style:font-size-complex="12pt"/>
    </style:style>
    <style:style style:name="T21_66" style:family="text">
      <style:text-properties fo:font-size="12pt" style:font-size-asian="12pt" style:font-size-complex="12pt"/>
    </style:style>
    <style:style style:name="T21_67" style:family="text">
      <style:text-properties fo:font-size="12pt" style:font-size-asian="12pt" style:font-size-complex="12pt"/>
    </style:style>
    <style:style style:name="T21_68" style:family="text">
      <style:text-properties fo:font-size="12pt" style:font-size-asian="12pt" style:font-size-complex="12pt"/>
    </style:style>
    <style:style style:name="T21_69" style:family="text">
      <style:text-properties fo:font-size="12pt" style:font-size-asian="12pt" style:font-size-complex="12pt"/>
    </style:style>
    <style:style style:name="T21_70" style:family="text">
      <style:text-properties fo:font-size="12pt" style:font-size-asian="12pt" style:font-size-complex="12pt"/>
    </style:style>
    <style:style style:name="T21_71" style:family="text">
      <style:text-properties fo:font-size="12pt" style:font-size-asian="12pt" style:font-size-complex="12pt"/>
    </style:style>
    <style:style style:name="T21_72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fo:margin-bottom="0.353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T22_45" style:family="text">
      <style:text-properties fo:font-size="12pt" style:font-size-asian="12pt" style:font-size-complex="12pt"/>
    </style:style>
    <style:style style:name="T22_46" style:family="text">
      <style:text-properties fo:font-size="12pt" style:font-size-asian="12pt" style:font-size-complex="12pt"/>
    </style:style>
    <style:style style:name="T22_47" style:family="text">
      <style:text-properties fo:font-size="12pt" style:font-size-asian="12pt" style:font-size-complex="12pt"/>
    </style:style>
    <style:style style:name="T22_48" style:family="text">
      <style:text-properties fo:font-size="12pt" style:font-size-asian="12pt" style:font-size-complex="12pt"/>
    </style:style>
    <style:style style:name="T22_49" style:family="text">
      <style:text-properties fo:font-size="12pt" style:font-size-asian="12pt" style:font-size-complex="12pt"/>
    </style:style>
    <style:style style:name="T22_50" style:family="text">
      <style:text-properties fo:font-size="12pt" style:font-size-asian="12pt" style:font-size-complex="12pt"/>
    </style:style>
    <style:style style:name="T22_51" style:family="text">
      <style:text-properties fo:font-size="12pt" style:font-size-asian="12pt" style:font-size-complex="12pt"/>
    </style:style>
    <style:style style:name="T22_52" style:family="text">
      <style:text-properties fo:font-size="12pt" style:font-size-asian="12pt" style:font-size-complex="12pt"/>
    </style:style>
    <style:style style:name="T22_53" style:family="text">
      <style:text-properties fo:font-size="12pt" style:font-size-asian="12pt" style:font-size-complex="12pt"/>
    </style:style>
    <style:style style:name="T22_54" style:family="text">
      <style:text-properties fo:font-size="12pt" style:font-size-asian="12pt" style:font-size-complex="12pt"/>
    </style:style>
    <style:style style:name="T22_55" style:family="text">
      <style:text-properties fo:font-size="12pt" style:font-size-asian="12pt" style:font-size-complex="12pt"/>
    </style:style>
    <style:style style:name="T22_56" style:family="text">
      <style:text-properties fo:font-size="12pt" style:font-size-asian="12pt" style:font-size-complex="12pt"/>
    </style:style>
    <style:style style:name="T22_57" style:family="text">
      <style:text-properties fo:font-size="12pt" style:font-size-asian="12pt" style:font-size-complex="12pt"/>
    </style:style>
    <style:style style:name="T22_58" style:family="text">
      <style:text-properties fo:font-size="12pt" style:font-size-asian="12pt" style:font-size-complex="12pt"/>
    </style:style>
    <style:style style:name="T22_59" style:family="text">
      <style:text-properties fo:font-size="12pt" style:font-size-asian="12pt" style:font-size-complex="12pt"/>
    </style:style>
    <style:style style:name="T22_60" style:family="text">
      <style:text-properties fo:font-size="12pt" style:font-size-asian="12pt" style:font-size-complex="12pt"/>
    </style:style>
    <style:style style:name="T22_61" style:family="text">
      <style:text-properties fo:font-size="12pt" style:font-size-asian="12pt" style:font-size-complex="12pt"/>
    </style:style>
    <style:style style:name="T22_62" style:family="text">
      <style:text-properties fo:font-size="12pt" style:font-size-asian="12pt" style:font-size-complex="12pt"/>
    </style:style>
    <style:style style:name="T22_63" style:family="text">
      <style:text-properties fo:font-size="12pt" style:font-size-asian="12pt" style:font-size-complex="12pt"/>
    </style:style>
    <style:style style:name="T22_64" style:family="text">
      <style:text-properties fo:font-size="12pt" style:font-size-asian="12pt" style:font-size-complex="12pt"/>
    </style:style>
    <style:style style:name="T22_65" style:family="text">
      <style:text-properties fo:font-size="12pt" style:font-size-asian="12pt" style:font-size-complex="12pt"/>
    </style:style>
    <style:style style:name="T22_66" style:family="text">
      <style:text-properties fo:font-size="12pt" style:font-size-asian="12pt" style:font-size-complex="12pt"/>
    </style:style>
    <style:style style:name="T22_67" style:family="text">
      <style:text-properties fo:font-size="12pt" style:font-size-asian="12pt" style:font-size-complex="12pt"/>
    </style:style>
    <style:style style:name="T22_68" style:family="text">
      <style:text-properties fo:font-size="12pt" style:font-size-asian="12pt" style:font-size-complex="12pt"/>
    </style:style>
    <style:style style:name="T22_69" style:family="text">
      <style:text-properties fo:font-size="12pt" style:font-size-asian="12pt" style:font-size-complex="12pt"/>
    </style:style>
    <style:style style:name="T22_70" style:family="text">
      <style:text-properties fo:font-size="12pt" style:font-size-asian="12pt" style:font-size-complex="12pt"/>
    </style:style>
    <style:style style:name="T22_71" style:family="text">
      <style:text-properties fo:font-size="12pt" style:font-size-asian="12pt" style:font-size-complex="12pt"/>
    </style:style>
    <style:style style:name="T22_72" style:family="text">
      <style:text-properties fo:font-size="12pt" style:font-size-asian="12pt" style:font-size-complex="12pt"/>
    </style:style>
    <style:style style:name="T22_73" style:family="text">
      <style:text-properties fo:font-size="12pt" style:font-size-asian="12pt" style:font-size-complex="12pt"/>
    </style:style>
    <style:style style:name="T22_74" style:family="text">
      <style:text-properties fo:font-size="12pt" style:font-size-asian="12pt" style:font-size-complex="12pt"/>
    </style:style>
    <style:style style:name="T22_75" style:family="text">
      <style:text-properties fo:font-size="12pt" style:font-size-asian="12pt" style:font-size-complex="12pt"/>
    </style:style>
    <style:style style:name="T22_76" style:family="text">
      <style:text-properties fo:font-size="12pt" style:font-size-asian="12pt" style:font-size-complex="12pt"/>
    </style:style>
    <style:style style:name="T22_77" style:family="text">
      <style:text-properties fo:font-size="12pt" style:font-size-asian="12pt" style:font-size-complex="12pt"/>
    </style:style>
    <style:style style:name="T22_78" style:family="text">
      <style:text-properties fo:font-size="12pt" style:font-size-asian="12pt" style:font-size-complex="12pt"/>
    </style:style>
    <style:style style:name="T22_79" style:family="text">
      <style:text-properties fo:font-size="12pt" style:font-size-asian="12pt" style:font-size-complex="12pt"/>
    </style:style>
    <style:style style:name="T22_80" style:family="text">
      <style:text-properties fo:font-size="12pt" style:font-size-asian="12pt" style:font-size-complex="12pt"/>
    </style:style>
    <style:style style:name="T22_81" style:family="text">
      <style:text-properties fo:font-size="12pt" style:font-size-asian="12pt" style:font-size-complex="12pt"/>
    </style:style>
    <style:style style:name="T22_82" style:family="text">
      <style:text-properties fo:font-size="12pt" style:font-size-asian="12pt" style:font-size-complex="12pt"/>
    </style:style>
    <style:style style:name="T22_83" style:family="text">
      <style:text-properties fo:font-size="12pt" style:font-size-asian="12pt" style:font-size-complex="12pt"/>
    </style:style>
    <style:style style:name="T22_84" style:family="text">
      <style:text-properties fo:font-size="12pt" style:font-size-asian="12pt" style:font-size-complex="12pt"/>
    </style:style>
    <style:style style:name="T22_85" style:family="text">
      <style:text-properties fo:font-size="12pt" style:font-size-asian="12pt" style:font-size-complex="12pt"/>
    </style:style>
    <style:style style:name="T22_86" style:family="text">
      <style:text-properties fo:font-size="12pt" style:font-size-asian="12pt" style:font-size-complex="12pt"/>
    </style:style>
    <style:style style:name="T22_87" style:family="text">
      <style:text-properties fo:font-size="12pt" style:font-size-asian="12pt" style:font-size-complex="12pt"/>
    </style:style>
    <style:style style:name="T22_88" style:family="text">
      <style:text-properties fo:font-size="12pt" style:font-size-asian="12pt" style:font-size-complex="12pt"/>
    </style:style>
    <style:style style:name="T22_89" style:family="text">
      <style:text-properties fo:font-size="12pt" style:font-size-asian="12pt" style:font-size-complex="12pt"/>
    </style:style>
    <style:style style:name="T22_90" style:family="text">
      <style:text-properties fo:font-size="12pt" style:font-size-asian="12pt" style:font-size-complex="12pt"/>
    </style:style>
    <style:style style:name="T22_91" style:family="text">
      <style:text-properties fo:font-size="12pt" style:font-size-asian="12pt" style:font-size-complex="12pt"/>
    </style:style>
    <style:style style:name="T22_92" style:family="text">
      <style:text-properties fo:font-size="12pt" style:font-size-asian="12pt" style:font-size-complex="12pt"/>
    </style:style>
    <style:style style:name="T22_93" style:family="text">
      <style:text-properties fo:font-size="12pt" style:font-size-asian="12pt" style:font-size-complex="12pt"/>
    </style:style>
    <style:style style:name="T22_94" style:family="text">
      <style:text-properties fo:font-size="12pt" style:font-size-asian="12pt" style:font-size-complex="12pt"/>
    </style:style>
    <style:style style:name="T22_95" style:family="text">
      <style:text-properties fo:font-size="12pt" style:font-size-asian="12pt" style:font-size-complex="12pt"/>
    </style:style>
    <style:style style:name="T22_96" style:family="text">
      <style:text-properties fo:font-size="12pt" style:font-size-asian="12pt" style:font-size-complex="12pt"/>
    </style:style>
    <style:style style:name="T22_97" style:family="text">
      <style:text-properties fo:font-size="12pt" style:font-size-asian="12pt" style:font-size-complex="12pt"/>
    </style:style>
    <style:style style:name="T22_98" style:family="text">
      <style:text-properties fo:font-size="12pt" style:font-size-asian="12pt" style:font-size-complex="12pt"/>
    </style:style>
    <style:style style:name="T22_99" style:family="text">
      <style:text-properties fo:font-size="12pt" style:font-size-asian="12pt" style:font-size-complex="12pt"/>
    </style:style>
    <style:style style:name="T22_100" style:family="text">
      <style:text-properties fo:font-size="12pt" style:font-size-asian="12pt" style:font-size-complex="12pt"/>
    </style:style>
    <style:style style:name="T22_101" style:family="text">
      <style:text-properties fo:font-size="12pt" style:font-size-asian="12pt" style:font-size-complex="12pt"/>
    </style:style>
    <style:style style:name="T22_102" style:family="text">
      <style:text-properties fo:font-size="12pt" style:font-size-asian="12pt" style:font-size-complex="12pt"/>
    </style:style>
    <style:style style:name="T22_103" style:family="text">
      <style:text-properties fo:font-size="12pt" style:font-size-asian="12pt" style:font-size-complex="12pt"/>
    </style:style>
    <style:style style:name="T22_104" style:family="text">
      <style:text-properties fo:font-size="12pt" style:font-size-asian="12pt" style:font-size-complex="12pt"/>
    </style:style>
    <style:style style:name="T22_105" style:family="text">
      <style:text-properties fo:font-size="12pt" style:font-size-asian="12pt" style:font-size-complex="12pt"/>
    </style:style>
    <style:style style:name="T22_106" style:family="text">
      <style:text-properties fo:font-size="12pt" style:font-size-asian="12pt" style:font-size-complex="12pt"/>
    </style:style>
    <style:style style:name="T22_107" style:family="text">
      <style:text-properties fo:font-size="12pt" style:font-size-asian="12pt" style:font-size-complex="12pt"/>
    </style:style>
    <style:style style:name="T22_108" style:family="text">
      <style:text-properties fo:font-size="12pt" style:font-size-asian="12pt" style:font-size-complex="12pt"/>
    </style:style>
    <style:style style:name="T22_109" style:family="text">
      <style:text-properties fo:font-size="12pt" style:font-size-asian="12pt" style:font-size-complex="12pt"/>
    </style:style>
    <style:style style:name="T22_110" style:family="text">
      <style:text-properties fo:font-size="12pt" style:font-size-asian="12pt" style:font-size-complex="12pt"/>
    </style:style>
    <style:style style:name="T22_111" style:family="text">
      <style:text-properties fo:font-size="12pt" style:font-size-asian="12pt" style:font-size-complex="12pt"/>
    </style:style>
    <style:style style:name="T22_112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fo:margin-bottom="0.353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T23_27" style:family="text">
      <style:text-properties fo:font-size="12pt" style:font-size-asian="12pt" style:font-size-complex="12pt"/>
    </style:style>
    <style:style style:name="T23_28" style:family="text">
      <style:text-properties fo:font-size="12pt" style:font-size-asian="12pt" style:font-size-complex="12pt"/>
    </style:style>
    <style:style style:name="T23_29" style:family="text">
      <style:text-properties fo:font-size="12pt" style:font-size-asian="12pt" style:font-size-complex="12pt"/>
    </style:style>
    <style:style style:name="T23_30" style:family="text">
      <style:text-properties fo:font-size="12pt" style:font-size-asian="12pt" style:font-size-complex="12pt"/>
    </style:style>
    <style:style style:name="T23_31" style:family="text">
      <style:text-properties fo:font-size="12pt" style:font-size-asian="12pt" style:font-size-complex="12pt"/>
    </style:style>
    <style:style style:name="T23_32" style:family="text">
      <style:text-properties fo:font-size="12pt" style:font-size-asian="12pt" style:font-size-complex="12pt"/>
    </style:style>
    <style:style style:name="T23_33" style:family="text">
      <style:text-properties fo:font-size="12pt" style:font-size-asian="12pt" style:font-size-complex="12pt"/>
    </style:style>
    <style:style style:name="T23_34" style:family="text">
      <style:text-properties fo:font-size="12pt" style:font-size-asian="12pt" style:font-size-complex="12pt"/>
    </style:style>
    <style:style style:name="T23_35" style:family="text">
      <style:text-properties fo:font-size="12pt" style:font-size-asian="12pt" style:font-size-complex="12pt"/>
    </style:style>
    <style:style style:name="T23_36" style:family="text">
      <style:text-properties fo:font-size="12pt" style:font-size-asian="12pt" style:font-size-complex="12pt"/>
    </style:style>
    <style:style style:name="T23_37" style:family="text">
      <style:text-properties fo:font-size="12pt" style:font-size-asian="12pt" style:font-size-complex="12pt"/>
    </style:style>
    <style:style style:name="T23_38" style:family="text">
      <style:text-properties fo:font-size="12pt" style:font-size-asian="12pt" style:font-size-complex="12pt"/>
    </style:style>
    <style:style style:name="T23_39" style:family="text">
      <style:text-properties fo:font-size="12pt" style:font-size-asian="12pt" style:font-size-complex="12pt"/>
    </style:style>
    <style:style style:name="T23_40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fo:margin-bottom="0.353cm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T24_39" style:family="text">
      <style:text-properties fo:font-size="12pt" style:font-size-asian="12pt" style:font-size-complex="12pt"/>
    </style:style>
    <style:style style:name="T24_40" style:family="text">
      <style:text-properties fo:font-size="12pt" style:font-size-asian="12pt" style:font-size-complex="12pt"/>
    </style:style>
    <style:style style:name="T24_41" style:family="text">
      <style:text-properties fo:font-size="12pt" style:font-size-asian="12pt" style:font-size-complex="12pt"/>
    </style:style>
    <style:style style:name="T24_42" style:family="text">
      <style:text-properties fo:font-size="12pt" style:font-size-asian="12pt" style:font-size-complex="12pt"/>
    </style:style>
    <style:style style:name="T24_43" style:family="text">
      <style:text-properties fo:font-size="12pt" style:font-size-asian="12pt" style:font-size-complex="12pt"/>
    </style:style>
    <style:style style:name="T24_44" style:family="text">
      <style:text-properties fo:font-size="12pt" style:font-size-asian="12pt" style:font-size-complex="12pt"/>
    </style:style>
    <style:style style:name="T24_45" style:family="text">
      <style:text-properties fo:font-size="12pt" style:font-size-asian="12pt" style:font-size-complex="12pt"/>
    </style:style>
    <style:style style:name="T24_46" style:family="text">
      <style:text-properties fo:font-size="12pt" style:font-size-asian="12pt" style:font-size-complex="12pt"/>
    </style:style>
    <style:style style:name="T24_47" style:family="text">
      <style:text-properties fo:font-size="12pt" style:font-size-asian="12pt" style:font-size-complex="12pt"/>
    </style:style>
    <style:style style:name="T24_48" style:family="text">
      <style:text-properties fo:font-size="12pt" style:font-size-asian="12pt" style:font-size-complex="12pt"/>
    </style:style>
    <style:style style:name="T24_49" style:family="text">
      <style:text-properties fo:font-size="12pt" style:font-size-asian="12pt" style:font-size-complex="12pt"/>
    </style:style>
    <style:style style:name="T24_50" style:family="text">
      <style:text-properties fo:font-size="12pt" style:font-size-asian="12pt" style:font-size-complex="12pt"/>
    </style:style>
    <style:style style:name="T24_51" style:family="text">
      <style:text-properties fo:font-size="12pt" style:font-size-asian="12pt" style:font-size-complex="12pt"/>
    </style:style>
    <style:style style:name="T24_52" style:family="text">
      <style:text-properties fo:font-size="12pt" style:font-size-asian="12pt" style:font-size-complex="12pt"/>
    </style:style>
    <style:style style:name="T24_53" style:family="text">
      <style:text-properties fo:font-size="12pt" style:font-size-asian="12pt" style:font-size-complex="12pt"/>
    </style:style>
    <style:style style:name="T24_54" style:family="text">
      <style:text-properties fo:font-size="12pt" style:font-size-asian="12pt" style:font-size-complex="12pt"/>
    </style:style>
    <style:style style:name="T24_55" style:family="text">
      <style:text-properties fo:font-size="12pt" style:font-size-asian="12pt" style:font-size-complex="12pt"/>
    </style:style>
    <style:style style:name="T24_56" style:family="text">
      <style:text-properties fo:font-size="12pt" style:font-size-asian="12pt" style:font-size-complex="12pt"/>
    </style:style>
    <style:style style:name="T24_57" style:family="text">
      <style:text-properties fo:font-size="12pt" style:font-size-asian="12pt" style:font-size-complex="12pt"/>
    </style:style>
    <style:style style:name="T24_58" style:family="text">
      <style:text-properties fo:font-size="12pt" style:font-size-asian="12pt" style:font-size-complex="12pt"/>
    </style:style>
    <style:style style:name="T24_59" style:family="text">
      <style:text-properties fo:font-size="12pt" style:font-size-asian="12pt" style:font-size-complex="12pt"/>
    </style:style>
    <style:style style:name="T24_60" style:family="text">
      <style:text-properties fo:font-size="12pt" style:font-size-asian="12pt" style:font-size-complex="12pt"/>
    </style:style>
    <style:style style:name="T24_61" style:family="text">
      <style:text-properties fo:font-size="12pt" style:font-size-asian="12pt" style:font-size-complex="12pt"/>
    </style:style>
    <style:style style:name="T24_62" style:family="text">
      <style:text-properties fo:font-size="12pt" style:font-size-asian="12pt" style:font-size-complex="12pt"/>
    </style:style>
    <style:style style:name="T24_63" style:family="text">
      <style:text-properties fo:font-size="12pt" style:font-size-asian="12pt" style:font-size-complex="12pt"/>
    </style:style>
    <style:style style:name="T24_64" style:family="text">
      <style:text-properties fo:font-size="12pt" style:font-size-asian="12pt" style:font-size-complex="12pt"/>
    </style:style>
    <style:style style:name="T24_65" style:family="text">
      <style:text-properties fo:font-size="12pt" style:font-size-asian="12pt" style:font-size-complex="12pt"/>
    </style:style>
    <style:style style:name="T24_66" style:family="text">
      <style:text-properties fo:font-size="12pt" style:font-size-asian="12pt" style:font-size-complex="12pt"/>
    </style:style>
    <style:style style:name="T24_67" style:family="text">
      <style:text-properties fo:font-size="12pt" style:font-size-asian="12pt" style:font-size-complex="12pt"/>
    </style:style>
    <style:style style:name="T24_68" style:family="text">
      <style:text-properties fo:font-size="12pt" style:font-size-asian="12pt" style:font-size-complex="12pt"/>
    </style:style>
    <style:style style:name="T24_69" style:family="text">
      <style:text-properties fo:font-size="12pt" style:font-size-asian="12pt" style:font-size-complex="12pt"/>
    </style:style>
    <style:style style:name="T24_70" style:family="text">
      <style:text-properties fo:font-size="12pt" style:font-size-asian="12pt" style:font-size-complex="12pt"/>
    </style:style>
    <style:style style:name="T24_71" style:family="text">
      <style:text-properties fo:font-size="12pt" style:font-size-asian="12pt" style:font-size-complex="12pt"/>
    </style:style>
    <style:style style:name="T24_72" style:family="text">
      <style:text-properties fo:font-size="12pt" style:font-size-asian="12pt" style:font-size-complex="12pt"/>
    </style:style>
    <style:style style:name="T24_73" style:family="text">
      <style:text-properties fo:font-size="12pt" style:font-size-asian="12pt" style:font-size-complex="12pt"/>
    </style:style>
    <style:style style:name="T24_74" style:family="text">
      <style:text-properties fo:font-size="12pt" style:font-size-asian="12pt" style:font-size-complex="12pt"/>
    </style:style>
    <style:style style:name="T24_75" style:family="text">
      <style:text-properties fo:font-size="12pt" style:font-size-asian="12pt" style:font-size-complex="12pt"/>
    </style:style>
    <style:style style:name="T24_76" style:family="text">
      <style:text-properties fo:font-size="12pt" style:font-size-asian="12pt" style:font-size-complex="12pt"/>
    </style:style>
    <style:style style:name="T24_77" style:family="text">
      <style:text-properties fo:font-size="12pt" style:font-size-asian="12pt" style:font-size-complex="12pt"/>
    </style:style>
    <style:style style:name="T24_78" style:family="text">
      <style:text-properties fo:font-size="12pt" style:font-size-asian="12pt" style:font-size-complex="12pt"/>
    </style:style>
    <style:style style:name="T24_79" style:family="text">
      <style:text-properties fo:font-size="12pt" style:font-size-asian="12pt" style:font-size-complex="12pt"/>
    </style:style>
    <style:style style:name="T24_80" style:family="text">
      <style:text-properties fo:font-size="12pt" style:font-size-asian="12pt" style:font-size-complex="12pt"/>
    </style:style>
    <style:style style:name="T24_81" style:family="text">
      <style:text-properties fo:font-size="12pt" style:font-size-asian="12pt" style:font-size-complex="12pt"/>
    </style:style>
    <style:style style:name="T24_82" style:family="text">
      <style:text-properties fo:font-size="12pt" style:font-size-asian="12pt" style:font-size-complex="12pt"/>
    </style:style>
    <style:style style:name="T24_83" style:family="text">
      <style:text-properties fo:font-size="12pt" style:font-size-asian="12pt" style:font-size-complex="12pt"/>
    </style:style>
    <style:style style:name="T24_84" style:family="text">
      <style:text-properties fo:font-size="12pt" style:font-size-asian="12pt" style:font-size-complex="12pt"/>
    </style:style>
    <style:style style:name="T24_85" style:family="text">
      <style:text-properties fo:font-size="12pt" style:font-size-asian="12pt" style:font-size-complex="12pt"/>
    </style:style>
    <style:style style:name="T24_86" style:family="text">
      <style:text-properties fo:font-size="12pt" style:font-size-asian="12pt" style:font-size-complex="12pt"/>
    </style:style>
    <style:style style:name="T24_87" style:family="text">
      <style:text-properties fo:font-size="12pt" style:font-size-asian="12pt" style:font-size-complex="12pt"/>
    </style:style>
    <style:style style:name="T24_88" style:family="text">
      <style:text-properties fo:font-size="12pt" style:font-size-asian="12pt" style:font-size-complex="12pt"/>
    </style:style>
    <style:style style:name="T24_89" style:family="text">
      <style:text-properties fo:font-size="12pt" style:font-size-asian="12pt" style:font-size-complex="12pt"/>
    </style:style>
    <style:style style:name="T24_90" style:family="text">
      <style:text-properties fo:font-size="12pt" style:font-size-asian="12pt" style:font-size-complex="12pt"/>
    </style:style>
    <style:style style:name="T24_91" style:family="text">
      <style:text-properties fo:font-size="12pt" style:font-size-asian="12pt" style:font-size-complex="12pt"/>
    </style:style>
    <style:style style:name="T24_92" style:family="text">
      <style:text-properties fo:font-size="12pt" style:font-size-asian="12pt" style:font-size-complex="12pt"/>
    </style:style>
    <style:style style:name="T24_93" style:family="text">
      <style:text-properties fo:font-size="12pt" style:font-size-asian="12pt" style:font-size-complex="12pt"/>
    </style:style>
    <style:style style:name="T24_94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fo:margin-bottom="0.353cm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T25_27" style:family="text">
      <style:text-properties fo:font-size="12pt" style:font-size-asian="12pt" style:font-size-complex="12pt"/>
    </style:style>
    <style:style style:name="T25_28" style:family="text">
      <style:text-properties fo:font-size="12pt" style:font-size-asian="12pt" style:font-size-complex="12pt"/>
    </style:style>
    <style:style style:name="T25_29" style:family="text">
      <style:text-properties fo:font-size="12pt" style:font-size-asian="12pt" style:font-size-complex="12pt"/>
    </style:style>
    <style:style style:name="T25_30" style:family="text">
      <style:text-properties fo:font-size="12pt" style:font-size-asian="12pt" style:font-size-complex="12pt"/>
    </style:style>
    <style:style style:name="T25_31" style:family="text">
      <style:text-properties fo:font-size="12pt" style:font-size-asian="12pt" style:font-size-complex="12pt"/>
    </style:style>
    <style:style style:name="T25_32" style:family="text">
      <style:text-properties fo:font-size="12pt" style:font-size-asian="12pt" style:font-size-complex="12pt"/>
    </style:style>
    <style:style style:name="T25_33" style:family="text">
      <style:text-properties fo:font-size="12pt" style:font-size-asian="12pt" style:font-size-complex="12pt"/>
    </style:style>
    <style:style style:name="T25_34" style:family="text">
      <style:text-properties fo:font-size="12pt" style:font-size-asian="12pt" style:font-size-complex="12pt"/>
    </style:style>
    <style:style style:name="T25_35" style:family="text">
      <style:text-properties fo:font-size="12pt" style:font-size-asian="12pt" style:font-size-complex="12pt"/>
    </style:style>
    <style:style style:name="T25_36" style:family="text">
      <style:text-properties fo:font-size="12pt" style:font-size-asian="12pt" style:font-size-complex="12pt"/>
    </style:style>
    <style:style style:name="T25_37" style:family="text">
      <style:text-properties fo:font-size="12pt" style:font-size-asian="12pt" style:font-size-complex="12pt"/>
    </style:style>
    <style:style style:name="T25_38" style:family="text">
      <style:text-properties fo:font-size="12pt" style:font-size-asian="12pt" style:font-size-complex="12pt"/>
    </style:style>
    <style:style style:name="T25_39" style:family="text">
      <style:text-properties fo:font-size="12pt" style:font-size-asian="12pt" style:font-size-complex="12pt"/>
    </style:style>
    <style:style style:name="T25_40" style:family="text">
      <style:text-properties fo:font-size="12pt" style:font-size-asian="12pt" style:font-size-complex="12pt"/>
    </style:style>
    <style:style style:name="T25_41" style:family="text">
      <style:text-properties fo:font-size="12pt" style:font-size-asian="12pt" style:font-size-complex="12pt"/>
    </style:style>
    <style:style style:name="T25_42" style:family="text">
      <style:text-properties fo:font-size="12pt" style:font-size-asian="12pt" style:font-size-complex="12pt"/>
    </style:style>
    <style:style style:name="T25_43" style:family="text">
      <style:text-properties fo:font-size="12pt" style:font-size-asian="12pt" style:font-size-complex="12pt"/>
    </style:style>
    <style:style style:name="T25_44" style:family="text">
      <style:text-properties fo:font-size="12pt" style:font-size-asian="12pt" style:font-size-complex="12pt"/>
    </style:style>
    <style:style style:name="T25_45" style:family="text">
      <style:text-properties fo:font-size="12pt" style:font-size-asian="12pt" style:font-size-complex="12pt"/>
    </style:style>
    <style:style style:name="T25_46" style:family="text">
      <style:text-properties fo:font-size="12pt" style:font-size-asian="12pt" style:font-size-complex="12pt"/>
    </style:style>
    <style:style style:name="T25_47" style:family="text">
      <style:text-properties fo:font-size="12pt" style:font-size-asian="12pt" style:font-size-complex="12pt"/>
    </style:style>
    <style:style style:name="T25_48" style:family="text">
      <style:text-properties fo:font-size="12pt" style:font-size-asian="12pt" style:font-size-complex="12pt"/>
    </style:style>
    <style:style style:name="T25_49" style:family="text">
      <style:text-properties fo:font-size="12pt" style:font-size-asian="12pt" style:font-size-complex="12pt"/>
    </style:style>
    <style:style style:name="T25_50" style:family="text">
      <style:text-properties fo:font-size="12pt" style:font-size-asian="12pt" style:font-size-complex="12pt"/>
    </style:style>
    <style:style style:name="T25_51" style:family="text">
      <style:text-properties fo:font-size="12pt" style:font-size-asian="12pt" style:font-size-complex="12pt"/>
    </style:style>
    <style:style style:name="T25_52" style:family="text">
      <style:text-properties fo:font-size="12pt" style:font-size-asian="12pt" style:font-size-complex="12pt"/>
    </style:style>
    <style:style style:name="T25_53" style:family="text">
      <style:text-properties fo:font-size="12pt" style:font-size-asian="12pt" style:font-size-complex="12pt"/>
    </style:style>
    <style:style style:name="T25_54" style:family="text">
      <style:text-properties fo:font-size="12pt" style:font-size-asian="12pt" style:font-size-complex="12pt"/>
    </style:style>
    <style:style style:name="T25_55" style:family="text">
      <style:text-properties fo:font-size="12pt" style:font-size-asian="12pt" style:font-size-complex="12pt"/>
    </style:style>
    <style:style style:name="T25_56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justify" fo:break-before="auto" fo:text-indent="1.27cm" fo:line-height="115%" fo:margin-bottom="0.353cm" style:writing-mode="lr-tb"/>
    </style:style>
    <style:style style:name="T26_1" style:family="text">
      <style:text-properties fo:background-color="#ffffff" fo:color="#252525"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background-color="#ffffff" fo:color="#252525"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line-height="115%" fo:margin-bottom="0.353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T27_45" style:family="text">
      <style:text-properties fo:font-size="12pt" style:font-size-asian="12pt" style:font-size-complex="12pt"/>
    </style:style>
    <style:style style:name="T27_46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text-align="justify" fo:break-before="auto" fo:line-height="115%" fo:margin-bottom="0.353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T28_17" style:family="text">
      <style:text-properties fo:font-size="12pt" style:font-size-asian="12pt" style:font-size-complex="12pt"/>
    </style:style>
    <style:style style:name="T28_18" style:family="text">
      <style:text-properties fo:font-size="12pt" style:font-size-asian="12pt" style:font-size-complex="12pt"/>
    </style:style>
    <style:style style:name="T28_19" style:family="text">
      <style:text-properties fo:font-size="12pt" style:font-size-asian="12pt" style:font-size-complex="12pt"/>
    </style:style>
    <style:style style:name="T28_20" style:family="text">
      <style:text-properties fo:font-size="12pt" style:font-size-asian="12pt" style:font-size-complex="12pt"/>
    </style:style>
    <style:style style:name="T28_21" style:family="text">
      <style:text-properties fo:font-size="12pt" style:font-size-asian="12pt" style:font-size-complex="12pt"/>
    </style:style>
    <style:style style:name="T28_22" style:family="text">
      <style:text-properties fo:font-size="12pt" style:font-size-asian="12pt" style:font-size-complex="12pt"/>
    </style:style>
    <style:style style:name="T28_23" style:family="text">
      <style:text-properties fo:font-size="12pt" style:font-size-asian="12pt" style:font-size-complex="12pt"/>
    </style:style>
    <style:style style:name="T28_24" style:family="text">
      <style:text-properties fo:font-size="12pt" style:font-size-asian="12pt" style:font-size-complex="12pt"/>
    </style:style>
    <style:style style:name="T28_25" style:family="text">
      <style:text-properties fo:font-size="12pt" style:font-size-asian="12pt" style:font-size-complex="12pt"/>
    </style:style>
    <style:style style:name="T28_26" style:family="text">
      <style:text-properties fo:font-size="12pt" style:font-size-asian="12pt" style:font-size-complex="12pt"/>
    </style:style>
    <style:style style:name="T28_27" style:family="text">
      <style:text-properties fo:font-size="12pt" style:font-size-asian="12pt" style:font-size-complex="12pt"/>
    </style:style>
    <style:style style:name="T28_28" style:family="text">
      <style:text-properties fo:font-size="12pt" style:font-size-asian="12pt" style:font-size-complex="12pt"/>
    </style:style>
    <style:style style:name="T28_29" style:family="text">
      <style:text-properties fo:font-size="12pt" style:font-size-asian="12pt" style:font-size-complex="12pt"/>
    </style:style>
    <style:style style:name="T28_30" style:family="text">
      <style:text-properties fo:font-size="12pt" style:font-size-asian="12pt" style:font-size-complex="12pt"/>
    </style:style>
    <style:style style:name="T28_31" style:family="text">
      <style:text-properties fo:font-size="12pt" style:font-size-asian="12pt" style:font-size-complex="12pt"/>
    </style:style>
    <style:style style:name="T28_32" style:family="text">
      <style:text-properties fo:font-size="12pt" style:font-size-asian="12pt" style:font-size-complex="12pt"/>
    </style:style>
    <style:style style:name="T28_33" style:family="text">
      <style:text-properties fo:font-size="12pt" style:font-size-asian="12pt" style:font-size-complex="12pt"/>
    </style:style>
    <style:style style:name="T28_34" style:family="text">
      <style:text-properties fo:font-size="12pt" style:font-size-asian="12pt" style:font-size-complex="12pt"/>
    </style:style>
    <style:style style:name="T28_35" style:family="text">
      <style:text-properties fo:font-size="12pt" style:font-size-asian="12pt" style:font-size-complex="12pt"/>
    </style:style>
    <style:style style:name="T28_36" style:family="text">
      <style:text-properties fo:font-size="12pt" style:font-size-asian="12pt" style:font-size-complex="12pt"/>
    </style:style>
    <style:style style:name="T28_37" style:family="text">
      <style:text-properties fo:font-size="12pt" style:font-size-asian="12pt" style:font-size-complex="12pt"/>
    </style:style>
    <style:style style:name="T28_38" style:family="text">
      <style:text-properties fo:font-size="12pt" style:font-size-asian="12pt" style:font-size-complex="12pt"/>
    </style:style>
    <style:style style:name="T28_39" style:family="text">
      <style:text-properties fo:font-size="12pt" style:font-size-asian="12pt" style:font-size-complex="12pt"/>
    </style:style>
    <style:style style:name="T28_40" style:family="text">
      <style:text-properties fo:font-size="12pt" style:font-size-asian="12pt" style:font-size-complex="12pt"/>
    </style:style>
    <style:style style:name="T28_41" style:family="text">
      <style:text-properties fo:font-size="12pt" style:font-size-asian="12pt" style:font-size-complex="12pt"/>
    </style:style>
    <style:style style:name="T28_42" style:family="text">
      <style:text-properties fo:font-size="12pt" style:font-size-asian="12pt" style:font-size-complex="12pt"/>
    </style:style>
    <style:style style:name="T28_43" style:family="text">
      <style:text-properties fo:font-size="12pt" style:font-size-asian="12pt" style:font-size-complex="12pt"/>
    </style:style>
    <style:style style:name="T28_44" style:family="text">
      <style:text-properties fo:font-size="12pt" style:font-size-asian="12pt" style:font-size-complex="12pt"/>
    </style:style>
    <style:style style:name="T28_45" style:family="text">
      <style:text-properties fo:font-size="12pt" style:font-size-asian="12pt" style:font-size-complex="12pt"/>
    </style:style>
    <style:style style:name="T28_46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text-align="justify" fo:break-before="auto" fo:line-height="115%" fo:margin-bottom="0.353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color="#00ff00" fo:font-size="12pt" style:font-size-asian="12pt" style:font-size-complex="12pt"/>
    </style:style>
    <style:style style:name="T29_28" style:family="text">
      <style:text-properties fo:color="#00ff00" fo:font-size="12pt" style:font-size-asian="12pt" style:font-size-complex="12pt"/>
    </style:style>
    <style:style style:name="T29_29" style:family="text">
      <style:text-properties fo:color="#00ff00" fo:font-size="12pt" style:font-size-asian="12pt" style:font-size-complex="12pt"/>
    </style:style>
    <style:style style:name="T29_30" style:family="text">
      <style:text-properties fo:color="#00ff00" fo:font-size="12pt" style:font-size-asian="12pt" style:font-size-complex="12pt"/>
    </style:style>
    <style:style style:name="T29_31" style:family="text">
      <style:text-properties fo:color="#00ff00" fo:font-size="12pt" style:font-size-asian="12pt" style:font-size-complex="12pt"/>
    </style:style>
    <style:style style:name="T29_32" style:family="text">
      <style:text-properties fo:color="#00ff00" fo:font-size="12pt" style:font-size-asian="12pt" style:font-size-complex="12pt"/>
    </style:style>
    <style:style style:name="T29_33" style:family="text">
      <style:text-properties fo:color="#00ff00" fo:font-size="12pt" style:font-size-asian="12pt" style:font-size-complex="12pt"/>
    </style:style>
    <style:style style:name="T29_34" style:family="text">
      <style:text-properties fo:color="#00ff00" fo:font-size="12pt" style:font-size-asian="12pt" style:font-size-complex="12pt"/>
    </style:style>
    <style:style style:name="T29_35" style:family="text">
      <style:text-properties fo:color="#00ff00" fo:font-size="12pt" style:font-size-asian="12pt" style:font-size-complex="12pt"/>
    </style:style>
    <style:style style:name="T29_36" style:family="text">
      <style:text-properties fo:color="#00ff00" fo:font-size="12pt" style:font-size-asian="12pt" style:font-size-complex="12pt"/>
    </style:style>
    <style:style style:name="T29_37" style:family="text">
      <style:text-properties fo:color="#00ff00" fo:font-size="12pt" style:font-size-asian="12pt" style:font-size-complex="12pt"/>
    </style:style>
    <style:style style:name="T29_38" style:family="text">
      <style:text-properties fo:color="#00ff00" fo:font-size="12pt" style:font-size-asian="12pt" style:font-size-complex="12pt"/>
    </style:style>
    <style:style style:name="T29_39" style:family="text">
      <style:text-properties fo:color="#00ff00" fo:font-size="12pt" style:font-size-asian="12pt" style:font-size-complex="12pt"/>
    </style:style>
    <style:style style:name="T29_40" style:family="text">
      <style:text-properties fo:color="#00ff00" fo:font-size="12pt" style:font-size-asian="12pt" style:font-size-complex="12pt"/>
    </style:style>
    <style:style style:name="T29_41" style:family="text">
      <style:text-properties fo:color="#00ff00" fo:font-size="12pt" style:font-size-asian="12pt" style:font-size-complex="12pt"/>
    </style:style>
    <style:style style:name="T29_42" style:family="text">
      <style:text-properties fo:color="#00ff00" fo:font-size="12pt" style:font-size-asian="12pt" style:font-size-complex="12pt"/>
    </style:style>
    <style:style style:name="T29_43" style:family="text">
      <style:text-properties fo:color="#00ff00" fo:font-size="12pt" style:font-size-asian="12pt" style:font-size-complex="12pt"/>
    </style:style>
    <style:style style:name="T29_44" style:family="text">
      <style:text-properties fo:color="#00ff00" fo:font-size="12pt" style:font-size-asian="12pt" style:font-size-complex="12pt"/>
    </style:style>
    <style:style style:name="T29_45" style:family="text">
      <style:text-properties fo:color="#00ff00" fo:font-size="12pt" style:font-size-asian="12pt" style:font-size-complex="12pt"/>
    </style:style>
    <style:style style:name="T29_46" style:family="text">
      <style:text-properties fo:color="#00ff00" fo:font-size="12pt" style:font-size-asian="12pt" style:font-size-complex="12pt"/>
    </style:style>
    <style:style style:name="T29_47" style:family="text">
      <style:text-properties fo:color="#00ff00" fo:font-size="12pt" style:font-size-asian="12pt" style:font-size-complex="12pt"/>
    </style:style>
    <style:style style:name="T29_48" style:family="text">
      <style:text-properties fo:color="#00ff00" fo:font-size="12pt" style:font-size-asian="12pt" style:font-size-complex="12pt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fo:color="#00ff00" fo:font-size="12pt" style:font-size-asian="12pt" style:font-size-complex="12pt"/>
    </style:style>
    <style:style style:name="T30_2" style:family="text">
      <style:text-properties fo:color="#00ff00" fo:font-size="12pt" style:font-size-asian="12pt" style:font-size-complex="12pt"/>
    </style:style>
    <style:style style:name="T30_3" style:family="text">
      <style:text-properties fo:color="#00ff00" fo:font-size="12pt" style:font-size-asian="12pt" style:font-size-complex="12pt"/>
    </style:style>
    <style:style style:name="T30_4" style:family="text">
      <style:text-properties fo:color="#00ff00" fo:font-size="12pt" style:font-size-asian="12pt" style:font-size-complex="12pt"/>
    </style:style>
    <style:style style:name="T30_5" style:family="text">
      <style:text-properties fo:color="#00ff00" fo:font-size="12pt" style:font-size-asian="12pt" style:font-size-complex="12pt"/>
    </style:style>
    <style:style style:name="T30_6" style:family="text">
      <style:text-properties fo:color="#00ff00" fo:font-size="12pt" style:font-size-asian="12pt" style:font-size-complex="12pt"/>
    </style:style>
    <style:style style:name="T30_7" style:family="text">
      <style:text-properties fo:color="#00ff00" fo:font-size="12pt" style:font-size-asian="12pt" style:font-size-complex="12pt"/>
    </style:style>
    <style:style style:name="T30_8" style:family="text">
      <style:text-properties fo:color="#00ff00" fo:font-size="12pt" style:font-size-asian="12pt" style:font-size-complex="12pt"/>
    </style:style>
    <style:style style:name="T30_9" style:family="text">
      <style:text-properties fo:color="#00ff00" fo:font-size="12pt" style:font-size-asian="12pt" style:font-size-complex="12pt"/>
    </style:style>
    <style:style style:name="T30_10" style:family="text">
      <style:text-properties fo:color="#00ff00" fo:font-size="12pt" style:font-size-asian="12pt" style:font-size-complex="12pt"/>
    </style:style>
    <style:style style:name="T30_11" style:family="text">
      <style:text-properties fo:color="#00ff00" fo:font-size="12pt" style:font-size-asian="12pt" style:font-size-complex="12pt"/>
    </style:style>
    <style:style style:name="T30_12" style:family="text">
      <style:text-properties fo:color="#00ff00" fo:font-size="12pt" style:font-size-asian="12pt" style:font-size-complex="12pt"/>
    </style:style>
    <style:style style:name="T30_13" style:family="text">
      <style:text-properties fo:color="#00ff00" fo:font-size="12pt" style:font-size-asian="12pt" style:font-size-complex="12pt"/>
    </style:style>
    <style:style style:name="T30_14" style:family="text">
      <style:text-properties fo:color="#00ff00" fo:font-size="12pt" style:font-size-asian="12pt" style:font-size-complex="12pt"/>
    </style:style>
    <style:style style:name="T30_15" style:family="text">
      <style:text-properties fo:color="#00ff00" fo:font-size="12pt" style:font-size-asian="12pt" style:font-size-complex="12pt"/>
    </style:style>
    <style:style style:name="T30_16" style:family="text">
      <style:text-properties fo:color="#00ff00" fo:font-size="12pt" style:font-size-asian="12pt" style:font-size-complex="12pt"/>
    </style:style>
    <style:style style:name="T30_17" style:family="text">
      <style:text-properties fo:color="#00ff00" fo:font-size="12pt" style:font-size-asian="12pt" style:font-size-complex="12pt"/>
    </style:style>
    <style:style style:name="T30_18" style:family="text">
      <style:text-properties fo:color="#00ff00" fo:font-size="12pt" style:font-size-asian="12pt" style:font-size-complex="12pt"/>
    </style:style>
    <style:style style:name="T30_19" style:family="text">
      <style:text-properties fo:color="#00ff00" fo:font-size="12pt" style:font-size-asian="12pt" style:font-size-complex="12pt"/>
    </style:style>
    <style:style style:name="T30_20" style:family="text">
      <style:text-properties fo:color="#00ff00" fo:font-size="12pt" style:font-size-asian="12pt" style:font-size-complex="12pt"/>
    </style:style>
    <style:style style:name="T30_21" style:family="text">
      <style:text-properties fo:color="#00ff00" fo:font-size="12pt" style:font-size-asian="12pt" style:font-size-complex="12pt"/>
    </style:style>
    <style:style style:name="T30_22" style:family="text">
      <style:text-properties fo:color="#00ff00" fo:font-size="12pt" style:font-size-asian="12pt" style:font-size-complex="12pt"/>
    </style:style>
    <style:style style:name="T30_23" style:family="text">
      <style:text-properties fo:color="#00ff00" fo:font-size="12pt" style:font-size-asian="12pt" style:font-size-complex="12pt"/>
    </style:style>
    <style:style style:name="T30_24" style:family="text">
      <style:text-properties fo:color="#00ff00" fo:font-size="12pt" style:font-size-asian="12pt" style:font-size-complex="12pt"/>
    </style:style>
    <style:style style:name="T30_25" style:family="text">
      <style:text-properties fo:color="#00ff00" fo:font-size="12pt" style:font-size-asian="12pt" style:font-size-complex="12pt"/>
    </style:style>
    <style:style style:name="T30_26" style:family="text">
      <style:text-properties fo:color="#00ff00" fo:font-size="12pt" style:font-size-asian="12pt" style:font-size-complex="12pt"/>
    </style:style>
    <style:style style:name="T30_27" style:family="text">
      <style:text-properties fo:color="#00ff00" fo:font-size="12pt" style:font-size-asian="12pt" style:font-size-complex="12pt"/>
    </style:style>
    <style:style style:name="T30_28" style:family="text">
      <style:text-properties fo:color="#00ff00" fo:font-size="12pt" style:font-size-asian="12pt" style:font-size-complex="12pt"/>
    </style:style>
    <style:style style:name="T30_29" style:family="text">
      <style:text-properties fo:color="#00ff00" fo:font-size="12pt" style:font-size-asian="12pt" style:font-size-complex="12pt"/>
    </style:style>
    <style:style style:name="T30_30" style:family="text">
      <style:text-properties fo:color="#00ff00" fo:font-size="12pt" style:font-size-asian="12pt" style:font-size-complex="12pt"/>
    </style:style>
    <style:style style:name="T30_31" style:family="text">
      <style:text-properties fo:color="#00ff00" fo:font-size="12pt" style:font-size-asian="12pt" style:font-size-complex="12pt"/>
    </style:style>
    <style:style style:name="T30_32" style:family="text">
      <style:text-properties fo:color="#00ff00" fo:font-size="12pt" style:font-size-asian="12pt" style:font-size-complex="12pt"/>
    </style:style>
    <style:style style:name="T30_33" style:family="text">
      <style:text-properties fo:color="#00ff00" fo:font-size="12pt" style:font-size-asian="12pt" style:font-size-complex="12pt"/>
    </style:style>
    <style:style style:name="T30_34" style:family="text">
      <style:text-properties fo:color="#00ff00" fo:font-size="12pt" style:font-size-asian="12pt" style:font-size-complex="12pt"/>
    </style:style>
    <style:style style:name="T30_35" style:family="text">
      <style:text-properties fo:color="#00ff00" fo:font-size="12pt" style:font-size-asian="12pt" style:font-size-complex="12pt"/>
    </style:style>
    <style:style style:name="T30_36" style:family="text">
      <style:text-properties fo:color="#00ff00" fo:font-size="12pt" style:font-size-asian="12pt" style:font-size-complex="12pt"/>
    </style:style>
    <style:style style:name="T30_37" style:family="text">
      <style:text-properties fo:color="#00ff00" fo:font-size="12pt" style:font-size-asian="12pt" style:font-size-complex="12pt"/>
    </style:style>
    <style:style style:name="T30_38" style:family="text">
      <style:text-properties fo:color="#00ff00" fo:font-size="12pt" style:font-size-asian="12pt" style:font-size-complex="12pt"/>
    </style:style>
    <style:style style:name="T30_39" style:family="text">
      <style:text-properties fo:color="#00ff00" fo:font-size="12pt" style:font-size-asian="12pt" style:font-size-complex="12pt"/>
    </style:style>
    <style:style style:name="T30_40" style:family="text">
      <style:text-properties fo:color="#00ff00" fo:font-size="12pt" style:font-size-asian="12pt" style:font-size-complex="12pt"/>
    </style:style>
    <style:style style:name="T30_41" style:family="text">
      <style:text-properties fo:color="#00ff00" fo:font-size="12pt" style:font-size-asian="12pt" style:font-size-complex="12pt"/>
    </style:style>
    <style:style style:name="T30_42" style:family="text">
      <style:text-properties fo:color="#00ff00" fo:font-size="12pt" style:font-size-asian="12pt" style:font-size-complex="12pt"/>
    </style:style>
    <style:style style:name="T30_43" style:family="text">
      <style:text-properties fo:color="#00ff00" fo:font-size="12pt" style:font-size-asian="12pt" style:font-size-complex="12pt"/>
    </style:style>
    <style:style style:name="T30_44" style:family="text">
      <style:text-properties fo:color="#00ff00" fo:font-size="12pt" style:font-size-asian="12pt" style:font-size-complex="12pt"/>
    </style:style>
    <style:style style:name="T30_45" style:family="text">
      <style:text-properties fo:color="#00ff00" fo:font-size="12pt" style:font-size-asian="12pt" style:font-size-complex="12pt"/>
    </style:style>
    <style:style style:name="T30_46" style:family="text">
      <style:text-properties fo:color="#00ff00" fo:font-size="12pt" style:font-size-asian="12pt" style:font-size-complex="12pt"/>
    </style:style>
    <style:style style:name="T30_47" style:family="text">
      <style:text-properties fo:color="#00ff00" fo:font-size="12pt" style:font-size-asian="12pt" style:font-size-complex="12pt"/>
    </style:style>
    <style:style style:name="T30_48" style:family="text">
      <style:text-properties fo:color="#00ff00" fo:font-size="12pt" style:font-size-asian="12pt" style:font-size-complex="12pt"/>
    </style:style>
    <style:style style:name="T30_49" style:family="text">
      <style:text-properties fo:color="#00ff00" fo:font-size="12pt" style:font-size-asian="12pt" style:font-size-complex="12pt"/>
    </style:style>
    <style:style style:name="T30_50" style:family="text">
      <style:text-properties fo:color="#00ff00" fo:font-size="12pt" style:font-size-asian="12pt" style:font-size-complex="12pt"/>
    </style:style>
    <style:style style:name="T30_51" style:family="text">
      <style:text-properties fo:color="#00ff00" fo:font-size="12pt" style:font-size-asian="12pt" style:font-size-complex="12pt"/>
    </style:style>
    <style:style style:name="T30_52" style:family="text">
      <style:text-properties fo:color="#00ff00" fo:font-size="12pt" style:font-size-asian="12pt" style:font-size-complex="12pt"/>
    </style:style>
    <style:style style:name="T30_53" style:family="text">
      <style:text-properties fo:color="#00ff00" fo:font-size="12pt" style:font-size-asian="12pt" style:font-size-complex="12pt"/>
    </style:style>
    <style:style style:name="T30_54" style:family="text">
      <style:text-properties fo:color="#00ff00" fo:font-size="12pt" style:font-size-asian="12pt" style:font-size-complex="12pt"/>
    </style:style>
    <style:style style:name="T30_55" style:family="text">
      <style:text-properties fo:color="#00ff00" fo:font-size="12pt" style:font-size-asian="12pt" style:font-size-complex="12pt"/>
    </style:style>
    <style:style style:name="T30_56" style:family="text">
      <style:text-properties fo:color="#00ff00" fo:font-size="12pt" style:font-size-asian="12pt" style:font-size-complex="12pt"/>
    </style:style>
    <style:style style:name="T30_57" style:family="text">
      <style:text-properties fo:color="#00ff00" fo:font-size="12pt" style:font-size-asian="12pt" style:font-size-complex="12pt"/>
    </style:style>
    <style:style style:name="T30_58" style:family="text">
      <style:text-properties fo:color="#00ff00" fo:font-size="12pt" style:font-size-asian="12pt" style:font-size-complex="12pt"/>
    </style:style>
    <style:style style:name="T30_59" style:family="text">
      <style:text-properties fo:color="#00ff00" fo:font-size="12pt" style:font-size-asian="12pt" style:font-size-complex="12pt"/>
    </style:style>
    <style:style style:name="T30_60" style:family="text">
      <style:text-properties fo:color="#00ff00" fo:font-size="12pt" style:font-size-asian="12pt" style:font-size-complex="12pt"/>
    </style:style>
    <style:style style:name="T30_61" style:family="text">
      <style:text-properties fo:color="#00ff00" fo:font-size="12pt" style:font-size-asian="12pt" style:font-size-complex="12pt"/>
    </style:style>
    <style:style style:name="T30_62" style:family="text">
      <style:text-properties fo:color="#00ff00" fo:font-size="12pt" style:font-size-asian="12pt" style:font-size-complex="12pt"/>
    </style:style>
    <style:style style:name="T30_63" style:family="text">
      <style:text-properties fo:color="#00ff00" fo:font-size="12pt" style:font-size-asian="12pt" style:font-size-complex="12pt"/>
    </style:style>
    <style:style style:name="T30_64" style:family="text">
      <style:text-properties fo:color="#00ff00" fo:font-size="12pt" style:font-size-asian="12pt" style:font-size-complex="12pt"/>
    </style:style>
    <style:style style:name="T30_65" style:family="text">
      <style:text-properties fo:color="#00ff00" fo:font-size="12pt" style:font-size-asian="12pt" style:font-size-complex="12pt"/>
    </style:style>
    <style:style style:name="T30_66" style:family="text">
      <style:text-properties fo:color="#00ff00" fo:font-size="12pt" style:font-size-asian="12pt" style:font-size-complex="12pt"/>
    </style:style>
    <style:style style:name="T30_67" style:family="text">
      <style:text-properties fo:color="#00ff00" fo:font-size="12pt" style:font-size-asian="12pt" style:font-size-complex="12pt"/>
    </style:style>
    <style:style style:name="T30_68" style:family="text">
      <style:text-properties fo:color="#00ff00" fo:font-size="12pt" style:font-size-asian="12pt" style:font-size-complex="12pt"/>
    </style:style>
    <style:style style:name="T30_69" style:family="text">
      <style:text-properties fo:color="#00ff00" fo:font-size="12pt" style:font-size-asian="12pt" style:font-size-complex="12pt"/>
    </style:style>
    <style:style style:name="T30_70" style:family="text">
      <style:text-properties fo:color="#00ff00" fo:font-size="12pt" style:font-size-asian="12pt" style:font-size-complex="12pt"/>
    </style:style>
    <style:style style:name="T30_71" style:family="text">
      <style:text-properties fo:color="#00ff00" fo:font-size="12pt" style:font-size-asian="12pt" style:font-size-complex="12pt"/>
    </style:style>
    <style:style style:name="T30_72" style:family="text">
      <style:text-properties fo:color="#00ff00" fo:font-size="12pt" style:font-size-asian="12pt" style:font-size-complex="12pt"/>
    </style:style>
    <style:style style:name="T30_73" style:family="text">
      <style:text-properties fo:color="#00ff00" fo:font-size="12pt" style:font-size-asian="12pt" style:font-size-complex="12pt"/>
    </style:style>
    <style:style style:name="T30_74" style:family="text">
      <style:text-properties fo:color="#00ff00" fo:font-size="12pt" style:font-size-asian="12pt" style:font-size-complex="12pt"/>
    </style:style>
    <style:style style:name="T30_75" style:family="text">
      <style:text-properties fo:color="#00ff00" fo:font-size="12pt" style:font-size-asian="12pt" style:font-size-complex="12pt"/>
    </style:style>
    <style:style style:name="T30_76" style:family="text">
      <style:text-properties fo:color="#00ff00" fo:font-size="12pt" style:font-size-asian="12pt" style:font-size-complex="12pt"/>
    </style:style>
    <style:style style:name="T30_77" style:family="text">
      <style:text-properties fo:color="#00ff00" fo:font-size="12pt" style:font-size-asian="12pt" style:font-size-complex="12pt"/>
    </style:style>
    <style:style style:name="T30_78" style:family="text">
      <style:text-properties fo:color="#00ff00" fo:font-size="12pt" style:font-size-asian="12pt" style:font-size-complex="12pt"/>
    </style:style>
    <style:style style:name="T30_79" style:family="text">
      <style:text-properties fo:color="#00ff00" fo:font-size="12pt" style:font-size-asian="12pt" style:font-size-complex="12pt"/>
    </style:style>
    <style:style style:name="T30_80" style:family="text">
      <style:text-properties fo:color="#00ff00" fo:font-size="12pt" style:font-size-asian="12pt" style:font-size-complex="12pt"/>
    </style:style>
    <style:style style:name="T30_81" style:family="text">
      <style:text-properties fo:color="#00ff00" fo:font-size="12pt" style:font-size-asian="12pt" style:font-size-complex="12pt"/>
    </style:style>
    <style:style style:name="T30_82" style:family="text">
      <style:text-properties fo:color="#00ff00" fo:font-size="12pt" style:font-size-asian="12pt" style:font-size-complex="12pt"/>
    </style:style>
    <style:style style:name="T30_83" style:family="text">
      <style:text-properties fo:color="#00ff00"/>
    </style:style>
    <style:style style:name="P31" style:family="paragraph" style:parent-style-name="Heading_20_1">
      <style:paragraph-properties fo:break-before="auto" fo:line-height="115%" fo:margin-top="0.847cm" style:writing-mode="lr-tb"/>
    </style:style>
    <style:style style:name="T31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fo:line-height="115%" fo:margin-bottom="0.353cm" style:writing-mode="lr-tb"/>
    </style:style>
    <style:style style:name="T32_1" style:family="text"/>
    <style:style style:name="P33" style:family="paragraph" style:parent-style-name="Standard">
      <style:paragraph-properties fo:text-align="justify" fo:break-before="auto" fo:line-height="115%" fo:margin-bottom="0.353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text-align="justify" fo:break-before="auto" fo:line-height="115%" fo:margin-bottom="0.353cm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T34_24" style:family="text">
      <style:text-properties fo:font-size="12pt" style:font-size-asian="12pt" style:font-size-complex="12pt"/>
    </style:style>
    <style:style style:name="T34_25" style:family="text">
      <style:text-properties fo:font-size="12pt" style:font-size-asian="12pt" style:font-size-complex="12pt"/>
    </style:style>
    <style:style style:name="T34_26" style:family="text">
      <style:text-properties fo:font-size="12pt" style:font-size-asian="12pt" style:font-size-complex="12pt"/>
    </style:style>
    <style:style style:name="T34_27" style:family="text">
      <style:text-properties fo:font-size="12pt" style:font-size-asian="12pt" style:font-size-complex="12pt"/>
    </style:style>
    <style:style style:name="T34_28" style:family="text">
      <style:text-properties fo:font-size="12pt" style:font-size-asian="12pt" style:font-size-complex="12pt"/>
    </style:style>
    <style:style style:name="T34_29" style:family="text">
      <style:text-properties fo:font-size="12pt" style:font-size-asian="12pt" style:font-size-complex="12pt"/>
    </style:style>
    <style:style style:name="T34_30" style:family="text">
      <style:text-properties fo:font-size="12pt" style:font-size-asian="12pt" style:font-size-complex="12pt"/>
    </style:style>
    <style:style style:name="T34_31" style:family="text">
      <style:text-properties fo:font-size="12pt" style:font-size-asian="12pt" style:font-size-complex="12pt"/>
    </style:style>
    <style:style style:name="T34_32" style:family="text">
      <style:text-properties fo:font-size="12pt" style:font-size-asian="12pt" style:font-size-complex="12pt"/>
    </style:style>
    <style:style style:name="T34_33" style:family="text">
      <style:text-properties fo:font-size="12pt" style:font-size-asian="12pt" style:font-size-complex="12pt"/>
    </style:style>
    <style:style style:name="T34_34" style:family="text">
      <style:text-properties fo:font-size="12pt" style:font-size-asian="12pt" style:font-size-complex="12pt"/>
    </style:style>
    <style:style style:name="T34_35" style:family="text">
      <style:text-properties fo:font-size="12pt" style:font-size-asian="12pt" style:font-size-complex="12pt"/>
    </style:style>
    <style:style style:name="T34_36" style:family="text">
      <style:text-properties fo:font-size="12pt" style:font-size-asian="12pt" style:font-size-complex="12pt"/>
    </style:style>
    <style:style style:name="T34_37" style:family="text">
      <style:text-properties fo:font-size="12pt" style:font-size-asian="12pt" style:font-size-complex="12pt"/>
    </style:style>
    <style:style style:name="T34_38" style:family="text">
      <style:text-properties fo:font-size="12pt" style:font-size-asian="12pt" style:font-size-complex="12pt"/>
    </style:style>
    <style:style style:name="T34_39" style:family="text">
      <style:text-properties fo:font-size="12pt" style:font-size-asian="12pt" style:font-size-complex="12pt"/>
    </style:style>
    <style:style style:name="T34_40" style:family="text">
      <style:text-properties fo:font-size="12pt" style:font-size-asian="12pt" style:font-size-complex="12pt"/>
    </style:style>
    <style:style style:name="T34_41" style:family="text">
      <style:text-properties fo:font-size="12pt" style:font-size-asian="12pt" style:font-size-complex="12pt"/>
    </style:style>
    <style:style style:name="T34_42" style:family="text">
      <style:text-properties fo:font-size="12pt" style:font-size-asian="12pt" style:font-size-complex="12pt"/>
    </style:style>
    <style:style style:name="T34_43" style:family="text">
      <style:text-properties fo:font-size="12pt" style:font-size-asian="12pt" style:font-size-complex="12pt"/>
    </style:style>
    <style:style style:name="T34_44" style:family="text">
      <style:text-properties fo:font-size="12pt" style:font-size-asian="12pt" style:font-size-complex="12pt"/>
    </style:style>
    <style:style style:name="T34_45" style:family="text">
      <style:text-properties fo:font-size="12pt" style:font-size-asian="12pt" style:font-size-complex="12pt"/>
    </style:style>
    <style:style style:name="T34_46" style:family="text">
      <style:text-properties fo:font-size="12pt" style:font-size-asian="12pt" style:font-size-complex="12pt"/>
    </style:style>
    <style:style style:name="T34_47" style:family="text">
      <style:text-properties fo:font-size="12pt" style:font-size-asian="12pt" style:font-size-complex="12pt"/>
    </style:style>
    <style:style style:name="T34_48" style:family="text">
      <style:text-properties fo:font-size="12pt" style:font-size-asian="12pt" style:font-size-complex="12pt"/>
    </style:style>
    <style:style style:name="T34_49" style:family="text">
      <style:text-properties fo:font-size="12pt" style:font-size-asian="12pt" style:font-size-complex="12pt"/>
    </style:style>
    <style:style style:name="T34_50" style:family="text">
      <style:text-properties fo:font-size="12pt" style:font-size-asian="12pt" style:font-size-complex="12pt"/>
    </style:style>
    <style:style style:name="T34_51" style:family="text">
      <style:text-properties fo:font-size="12pt" style:font-size-asian="12pt" style:font-size-complex="12pt"/>
    </style:style>
    <style:style style:name="T34_52" style:family="text">
      <style:text-properties fo:font-size="12pt" style:font-size-asian="12pt" style:font-size-complex="12pt"/>
    </style:style>
    <style:style style:name="T34_53" style:family="text">
      <style:text-properties fo:font-size="12pt" style:font-size-asian="12pt" style:font-size-complex="12pt"/>
    </style:style>
    <style:style style:name="T34_54" style:family="text">
      <style:text-properties fo:font-size="12pt" style:font-size-asian="12pt" style:font-size-complex="12pt"/>
    </style:style>
    <style:style style:name="T34_55" style:family="text">
      <style:text-properties fo:font-size="12pt" style:font-size-asian="12pt" style:font-size-complex="12pt"/>
    </style:style>
    <style:style style:name="T34_56" style:family="text">
      <style:text-properties fo:font-size="12pt" style:font-size-asian="12pt" style:font-size-complex="12pt"/>
    </style:style>
    <style:style style:name="T34_57" style:family="text">
      <style:text-properties fo:font-size="12pt" style:font-size-asian="12pt" style:font-size-complex="12pt"/>
    </style:style>
    <style:style style:name="T34_58" style:family="text">
      <style:text-properties fo:font-size="12pt" style:font-size-asian="12pt" style:font-size-complex="12pt"/>
    </style:style>
    <style:style style:name="T34_59" style:family="text">
      <style:text-properties fo:font-size="12pt" style:font-size-asian="12pt" style:font-size-complex="12pt"/>
    </style:style>
    <style:style style:name="T34_60" style:family="text">
      <style:text-properties fo:font-size="12pt" style:font-size-asian="12pt" style:font-size-complex="12pt"/>
    </style:style>
    <style:style style:name="T34_61" style:family="text">
      <style:text-properties fo:font-size="12pt" style:font-size-asian="12pt" style:font-size-complex="12pt"/>
    </style:style>
    <style:style style:name="T34_62" style:family="text">
      <style:text-properties fo:font-size="12pt" style:font-size-asian="12pt" style:font-size-complex="12pt"/>
    </style:style>
    <style:style style:name="T34_63" style:family="text">
      <style:text-properties fo:font-size="12pt" style:font-size-asian="12pt" style:font-size-complex="12pt"/>
    </style:style>
    <style:style style:name="T34_64" style:family="text">
      <style:text-properties fo:font-size="12pt" style:font-size-asian="12pt" style:font-size-complex="12pt"/>
    </style:style>
    <style:style style:name="T34_65" style:family="text">
      <style:text-properties fo:color="#00ff00" fo:font-size="12pt" style:font-size-asian="12pt" style:font-size-complex="12pt"/>
    </style:style>
    <style:style style:name="T34_66" style:family="text">
      <style:text-properties fo:color="#00ff00" fo:font-size="12pt" style:font-size-asian="12pt" style:font-size-complex="12pt"/>
    </style:style>
    <style:style style:name="T34_67" style:family="text">
      <style:text-properties fo:color="#00ff00" fo:font-size="12pt" style:font-size-asian="12pt" style:font-size-complex="12pt"/>
    </style:style>
    <style:style style:name="T34_68" style:family="text">
      <style:text-properties fo:color="#00ff00" fo:font-size="12pt" style:font-size-asian="12pt" style:font-size-complex="12pt"/>
    </style:style>
    <style:style style:name="T34_69" style:family="text">
      <style:text-properties fo:color="#00ff00" fo:font-size="12pt" style:font-size-asian="12pt" style:font-size-complex="12pt"/>
    </style:style>
    <style:style style:name="T34_70" style:family="text">
      <style:text-properties fo:color="#00ff00" fo:font-size="12pt" style:font-size-asian="12pt" style:font-size-complex="12pt"/>
    </style:style>
    <style:style style:name="T34_71" style:family="text">
      <style:text-properties fo:color="#00ff00" fo:font-size="12pt" style:font-size-asian="12pt" style:font-size-complex="12pt"/>
    </style:style>
    <style:style style:name="T34_72" style:family="text">
      <style:text-properties fo:color="#00ff00" fo:font-size="12pt" style:font-size-asian="12pt" style:font-size-complex="12pt"/>
    </style:style>
    <style:style style:name="T34_73" style:family="text">
      <style:text-properties fo:color="#00ff00" fo:font-size="12pt" style:font-size-asian="12pt" style:font-size-complex="12pt"/>
    </style:style>
    <style:style style:name="T34_74" style:family="text">
      <style:text-properties fo:color="#00ff00" fo:font-size="12pt" style:font-size-asian="12pt" style:font-size-complex="12pt"/>
    </style:style>
    <style:style style:name="T34_75" style:family="text">
      <style:text-properties fo:color="#00ff00" fo:font-size="12pt" style:font-size-asian="12pt" style:font-size-complex="12pt"/>
    </style:style>
    <style:style style:name="T34_76" style:family="text">
      <style:text-properties fo:color="#00ff00" fo:font-size="12pt" style:font-size-asian="12pt" style:font-size-complex="12pt"/>
    </style:style>
    <style:style style:name="T34_77" style:family="text">
      <style:text-properties fo:color="#00ff00" fo:font-size="12pt" style:font-size-asian="12pt" style:font-size-complex="12pt"/>
    </style:style>
    <style:style style:name="T34_78" style:family="text">
      <style:text-properties fo:color="#00ff00" fo:font-size="12pt" style:font-size-asian="12pt" style:font-size-complex="12pt"/>
    </style:style>
    <style:style style:name="T34_79" style:family="text">
      <style:text-properties fo:color="#00ff00" fo:font-size="12pt" style:font-size-asian="12pt" style:font-size-complex="12pt"/>
    </style:style>
    <style:style style:name="T34_80" style:family="text">
      <style:text-properties fo:color="#00ff00" fo:font-size="12pt" style:font-size-asian="12pt" style:font-size-complex="12pt"/>
    </style:style>
    <style:style style:name="T34_81" style:family="text">
      <style:text-properties fo:color="#00ff00" fo:font-size="12pt" style:font-size-asian="12pt" style:font-size-complex="12pt"/>
    </style:style>
    <style:style style:name="T34_82" style:family="text">
      <style:text-properties fo:color="#00ff00" fo:font-size="12pt" style:font-size-asian="12pt" style:font-size-complex="12pt"/>
    </style:style>
    <style:style style:name="T34_83" style:family="text">
      <style:text-properties fo:color="#00ff00" fo:font-size="12pt" style:font-size-asian="12pt" style:font-size-complex="12pt"/>
    </style:style>
    <style:style style:name="T34_84" style:family="text">
      <style:text-properties fo:color="#00ff00" fo:font-size="12pt" style:font-size-asian="12pt" style:font-size-complex="12pt"/>
    </style:style>
    <style:style style:name="T34_85" style:family="text">
      <style:text-properties fo:color="#00ff00" fo:font-size="12pt" style:font-size-asian="12pt" style:font-size-complex="12pt"/>
    </style:style>
    <style:style style:name="T34_86" style:family="text">
      <style:text-properties fo:color="#00ff00" fo:font-size="12pt" style:font-size-asian="12pt" style:font-size-complex="12pt"/>
    </style:style>
    <style:style style:name="T34_87" style:family="text">
      <style:text-properties fo:color="#00ff00" fo:font-size="12pt" style:font-size-asian="12pt" style:font-size-complex="12pt"/>
    </style:style>
    <style:style style:name="T34_88" style:family="text">
      <style:text-properties fo:color="#00ff00" fo:font-size="12pt" style:font-size-asian="12pt" style:font-size-complex="12pt"/>
    </style:style>
    <style:style style:name="T34_89" style:family="text">
      <style:text-properties fo:color="#00ff00" fo:font-size="12pt" style:font-size-asian="12pt" style:font-size-complex="12pt"/>
    </style:style>
    <style:style style:name="T34_90" style:family="text">
      <style:text-properties fo:color="#00ff00" fo:font-size="12pt" style:font-size-asian="12pt" style:font-size-complex="12pt"/>
    </style:style>
    <style:style style:name="T34_91" style:family="text">
      <style:text-properties fo:color="#00ff00" fo:font-size="12pt" style:font-size-asian="12pt" style:font-size-complex="12pt"/>
    </style:style>
    <style:style style:name="T34_92" style:family="text">
      <style:text-properties fo:color="#00ff00" fo:font-size="12pt" style:font-size-asian="12pt" style:font-size-complex="12pt"/>
    </style:style>
    <style:style style:name="T34_93" style:family="text">
      <style:text-properties fo:color="#00ff00" fo:font-size="12pt" style:font-size-asian="12pt" style:font-size-complex="12pt"/>
    </style:style>
    <style:style style:name="T34_94" style:family="text">
      <style:text-properties fo:color="#00ff00" fo:font-size="12pt" style:font-size-asian="12pt" style:font-size-complex="12pt"/>
    </style:style>
    <style:style style:name="T34_95" style:family="text">
      <style:text-properties fo:color="#00ff00" fo:font-size="12pt" style:font-size-asian="12pt" style:font-size-complex="12pt"/>
    </style:style>
    <style:style style:name="T34_96" style:family="text">
      <style:text-properties fo:color="#00ff00" fo:font-size="12pt" style:font-size-asian="12pt" style:font-size-complex="12pt"/>
    </style:style>
    <style:style style:name="T34_97" style:family="text">
      <style:text-properties fo:color="#00ff00" fo:font-size="12pt" style:font-size-asian="12pt" style:font-size-complex="12pt"/>
    </style:style>
    <style:style style:name="T34_98" style:family="text">
      <style:text-properties fo:color="#00ff00" fo:font-size="12pt" style:font-size-asian="12pt" style:font-size-complex="12pt"/>
    </style:style>
    <style:style style:name="T34_99" style:family="text">
      <style:text-properties fo:color="#00ff00" fo:font-size="12pt" style:font-size-asian="12pt" style:font-size-complex="12pt"/>
    </style:style>
    <style:style style:name="T34_100" style:family="text">
      <style:text-properties fo:color="#00ff00" fo:font-size="12pt" style:font-size-asian="12pt" style:font-size-complex="12pt"/>
    </style:style>
    <style:style style:name="T34_101" style:family="text">
      <style:text-properties fo:color="#00ff00" fo:font-size="12pt" style:font-size-asian="12pt" style:font-size-complex="12pt"/>
    </style:style>
    <style:style style:name="T34_102" style:family="text">
      <style:text-properties fo:color="#00ff00" fo:font-size="12pt" style:font-size-asian="12pt" style:font-size-complex="12pt"/>
    </style:style>
    <style:style style:name="T34_103" style:family="text">
      <style:text-properties fo:color="#00ff00" fo:font-size="12pt" style:font-size-asian="12pt" style:font-size-complex="12pt"/>
    </style:style>
    <style:style style:name="T34_104" style:family="text">
      <style:text-properties fo:color="#00ff00" fo:font-size="12pt" style:font-size-asian="12pt" style:font-size-complex="12pt"/>
    </style:style>
    <style:style style:name="T34_105" style:family="text">
      <style:text-properties fo:color="#00ff00" fo:font-size="12pt" style:font-size-asian="12pt" style:font-size-complex="12pt"/>
    </style:style>
    <style:style style:name="T34_106" style:family="text">
      <style:text-properties fo:color="#00ff00" fo:font-size="12pt" style:font-size-asian="12pt" style:font-size-complex="12pt"/>
    </style:style>
    <style:style style:name="P35" style:family="paragraph" style:parent-style-name="Standard">
      <style:paragraph-properties fo:text-align="justify" fo:break-before="auto" fo:line-height="115%" fo:margin-bottom="0.353cm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T35_21" style:family="text">
      <style:text-properties fo:font-size="12pt" style:font-size-asian="12pt" style:font-size-complex="12pt"/>
    </style:style>
    <style:style style:name="T35_22" style:family="text">
      <style:text-properties fo:font-size="12pt" style:font-size-asian="12pt" style:font-size-complex="12pt"/>
    </style:style>
    <style:style style:name="T35_23" style:family="text">
      <style:text-properties fo:font-size="12pt" style:font-size-asian="12pt" style:font-size-complex="12pt"/>
    </style:style>
    <style:style style:name="T35_24" style:family="text">
      <style:text-properties fo:font-size="12pt" style:font-size-asian="12pt" style:font-size-complex="12pt"/>
    </style:style>
    <style:style style:name="T35_25" style:family="text">
      <style:text-properties fo:font-size="12pt" style:font-size-asian="12pt" style:font-size-complex="12pt"/>
    </style:style>
    <style:style style:name="T35_26" style:family="text">
      <style:text-properties fo:font-size="12pt" style:font-size-asian="12pt" style:font-size-complex="12pt"/>
    </style:style>
    <style:style style:name="T35_27" style:family="text">
      <style:text-properties fo:font-size="12pt" style:font-size-asian="12pt" style:font-size-complex="12pt"/>
    </style:style>
    <style:style style:name="T35_28" style:family="text">
      <style:text-properties fo:font-size="12pt" style:font-size-asian="12pt" style:font-size-complex="12pt"/>
    </style:style>
    <style:style style:name="T35_29" style:family="text">
      <style:text-properties fo:font-size="12pt" style:font-size-asian="12pt" style:font-size-complex="12pt"/>
    </style:style>
    <style:style style:name="T35_30" style:family="text">
      <style:text-properties fo:font-size="12pt" style:font-size-asian="12pt" style:font-size-complex="12pt"/>
    </style:style>
    <style:style style:name="T35_31" style:family="text">
      <style:text-properties fo:font-size="12pt" style:font-size-asian="12pt" style:font-size-complex="12pt"/>
    </style:style>
    <style:style style:name="T35_32" style:family="text">
      <style:text-properties fo:font-size="12pt" style:font-size-asian="12pt" style:font-size-complex="12pt"/>
    </style:style>
    <style:style style:name="T35_33" style:family="text">
      <style:text-properties fo:font-size="12pt" style:font-size-asian="12pt" style:font-size-complex="12pt"/>
    </style:style>
    <style:style style:name="T35_34" style:family="text">
      <style:text-properties fo:font-size="12pt" style:font-size-asian="12pt" style:font-size-complex="12pt"/>
    </style:style>
    <style:style style:name="T35_35" style:family="text">
      <style:text-properties fo:font-size="12pt" style:font-size-asian="12pt" style:font-size-complex="12pt"/>
    </style:style>
    <style:style style:name="T35_36" style:family="text">
      <style:text-properties fo:font-size="12pt" style:font-size-asian="12pt" style:font-size-complex="12pt"/>
    </style:style>
    <style:style style:name="T35_37" style:family="text">
      <style:text-properties fo:font-size="12pt" style:font-size-asian="12pt" style:font-size-complex="12pt"/>
    </style:style>
    <style:style style:name="T35_38" style:family="text">
      <style:text-properties fo:font-size="12pt" style:font-size-asian="12pt" style:font-size-complex="12pt"/>
    </style:style>
    <style:style style:name="T35_39" style:family="text">
      <style:text-properties fo:font-size="12pt" style:font-size-asian="12pt" style:font-size-complex="12pt"/>
    </style:style>
    <style:style style:name="T35_40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text-align="justify" fo:break-before="auto" fo:line-height="115%" fo:margin-bottom="0.353cm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36_41" style:family="text">
      <style:text-properties fo:font-size="12pt" style:font-size-asian="12pt" style:font-size-complex="12pt"/>
    </style:style>
    <style:style style:name="T36_42" style:family="text">
      <style:text-properties fo:font-size="12pt" style:font-size-asian="12pt" style:font-size-complex="12pt"/>
    </style:style>
    <style:style style:name="T36_43" style:family="text">
      <style:text-properties fo:font-size="12pt" style:font-size-asian="12pt" style:font-size-complex="12pt"/>
    </style:style>
    <style:style style:name="T36_44" style:family="text">
      <style:text-properties fo:font-size="12pt" style:font-size-asian="12pt" style:font-size-complex="12pt"/>
    </style:style>
    <style:style style:name="T36_45" style:family="text">
      <style:text-properties fo:font-size="12pt" style:font-size-asian="12pt" style:font-size-complex="12pt"/>
    </style:style>
    <style:style style:name="T36_46" style:family="text">
      <style:text-properties fo:font-size="12pt" style:font-size-asian="12pt" style:font-size-complex="12pt"/>
    </style:style>
    <style:style style:name="T36_47" style:family="text">
      <style:text-properties fo:font-size="12pt" style:font-size-asian="12pt" style:font-size-complex="12pt"/>
    </style:style>
    <style:style style:name="T36_48" style:family="text">
      <style:text-properties fo:font-size="12pt" style:font-size-asian="12pt" style:font-size-complex="12pt"/>
    </style:style>
    <style:style style:name="T36_49" style:family="text">
      <style:text-properties fo:font-size="12pt" style:font-size-asian="12pt" style:font-size-complex="12pt"/>
    </style:style>
    <style:style style:name="T36_50" style:family="text">
      <style:text-properties fo:font-size="12pt" style:font-size-asian="12pt" style:font-size-complex="12pt"/>
    </style:style>
    <style:style style:name="T36_51" style:family="text">
      <style:text-properties fo:font-size="12pt" style:font-size-asian="12pt" style:font-size-complex="12pt"/>
    </style:style>
    <style:style style:name="T36_52" style:family="text">
      <style:text-properties fo:font-size="12pt" style:font-size-asian="12pt" style:font-size-complex="12pt"/>
    </style:style>
    <style:style style:name="T36_53" style:family="text">
      <style:text-properties fo:font-size="12pt" style:font-size-asian="12pt" style:font-size-complex="12pt"/>
    </style:style>
    <style:style style:name="T36_54" style:family="text">
      <style:text-properties fo:font-size="12pt" style:font-size-asian="12pt" style:font-size-complex="12pt"/>
    </style:style>
    <style:style style:name="T36_55" style:family="text">
      <style:text-properties fo:font-size="12pt" style:font-size-asian="12pt" style:font-size-complex="12pt"/>
    </style:style>
    <style:style style:name="T36_56" style:family="text">
      <style:text-properties fo:font-size="12pt" style:font-size-asian="12pt" style:font-size-complex="12pt"/>
    </style:style>
    <style:style style:name="T36_57" style:family="text">
      <style:text-properties fo:font-size="12pt" style:font-size-asian="12pt" style:font-size-complex="12pt"/>
    </style:style>
    <style:style style:name="T36_58" style:family="text">
      <style:text-properties fo:font-size="12pt" style:font-size-asian="12pt" style:font-size-complex="12pt"/>
    </style:style>
    <style:style style:name="T36_59" style:family="text">
      <style:text-properties fo:font-size="12pt" style:font-size-asian="12pt" style:font-size-complex="12pt"/>
    </style:style>
    <style:style style:name="T36_60" style:family="text">
      <style:text-properties fo:font-size="12pt" style:font-size-asian="12pt" style:font-size-complex="12pt"/>
    </style:style>
    <style:style style:name="T36_61" style:family="text">
      <style:text-properties fo:font-size="12pt" style:font-size-asian="12pt" style:font-size-complex="12pt"/>
    </style:style>
    <style:style style:name="T36_62" style:family="text">
      <style:text-properties fo:font-size="12pt" style:font-size-asian="12pt" style:font-size-complex="12pt"/>
    </style:style>
    <style:style style:name="T36_63" style:family="text">
      <style:text-properties fo:font-size="12pt" style:font-size-asian="12pt" style:font-size-complex="12pt"/>
    </style:style>
    <style:style style:name="T36_64" style:family="text">
      <style:text-properties fo:font-size="12pt" style:font-size-asian="12pt" style:font-size-complex="12pt"/>
    </style:style>
    <style:style style:name="T36_65" style:family="text">
      <style:text-properties fo:font-size="12pt" style:font-size-asian="12pt" style:font-size-complex="12pt"/>
    </style:style>
    <style:style style:name="T36_66" style:family="text">
      <style:text-properties fo:font-size="12pt" style:font-size-asian="12pt" style:font-size-complex="12pt"/>
    </style:style>
    <style:style style:name="T36_67" style:family="text">
      <style:text-properties fo:font-size="12pt" style:font-size-asian="12pt" style:font-size-complex="12pt"/>
    </style:style>
    <style:style style:name="T36_68" style:family="text">
      <style:text-properties fo:font-size="12pt" style:font-size-asian="12pt" style:font-size-complex="12pt"/>
    </style:style>
    <style:style style:name="T36_69" style:family="text">
      <style:text-properties fo:font-size="12pt" style:font-size-asian="12pt" style:font-size-complex="12pt"/>
    </style:style>
    <style:style style:name="T36_70" style:family="text">
      <style:text-properties fo:font-size="12pt" style:font-size-asian="12pt" style:font-size-complex="12pt"/>
    </style:style>
    <style:style style:name="T36_71" style:family="text">
      <style:text-properties fo:font-size="12pt" style:font-size-asian="12pt" style:font-size-complex="12pt"/>
    </style:style>
    <style:style style:name="T36_72" style:family="text">
      <style:text-properties fo:font-size="12pt" style:font-size-asian="12pt" style:font-size-complex="12pt"/>
    </style:style>
    <style:style style:name="T36_73" style:family="text">
      <style:text-properties fo:font-size="12pt" style:font-size-asian="12pt" style:font-size-complex="12pt"/>
    </style:style>
    <style:style style:name="T36_74" style:family="text">
      <style:text-properties fo:font-size="12pt" style:font-size-asian="12pt" style:font-size-complex="12pt"/>
    </style:style>
    <style:style style:name="T36_75" style:family="text">
      <style:text-properties fo:font-size="12pt" style:font-size-asian="12pt" style:font-size-complex="12pt"/>
    </style:style>
    <style:style style:name="T36_76" style:family="text">
      <style:text-properties fo:font-size="12pt" style:font-size-asian="12pt" style:font-size-complex="12pt"/>
    </style:style>
    <style:style style:name="T36_77" style:family="text">
      <style:text-properties fo:font-size="12pt" style:font-size-asian="12pt" style:font-size-complex="12pt"/>
    </style:style>
    <style:style style:name="T36_78" style:family="text">
      <style:text-properties fo:font-size="12pt" style:font-size-asian="12pt" style:font-size-complex="12pt"/>
    </style:style>
    <style:style style:name="T36_79" style:family="text">
      <style:text-properties fo:font-size="12pt" style:font-size-asian="12pt" style:font-size-complex="12pt"/>
    </style:style>
    <style:style style:name="T36_80" style:family="text">
      <style:text-properties fo:font-size="12pt" style:font-size-asian="12pt" style:font-size-complex="12pt"/>
    </style:style>
    <style:style style:name="T36_81" style:family="text">
      <style:text-properties fo:font-size="12pt" style:font-size-asian="12pt" style:font-size-complex="12pt"/>
    </style:style>
    <style:style style:name="T36_82" style:family="text">
      <style:text-properties fo:font-size="12pt" style:font-size-asian="12pt" style:font-size-complex="12pt"/>
    </style:style>
    <style:style style:name="T36_83" style:family="text">
      <style:text-properties fo:font-size="12pt" style:font-size-asian="12pt" style:font-size-complex="12pt"/>
    </style:style>
    <style:style style:name="T36_84" style:family="text">
      <style:text-properties fo:font-size="12pt" style:font-size-asian="12pt" style:font-size-complex="12pt"/>
    </style:style>
    <style:style style:name="T36_85" style:family="text">
      <style:text-properties fo:font-size="12pt" style:font-size-asian="12pt" style:font-size-complex="12pt"/>
    </style:style>
    <style:style style:name="T36_86" style:family="text">
      <style:text-properties fo:font-size="12pt" style:font-size-asian="12pt" style:font-size-complex="12pt"/>
    </style:style>
    <style:style style:name="T36_87" style:family="text">
      <style:text-properties fo:font-size="12pt" style:font-size-asian="12pt" style:font-size-complex="12pt"/>
    </style:style>
    <style:style style:name="T36_88" style:family="text">
      <style:text-properties fo:font-size="12pt" style:font-size-asian="12pt" style:font-size-complex="12pt"/>
    </style:style>
    <style:style style:name="T36_89" style:family="text">
      <style:text-properties fo:font-size="12pt" style:font-size-asian="12pt" style:font-size-complex="12pt"/>
    </style:style>
    <style:style style:name="T36_90" style:family="text">
      <style:text-properties fo:font-size="12pt" style:font-size-asian="12pt" style:font-size-complex="12pt"/>
    </style:style>
    <style:style style:name="T36_91" style:family="text">
      <style:text-properties fo:font-size="12pt" style:font-size-asian="12pt" style:font-size-complex="12pt"/>
    </style:style>
    <style:style style:name="T36_92" style:family="text">
      <style:text-properties fo:font-size="12pt" style:font-size-asian="12pt" style:font-size-complex="12pt"/>
    </style:style>
    <style:style style:name="T36_93" style:family="text">
      <style:text-properties fo:font-size="12pt" style:font-size-asian="12pt" style:font-size-complex="12pt"/>
    </style:style>
    <style:style style:name="T36_94" style:family="text">
      <style:text-properties fo:font-size="12pt" style:font-size-asian="12pt" style:font-size-complex="12pt"/>
    </style:style>
    <style:style style:name="T36_95" style:family="text">
      <style:text-properties fo:font-size="12pt" style:font-size-asian="12pt" style:font-size-complex="12pt"/>
    </style:style>
    <style:style style:name="T36_96" style:family="text">
      <style:text-properties fo:font-size="12pt" style:font-size-asian="12pt" style:font-size-complex="12pt"/>
    </style:style>
    <style:style style:name="T36_97" style:family="text">
      <style:text-properties fo:font-size="12pt" style:font-size-asian="12pt" style:font-size-complex="12pt"/>
    </style:style>
    <style:style style:name="T36_98" style:family="text">
      <style:text-properties fo:font-size="12pt" style:font-size-asian="12pt" style:font-size-complex="12pt"/>
    </style:style>
    <style:style style:name="T36_99" style:family="text">
      <style:text-properties fo:font-size="12pt" style:font-size-asian="12pt" style:font-size-complex="12pt"/>
    </style:style>
    <style:style style:name="T36_100" style:family="text">
      <style:text-properties fo:font-size="12pt" style:font-size-asian="12pt" style:font-size-complex="12pt"/>
    </style:style>
    <style:style style:name="T36_101" style:family="text">
      <style:text-properties fo:font-size="12pt" style:font-size-asian="12pt" style:font-size-complex="12pt"/>
    </style:style>
    <style:style style:name="T36_102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text-align="justify" fo:break-before="auto" fo:line-height="115%" fo:margin-bottom="0.353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justify" fo:break-before="auto" fo:line-height="115%" fo:margin-bottom="0.353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T38_17" style:family="text">
      <style:text-properties fo:font-size="12pt" style:font-size-asian="12pt" style:font-size-complex="12pt"/>
    </style:style>
    <style:style style:name="T38_18" style:family="text">
      <style:text-properties fo:font-size="12pt" style:font-size-asian="12pt" style:font-size-complex="12pt"/>
    </style:style>
    <style:style style:name="T38_19" style:family="text">
      <style:text-properties fo:font-size="12pt" style:font-size-asian="12pt" style:font-size-complex="12pt"/>
    </style:style>
    <style:style style:name="T38_20" style:family="text">
      <style:text-properties fo:font-size="12pt" style:font-size-asian="12pt" style:font-size-complex="12pt"/>
    </style:style>
    <style:style style:name="T38_21" style:family="text">
      <style:text-properties fo:font-size="12pt" style:font-size-asian="12pt" style:font-size-complex="12pt"/>
    </style:style>
    <style:style style:name="T38_22" style:family="text">
      <style:text-properties fo:font-size="12pt" style:font-size-asian="12pt" style:font-size-complex="12pt"/>
    </style:style>
    <style:style style:name="T38_23" style:family="text">
      <style:text-properties fo:font-size="12pt" style:font-size-asian="12pt" style:font-size-complex="12pt"/>
    </style:style>
    <style:style style:name="T38_24" style:family="text">
      <style:text-properties fo:font-size="12pt" style:font-size-asian="12pt" style:font-size-complex="12pt"/>
    </style:style>
    <style:style style:name="T38_25" style:family="text">
      <style:text-properties fo:font-size="12pt" style:font-size-asian="12pt" style:font-size-complex="12pt"/>
    </style:style>
    <style:style style:name="T38_26" style:family="text">
      <style:text-properties fo:font-size="12pt" style:font-size-asian="12pt" style:font-size-complex="12pt"/>
    </style:style>
    <style:style style:name="T38_27" style:family="text">
      <style:text-properties fo:font-size="12pt" style:font-size-asian="12pt" style:font-size-complex="12pt"/>
    </style:style>
    <style:style style:name="T38_28" style:family="text">
      <style:text-properties fo:font-size="12pt" style:font-size-asian="12pt" style:font-size-complex="12pt"/>
    </style:style>
    <style:style style:name="T38_29" style:family="text">
      <style:text-properties fo:color="#00ff00" fo:font-size="12pt" style:font-size-asian="12pt" style:font-size-complex="12pt"/>
    </style:style>
    <style:style style:name="T38_30" style:family="text">
      <style:text-properties fo:color="#00ff00" fo:font-size="12pt" style:font-size-asian="12pt" style:font-size-complex="12pt"/>
    </style:style>
    <style:style style:name="T38_31" style:family="text">
      <style:text-properties fo:color="#00ff00" fo:font-size="12pt" style:font-size-asian="12pt" style:font-size-complex="12pt"/>
    </style:style>
    <style:style style:name="T38_32" style:family="text">
      <style:text-properties fo:color="#00ff00" fo:font-size="12pt" style:font-size-asian="12pt" style:font-size-complex="12pt"/>
    </style:style>
    <style:style style:name="T38_33" style:family="text">
      <style:text-properties fo:color="#00ff00" fo:font-size="12pt" style:font-size-asian="12pt" style:font-size-complex="12pt"/>
    </style:style>
    <style:style style:name="T38_34" style:family="text">
      <style:text-properties fo:color="#00ff00" fo:font-size="12pt" style:font-size-asian="12pt" style:font-size-complex="12pt"/>
    </style:style>
    <style:style style:name="T38_35" style:family="text">
      <style:text-properties fo:color="#00ff00" fo:font-size="12pt" style:font-size-asian="12pt" style:font-size-complex="12pt"/>
    </style:style>
    <style:style style:name="T38_36" style:family="text">
      <style:text-properties fo:color="#00ff00" fo:font-size="12pt" style:font-size-asian="12pt" style:font-size-complex="12pt"/>
    </style:style>
    <style:style style:name="T38_37" style:family="text">
      <style:text-properties fo:color="#00ff00" fo:font-size="12pt" style:font-size-asian="12pt" style:font-size-complex="12pt"/>
    </style:style>
    <style:style style:name="T38_38" style:family="text">
      <style:text-properties fo:color="#00ff00" fo:font-size="12pt" style:font-size-asian="12pt" style:font-size-complex="12pt"/>
    </style:style>
    <style:style style:name="T38_39" style:family="text">
      <style:text-properties fo:color="#00ff00" fo:font-size="12pt" style:font-size-asian="12pt" style:font-size-complex="12pt"/>
    </style:style>
    <style:style style:name="T38_40" style:family="text">
      <style:text-properties fo:color="#00ff00" fo:font-size="12pt" style:font-size-asian="12pt" style:font-size-complex="12pt"/>
    </style:style>
    <style:style style:name="T38_41" style:family="text">
      <style:text-properties fo:color="#00ff00" fo:font-size="12pt" style:font-size-asian="12pt" style:font-size-complex="12pt"/>
    </style:style>
    <style:style style:name="T38_42" style:family="text">
      <style:text-properties fo:color="#00ff00" fo:font-size="12pt" style:font-size-asian="12pt" style:font-size-complex="12pt"/>
    </style:style>
    <style:style style:name="T38_43" style:family="text">
      <style:text-properties fo:color="#00ff00" fo:font-size="12pt" style:font-size-asian="12pt" style:font-size-complex="12pt"/>
    </style:style>
    <style:style style:name="T38_44" style:family="text">
      <style:text-properties fo:color="#00ff00" fo:font-size="12pt" style:font-size-asian="12pt" style:font-size-complex="12pt"/>
    </style:style>
    <style:style style:name="T38_45" style:family="text">
      <style:text-properties fo:color="#00ff00" fo:font-size="12pt" style:font-size-asian="12pt" style:font-size-complex="12pt"/>
    </style:style>
    <style:style style:name="T38_46" style:family="text">
      <style:text-properties fo:color="#00ff00" fo:font-size="12pt" style:font-size-asian="12pt" style:font-size-complex="12pt"/>
    </style:style>
    <style:style style:name="T38_47" style:family="text">
      <style:text-properties fo:color="#00ff00" fo:font-size="12pt" style:font-size-asian="12pt" style:font-size-complex="12pt"/>
    </style:style>
    <style:style style:name="T38_48" style:family="text">
      <style:text-properties fo:color="#00ff00" fo:font-size="12pt" style:font-size-asian="12pt" style:font-size-complex="12pt"/>
    </style:style>
    <style:style style:name="T38_49" style:family="text">
      <style:text-properties fo:color="#00ff00" fo:font-size="12pt" style:font-size-asian="12pt" style:font-size-complex="12pt"/>
    </style:style>
    <style:style style:name="T38_50" style:family="text">
      <style:text-properties fo:color="#00ff00" fo:font-size="12pt" style:font-size-asian="12pt" style:font-size-complex="12pt"/>
    </style:style>
    <style:style style:name="T38_51" style:family="text">
      <style:text-properties fo:color="#00ff00" fo:font-size="12pt" style:font-size-asian="12pt" style:font-size-complex="12pt"/>
    </style:style>
    <style:style style:name="T38_52" style:family="text">
      <style:text-properties fo:color="#00ff00" fo:font-size="12pt" style:font-size-asian="12pt" style:font-size-complex="12pt"/>
    </style:style>
    <style:style style:name="T38_53" style:family="text">
      <style:text-properties fo:color="#00ff00" fo:font-size="12pt" style:font-size-asian="12pt" style:font-size-complex="12pt"/>
    </style:style>
    <style:style style:name="T38_54" style:family="text">
      <style:text-properties fo:color="#00ff00" fo:font-size="12pt" style:font-size-asian="12pt" style:font-size-complex="12pt"/>
    </style:style>
    <style:style style:name="T38_55" style:family="text">
      <style:text-properties fo:color="#00ff00" fo:font-size="12pt" style:font-size-asian="12pt" style:font-size-complex="12pt"/>
    </style:style>
    <style:style style:name="T38_56" style:family="text">
      <style:text-properties fo:color="#00ff00" fo:font-size="12pt" style:font-size-asian="12pt" style:font-size-complex="12pt"/>
    </style:style>
    <style:style style:name="T38_57" style:family="text">
      <style:text-properties fo:color="#00ff00" fo:font-size="12pt" style:font-size-asian="12pt" style:font-size-complex="12pt"/>
    </style:style>
    <style:style style:name="T38_58" style:family="text">
      <style:text-properties fo:color="#00ff00" fo:font-size="12pt" style:font-size-asian="12pt" style:font-size-complex="12pt"/>
    </style:style>
    <style:style style:name="T38_59" style:family="text">
      <style:text-properties fo:color="#00ff00" fo:font-size="12pt" style:font-size-asian="12pt" style:font-size-complex="12pt"/>
    </style:style>
    <style:style style:name="T38_60" style:family="text">
      <style:text-properties fo:color="#00ff00" fo:font-size="12pt" style:font-size-asian="12pt" style:font-size-complex="12pt"/>
    </style:style>
    <style:style style:name="T38_61" style:family="text">
      <style:text-properties fo:color="#00ff00" fo:font-size="12pt" style:font-size-asian="12pt" style:font-size-complex="12pt"/>
    </style:style>
    <style:style style:name="T38_62" style:family="text">
      <style:text-properties fo:color="#00ff00" fo:font-size="12pt" style:font-size-asian="12pt" style:font-size-complex="12pt"/>
    </style:style>
    <style:style style:name="T38_63" style:family="text">
      <style:text-properties fo:color="#00ff00" fo:font-size="12pt" style:font-size-asian="12pt" style:font-size-complex="12pt"/>
    </style:style>
    <style:style style:name="T38_64" style:family="text">
      <style:text-properties fo:color="#00ff00" fo:font-size="12pt" style:font-size-asian="12pt" style:font-size-complex="12pt"/>
    </style:style>
    <style:style style:name="T38_65" style:family="text">
      <style:text-properties fo:color="#00ff00" fo:font-size="12pt" style:font-size-asian="12pt" style:font-size-complex="12pt"/>
    </style:style>
    <style:style style:name="T38_66" style:family="text">
      <style:text-properties fo:color="#00ff00" fo:font-size="12pt" style:font-size-asian="12pt" style:font-size-complex="12pt"/>
    </style:style>
    <style:style style:name="T38_67" style:family="text">
      <style:text-properties fo:color="#00ff00" fo:font-size="12pt" style:font-size-asian="12pt" style:font-size-complex="12pt"/>
    </style:style>
    <style:style style:name="T38_68" style:family="text">
      <style:text-properties fo:color="#00ff00" fo:font-size="12pt" style:font-size-asian="12pt" style:font-size-complex="12pt"/>
    </style:style>
    <style:style style:name="T38_69" style:family="text">
      <style:text-properties fo:color="#00ff00" fo:font-size="12pt" style:font-size-asian="12pt" style:font-size-complex="12pt"/>
    </style:style>
    <style:style style:name="T38_70" style:family="text">
      <style:text-properties fo:color="#00ff00" fo:font-size="12pt" style:font-size-asian="12pt" style:font-size-complex="12pt"/>
    </style:style>
    <style:style style:name="T38_71" style:family="text">
      <style:text-properties fo:color="#00ff00" fo:font-size="12pt" style:font-size-asian="12pt" style:font-size-complex="12pt"/>
    </style:style>
    <style:style style:name="T38_72" style:family="text">
      <style:text-properties fo:color="#00ff00" fo:font-size="12pt" style:font-size-asian="12pt" style:font-size-complex="12pt"/>
    </style:style>
    <style:style style:name="T38_73" style:family="text">
      <style:text-properties fo:color="#00ff00" fo:font-size="12pt" style:font-size-asian="12pt" style:font-size-complex="12pt"/>
    </style:style>
    <style:style style:name="T38_74" style:family="text">
      <style:text-properties fo:color="#00ff00" fo:font-size="12pt" style:font-size-asian="12pt" style:font-size-complex="12pt"/>
    </style:style>
    <style:style style:name="T38_75" style:family="text">
      <style:text-properties fo:color="#00ff00" fo:font-size="12pt" style:font-size-asian="12pt" style:font-size-complex="12pt"/>
    </style:style>
    <style:style style:name="T38_76" style:family="text">
      <style:text-properties fo:color="#00ff00" fo:font-size="12pt" style:font-size-asian="12pt" style:font-size-complex="12pt"/>
    </style:style>
    <style:style style:name="T38_77" style:family="text">
      <style:text-properties fo:color="#00ff00" fo:font-size="12pt" style:font-size-asian="12pt" style:font-size-complex="12pt"/>
    </style:style>
    <style:style style:name="T38_78" style:family="text">
      <style:text-properties fo:color="#00ff00" fo:font-size="12pt" style:font-size-asian="12pt" style:font-size-complex="12pt"/>
    </style:style>
    <style:style style:name="T38_79" style:family="text">
      <style:text-properties fo:color="#00ff00" fo:font-size="12pt" style:font-size-asian="12pt" style:font-size-complex="12pt"/>
    </style:style>
    <style:style style:name="T38_80" style:family="text">
      <style:text-properties fo:color="#00ff00" fo:font-size="12pt" style:font-size-asian="12pt" style:font-size-complex="12pt"/>
    </style:style>
    <style:style style:name="T38_81" style:family="text">
      <style:text-properties fo:color="#00ff00" fo:font-size="12pt" style:font-size-asian="12pt" style:font-size-complex="12pt"/>
    </style:style>
    <style:style style:name="T38_82" style:family="text">
      <style:text-properties fo:color="#00ff00" fo:font-size="12pt" style:font-size-asian="12pt" style:font-size-complex="12pt"/>
    </style:style>
    <style:style style:name="T38_83" style:family="text">
      <style:text-properties fo:color="#00ff00" fo:font-size="12pt" style:font-size-asian="12pt" style:font-size-complex="12pt"/>
    </style:style>
    <style:style style:name="T38_84" style:family="text">
      <style:text-properties fo:color="#00ff00" fo:font-size="12pt" style:font-size-asian="12pt" style:font-size-complex="12pt"/>
    </style:style>
    <style:style style:name="T38_85" style:family="text">
      <style:text-properties fo:color="#00ff00" fo:font-size="12pt" style:font-size-asian="12pt" style:font-size-complex="12pt"/>
    </style:style>
    <style:style style:name="T38_86" style:family="text">
      <style:text-properties fo:color="#00ff00" fo:font-size="12pt" style:font-size-asian="12pt" style:font-size-complex="12pt"/>
    </style:style>
    <style:style style:name="T38_87" style:family="text">
      <style:text-properties fo:color="#00ff00" fo:font-size="12pt" style:font-size-asian="12pt" style:font-size-complex="12pt"/>
    </style:style>
    <style:style style:name="T38_88" style:family="text">
      <style:text-properties fo:color="#00ff00" fo:font-size="12pt" style:font-size-asian="12pt" style:font-size-complex="12pt"/>
    </style:style>
    <style:style style:name="T38_89" style:family="text">
      <style:text-properties fo:color="#00ff00" fo:font-size="12pt" style:font-size-asian="12pt" style:font-size-complex="12pt"/>
    </style:style>
    <style:style style:name="T38_90" style:family="text">
      <style:text-properties fo:color="#00ff00" fo:font-size="12pt" style:font-size-asian="12pt" style:font-size-complex="12pt"/>
    </style:style>
    <style:style style:name="P39" style:family="paragraph" style:parent-style-name="Standard">
      <style:paragraph-properties fo:text-align="justify" fo:break-before="auto" fo:line-height="115%" fo:margin-bottom="0.353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line-height="115%" fo:margin-bottom="0.353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text-align="justify" fo:break-before="auto" fo:line-height="115%" fo:margin-bottom="0.353cm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T41_26" style:family="text">
      <style:text-properties fo:font-size="12pt" style:font-size-asian="12pt" style:font-size-complex="12pt"/>
    </style:style>
    <style:style style:name="T41_27" style:family="text">
      <style:text-properties fo:font-size="12pt" style:font-size-asian="12pt" style:font-size-complex="12pt"/>
    </style:style>
    <style:style style:name="T41_28" style:family="text">
      <style:text-properties fo:font-size="12pt" style:font-size-asian="12pt" style:font-size-complex="12pt"/>
    </style:style>
    <style:style style:name="T41_29" style:family="text">
      <style:text-properties fo:font-size="12pt" style:font-size-asian="12pt" style:font-size-complex="12pt"/>
    </style:style>
    <style:style style:name="T41_30" style:family="text">
      <style:text-properties fo:font-size="12pt" style:font-size-asian="12pt" style:font-size-complex="12pt"/>
    </style:style>
    <style:style style:name="T41_31" style:family="text">
      <style:text-properties fo:font-size="12pt" style:font-size-asian="12pt" style:font-size-complex="12pt"/>
    </style:style>
    <style:style style:name="T41_32" style:family="text">
      <style:text-properties fo:font-size="12pt" style:font-size-asian="12pt" style:font-size-complex="12pt"/>
    </style:style>
    <style:style style:name="T41_33" style:family="text">
      <style:text-properties fo:font-size="12pt" style:font-size-asian="12pt" style:font-size-complex="12pt"/>
    </style:style>
    <style:style style:name="T41_34" style:family="text">
      <style:text-properties fo:font-size="12pt" style:font-size-asian="12pt" style:font-size-complex="12pt"/>
    </style:style>
    <style:style style:name="T41_35" style:family="text">
      <style:text-properties fo:font-size="12pt" style:font-size-asian="12pt" style:font-size-complex="12pt"/>
    </style:style>
    <style:style style:name="T41_36" style:family="text">
      <style:text-properties fo:font-size="12pt" style:font-size-asian="12pt" style:font-size-complex="12pt"/>
    </style:style>
    <style:style style:name="T41_37" style:family="text">
      <style:text-properties fo:font-size="12pt" style:font-size-asian="12pt" style:font-size-complex="12pt"/>
    </style:style>
    <style:style style:name="T41_38" style:family="text">
      <style:text-properties fo:font-size="12pt" style:font-size-asian="12pt" style:font-size-complex="12pt"/>
    </style:style>
    <style:style style:name="T41_39" style:family="text">
      <style:text-properties fo:font-size="12pt" style:font-size-asian="12pt" style:font-size-complex="12pt"/>
    </style:style>
    <style:style style:name="T41_40" style:family="text">
      <style:text-properties fo:font-size="12pt" style:font-size-asian="12pt" style:font-size-complex="12pt"/>
    </style:style>
    <style:style style:name="T41_41" style:family="text">
      <style:text-properties fo:font-size="12pt" style:font-size-asian="12pt" style:font-size-complex="12pt"/>
    </style:style>
    <style:style style:name="T41_42" style:family="text">
      <style:text-properties fo:font-size="12pt" style:font-size-asian="12pt" style:font-size-complex="12pt"/>
    </style:style>
    <style:style style:name="T41_43" style:family="text">
      <style:text-properties fo:font-size="12pt" style:font-size-asian="12pt" style:font-size-complex="12pt"/>
    </style:style>
    <style:style style:name="T41_44" style:family="text">
      <style:text-properties fo:font-size="12pt" style:font-size-asian="12pt" style:font-size-complex="12pt"/>
    </style:style>
    <style:style style:name="T41_45" style:family="text">
      <style:text-properties fo:color="#00ff00" fo:font-size="12pt" style:font-size-asian="12pt" style:font-size-complex="12pt"/>
    </style:style>
    <style:style style:name="T41_46" style:family="text">
      <style:text-properties fo:color="#00ff00" fo:font-size="12pt" style:font-size-asian="12pt" style:font-size-complex="12pt"/>
    </style:style>
    <style:style style:name="T41_47" style:family="text">
      <style:text-properties fo:color="#00ff00" fo:font-size="12pt" style:font-size-asian="12pt" style:font-size-complex="12pt"/>
    </style:style>
    <style:style style:name="T41_48" style:family="text">
      <style:text-properties fo:color="#00ff00" fo:font-size="12pt" style:font-size-asian="12pt" style:font-size-complex="12pt"/>
    </style:style>
    <style:style style:name="T41_49" style:family="text">
      <style:text-properties fo:color="#00ff00" fo:font-size="12pt" style:font-size-asian="12pt" style:font-size-complex="12pt"/>
    </style:style>
    <style:style style:name="T41_50" style:family="text">
      <style:text-properties fo:color="#00ff00" fo:font-size="12pt" style:font-size-asian="12pt" style:font-size-complex="12pt"/>
    </style:style>
    <style:style style:name="T41_51" style:family="text">
      <style:text-properties fo:color="#00ff00" fo:font-size="12pt" style:font-size-asian="12pt" style:font-size-complex="12pt"/>
    </style:style>
    <style:style style:name="T41_52" style:family="text">
      <style:text-properties fo:color="#00ff00" fo:font-size="12pt" style:font-size-asian="12pt" style:font-size-complex="12pt"/>
    </style:style>
    <style:style style:name="T41_53" style:family="text">
      <style:text-properties fo:color="#00ff00" fo:font-size="12pt" style:font-size-asian="12pt" style:font-size-complex="12pt"/>
    </style:style>
    <style:style style:name="T41_54" style:family="text">
      <style:text-properties fo:color="#00ff00" fo:font-size="12pt" style:font-size-asian="12pt" style:font-size-complex="12pt"/>
    </style:style>
    <style:style style:name="T41_55" style:family="text">
      <style:text-properties fo:color="#00ff00" fo:font-size="12pt" style:font-size-asian="12pt" style:font-size-complex="12pt"/>
    </style:style>
    <style:style style:name="T41_56" style:family="text">
      <style:text-properties fo:color="#00ff00" fo:font-size="12pt" style:font-size-asian="12pt" style:font-size-complex="12pt"/>
    </style:style>
    <style:style style:name="T41_57" style:family="text">
      <style:text-properties fo:color="#00ff00" fo:font-size="12pt" style:font-size-asian="12pt" style:font-size-complex="12pt"/>
    </style:style>
    <style:style style:name="T41_58" style:family="text">
      <style:text-properties fo:color="#00ff00" fo:font-size="12pt" style:font-size-asian="12pt" style:font-size-complex="12pt"/>
    </style:style>
    <style:style style:name="T41_59" style:family="text">
      <style:text-properties fo:color="#00ff00" fo:font-size="12pt" style:font-size-asian="12pt" style:font-size-complex="12pt"/>
    </style:style>
    <style:style style:name="T41_60" style:family="text">
      <style:text-properties fo:color="#00ff00" fo:font-size="12pt" style:font-size-asian="12pt" style:font-size-complex="12pt"/>
    </style:style>
    <style:style style:name="T41_61" style:family="text">
      <style:text-properties fo:color="#00ff00" fo:font-size="12pt" style:font-size-asian="12pt" style:font-size-complex="12pt"/>
    </style:style>
    <style:style style:name="T41_62" style:family="text">
      <style:text-properties fo:color="#00ff00" fo:font-size="12pt" style:font-size-asian="12pt" style:font-size-complex="12pt"/>
    </style:style>
    <style:style style:name="T41_63" style:family="text">
      <style:text-properties fo:color="#00ff00" fo:font-size="12pt" style:font-size-asian="12pt" style:font-size-complex="12pt"/>
    </style:style>
    <style:style style:name="P42" style:family="paragraph" style:parent-style-name="Standard">
      <style:paragraph-properties fo:text-align="justify" fo:break-before="auto" fo:line-height="115%" fo:margin-bottom="0.353cm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T42_17" style:family="text">
      <style:text-properties fo:font-size="12pt" style:font-size-asian="12pt" style:font-size-complex="12pt"/>
    </style:style>
    <style:style style:name="T42_18" style:family="text">
      <style:text-properties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T42_20" style:family="text">
      <style:text-properties fo:font-size="12pt" style:font-size-asian="12pt" style:font-size-complex="12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2pt" style:font-size-asian="12pt" style:font-size-complex="12pt"/>
    </style:style>
    <style:style style:name="T42_23" style:family="text">
      <style:text-properties fo:font-size="12pt" style:font-size-asian="12pt" style:font-size-complex="12pt"/>
    </style:style>
    <style:style style:name="T42_24" style:family="text">
      <style:text-properties fo:font-size="12pt" style:font-size-asian="12pt" style:font-size-complex="12pt"/>
    </style:style>
    <style:style style:name="T42_25" style:family="text">
      <style:text-properties fo:font-size="12pt" style:font-size-asian="12pt" style:font-size-complex="12pt"/>
    </style:style>
    <style:style style:name="T42_26" style:family="text">
      <style:text-properties fo:font-size="12pt" style:font-size-asian="12pt" style:font-size-complex="12pt"/>
    </style:style>
    <style:style style:name="T42_27" style:family="text">
      <style:text-properties fo:font-size="12pt" style:font-size-asian="12pt" style:font-size-complex="12pt"/>
    </style:style>
    <style:style style:name="T42_28" style:family="text">
      <style:text-properties fo:font-size="12pt" style:font-size-asian="12pt" style:font-size-complex="12pt"/>
    </style:style>
    <style:style style:name="T42_29" style:family="text">
      <style:text-properties fo:font-size="12pt" style:font-size-asian="12pt" style:font-size-complex="12pt"/>
    </style:style>
    <style:style style:name="T42_30" style:family="text">
      <style:text-properties fo:font-size="12pt" style:font-size-asian="12pt" style:font-size-complex="12pt"/>
    </style:style>
    <style:style style:name="T42_31" style:family="text">
      <style:text-properties fo:font-size="12pt" style:font-size-asian="12pt" style:font-size-complex="12pt"/>
    </style:style>
    <style:style style:name="T42_32" style:family="text">
      <style:text-properties fo:font-size="12pt" style:font-size-asian="12pt" style:font-size-complex="12pt"/>
    </style:style>
    <style:style style:name="T42_33" style:family="text">
      <style:text-properties fo:font-size="12pt" style:font-size-asian="12pt" style:font-size-complex="12pt"/>
    </style:style>
    <style:style style:name="T42_34" style:family="text">
      <style:text-properties fo:font-size="12pt" style:font-size-asian="12pt" style:font-size-complex="12pt"/>
    </style:style>
    <style:style style:name="T42_35" style:family="text">
      <style:text-properties fo:font-size="12pt" style:font-size-asian="12pt" style:font-size-complex="12pt"/>
    </style:style>
    <style:style style:name="T42_36" style:family="text">
      <style:text-properties fo:font-size="12pt" style:font-size-asian="12pt" style:font-size-complex="12pt"/>
    </style:style>
    <style:style style:name="T42_37" style:family="text">
      <style:text-properties fo:font-size="12pt" style:font-size-asian="12pt" style:font-size-complex="12pt"/>
    </style:style>
    <style:style style:name="T42_38" style:family="text">
      <style:text-properties fo:font-size="12pt" style:font-size-asian="12pt" style:font-size-complex="12pt"/>
    </style:style>
    <style:style style:name="T42_39" style:family="text">
      <style:text-properties fo:font-size="12pt" style:font-size-asian="12pt" style:font-size-complex="12pt"/>
    </style:style>
    <style:style style:name="T42_40" style:family="text">
      <style:text-properties fo:font-size="12pt" style:font-size-asian="12pt" style:font-size-complex="12pt"/>
    </style:style>
    <style:style style:name="T42_41" style:family="text">
      <style:text-properties fo:font-size="12pt" style:font-size-asian="12pt" style:font-size-complex="12pt"/>
    </style:style>
    <style:style style:name="T42_42" style:family="text">
      <style:text-properties fo:font-size="12pt" style:font-size-asian="12pt" style:font-size-complex="12pt"/>
    </style:style>
    <style:style style:name="T42_43" style:family="text">
      <style:text-properties fo:font-size="12pt" style:font-size-asian="12pt" style:font-size-complex="12pt"/>
    </style:style>
    <style:style style:name="T42_44" style:family="text">
      <style:text-properties fo:font-size="12pt" style:font-size-asian="12pt" style:font-size-complex="12pt"/>
    </style:style>
    <style:style style:name="T42_45" style:family="text">
      <style:text-properties fo:font-size="12pt" style:font-size-asian="12pt" style:font-size-complex="12pt"/>
    </style:style>
    <style:style style:name="T42_46" style:family="text">
      <style:text-properties fo:font-size="12pt" style:font-size-asian="12pt" style:font-size-complex="12pt"/>
    </style:style>
    <style:style style:name="T42_47" style:family="text">
      <style:text-properties fo:font-size="12pt" style:font-size-asian="12pt" style:font-size-complex="12pt"/>
    </style:style>
    <style:style style:name="T42_48" style:family="text">
      <style:text-properties fo:font-size="12pt" style:font-size-asian="12pt" style:font-size-complex="12pt"/>
    </style:style>
    <style:style style:name="T42_49" style:family="text">
      <style:text-properties fo:font-size="12pt" style:font-size-asian="12pt" style:font-size-complex="12pt"/>
    </style:style>
    <style:style style:name="T42_50" style:family="text">
      <style:text-properties fo:font-size="12pt" style:font-size-asian="12pt" style:font-size-complex="12pt"/>
    </style:style>
    <style:style style:name="T42_51" style:family="text">
      <style:text-properties fo:font-size="12pt" style:font-size-asian="12pt" style:font-size-complex="12pt"/>
    </style:style>
    <style:style style:name="T42_52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text-align="justify" fo:break-before="auto" fo:line-height="115%" fo:margin-bottom="0.353cm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T43_49" style:family="text">
      <style:text-properties fo:font-size="12pt" style:font-size-asian="12pt" style:font-size-complex="12pt"/>
    </style:style>
    <style:style style:name="T43_50" style:family="text">
      <style:text-properties fo:font-size="12pt" style:font-size-asian="12pt" style:font-size-complex="12pt"/>
    </style:style>
    <style:style style:name="T43_51" style:family="text">
      <style:text-properties fo:font-size="12pt" style:font-size-asian="12pt" style:font-size-complex="12pt"/>
    </style:style>
    <style:style style:name="T43_52" style:family="text">
      <style:text-properties fo:font-size="12pt" style:font-size-asian="12pt" style:font-size-complex="12pt"/>
    </style:style>
    <style:style style:name="T43_53" style:family="text">
      <style:text-properties fo:font-size="12pt" style:font-size-asian="12pt" style:font-size-complex="12pt"/>
    </style:style>
    <style:style style:name="T43_54" style:family="text">
      <style:text-properties fo:font-size="12pt" style:font-size-asian="12pt" style:font-size-complex="12pt"/>
    </style:style>
    <style:style style:name="T43_55" style:family="text">
      <style:text-properties fo:font-size="12pt" style:font-size-asian="12pt" style:font-size-complex="12pt"/>
    </style:style>
    <style:style style:name="T43_56" style:family="text">
      <style:text-properties fo:font-size="12pt" style:font-size-asian="12pt" style:font-size-complex="12pt"/>
    </style:style>
    <style:style style:name="T43_57" style:family="text">
      <style:text-properties fo:font-size="12pt" style:font-size-asian="12pt" style:font-size-complex="12pt"/>
    </style:style>
    <style:style style:name="T43_58" style:family="text">
      <style:text-properties fo:font-size="12pt" style:font-size-asian="12pt" style:font-size-complex="12pt"/>
    </style:style>
    <style:style style:name="T43_59" style:family="text">
      <style:text-properties fo:font-size="12pt" style:font-size-asian="12pt" style:font-size-complex="12pt"/>
    </style:style>
    <style:style style:name="T43_60" style:family="text">
      <style:text-properties fo:font-size="12pt" style:font-size-asian="12pt" style:font-size-complex="12pt"/>
    </style:style>
    <style:style style:name="T43_61" style:family="text">
      <style:text-properties fo:font-size="12pt" style:font-size-asian="12pt" style:font-size-complex="12pt"/>
    </style:style>
    <style:style style:name="T43_62" style:family="text">
      <style:text-properties fo:font-size="12pt" style:font-size-asian="12pt" style:font-size-complex="12pt"/>
    </style:style>
    <style:style style:name="T43_63" style:family="text">
      <style:text-properties fo:font-size="12pt" style:font-size-asian="12pt" style:font-size-complex="12pt"/>
    </style:style>
    <style:style style:name="T43_64" style:family="text">
      <style:text-properties fo:font-size="12pt" style:font-size-asian="12pt" style:font-size-complex="12pt"/>
    </style:style>
    <style:style style:name="T43_65" style:family="text">
      <style:text-properties fo:font-size="12pt" style:font-size-asian="12pt" style:font-size-complex="12pt"/>
    </style:style>
    <style:style style:name="T43_66" style:family="text">
      <style:text-properties fo:font-size="12pt" style:font-size-asian="12pt" style:font-size-complex="12pt"/>
    </style:style>
    <style:style style:name="T43_67" style:family="text">
      <style:text-properties fo:font-size="12pt" style:font-size-asian="12pt" style:font-size-complex="12pt"/>
    </style:style>
    <style:style style:name="T43_68" style:family="text">
      <style:text-properties fo:font-size="12pt" style:font-size-asian="12pt" style:font-size-complex="12pt"/>
    </style:style>
    <style:style style:name="T43_69" style:family="text">
      <style:text-properties fo:font-size="12pt" style:font-size-asian="12pt" style:font-size-complex="12pt"/>
    </style:style>
    <style:style style:name="T43_70" style:family="text">
      <style:text-properties fo:font-size="12pt" style:font-size-asian="12pt" style:font-size-complex="12pt"/>
    </style:style>
    <style:style style:name="T43_71" style:family="text">
      <style:text-properties fo:font-size="12pt" style:font-size-asian="12pt" style:font-size-complex="12pt"/>
    </style:style>
    <style:style style:name="T43_72" style:family="text">
      <style:text-properties fo:font-size="12pt" style:font-size-asian="12pt" style:font-size-complex="12pt"/>
    </style:style>
    <style:style style:name="T43_73" style:family="text">
      <style:text-properties fo:font-size="12pt" style:font-size-asian="12pt" style:font-size-complex="12pt"/>
    </style:style>
    <style:style style:name="T43_74" style:family="text">
      <style:text-properties fo:font-size="12pt" style:font-size-asian="12pt" style:font-size-complex="12pt"/>
    </style:style>
    <style:style style:name="T43_75" style:family="text">
      <style:text-properties fo:font-size="12pt" style:font-size-asian="12pt" style:font-size-complex="12pt"/>
    </style:style>
    <style:style style:name="T43_76" style:family="text">
      <style:text-properties fo:font-size="12pt" style:font-size-asian="12pt" style:font-size-complex="12pt"/>
    </style:style>
    <style:style style:name="T43_77" style:family="text">
      <style:text-properties fo:font-size="12pt" style:font-size-asian="12pt" style:font-size-complex="12pt"/>
    </style:style>
    <style:style style:name="T43_78" style:family="text">
      <style:text-properties fo:font-size="12pt" style:font-size-asian="12pt" style:font-size-complex="12pt"/>
    </style:style>
    <style:style style:name="T43_79" style:family="text">
      <style:text-properties fo:font-size="12pt" style:font-size-asian="12pt" style:font-size-complex="12pt"/>
    </style:style>
    <style:style style:name="T43_80" style:family="text">
      <style:text-properties fo:font-size="12pt" style:font-size-asian="12pt" style:font-size-complex="12pt"/>
    </style:style>
    <style:style style:name="T43_81" style:family="text">
      <style:text-properties fo:font-size="12pt" style:font-size-asian="12pt" style:font-size-complex="12pt"/>
    </style:style>
    <style:style style:name="T43_82" style:family="text">
      <style:text-properties fo:font-size="12pt" style:font-size-asian="12pt" style:font-size-complex="12pt"/>
    </style:style>
    <style:style style:name="T43_83" style:family="text">
      <style:text-properties fo:font-size="12pt" style:font-size-asian="12pt" style:font-size-complex="12pt"/>
    </style:style>
    <style:style style:name="T43_84" style:family="text">
      <style:text-properties fo:font-size="12pt" style:font-size-asian="12pt" style:font-size-complex="12pt"/>
    </style:style>
    <style:style style:name="T43_85" style:family="text">
      <style:text-properties fo:font-size="12pt" style:font-size-asian="12pt" style:font-size-complex="12pt"/>
    </style:style>
    <style:style style:name="T43_86" style:family="text">
      <style:text-properties fo:font-size="12pt" style:font-size-asian="12pt" style:font-size-complex="12pt"/>
    </style:style>
    <style:style style:name="T43_87" style:family="text">
      <style:text-properties fo:font-size="12pt" style:font-size-asian="12pt" style:font-size-complex="12pt"/>
    </style:style>
    <style:style style:name="T43_88" style:family="text">
      <style:text-properties fo:font-size="12pt" style:font-size-asian="12pt" style:font-size-complex="12pt"/>
    </style:style>
    <style:style style:name="T43_89" style:family="text">
      <style:text-properties fo:font-size="12pt" style:font-size-asian="12pt" style:font-size-complex="12pt"/>
    </style:style>
    <style:style style:name="T43_90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text-align="justify" fo:break-before="auto" fo:line-height="115%" fo:margin-bottom="0.353cm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T44_13" style:family="text">
      <style:text-properties fo:font-size="12pt" style:font-size-asian="12pt" style:font-size-complex="12pt"/>
    </style:style>
    <style:style style:name="T44_14" style:family="text">
      <style:text-properties fo:font-size="12pt" style:font-size-asian="12pt" style:font-size-complex="12pt"/>
    </style:style>
    <style:style style:name="T44_15" style:family="text">
      <style:text-properties fo:font-size="12pt" style:font-size-asian="12pt" style:font-size-complex="12pt"/>
    </style:style>
    <style:style style:name="T44_16" style:family="text">
      <style:text-properties fo:font-size="12pt" style:font-size-asian="12pt" style:font-size-complex="12pt"/>
    </style:style>
    <style:style style:name="T44_17" style:family="text">
      <style:text-properties fo:font-size="12pt" style:font-size-asian="12pt" style:font-size-complex="12pt"/>
    </style:style>
    <style:style style:name="T44_18" style:family="text">
      <style:text-properties fo:font-size="12pt" style:font-size-asian="12pt" style:font-size-complex="12pt"/>
    </style:style>
    <style:style style:name="T44_19" style:family="text">
      <style:text-properties fo:font-size="12pt" style:font-size-asian="12pt" style:font-size-complex="12pt"/>
    </style:style>
    <style:style style:name="T44_20" style:family="text">
      <style:text-properties fo:font-size="12pt" style:font-size-asian="12pt" style:font-size-complex="12pt"/>
    </style:style>
    <style:style style:name="T44_21" style:family="text">
      <style:text-properties fo:font-size="12pt" style:font-size-asian="12pt" style:font-size-complex="12pt"/>
    </style:style>
    <style:style style:name="T44_22" style:family="text">
      <style:text-properties fo:font-size="12pt" style:font-size-asian="12pt" style:font-size-complex="12pt"/>
    </style:style>
    <style:style style:name="T44_23" style:family="text">
      <style:text-properties fo:font-size="12pt" style:font-size-asian="12pt" style:font-size-complex="12pt"/>
    </style:style>
    <style:style style:name="T44_24" style:family="text">
      <style:text-properties fo:font-size="12pt" style:font-size-asian="12pt" style:font-size-complex="12pt"/>
    </style:style>
    <style:style style:name="T44_25" style:family="text">
      <style:text-properties fo:font-size="12pt" style:font-size-asian="12pt" style:font-size-complex="12pt"/>
    </style:style>
    <style:style style:name="T44_26" style:family="text">
      <style:text-properties fo:font-size="12pt" style:font-size-asian="12pt" style:font-size-complex="12pt"/>
    </style:style>
    <style:style style:name="T44_27" style:family="text">
      <style:text-properties fo:font-size="12pt" style:font-size-asian="12pt" style:font-size-complex="12pt"/>
    </style:style>
    <style:style style:name="T44_28" style:family="text">
      <style:text-properties fo:font-size="12pt" style:font-size-asian="12pt" style:font-size-complex="12pt"/>
    </style:style>
    <style:style style:name="T44_29" style:family="text">
      <style:text-properties fo:font-size="12pt" style:font-size-asian="12pt" style:font-size-complex="12pt"/>
    </style:style>
    <style:style style:name="T44_30" style:family="text">
      <style:text-properties fo:font-size="12pt" style:font-size-asian="12pt" style:font-size-complex="12pt"/>
    </style:style>
    <style:style style:name="T44_31" style:family="text">
      <style:text-properties fo:font-size="12pt" style:font-size-asian="12pt" style:font-size-complex="12pt"/>
    </style:style>
    <style:style style:name="T44_32" style:family="text">
      <style:text-properties fo:font-size="12pt" style:font-size-asian="12pt" style:font-size-complex="12pt"/>
    </style:style>
    <style:style style:name="T44_33" style:family="text">
      <style:text-properties fo:font-size="12pt" style:font-size-asian="12pt" style:font-size-complex="12pt"/>
    </style:style>
    <style:style style:name="T44_34" style:family="text">
      <style:text-properties fo:font-size="12pt" style:font-size-asian="12pt" style:font-size-complex="12pt"/>
    </style:style>
    <style:style style:name="T44_35" style:family="text">
      <style:text-properties fo:font-size="12pt" style:font-size-asian="12pt" style:font-size-complex="12pt"/>
    </style:style>
    <style:style style:name="T44_36" style:family="text">
      <style:text-properties fo:font-size="12pt" style:font-size-asian="12pt" style:font-size-complex="12pt"/>
    </style:style>
    <style:style style:name="T44_37" style:family="text">
      <style:text-properties fo:font-size="12pt" style:font-size-asian="12pt" style:font-size-complex="12pt"/>
    </style:style>
    <style:style style:name="T44_38" style:family="text">
      <style:text-properties fo:font-size="12pt" style:font-size-asian="12pt" style:font-size-complex="12pt"/>
    </style:style>
    <style:style style:name="T44_39" style:family="text">
      <style:text-properties fo:font-size="12pt" style:font-size-asian="12pt" style:font-size-complex="12pt"/>
    </style:style>
    <style:style style:name="T44_40" style:family="text">
      <style:text-properties fo:font-size="12pt" style:font-size-asian="12pt" style:font-size-complex="12pt"/>
    </style:style>
    <style:style style:name="T44_41" style:family="text">
      <style:text-properties fo:font-size="12pt" style:font-size-asian="12pt" style:font-size-complex="12pt"/>
    </style:style>
    <style:style style:name="T44_42" style:family="text">
      <style:text-properties fo:font-size="12pt" style:font-size-asian="12pt" style:font-size-complex="12pt"/>
    </style:style>
    <style:style style:name="T44_43" style:family="text">
      <style:text-properties fo:font-size="12pt" style:font-size-asian="12pt" style:font-size-complex="12pt"/>
    </style:style>
    <style:style style:name="T44_44" style:family="text">
      <style:text-properties fo:font-size="12pt" style:font-size-asian="12pt" style:font-size-complex="12pt"/>
    </style:style>
    <style:style style:name="T44_45" style:family="text">
      <style:text-properties fo:font-size="12pt" style:font-size-asian="12pt" style:font-size-complex="12pt"/>
    </style:style>
    <style:style style:name="T44_46" style:family="text">
      <style:text-properties fo:font-size="12pt" style:font-size-asian="12pt" style:font-size-complex="12pt"/>
    </style:style>
    <style:style style:name="T44_47" style:family="text">
      <style:text-properties fo:font-size="12pt" style:font-size-asian="12pt" style:font-size-complex="12pt"/>
    </style:style>
    <style:style style:name="T44_48" style:family="text">
      <style:text-properties fo:font-size="12pt" style:font-size-asian="12pt" style:font-size-complex="12pt"/>
    </style:style>
    <style:style style:name="T44_49" style:family="text">
      <style:text-properties fo:font-size="12pt" style:font-size-asian="12pt" style:font-size-complex="12pt"/>
    </style:style>
    <style:style style:name="T44_50" style:family="text">
      <style:text-properties fo:font-size="12pt" style:font-size-asian="12pt" style:font-size-complex="12pt"/>
    </style:style>
    <style:style style:name="T44_51" style:family="text">
      <style:text-properties fo:font-size="12pt" style:font-size-asian="12pt" style:font-size-complex="12pt"/>
    </style:style>
    <style:style style:name="T44_52" style:family="text">
      <style:text-properties fo:font-size="12pt" style:font-size-asian="12pt" style:font-size-complex="12pt"/>
    </style:style>
    <style:style style:name="T44_53" style:family="text">
      <style:text-properties fo:font-size="12pt" style:font-size-asian="12pt" style:font-size-complex="12pt"/>
    </style:style>
    <style:style style:name="T44_54" style:family="text">
      <style:text-properties fo:font-size="12pt" style:font-size-asian="12pt" style:font-size-complex="12pt"/>
    </style:style>
    <style:style style:name="T44_55" style:family="text">
      <style:text-properties fo:font-size="12pt" style:font-size-asian="12pt" style:font-size-complex="12pt"/>
    </style:style>
    <style:style style:name="T44_56" style:family="text">
      <style:text-properties fo:font-size="12pt" style:font-size-asian="12pt" style:font-size-complex="12pt"/>
    </style:style>
    <style:style style:name="T44_57" style:family="text">
      <style:text-properties fo:font-size="12pt" style:font-size-asian="12pt" style:font-size-complex="12pt"/>
    </style:style>
    <style:style style:name="T44_58" style:family="text">
      <style:text-properties fo:font-size="12pt" style:font-size-asian="12pt" style:font-size-complex="12pt"/>
    </style:style>
    <style:style style:name="T44_59" style:family="text">
      <style:text-properties fo:font-size="12pt" style:font-size-asian="12pt" style:font-size-complex="12pt"/>
    </style:style>
    <style:style style:name="T44_60" style:family="text">
      <style:text-properties fo:font-size="12pt" style:font-size-asian="12pt" style:font-size-complex="12pt"/>
    </style:style>
    <style:style style:name="T44_61" style:family="text">
      <style:text-properties fo:font-size="12pt" style:font-size-asian="12pt" style:font-size-complex="12pt"/>
    </style:style>
    <style:style style:name="T44_62" style:family="text">
      <style:text-properties fo:font-size="12pt" style:font-size-asian="12pt" style:font-size-complex="12pt"/>
    </style:style>
    <style:style style:name="T44_63" style:family="text">
      <style:text-properties fo:font-size="12pt" style:font-size-asian="12pt" style:font-size-complex="12pt"/>
    </style:style>
    <style:style style:name="T44_64" style:family="text">
      <style:text-properties fo:font-size="12pt" style:font-size-asian="12pt" style:font-size-complex="12pt"/>
    </style:style>
    <style:style style:name="T44_65" style:family="text">
      <style:text-properties fo:font-size="12pt" style:font-size-asian="12pt" style:font-size-complex="12pt"/>
    </style:style>
    <style:style style:name="T44_66" style:family="text">
      <style:text-properties fo:font-size="12pt" style:font-size-asian="12pt" style:font-size-complex="12pt"/>
    </style:style>
    <style:style style:name="T44_67" style:family="text">
      <style:text-properties fo:font-size="12pt" style:font-size-asian="12pt" style:font-size-complex="12pt"/>
    </style:style>
    <style:style style:name="T44_68" style:family="text">
      <style:text-properties fo:font-size="12pt" style:font-size-asian="12pt" style:font-size-complex="12pt"/>
    </style:style>
    <style:style style:name="T44_69" style:family="text">
      <style:text-properties fo:font-size="12pt" style:font-size-asian="12pt" style:font-size-complex="12pt"/>
    </style:style>
    <style:style style:name="T44_70" style:family="text">
      <style:text-properties fo:font-size="12pt" style:font-size-asian="12pt" style:font-size-complex="12pt"/>
    </style:style>
    <style:style style:name="T44_71" style:family="text">
      <style:text-properties fo:font-size="12pt" style:font-size-asian="12pt" style:font-size-complex="12pt"/>
    </style:style>
    <style:style style:name="T44_72" style:family="text">
      <style:text-properties fo:font-size="12pt" style:font-size-asian="12pt" style:font-size-complex="12pt"/>
    </style:style>
    <style:style style:name="T44_73" style:family="text">
      <style:text-properties fo:font-size="12pt" style:font-size-asian="12pt" style:font-size-complex="12pt"/>
    </style:style>
    <style:style style:name="T44_74" style:family="text">
      <style:text-properties fo:font-size="12pt" style:font-size-asian="12pt" style:font-size-complex="12pt"/>
    </style:style>
    <style:style style:name="T44_75" style:family="text">
      <style:text-properties fo:font-size="12pt" style:font-size-asian="12pt" style:font-size-complex="12pt"/>
    </style:style>
    <style:style style:name="T44_76" style:family="text">
      <style:text-properties fo:font-size="12pt" style:font-size-asian="12pt" style:font-size-complex="12pt"/>
    </style:style>
    <style:style style:name="T44_77" style:family="text">
      <style:text-properties fo:font-size="12pt" style:font-size-asian="12pt" style:font-size-complex="12pt"/>
    </style:style>
    <style:style style:name="T44_78" style:family="text">
      <style:text-properties fo:font-size="12pt" style:font-size-asian="12pt" style:font-size-complex="12pt"/>
    </style:style>
    <style:style style:name="T44_79" style:family="text">
      <style:text-properties fo:font-size="12pt" style:font-size-asian="12pt" style:font-size-complex="12pt"/>
    </style:style>
    <style:style style:name="T44_80" style:family="text">
      <style:text-properties fo:font-size="12pt" style:font-size-asian="12pt" style:font-size-complex="12pt"/>
    </style:style>
    <style:style style:name="T44_81" style:family="text">
      <style:text-properties fo:font-size="12pt" style:font-size-asian="12pt" style:font-size-complex="12pt"/>
    </style:style>
    <style:style style:name="T44_82" style:family="text">
      <style:text-properties fo:font-size="12pt" style:font-size-asian="12pt" style:font-size-complex="12pt"/>
    </style:style>
    <style:style style:name="T44_83" style:family="text">
      <style:text-properties fo:font-size="12pt" style:font-size-asian="12pt" style:font-size-complex="12pt"/>
    </style:style>
    <style:style style:name="T44_84" style:family="text">
      <style:text-properties fo:font-size="12pt" style:font-size-asian="12pt" style:font-size-complex="12pt"/>
    </style:style>
    <style:style style:name="T44_85" style:family="text">
      <style:text-properties fo:font-size="12pt" style:font-size-asian="12pt" style:font-size-complex="12pt"/>
    </style:style>
    <style:style style:name="T44_86" style:family="text">
      <style:text-properties fo:font-size="12pt" style:font-size-asian="12pt" style:font-size-complex="12pt"/>
    </style:style>
    <style:style style:name="T44_87" style:family="text">
      <style:text-properties fo:font-size="12pt" style:font-size-asian="12pt" style:font-size-complex="12pt"/>
    </style:style>
    <style:style style:name="T44_88" style:family="text">
      <style:text-properties fo:font-size="12pt" style:font-size-asian="12pt" style:font-size-complex="12pt"/>
    </style:style>
    <style:style style:name="T44_89" style:family="text">
      <style:text-properties fo:font-size="12pt" style:font-size-asian="12pt" style:font-size-complex="12pt"/>
    </style:style>
    <style:style style:name="T44_90" style:family="text">
      <style:text-properties fo:font-size="12pt" style:font-size-asian="12pt" style:font-size-complex="12pt"/>
    </style:style>
    <style:style style:name="T44_91" style:family="text">
      <style:text-properties fo:font-size="12pt" style:font-size-asian="12pt" style:font-size-complex="12pt"/>
    </style:style>
    <style:style style:name="T44_92" style:family="text">
      <style:text-properties fo:font-size="12pt" style:font-size-asian="12pt" style:font-size-complex="12pt"/>
    </style:style>
    <style:style style:name="T44_93" style:family="text">
      <style:text-properties fo:font-size="12pt" style:font-size-asian="12pt" style:font-size-complex="12pt"/>
    </style:style>
    <style:style style:name="T44_94" style:family="text">
      <style:text-properties fo:font-size="12pt" style:font-size-asian="12pt" style:font-size-complex="12pt"/>
    </style:style>
    <style:style style:name="T44_95" style:family="text">
      <style:text-properties fo:font-size="12pt" style:font-size-asian="12pt" style:font-size-complex="12pt"/>
    </style:style>
    <style:style style:name="T44_96" style:family="text">
      <style:text-properties fo:font-size="12pt" style:font-size-asian="12pt" style:font-size-complex="12pt"/>
    </style:style>
    <style:style style:name="T44_97" style:family="text">
      <style:text-properties fo:font-size="12pt" style:font-size-asian="12pt" style:font-size-complex="12pt"/>
    </style:style>
    <style:style style:name="T44_98" style:family="text">
      <style:text-properties fo:font-size="12pt" style:font-size-asian="12pt" style:font-size-complex="12pt"/>
    </style:style>
    <style:style style:name="T44_99" style:family="text">
      <style:text-properties fo:font-size="12pt" style:font-size-asian="12pt" style:font-size-complex="12pt"/>
    </style:style>
    <style:style style:name="T44_100" style:family="text">
      <style:text-properties fo:font-size="12pt" style:font-size-asian="12pt" style:font-size-complex="12pt"/>
    </style:style>
    <style:style style:name="T44_101" style:family="text">
      <style:text-properties fo:font-size="12pt" style:font-size-asian="12pt" style:font-size-complex="12pt"/>
    </style:style>
    <style:style style:name="T44_102" style:family="text">
      <style:text-properties fo:font-size="12pt" style:font-size-asian="12pt" style:font-size-complex="12pt"/>
    </style:style>
    <style:style style:name="T44_103" style:family="text">
      <style:text-properties fo:font-size="12pt" style:font-size-asian="12pt" style:font-size-complex="12pt"/>
    </style:style>
    <style:style style:name="T44_104" style:family="text">
      <style:text-properties fo:font-size="12pt" style:font-size-asian="12pt" style:font-size-complex="12pt"/>
    </style:style>
    <style:style style:name="T44_105" style:family="text">
      <style:text-properties fo:font-size="12pt" style:font-size-asian="12pt" style:font-size-complex="12pt"/>
    </style:style>
    <style:style style:name="T44_106" style:family="text">
      <style:text-properties fo:font-size="12pt" style:font-size-asian="12pt" style:font-size-complex="12pt"/>
    </style:style>
    <style:style style:name="T44_107" style:family="text">
      <style:text-properties fo:font-size="12pt" style:font-size-asian="12pt" style:font-size-complex="12pt"/>
    </style:style>
    <style:style style:name="T44_108" style:family="text">
      <style:text-properties fo:font-size="12pt" style:font-size-asian="12pt" style:font-size-complex="12pt"/>
    </style:style>
    <style:style style:name="T44_109" style:family="text">
      <style:text-properties fo:font-size="12pt" style:font-size-asian="12pt" style:font-size-complex="12pt"/>
    </style:style>
    <style:style style:name="T44_110" style:family="text">
      <style:text-properties fo:font-size="12pt" style:font-size-asian="12pt" style:font-size-complex="12pt"/>
    </style:style>
    <style:style style:name="T44_111" style:family="text">
      <style:text-properties fo:font-size="12pt" style:font-size-asian="12pt" style:font-size-complex="12pt"/>
    </style:style>
    <style:style style:name="T44_112" style:family="text">
      <style:text-properties fo:font-size="12pt" style:font-size-asian="12pt" style:font-size-complex="12pt"/>
    </style:style>
    <style:style style:name="T44_113" style:family="text">
      <style:text-properties fo:font-size="12pt" style:font-size-asian="12pt" style:font-size-complex="12pt"/>
    </style:style>
    <style:style style:name="T44_114" style:family="text">
      <style:text-properties fo:font-size="12pt" style:font-size-asian="12pt" style:font-size-complex="12pt"/>
    </style:style>
    <style:style style:name="T44_115" style:family="text">
      <style:text-properties fo:font-size="12pt" style:font-size-asian="12pt" style:font-size-complex="12pt"/>
    </style:style>
    <style:style style:name="T44_116" style:family="text">
      <style:text-properties fo:font-size="12pt" style:font-size-asian="12pt" style:font-size-complex="12pt"/>
    </style:style>
    <style:style style:name="T44_117" style:family="text">
      <style:text-properties fo:font-size="12pt" style:font-size-asian="12pt" style:font-size-complex="12pt"/>
    </style:style>
    <style:style style:name="T44_118" style:family="text">
      <style:text-properties fo:font-size="12pt" style:font-size-asian="12pt" style:font-size-complex="12pt"/>
    </style:style>
    <style:style style:name="T44_119" style:family="text">
      <style:text-properties fo:font-size="12pt" style:font-size-asian="12pt" style:font-size-complex="12pt"/>
    </style:style>
    <style:style style:name="T44_120" style:family="text">
      <style:text-properties fo:font-size="12pt" style:font-size-asian="12pt" style:font-size-complex="12pt"/>
    </style:style>
    <style:style style:name="T44_121" style:family="text">
      <style:text-properties fo:font-size="12pt" style:font-size-asian="12pt" style:font-size-complex="12pt"/>
    </style:style>
    <style:style style:name="T44_122" style:family="text">
      <style:text-properties fo:font-size="12pt" style:font-size-asian="12pt" style:font-size-complex="12pt"/>
    </style:style>
    <style:style style:name="T44_123" style:family="text">
      <style:text-properties fo:font-size="12pt" style:font-size-asian="12pt" style:font-size-complex="12pt"/>
    </style:style>
    <style:style style:name="T44_124" style:family="text">
      <style:text-properties fo:font-size="12pt" style:font-size-asian="12pt" style:font-size-complex="12pt"/>
    </style:style>
    <style:style style:name="T44_125" style:family="text">
      <style:text-properties fo:font-size="12pt" style:font-size-asian="12pt" style:font-size-complex="12pt"/>
    </style:style>
    <style:style style:name="T44_126" style:family="text">
      <style:text-properties fo:font-size="12pt" style:font-size-asian="12pt" style:font-size-complex="12pt"/>
    </style:style>
    <style:style style:name="T44_127" style:family="text">
      <style:text-properties fo:font-size="12pt" style:font-size-asian="12pt" style:font-size-complex="12pt"/>
    </style:style>
    <style:style style:name="T44_128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P46" style:family="paragraph" style:parent-style-name="Heading_20_1">
      <style:paragraph-properties fo:break-before="auto" fo:line-height="115%" fo:margin-top="0.847cm" style:writing-mode="lr-tb"/>
    </style:style>
    <style:style style:name="T46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6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46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47" style:family="paragraph" style:parent-style-name="Standard">
      <style:paragraph-properties fo:text-align="justify" fo:break-before="auto" fo:line-height="115%" fo:margin-bottom="0.353cm" style:writing-mode="lr-tb"/>
    </style:style>
    <style:style style:name="T47_1" style:family="text"/>
    <style:style style:name="P48" style:family="paragraph" style:parent-style-name="Standard">
      <style:paragraph-properties fo:text-align="justify" fo:break-before="auto" fo:line-height="115%" fo:margin-bottom="0.353cm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ize="12pt" style:font-size-asian="12pt" style:font-size-complex="12pt"/>
    </style:style>
    <style:style style:name="T48_23" style:family="text">
      <style:text-properties fo:font-size="12pt" style:font-size-asian="12pt" style:font-size-complex="12pt"/>
    </style:style>
    <style:style style:name="T48_24" style:family="text">
      <style:text-properties fo:font-size="12pt" style:font-size-asian="12pt" style:font-size-complex="12pt"/>
    </style:style>
    <style:style style:name="T48_25" style:family="text">
      <style:text-properties fo:font-size="12pt" style:font-size-asian="12pt" style:font-size-complex="12pt"/>
    </style:style>
    <style:style style:name="T48_26" style:family="text">
      <style:text-properties fo:font-size="12pt" style:font-size-asian="12pt" style:font-size-complex="12pt"/>
    </style:style>
    <style:style style:name="T48_27" style:family="text">
      <style:text-properties fo:font-size="12pt" style:font-size-asian="12pt" style:font-size-complex="12pt"/>
    </style:style>
    <style:style style:name="T48_28" style:family="text">
      <style:text-properties fo:font-size="12pt" style:font-size-asian="12pt" style:font-size-complex="12pt"/>
    </style:style>
    <style:style style:name="T48_29" style:family="text">
      <style:text-properties fo:font-size="12pt" style:font-size-asian="12pt" style:font-size-complex="12pt"/>
    </style:style>
    <style:style style:name="T48_30" style:family="text">
      <style:text-properties fo:font-size="12pt" style:font-size-asian="12pt" style:font-size-complex="12pt"/>
    </style:style>
    <style:style style:name="T48_31" style:family="text">
      <style:text-properties fo:font-size="12pt" style:font-size-asian="12pt" style:font-size-complex="12pt"/>
    </style:style>
    <style:style style:name="T48_32" style:family="text">
      <style:text-properties fo:font-size="12pt" style:font-size-asian="12pt" style:font-size-complex="12pt"/>
    </style:style>
    <style:style style:name="T48_33" style:family="text">
      <style:text-properties fo:font-size="12pt" style:font-size-asian="12pt" style:font-size-complex="12pt"/>
    </style:style>
    <style:style style:name="T48_34" style:family="text">
      <style:text-properties fo:font-size="12pt" style:font-size-asian="12pt" style:font-size-complex="12pt"/>
    </style:style>
    <style:style style:name="T48_35" style:family="text">
      <style:text-properties fo:font-size="12pt" style:font-size-asian="12pt" style:font-size-complex="12pt"/>
    </style:style>
    <style:style style:name="T48_36" style:family="text">
      <style:text-properties fo:font-size="12pt" style:font-size-asian="12pt" style:font-size-complex="12pt"/>
    </style:style>
    <style:style style:name="T48_37" style:family="text">
      <style:text-properties fo:font-size="12pt" style:font-size-asian="12pt" style:font-size-complex="12pt"/>
    </style:style>
    <style:style style:name="T48_38" style:family="text">
      <style:text-properties fo:font-size="12pt" style:font-size-asian="12pt" style:font-size-complex="12pt"/>
    </style:style>
    <style:style style:name="T48_39" style:family="text">
      <style:text-properties fo:font-size="12pt" style:font-size-asian="12pt" style:font-size-complex="12pt"/>
    </style:style>
    <style:style style:name="T48_40" style:family="text">
      <style:text-properties fo:font-size="12pt" style:font-size-asian="12pt" style:font-size-complex="12pt"/>
    </style:style>
    <style:style style:name="T48_41" style:family="text">
      <style:text-properties fo:font-size="12pt" style:font-size-asian="12pt" style:font-size-complex="12pt"/>
    </style:style>
    <style:style style:name="T48_42" style:family="text">
      <style:text-properties fo:font-size="12pt" style:font-size-asian="12pt" style:font-size-complex="12pt"/>
    </style:style>
    <style:style style:name="T48_43" style:family="text">
      <style:text-properties fo:font-size="12pt" style:font-size-asian="12pt" style:font-size-complex="12pt"/>
    </style:style>
    <style:style style:name="T48_44" style:family="text">
      <style:text-properties fo:font-size="12pt" style:font-size-asian="12pt" style:font-size-complex="12pt"/>
    </style:style>
    <style:style style:name="T48_45" style:family="text">
      <style:text-properties fo:font-size="12pt" style:font-size-asian="12pt" style:font-size-complex="12pt"/>
    </style:style>
    <style:style style:name="T48_46" style:family="text">
      <style:text-properties fo:font-size="12pt" style:font-size-asian="12pt" style:font-size-complex="12pt"/>
    </style:style>
    <style:style style:name="T48_47" style:family="text">
      <style:text-properties fo:font-size="12pt" style:font-size-asian="12pt" style:font-size-complex="12pt"/>
    </style:style>
    <style:style style:name="T48_48" style:family="text">
      <style:text-properties fo:font-size="12pt" style:font-size-asian="12pt" style:font-size-complex="12pt"/>
    </style:style>
    <style:style style:name="T48_49" style:family="text">
      <style:text-properties fo:font-size="12pt" style:font-size-asian="12pt" style:font-size-complex="12pt"/>
    </style:style>
    <style:style style:name="T48_50" style:family="text">
      <style:text-properties fo:font-size="12pt" style:font-size-asian="12pt" style:font-size-complex="12pt"/>
    </style:style>
    <style:style style:name="T48_51" style:family="text">
      <style:text-properties fo:font-size="12pt" style:font-size-asian="12pt" style:font-size-complex="12pt"/>
    </style:style>
    <style:style style:name="T48_52" style:family="text">
      <style:text-properties fo:font-size="12pt" style:font-size-asian="12pt" style:font-size-complex="12pt"/>
    </style:style>
    <style:style style:name="T48_53" style:family="text">
      <style:text-properties fo:font-size="12pt" style:font-size-asian="12pt" style:font-size-complex="12pt"/>
    </style:style>
    <style:style style:name="T48_54" style:family="text">
      <style:text-properties fo:font-size="12pt" style:font-size-asian="12pt" style:font-size-complex="12pt"/>
    </style:style>
    <style:style style:name="T48_55" style:family="text">
      <style:text-properties fo:font-size="12pt" style:font-size-asian="12pt" style:font-size-complex="12pt"/>
    </style:style>
    <style:style style:name="T48_56" style:family="text">
      <style:text-properties fo:font-size="12pt" style:font-size-asian="12pt" style:font-size-complex="12pt"/>
    </style:style>
    <style:style style:name="T48_57" style:family="text">
      <style:text-properties fo:font-size="12pt" style:font-size-asian="12pt" style:font-size-complex="12pt"/>
    </style:style>
    <style:style style:name="T48_58" style:family="text">
      <style:text-properties fo:font-size="12pt" style:font-size-asian="12pt" style:font-size-complex="12pt"/>
    </style:style>
    <style:style style:name="T48_59" style:family="text">
      <style:text-properties fo:font-size="12pt" style:font-size-asian="12pt" style:font-size-complex="12pt"/>
    </style:style>
    <style:style style:name="T48_60" style:family="text">
      <style:text-properties fo:font-size="12pt" style:font-size-asian="12pt" style:font-size-complex="12pt"/>
    </style:style>
    <style:style style:name="T48_61" style:family="text">
      <style:text-properties fo:font-size="12pt" style:font-size-asian="12pt" style:font-size-complex="12pt"/>
    </style:style>
    <style:style style:name="T48_62" style:family="text">
      <style:text-properties fo:font-size="12pt" style:font-size-asian="12pt" style:font-size-complex="12pt"/>
    </style:style>
    <style:style style:name="T48_63" style:family="text">
      <style:text-properties fo:font-size="12pt" style:font-size-asian="12pt" style:font-size-complex="12pt"/>
    </style:style>
    <style:style style:name="T48_64" style:family="text">
      <style:text-properties fo:font-size="12pt" style:font-size-asian="12pt" style:font-size-complex="12pt"/>
    </style:style>
    <style:style style:name="T48_65" style:family="text">
      <style:text-properties fo:font-size="12pt" style:font-size-asian="12pt" style:font-size-complex="12pt"/>
    </style:style>
    <style:style style:name="T48_66" style:family="text">
      <style:text-properties fo:font-size="12pt" style:font-size-asian="12pt" style:font-size-complex="12pt"/>
    </style:style>
    <style:style style:name="T48_67" style:family="text">
      <style:text-properties fo:font-size="12pt" style:font-size-asian="12pt" style:font-size-complex="12pt"/>
    </style:style>
    <style:style style:name="T48_68" style:family="text">
      <style:text-properties fo:font-size="12pt" style:font-size-asian="12pt" style:font-size-complex="12pt"/>
    </style:style>
    <style:style style:name="T48_69" style:family="text">
      <style:text-properties fo:font-size="12pt" style:font-size-asian="12pt" style:font-size-complex="12pt"/>
    </style:style>
    <style:style style:name="T48_70" style:family="text">
      <style:text-properties fo:font-size="12pt" style:font-size-asian="12pt" style:font-size-complex="12pt"/>
    </style:style>
    <style:style style:name="T48_71" style:family="text">
      <style:text-properties fo:font-size="12pt" style:font-size-asian="12pt" style:font-size-complex="12pt"/>
    </style:style>
    <style:style style:name="T48_72" style:family="text">
      <style:text-properties fo:font-size="12pt" style:font-size-asian="12pt" style:font-size-complex="12pt"/>
    </style:style>
    <style:style style:name="T48_73" style:family="text">
      <style:text-properties fo:font-size="12pt" style:font-size-asian="12pt" style:font-size-complex="12pt"/>
    </style:style>
    <style:style style:name="T48_74" style:family="text">
      <style:text-properties fo:font-size="12pt" style:font-size-asian="12pt" style:font-size-complex="12pt"/>
    </style:style>
    <style:style style:name="T48_75" style:family="text">
      <style:text-properties fo:font-size="12pt" style:font-size-asian="12pt" style:font-size-complex="12pt"/>
    </style:style>
    <style:style style:name="T48_76" style:family="text">
      <style:text-properties fo:font-size="12pt" style:font-size-asian="12pt" style:font-size-complex="12pt"/>
    </style:style>
    <style:style style:name="T48_77" style:family="text">
      <style:text-properties fo:font-size="12pt" style:font-size-asian="12pt" style:font-size-complex="12pt"/>
    </style:style>
    <style:style style:name="T48_78" style:family="text">
      <style:text-properties fo:font-size="12pt" style:font-size-asian="12pt" style:font-size-complex="12pt"/>
    </style:style>
    <style:style style:name="T48_79" style:family="text">
      <style:text-properties fo:font-size="12pt" style:font-size-asian="12pt" style:font-size-complex="12pt"/>
    </style:style>
    <style:style style:name="T48_80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P50" style:family="paragraph" style:parent-style-name="Heading_20_1">
      <style:paragraph-properties fo:break-before="auto" fo:line-height="115%" fo:margin-top="0.847cm" style:writing-mode="lr-tb"/>
    </style:style>
    <style:style style:name="T50_1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50_2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50_3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50_4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50_5" style:family="text">
      <style:text-properties fo:color="#365f91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line-height="115%" fo:margin-bottom="0.353cm" style:writing-mode="lr-tb"/>
    </style:style>
    <style:style style:name="T51_1" style:family="text"/>
    <style:style style:name="P52" style:family="paragraph" style:parent-style-name="Standard">
      <style:paragraph-properties fo:text-align="justify" fo:break-before="auto" fo:line-height="115%" fo:margin-bottom="0.353cm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52_39" style:family="text">
      <style:text-properties fo:font-size="12pt" style:font-size-asian="12pt" style:font-size-complex="12pt"/>
    </style:style>
    <style:style style:name="T52_40" style:family="text">
      <style:text-properties fo:font-size="12pt" style:font-size-asian="12pt" style:font-size-complex="12pt"/>
    </style:style>
    <style:style style:name="T52_41" style:family="text">
      <style:text-properties fo:font-size="12pt" style:font-size-asian="12pt" style:font-size-complex="12pt"/>
    </style:style>
    <style:style style:name="T52_42" style:family="text">
      <style:text-properties fo:font-size="12pt" style:font-size-asian="12pt" style:font-size-complex="12pt"/>
    </style:style>
    <style:style style:name="T52_43" style:family="text">
      <style:text-properties fo:font-size="12pt" style:font-size-asian="12pt" style:font-size-complex="12pt"/>
    </style:style>
    <style:style style:name="T52_44" style:family="text">
      <style:text-properties fo:font-size="12pt" style:font-size-asian="12pt" style:font-size-complex="12pt"/>
    </style:style>
    <style:style style:name="T52_45" style:family="text">
      <style:text-properties fo:font-size="12pt" style:font-size-asian="12pt" style:font-size-complex="12pt"/>
    </style:style>
    <style:style style:name="T52_46" style:family="text">
      <style:text-properties fo:font-size="12pt" style:font-size-asian="12pt" style:font-size-complex="12pt"/>
    </style:style>
    <style:style style:name="T52_47" style:family="text">
      <style:text-properties fo:font-size="12pt" style:font-size-asian="12pt" style:font-size-complex="12pt"/>
    </style:style>
    <style:style style:name="T52_48" style:family="text">
      <style:text-properties fo:font-size="12pt" style:font-size-asian="12pt" style:font-size-complex="12pt"/>
    </style:style>
    <style:style style:name="T52_49" style:family="text">
      <style:text-properties fo:font-size="12pt" style:font-size-asian="12pt" style:font-size-complex="12pt"/>
    </style:style>
    <style:style style:name="T52_50" style:family="text">
      <style:text-properties fo:font-size="12pt" style:font-size-asian="12pt" style:font-size-complex="12pt"/>
    </style:style>
    <style:style style:name="T52_51" style:family="text">
      <style:text-properties fo:font-size="12pt" style:font-size-asian="12pt" style:font-size-complex="12pt"/>
    </style:style>
    <style:style style:name="T52_52" style:family="text">
      <style:text-properties fo:font-size="12pt" style:font-size-asian="12pt" style:font-size-complex="12pt"/>
    </style:style>
    <style:style style:name="T52_53" style:family="text">
      <style:text-properties fo:font-size="12pt" style:font-size-asian="12pt" style:font-size-complex="12pt"/>
    </style:style>
    <style:style style:name="T52_54" style:family="text">
      <style:text-properties fo:font-size="12pt" style:font-size-asian="12pt" style:font-size-complex="12pt"/>
    </style:style>
    <style:style style:name="T52_55" style:family="text">
      <style:text-properties fo:font-size="12pt" style:font-size-asian="12pt" style:font-size-complex="12pt"/>
    </style:style>
    <style:style style:name="T52_56" style:family="text">
      <style:text-properties fo:font-size="12pt" style:font-size-asian="12pt" style:font-size-complex="12pt"/>
    </style:style>
    <style:style style:name="T52_57" style:family="text">
      <style:text-properties fo:font-size="12pt" style:font-size-asian="12pt" style:font-size-complex="12pt"/>
    </style:style>
    <style:style style:name="T52_58" style:family="text">
      <style:text-properties fo:font-size="12pt" style:font-size-asian="12pt" style:font-size-complex="12pt"/>
    </style:style>
    <style:style style:name="T52_59" style:family="text">
      <style:text-properties fo:font-size="12pt" style:font-size-asian="12pt" style:font-size-complex="12pt"/>
    </style:style>
    <style:style style:name="T52_60" style:family="text">
      <style:text-properties fo:font-size="12pt" style:font-size-asian="12pt" style:font-size-complex="12pt"/>
    </style:style>
    <style:style style:name="T52_61" style:family="text">
      <style:text-properties fo:font-size="12pt" style:font-size-asian="12pt" style:font-size-complex="12pt"/>
    </style:style>
    <style:style style:name="T52_62" style:family="text">
      <style:text-properties fo:font-size="12pt" style:font-size-asian="12pt" style:font-size-complex="12pt"/>
    </style:style>
    <style:style style:name="T52_63" style:family="text">
      <style:text-properties fo:font-size="12pt" style:font-size-asian="12pt" style:font-size-complex="12pt"/>
    </style:style>
    <style:style style:name="T52_64" style:family="text">
      <style:text-properties fo:font-size="12pt" style:font-size-asian="12pt" style:font-size-complex="12pt"/>
    </style:style>
    <style:style style:name="T52_65" style:family="text">
      <style:text-properties fo:font-size="12pt" style:font-size-asian="12pt" style:font-size-complex="12pt"/>
    </style:style>
    <style:style style:name="T52_66" style:family="text">
      <style:text-properties fo:font-size="12pt" style:font-size-asian="12pt" style:font-size-complex="12pt"/>
    </style:style>
    <style:style style:name="T52_67" style:family="text">
      <style:text-properties fo:font-size="12pt" style:font-size-asian="12pt" style:font-size-complex="12pt"/>
    </style:style>
    <style:style style:name="T52_68" style:family="text">
      <style:text-properties fo:font-size="12pt" style:font-size-asian="12pt" style:font-size-complex="12pt"/>
    </style:style>
    <style:style style:name="T52_69" style:family="text">
      <style:text-properties fo:font-size="12pt" style:font-size-asian="12pt" style:font-size-complex="12pt"/>
    </style:style>
    <style:style style:name="T52_70" style:family="text">
      <style:text-properties fo:font-size="12pt" style:font-size-asian="12pt" style:font-size-complex="12pt"/>
    </style:style>
    <style:style style:name="T52_71" style:family="text">
      <style:text-properties fo:font-size="12pt" style:font-size-asian="12pt" style:font-size-complex="12pt"/>
    </style:style>
    <style:style style:name="T52_72" style:family="text">
      <style:text-properties fo:font-size="12pt" style:font-size-asian="12pt" style:font-size-complex="12pt"/>
    </style:style>
    <style:style style:name="T52_73" style:family="text">
      <style:text-properties fo:font-size="12pt" style:font-size-asian="12pt" style:font-size-complex="12pt"/>
    </style:style>
    <style:style style:name="T52_74" style:family="text">
      <style:text-properties fo:font-size="12pt" style:font-size-asian="12pt" style:font-size-complex="12pt"/>
    </style:style>
    <style:style style:name="T52_75" style:family="text">
      <style:text-properties fo:font-size="12pt" style:font-size-asian="12pt" style:font-size-complex="12pt"/>
    </style:style>
    <style:style style:name="T52_76" style:family="text">
      <style:text-properties fo:font-size="12pt" style:font-size-asian="12pt" style:font-size-complex="12pt"/>
    </style:style>
    <style:style style:name="T52_77" style:family="text">
      <style:text-properties fo:font-size="12pt" style:font-size-asian="12pt" style:font-size-complex="12pt"/>
    </style:style>
    <style:style style:name="T52_78" style:family="text">
      <style:text-properties fo:font-size="12pt" style:font-size-asian="12pt" style:font-size-complex="12pt"/>
    </style:style>
    <style:style style:name="T52_79" style:family="text">
      <style:text-properties fo:font-size="12pt" style:font-size-asian="12pt" style:font-size-complex="12pt"/>
    </style:style>
    <style:style style:name="T52_80" style:family="text">
      <style:text-properties fo:font-size="12pt" style:font-size-asian="12pt" style:font-size-complex="12pt"/>
    </style:style>
    <style:style style:name="T52_81" style:family="text">
      <style:text-properties fo:font-size="12pt" style:font-size-asian="12pt" style:font-size-complex="12pt"/>
    </style:style>
    <style:style style:name="T52_82" style:family="text">
      <style:text-properties fo:font-size="12pt" style:font-size-asian="12pt" style:font-size-complex="12pt"/>
    </style:style>
    <style:style style:name="T52_83" style:family="text">
      <style:text-properties fo:font-size="12pt" style:font-size-asian="12pt" style:font-size-complex="12pt"/>
    </style:style>
    <style:style style:name="T52_84" style:family="text">
      <style:text-properties fo:font-size="12pt" style:font-size-asian="12pt" style:font-size-complex="12pt"/>
    </style:style>
    <style:style style:name="T52_85" style:family="text">
      <style:text-properties fo:font-size="12pt" style:font-size-asian="12pt" style:font-size-complex="12pt"/>
    </style:style>
    <style:style style:name="T52_86" style:family="text">
      <style:text-properties fo:font-size="12pt" style:font-size-asian="12pt" style:font-size-complex="12pt"/>
    </style:style>
    <style:style style:name="T52_87" style:family="text">
      <style:text-properties fo:font-size="12pt" style:font-size-asian="12pt" style:font-size-complex="12pt"/>
    </style:style>
    <style:style style:name="T52_88" style:family="text">
      <style:text-properties fo:font-size="12pt" style:font-size-asian="12pt" style:font-size-complex="12pt"/>
    </style:style>
    <style:style style:name="T52_89" style:family="text">
      <style:text-properties fo:font-size="12pt" style:font-size-asian="12pt" style:font-size-complex="12pt"/>
    </style:style>
    <style:style style:name="T52_90" style:family="text">
      <style:text-properties fo:font-size="12pt" style:font-size-asian="12pt" style:font-size-complex="12pt"/>
    </style:style>
    <style:style style:name="T52_91" style:family="text">
      <style:text-properties fo:font-size="12pt" style:font-size-asian="12pt" style:font-size-complex="12pt"/>
    </style:style>
    <style:style style:name="T52_92" style:family="text">
      <style:text-properties fo:font-size="12pt" style:font-size-asian="12pt" style:font-size-complex="12pt"/>
    </style:style>
    <style:style style:name="T52_93" style:family="text">
      <style:text-properties fo:font-size="12pt" style:font-size-asian="12pt" style:font-size-complex="12pt"/>
    </style:style>
    <style:style style:name="T52_94" style:family="text">
      <style:text-properties fo:font-size="12pt" style:font-size-asian="12pt" style:font-size-complex="12pt"/>
    </style:style>
    <style:style style:name="T52_95" style:family="text">
      <style:text-properties fo:font-size="12pt" style:font-size-asian="12pt" style:font-size-complex="12pt"/>
    </style:style>
    <style:style style:name="T52_96" style:family="text">
      <style:text-properties fo:font-size="12pt" style:font-size-asian="12pt" style:font-size-complex="12pt"/>
    </style:style>
    <style:style style:name="T52_97" style:family="text">
      <style:text-properties fo:font-size="12pt" style:font-size-asian="12pt" style:font-size-complex="12pt"/>
    </style:style>
    <style:style style:name="T52_98" style:family="text">
      <style:text-properties fo:font-size="12pt" style:font-size-asian="12pt" style:font-size-complex="12pt"/>
    </style:style>
    <style:style style:name="T52_99" style:family="text">
      <style:text-properties fo:font-size="12pt" style:font-size-asian="12pt" style:font-size-complex="12pt"/>
    </style:style>
    <style:style style:name="T52_100" style:family="text">
      <style:text-properties fo:font-size="12pt" style:font-size-asian="12pt" style:font-size-complex="12pt"/>
    </style:style>
    <style:style style:name="T52_101" style:family="text">
      <style:text-properties fo:font-size="12pt" style:font-size-asian="12pt" style:font-size-complex="12pt"/>
    </style:style>
    <style:style style:name="T52_102" style:family="text">
      <style:text-properties fo:font-size="12pt" style:font-size-asian="12pt" style:font-size-complex="12pt"/>
    </style:style>
    <style:style style:name="T52_103" style:family="text">
      <style:text-properties fo:font-size="12pt" style:font-size-asian="12pt" style:font-size-complex="12pt"/>
    </style:style>
    <style:style style:name="T52_104" style:family="text">
      <style:text-properties fo:font-size="12pt" style:font-size-asian="12pt" style:font-size-complex="12pt"/>
    </style:style>
    <style:style style:name="T52_105" style:family="text">
      <style:text-properties fo:font-size="12pt" style:font-size-asian="12pt" style:font-size-complex="12pt"/>
    </style:style>
    <style:style style:name="T52_106" style:family="text">
      <style:text-properties fo:font-size="12pt" style:font-size-asian="12pt" style:font-size-complex="12pt"/>
    </style:style>
    <style:style style:name="T52_107" style:family="text">
      <style:text-properties fo:font-size="12pt" style:font-size-asian="12pt" style:font-size-complex="12pt"/>
    </style:style>
    <style:style style:name="T52_108" style:family="text">
      <style:text-properties fo:font-size="12pt" style:font-size-asian="12pt" style:font-size-complex="12pt"/>
    </style:style>
    <style:style style:name="T52_109" style:family="text">
      <style:text-properties fo:font-size="12pt" style:font-size-asian="12pt" style:font-size-complex="12pt"/>
    </style:style>
    <style:style style:name="T52_110" style:family="text">
      <style:text-properties fo:font-size="12pt" style:font-size-asian="12pt" style:font-size-complex="12pt"/>
    </style:style>
    <style:style style:name="T52_111" style:family="text">
      <style:text-properties fo:font-size="12pt" style:font-size-asian="12pt" style:font-size-complex="12pt"/>
    </style:style>
    <style:style style:name="T52_112" style:family="text">
      <style:text-properties fo:font-size="12pt" style:font-size-asian="12pt" style:font-size-complex="12pt"/>
    </style:style>
    <style:style style:name="T52_113" style:family="text">
      <style:text-properties fo:font-size="12pt" style:font-size-asian="12pt" style:font-size-complex="12pt"/>
    </style:style>
    <style:style style:name="T52_114" style:family="text">
      <style:text-properties fo:font-size="12pt" style:font-size-asian="12pt" style:font-size-complex="12pt"/>
    </style:style>
    <style:style style:name="T52_115" style:family="text">
      <style:text-properties fo:font-size="12pt" style:font-size-asian="12pt" style:font-size-complex="12pt"/>
    </style:style>
    <style:style style:name="T52_116" style:family="text">
      <style:text-properties fo:font-size="12pt" style:font-size-asian="12pt" style:font-size-complex="12pt"/>
    </style:style>
    <style:style style:name="T52_117" style:family="text">
      <style:text-properties fo:font-size="12pt" style:font-size-asian="12pt" style:font-size-complex="12pt"/>
    </style:style>
    <style:style style:name="T52_118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text-align="justify" fo:break-before="auto" fo:line-height="115%" fo:margin-bottom="0.353cm" style:writing-mode="lr-tb"/>
    </style:style>
    <style:style style:name="T53_1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text-align="justify" fo:break-before="auto" fo:line-height="115%" fo:margin-bottom="0.353cm" style:writing-mode="lr-tb"/>
    </style:style>
    <style:style style:name="T54_1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text-align="justify" fo:break-before="auto" fo:line-height="115%" fo:margin-bottom="0.353cm" style:writing-mode="lr-tb"/>
    </style:style>
    <style:style style:name="T55_1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text-align="justify" fo:break-before="auto" fo:line-height="115%" fo:margin-bottom="0.353cm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text-align="justify" fo:break-before="auto" fo:line-height="115%" fo:margin-top="0cm" style:writing-mode="lr-tb"/>
    </style:style>
    <style:style style:name="T57_1" style:family="text"/>
    <style:style style:name="T57_2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3" style:family="text"/>
    <style:style style:name="T57_4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5" style:family="text"/>
    <style:style style:name="T57_6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7" style:family="text"/>
    <style:style style:name="T57_8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9" style:family="text"/>
    <style:style style:name="T57_10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11" style:family="text"/>
    <style:style style:name="T57_12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13" style:family="text"/>
    <style:style style:name="T57_14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15" style:family="text"/>
    <style:style style:name="T57_16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17" style:family="text"/>
    <style:style style:name="T57_18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19" style:family="text"/>
    <style:style style:name="T57_20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21" style:family="text"/>
    <style:style style:name="T57_22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23" style:family="text"/>
    <style:style style:name="T57_24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25" style:family="text"/>
    <style:style style:name="T57_26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27" style:family="text"/>
    <style:style style:name="T57_28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29" style:family="text"/>
    <style:style style:name="T57_30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31" style:family="text"/>
    <style:style style:name="T57_32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33" style:family="text"/>
    <style:style style:name="T57_34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35" style:family="text"/>
    <style:style style:name="T57_36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37" style:family="text"/>
    <style:style style:name="T57_38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39" style:family="text"/>
    <style:style style:name="T57_40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41" style:family="text"/>
    <style:style style:name="T57_42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43" style:family="text"/>
    <style:style style:name="T57_44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45" style:family="text"/>
    <style:style style:name="T57_46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47" style:family="text"/>
    <style:style style:name="T57_48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49" style:family="text"/>
    <style:style style:name="T57_50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51" style:family="text"/>
    <style:style style:name="T57_52" style:family="text">
      <style:text-properties fo:color="#0000ff" fo:font-size="12pt" style:font-size-asian="12pt" style:font-size-complex="12pt" style:text-underline-style="solid" style:text-underline-color="font-color"/>
    </style:style>
    <style:style style:name="T57_53" style:family="text"/>
    <style:style style:name="T57_54" style:family="text">
      <style:text-properties fo:color="#0000ff" fo:font-size="12pt" style:font-size-asian="12pt" style:font-size-complex="12pt" style:text-underline-style="solid" style:text-underline-color="font-color"/>
    </style:style>
    <style:style style:name="P58" style:family="paragraph" style:parent-style-name="Standard">
      <style:paragraph-properties fo:text-align="justify" fo:break-before="auto" fo:line-height="115%" fo:margin-top="0cm" style:writing-mode="lr-tb"/>
    </style:style>
    <style:style style:name="T58_1" style:family="text"/>
    <style:style style:name="T58_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3" style:family="text"/>
    <style:style style:name="T58_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5" style:family="text"/>
    <style:style style:name="T58_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7" style:family="text"/>
    <style:style style:name="T58_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9" style:family="text"/>
    <style:style style:name="T58_1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1" style:family="text"/>
    <style:style style:name="T58_1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3" style:family="text"/>
    <style:style style:name="T58_1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5" style:family="text"/>
    <style:style style:name="T58_1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7" style:family="text"/>
    <style:style style:name="T58_1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9" style:family="text"/>
    <style:style style:name="T58_2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21" style:family="text"/>
    <style:style style:name="T58_2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23" style:family="text"/>
    <style:style style:name="T58_2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25" style:family="text"/>
    <style:style style:name="T58_2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27" style:family="text"/>
    <style:style style:name="T58_2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29" style:family="text"/>
    <style:style style:name="T58_3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31" style:family="text"/>
    <style:style style:name="T58_3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33" style:family="text"/>
    <style:style style:name="T58_3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35" style:family="text"/>
    <style:style style:name="T58_3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37" style:family="text"/>
    <style:style style:name="T58_3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39" style:family="text"/>
    <style:style style:name="T58_4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41" style:family="text"/>
    <style:style style:name="T58_4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43" style:family="text"/>
    <style:style style:name="T58_4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45" style:family="text"/>
    <style:style style:name="T58_4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47" style:family="text"/>
    <style:style style:name="T58_4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49" style:family="text"/>
    <style:style style:name="T58_5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51" style:family="text"/>
    <style:style style:name="T58_5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53" style:family="text"/>
    <style:style style:name="T58_5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55" style:family="text"/>
    <style:style style:name="T58_5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57" style:family="text"/>
    <style:style style:name="T58_5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59" style:family="text"/>
    <style:style style:name="T58_6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61" style:family="text"/>
    <style:style style:name="T58_6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63" style:family="text"/>
    <style:style style:name="T58_6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65" style:family="text"/>
    <style:style style:name="T58_6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67" style:family="text"/>
    <style:style style:name="T58_6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69" style:family="text"/>
    <style:style style:name="T58_7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71" style:family="text"/>
    <style:style style:name="T58_7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73" style:family="text"/>
    <style:style style:name="T58_7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75" style:family="text"/>
    <style:style style:name="T58_7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77" style:family="text"/>
    <style:style style:name="T58_7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79" style:family="text"/>
    <style:style style:name="T58_8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81" style:family="text"/>
    <style:style style:name="T58_8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83" style:family="text"/>
    <style:style style:name="T58_8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85" style:family="text"/>
    <style:style style:name="T58_8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87" style:family="text"/>
    <style:style style:name="T58_8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89" style:family="text"/>
    <style:style style:name="T58_9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91" style:family="text"/>
    <style:style style:name="T58_9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93" style:family="text"/>
    <style:style style:name="T58_9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95" style:family="text"/>
    <style:style style:name="T58_9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97" style:family="text"/>
    <style:style style:name="T58_9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99" style:family="text"/>
    <style:style style:name="T58_10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01" style:family="text"/>
    <style:style style:name="T58_10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03" style:family="text"/>
    <style:style style:name="T58_10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05" style:family="text"/>
    <style:style style:name="T58_10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07" style:family="text"/>
    <style:style style:name="T58_10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09" style:family="text"/>
    <style:style style:name="T58_11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11" style:family="text"/>
    <style:style style:name="T58_11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13" style:family="text"/>
    <style:style style:name="T58_11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15" style:family="text"/>
    <style:style style:name="T58_11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17" style:family="text"/>
    <style:style style:name="T58_11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19" style:family="text"/>
    <style:style style:name="T58_12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21" style:family="text"/>
    <style:style style:name="T58_12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23" style:family="text"/>
    <style:style style:name="T58_12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25" style:family="text"/>
    <style:style style:name="T58_12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27" style:family="text"/>
    <style:style style:name="T58_12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29" style:family="text"/>
    <style:style style:name="T58_13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31" style:family="text"/>
    <style:style style:name="T58_13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33" style:family="text"/>
    <style:style style:name="T58_13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35" style:family="text"/>
    <style:style style:name="T58_13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37" style:family="text"/>
    <style:style style:name="T58_13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39" style:family="text"/>
    <style:style style:name="T58_14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41" style:family="text"/>
    <style:style style:name="T58_14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43" style:family="text"/>
    <style:style style:name="T58_14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45" style:family="text"/>
    <style:style style:name="T58_14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47" style:family="text"/>
    <style:style style:name="T58_14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49" style:family="text"/>
    <style:style style:name="T58_15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51" style:family="text"/>
    <style:style style:name="T58_15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53" style:family="text"/>
    <style:style style:name="T58_15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55" style:family="text"/>
    <style:style style:name="T58_15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57" style:family="text"/>
    <style:style style:name="T58_15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59" style:family="text"/>
    <style:style style:name="T58_16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61" style:family="text"/>
    <style:style style:name="T58_16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63" style:family="text"/>
    <style:style style:name="T58_16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65" style:family="text"/>
    <style:style style:name="T58_16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67" style:family="text"/>
    <style:style style:name="T58_16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69" style:family="text"/>
    <style:style style:name="T58_17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71" style:family="text"/>
    <style:style style:name="T58_17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73" style:family="text"/>
    <style:style style:name="T58_17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75" style:family="text"/>
    <style:style style:name="T58_17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77" style:family="text"/>
    <style:style style:name="T58_17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79" style:family="text"/>
    <style:style style:name="T58_18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81" style:family="text"/>
    <style:style style:name="T58_18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83" style:family="text"/>
    <style:style style:name="T58_18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85" style:family="text"/>
    <style:style style:name="T58_18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87" style:family="text"/>
    <style:style style:name="T58_18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89" style:family="text"/>
    <style:style style:name="T58_19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91" style:family="text"/>
    <style:style style:name="T58_19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93" style:family="text"/>
    <style:style style:name="T58_19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95" style:family="text"/>
    <style:style style:name="T58_19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97" style:family="text"/>
    <style:style style:name="T58_198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199" style:family="text"/>
    <style:style style:name="T58_200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201" style:family="text"/>
    <style:style style:name="T58_202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203" style:family="text"/>
    <style:style style:name="T58_204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205" style:family="text"/>
    <style:style style:name="T58_206" style:family="text">
      <style:text-properties fo:color="#0000ff" fo:font-size="12pt" style:font-size-asian="12pt" style:font-size-complex="12pt" style:text-underline-style="solid" style:text-underline-color="font-color"/>
    </style:style>
    <style:style style:name="T58_207" style:family="text"/>
    <style:style style:name="T58_208" style:family="text">
      <style:text-properties fo:color="#0000ff" fo:font-size="12pt" style:font-size-asian="12pt" style:font-size-complex="12pt" style:text-underline-style="solid" style:text-underline-color="font-color"/>
    </style:style>
    <style:style style:name="P59" style:family="paragraph" style:parent-style-name="Standard">
      <style:paragraph-properties fo:text-align="justify" fo:break-before="auto" fo:line-height="115%" fo:margin-top="0cm" style:writing-mode="lr-tb"/>
    </style:style>
    <style:style style:name="T59_1" style:family="text"/>
    <style:style style:name="T59_2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3" style:family="text"/>
    <style:style style:name="T59_4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5" style:family="text"/>
    <style:style style:name="T59_6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7" style:family="text"/>
    <style:style style:name="T59_8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9" style:family="text"/>
    <style:style style:name="T59_10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11" style:family="text"/>
    <style:style style:name="T59_12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13" style:family="text"/>
    <style:style style:name="T59_14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15" style:family="text"/>
    <style:style style:name="T59_16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17" style:family="text"/>
    <style:style style:name="T59_18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19" style:family="text"/>
    <style:style style:name="T59_20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21" style:family="text"/>
    <style:style style:name="T59_22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23" style:family="text"/>
    <style:style style:name="T59_24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25" style:family="text"/>
    <style:style style:name="T59_26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27" style:family="text"/>
    <style:style style:name="T59_28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29" style:family="text"/>
    <style:style style:name="T59_30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31" style:family="text"/>
    <style:style style:name="T59_32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33" style:family="text"/>
    <style:style style:name="T59_34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35" style:family="text"/>
    <style:style style:name="T59_36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37" style:family="text"/>
    <style:style style:name="T59_38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39" style:family="text"/>
    <style:style style:name="T59_40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41" style:family="text"/>
    <style:style style:name="T59_42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43" style:family="text"/>
    <style:style style:name="T59_44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45" style:family="text"/>
    <style:style style:name="T59_46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47" style:family="text"/>
    <style:style style:name="T59_48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49" style:family="text"/>
    <style:style style:name="T59_50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51" style:family="text"/>
    <style:style style:name="T59_52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53" style:family="text"/>
    <style:style style:name="T59_54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55" style:family="text"/>
    <style:style style:name="T59_56" style:family="text">
      <style:text-properties fo:color="#0000ff" fo:font-size="12pt" style:font-size-asian="12pt" style:font-size-complex="12pt" style:text-underline-style="solid" style:text-underline-color="font-color"/>
    </style:style>
    <style:style style:name="T59_57" style:family="text"/>
    <style:style style:name="T59_58" style:family="text">
      <style:text-properties fo:color="#0000ff" fo:font-size="12pt" style:font-size-asian="12pt" style:font-size-complex="12pt" style:text-underline-style="solid" style:text-underline-color="font-color"/>
    </style:style>
    <style:style style:name="P6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ize="12pt" style:font-size-asian="12pt" style:font-size-complex="12pt"/>
    </style:style>
    <style:style style:name="T60_26" style:family="text">
      <style:text-properties fo:font-size="12pt" style:font-size-asian="12pt" style:font-size-complex="12pt"/>
    </style:style>
    <style:style style:name="T60_27" style:family="text">
      <style:text-properties fo:font-size="12pt" style:font-size-asian="12pt" style:font-size-complex="12pt"/>
    </style:style>
    <style:style style:name="T60_28" style:family="text">
      <style:text-properties fo:font-size="12pt" style:font-size-asian="12pt" style:font-size-complex="12pt"/>
    </style:style>
    <style:style style:name="T60_29" style:family="text">
      <style:text-properties fo:font-size="12pt" style:font-size-asian="12pt" style:font-size-complex="12pt"/>
    </style:style>
    <style:style style:name="T60_30" style:family="text">
      <style:text-properties fo:font-size="12pt" style:font-size-asian="12pt" style:font-size-complex="12pt"/>
    </style:style>
    <style:style style:name="T60_31" style:family="text">
      <style:text-properties fo:font-size="12pt" style:font-size-asian="12pt" style:font-size-complex="12pt"/>
    </style:style>
    <style:style style:name="T60_32" style:family="text">
      <style:text-properties fo:font-size="12pt" style:font-size-asian="12pt" style:font-size-complex="12pt"/>
    </style:style>
    <style:style style:name="T60_33" style:family="text">
      <style:text-properties fo:font-size="12pt" style:font-size-asian="12pt" style:font-size-complex="12pt"/>
    </style:style>
    <style:style style:name="T60_34" style:family="text">
      <style:text-properties fo:font-size="12pt" style:font-size-asian="12pt" style:font-size-complex="12pt"/>
    </style:style>
    <style:style style:name="T60_35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text-align="justify" fo:break-before="auto" fo:text-indent="1.27cm" fo:line-height="115%" fo:margin-bottom="0.353cm" style:writing-mode="lr-tb"/>
    </style:style>
    <style:style style:name="T61_1" style:family="text"/>
    <style:style style:name="P62" style:family="paragraph" style:parent-style-name="Standard">
      <style:paragraph-properties fo:text-align="justify" fo:break-before="auto" fo:text-indent="1.27cm" fo:line-height="115%" fo:margin-bottom="0.353cm" style:writing-mode="lr-tb"/>
    </style:style>
    <style:style style:name="T62_1" style:family="text"/>
    <style:style style:name="P63" style:family="paragraph" style:parent-style-name="Standard">
      <style:paragraph-properties fo:break-before="auto" fo:line-height="115%" fo:margin-bottom="0.353cm" style:writing-mode="lr-tb"/>
    </style:style>
    <style:style style:name="T63_1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fo:margin-bottom="0.353cm" style:writing-mode="lr-tb"/>
    </style:style>
    <style:style style:name="T64_1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ahan</text:span><text:span text:style-name="T1_2"><text:s/></text:span><text:span text:style-name="T1_3">Uczy</text:span><text:span text:style-name="T1_4"><text:s/></text:span><text:span text:style-name="T1_5">i</text:span><text:span text:style-name="T1_6"><text:s/></text:span><text:span text:style-name="T1_7">Bawi</text:span></text:p>
      <text:p text:style-name="P2"><text:span text:style-name="T2_1">Zaczynamy</text:span><text:span text:style-name="T2_2"><text:s/></text:span><text:span text:style-name="T2_3">Pisać</text:span></text:p>
      <text:p text:style-name="P3"><text:span text:style-name="T3_1"><text:s/></text:span></text:p>
      <text:p text:style-name="P4"><text:span text:style-name="T4_1">Witajcie</text:span><text:span text:style-name="T4_2"><text:s/></text:span><text:span text:style-name="T4_3">ponownie</text:span><text:span text:style-name="T4_4">!<text:s/></text:span><text:span text:style-name="T4_5">Dzisiaj</text:span><text:span text:style-name="T4_6"><text:s/></text:span><text:span text:style-name="T4_7">przejdę</text:span><text:span text:style-name="T4_8"><text:s/></text:span><text:span text:style-name="T4_9">do</text:span><text:span text:style-name="T4_10"><text:s/></text:span><text:span text:style-name="T4_11">kolejnej</text:span><text:span text:style-name="T4_12"><text:s/></text:span><text:span text:style-name="T4_13">części</text:span><text:span text:style-name="T4_14"><text:s/></text:span><text:span text:style-name="T4_15">mojej</text:span><text:span text:style-name="T4_16"><text:s/></text:span><text:span text:style-name="T4_17">serii</text:span><text:span text:style-name="T4_18"><text:s/></text:span><text:span text:style-name="T4_19">edukacyjnej</text:span><text:span text:style-name="T4_20">.<text:s/></text:span><text:span text:style-name="T4_21">Przez</text:span><text:span text:style-name="T4_22"><text:s/></text:span><text:span text:style-name="T4_23">parę</text:span><text:span text:style-name="T4_24"><text:s/></text:span><text:span text:style-name="T4_25">kolejnych</text:span><text:span text:style-name="T4_26"><text:s/></text:span><text:span text:style-name="T4_27">odcinków</text:span><text:span text:style-name="T4_28"><text:s/></text:span><text:span text:style-name="T4_29">będę</text:span><text:span text:style-name="T4_30"><text:s/></text:span><text:span text:style-name="T4_31">omawiać</text:span><text:span text:style-name="T4_32"><text:s/></text:span><text:span text:style-name="T4_33">pisarstwo</text:span><text:span text:style-name="T4_34"><text:s/></text:span><text:span text:style-name="T4_35">od</text:span><text:span text:style-name="T4_36"><text:s/></text:span><text:span text:style-name="T4_37">podstaw</text:span><text:span text:style-name="T4_38">,<text:s/></text:span><text:span text:style-name="T4_39">ponieważ</text:span><text:span text:style-name="T4_40"><text:s/></text:span><text:span text:style-name="T4_41">wiele</text:span><text:span text:style-name="T4_42"><text:s/></text:span><text:span text:style-name="T4_43">osób</text:span><text:span text:style-name="T4_44"><text:s/></text:span><text:span text:style-name="T4_45">ma</text:span><text:span text:style-name="T4_46"><text:s/></text:span><text:span text:style-name="T4_47">z</text:span><text:span text:style-name="T4_48"><text:s/></text:span><text:span text:style-name="T4_49">tym</text:span><text:span text:style-name="T4_50"><text:s/></text:span><text:span text:style-name="T4_51">problem</text:span><text:span text:style-name="T4_52">.<text:s/></text:span><text:span text:style-name="T4_53">W</text:span><text:span text:style-name="T4_54"><text:s/></text:span><text:span text:style-name="T4_55">fandomie</text:span><text:span text:style-name="T4_56"><text:s/></text:span><text:span text:style-name="T4_57">jest</text:span><text:span text:style-name="T4_58"><text:s/></text:span><text:span text:style-name="T4_59">masa</text:span><text:span text:style-name="T4_60"><text:s/></text:span><text:span text:style-name="T4_61">tekstów</text:span><text:span text:style-name="T4_62"><text:s/></text:span><text:span text:style-name="T4_63">dla</text:span><text:span text:style-name="T4_64"><text:s/></text:span><text:span text:style-name="T4_65">zaawansowanych</text:span><text:span text:style-name="T4_66">,<text:s/></text:span><text:span text:style-name="T4_67">ale</text:span><text:span text:style-name="T4_68"><text:s/></text:span><text:span text:style-name="T4_69">brakuje</text:span><text:span text:style-name="T4_70"><text:s/></text:span><text:span text:style-name="T4_71">czegoś</text:span><text:span text:style-name="T4_72"><text:s/></text:span><text:span text:style-name="T4_73">dla</text:span><text:span text:style-name="T4_74"><text:s/></text:span><text:span text:style-name="T4_75">kompletnie</text:span><text:span text:style-name="T4_76"><text:s/></text:span><text:span text:style-name="T4_77">początkujących</text:span><text:span text:style-name="T4_78">.<text:s/></text:span><text:span text:style-name="T4_79">A</text:span><text:span text:style-name="T4_80"><text:s/></text:span><text:span text:style-name="T4_81">tymczasem</text:span><text:span text:style-name="T4_82"><text:s/></text:span><text:span text:style-name="T4_83">wielu</text:span><text:span text:style-name="T4_84"><text:s/></text:span><text:span text:style-name="T4_85">młodych</text:span><text:span text:style-name="T4_86"><text:s/></text:span><text:span text:style-name="T4_87">pisarzy</text:span><text:span text:style-name="T4_88"><text:s/></text:span><text:span text:style-name="T4_89">nie</text:span><text:span text:style-name="T4_90"><text:s/></text:span><text:span text:style-name="T4_91">potrafi</text:span><text:span text:style-name="T4_92"><text:s/></text:span><text:span text:style-name="T4_93">zbudować</text:span><text:span text:style-name="T4_94"><text:s/></text:span><text:span text:style-name="T4_95">opisu</text:span><text:span text:style-name="T4_96">,<text:s/></text:span><text:span text:style-name="T4_97">stworzyć</text:span><text:span text:style-name="T4_98"><text:s/></text:span><text:span text:style-name="T4_99">nastroju</text:span><text:span text:style-name="T4_100">,<text:s/></text:span><text:span text:style-name="T4_101">wykreować</text:span><text:span text:style-name="T4_102"><text:s/></text:span><text:span text:style-name="T4_103">bohatera</text:span><text:span text:style-name="T4_104">,<text:s/></text:span><text:span text:style-name="T4_105">ani</text:span><text:span text:style-name="T4_106"><text:s/></text:span><text:span text:style-name="T4_107">nawet</text:span><text:span text:style-name="T4_108"><text:s/></text:span><text:span text:style-name="T4_109">opublikować</text:span><text:span text:style-name="T4_110"><text:s/></text:span><text:span text:style-name="T4_111">tekstu</text:span><text:span text:style-name="T4_112">!</text:span></text:p>
      <text:p text:style-name="P5"><text:span text:style-name="T5_1"><text:s/></text:span></text:p>
      <text:h text:style-name="P6" text:outline-level="10"><text:bookmark-start text:name="h.vmm3z1ulqmnp"/><text:bookmark-end text:name="h.vmm3z1ulqmnp"/><text:span text:style-name="T6_1">Dlaczego</text:span><text:span text:style-name="T6_2"><text:s/></text:span><text:span text:style-name="T6_3">pisać</text:span></text:h>
      <text:p text:style-name="P7"><text:span text:style-name="T7_1"><text:s/></text:span></text:p>
      <text:p text:style-name="P8"><text:span text:style-name="T8_1">Lubisz</text:span><text:span text:style-name="T8_2"><text:s/></text:span><text:span text:style-name="T8_3">marzyć</text:span><text:span text:style-name="T8_4"><text:s/></text:span><text:span text:style-name="T8_5">i</text:span><text:span text:style-name="T8_6"><text:s/></text:span><text:span text:style-name="T8_7">wyobrażać</text:span><text:span text:style-name="T8_8"><text:s/></text:span><text:span text:style-name="T8_9">sobie</text:span><text:span text:style-name="T8_10"><text:s/></text:span><text:span text:style-name="T8_11">różne</text:span><text:span text:style-name="T8_12"><text:s/></text:span><text:span text:style-name="T8_13">historie</text:span><text:span text:style-name="T8_14">?<text:s/></text:span><text:span text:style-name="T8_15">A</text:span><text:span text:style-name="T8_16"><text:s/></text:span><text:span text:style-name="T8_17">może</text:span><text:span text:style-name="T8_18"><text:s/></text:span><text:span text:style-name="T8_19">stworzyłeś</text:span><text:span text:style-name="T8_20"><text:s/></text:span><text:span text:style-name="T8_21">serię</text:span><text:span text:style-name="T8_22"><text:s/></text:span><text:span text:style-name="T8_23">fanartów</text:span><text:span text:style-name="T8_24">,<text:s/></text:span><text:span text:style-name="T8_25">z</text:span><text:span text:style-name="T8_26"><text:s/></text:span><text:span text:style-name="T8_27">którymi</text:span><text:span text:style-name="T8_28"><text:s/></text:span><text:span text:style-name="T8_29">się</text:span><text:span text:style-name="T8_30"><text:s/></text:span><text:span text:style-name="T8_31">zżyłeś</text:span><text:span text:style-name="T8_32">?<text:s/></text:span><text:span text:style-name="T8_33">Pragniesz</text:span><text:span text:style-name="T8_34"><text:s/></text:span><text:span text:style-name="T8_35">napisać</text:span><text:span text:style-name="T8_36"><text:s/></text:span><text:span text:style-name="T8_37">własną</text:span><text:span text:style-name="T8_38"><text:s/></text:span><text:span text:style-name="T8_39">książkę</text:span><text:span text:style-name="T8_40">?<text:s/></text:span><text:span text:style-name="T8_41">Czy</text:span><text:span text:style-name="T8_42"><text:s/></text:span><text:span text:style-name="T8_43">też</text:span><text:span text:style-name="T8_44"><text:s/></text:span><text:span text:style-name="T8_45">po</text:span><text:span text:style-name="T8_46"><text:s/></text:span><text:span text:style-name="T8_47">prostu</text:span><text:span text:style-name="T8_48"><text:s/></text:span><text:span text:style-name="T8_49">zawsze</text:span><text:span text:style-name="T8_50"><text:s/></text:span><text:span text:style-name="T8_51">chciałeś</text:span><text:span text:style-name="T8_52"><text:s/></text:span><text:span text:style-name="T8_53">tego</text:span><text:span text:style-name="T8_54"><text:s/></text:span><text:span text:style-name="T8_55">spróbować</text:span><text:span text:style-name="T8_56">?<text:s/></text:span><text:span text:style-name="T8_57">Nieważne</text:span><text:span text:style-name="T8_58">,<text:s/></text:span><text:span text:style-name="T8_59">każdy</text:span><text:span text:style-name="T8_60"><text:s/></text:span><text:span text:style-name="T8_61">powód</text:span><text:span text:style-name="T8_62">,<text:s/></text:span><text:span text:style-name="T8_63">by</text:span><text:span text:style-name="T8_64"><text:s/></text:span><text:span text:style-name="T8_65">pisać</text:span><text:span text:style-name="T8_66">,<text:s/></text:span><text:span text:style-name="T8_67">jest</text:span><text:span text:style-name="T8_68"><text:s/></text:span><text:span text:style-name="T8_69">dobry</text:span><text:span text:style-name="T8_70">.<text:s/></text:span><text:span text:style-name="T8_71">Ciężko</text:span><text:span text:style-name="T8_72"><text:s/></text:span><text:span text:style-name="T8_73">wręcz</text:span><text:span text:style-name="T8_74"><text:s/></text:span><text:span text:style-name="T8_75">stwierdzić</text:span><text:span text:style-name="T8_76"><text:s/></text:span><text:span text:style-name="T8_77">dlaczego</text:span><text:span text:style-name="T8_78"><text:s/></text:span><text:span text:style-name="T8_79">by</text:span><text:span text:style-name="T8_80"><text:s/></text:span><text:span text:style-name="T8_81">tego</text:span><text:span text:style-name="T8_82"><text:s/></text:span><text:span text:style-name="T8_83">nie</text:span><text:span text:style-name="T8_84"><text:s/></text:span><text:span text:style-name="T8_85">robić</text:span><text:span text:style-name="T8_86">.</text:span></text:p>
      <text:p text:style-name="P9"><text:span text:style-name="T9_1">To</text:span><text:span text:style-name="T9_2"><text:s/></text:span><text:span text:style-name="T9_3">hobby</text:span><text:span text:style-name="T9_4"><text:s/></text:span><text:span text:style-name="T9_5">nie</text:span><text:span text:style-name="T9_6"><text:s/></text:span><text:span text:style-name="T9_7">tylko</text:span><text:span text:style-name="T9_8"><text:s/></text:span><text:span text:style-name="T9_9">daje</text:span><text:span text:style-name="T9_10"><text:s/></text:span><text:span text:style-name="T9_11">przyjemność</text:span><text:span text:style-name="T9_12"><text:s/></text:span><text:span text:style-name="T9_13">płynącą</text:span><text:span text:style-name="T9_14"><text:s/></text:span><text:span text:style-name="T9_15">z</text:span><text:span text:style-name="T9_16"><text:s/></text:span><text:span text:style-name="T9_17">tworzenia</text:span><text:span text:style-name="T9_18"><text:s/></text:span><text:span text:style-name="T9_19">czegoś</text:span><text:span text:style-name="T9_20"><text:s/></text:span><text:span text:style-name="T9_21">nowego</text:span><text:span text:style-name="T9_22">,<text:s/></text:span><text:span text:style-name="T9_23">ale</text:span><text:span text:style-name="T9_24"><text:s/></text:span><text:span text:style-name="T9_25">i</text:span><text:span text:style-name="T9_26"><text:s/></text:span><text:span text:style-name="T9_27">kształci</text:span><text:span text:style-name="T9_28">.<text:s/></text:span><text:span text:style-name="T9_29">Pisarstwo</text:span><text:span text:style-name="T9_30"><text:s/></text:span><text:span text:style-name="T9_31">uczy</text:span><text:span text:style-name="T9_32"><text:s/></text:span><text:span text:style-name="T9_33">nas</text:span><text:span text:style-name="T9_34"><text:s/></text:span><text:span text:style-name="T9_35">stosowania</text:span><text:span text:style-name="T9_36"><text:s/></text:span><text:span text:style-name="T9_37">różnych</text:span><text:span text:style-name="T9_38"><text:s/></text:span><text:span text:style-name="T9_39">sztuczek</text:span><text:span text:style-name="T9_40">,<text:s/></text:span><text:span text:style-name="T9_41">wiedzy</text:span><text:span text:style-name="T9_42"><text:s/></text:span><text:span text:style-name="T9_43">o</text:span><text:span text:style-name="T9_44"><text:s/></text:span><text:span text:style-name="T9_45">języku</text:span><text:span text:style-name="T9_46"><text:s/></text:span><text:span text:style-name="T9_47">ojczystym</text:span><text:span text:style-name="T9_48">,<text:s/></text:span><text:span text:style-name="T9_49">z</text:span><text:span text:style-name="T9_50"><text:s/></text:span><text:span text:style-name="T9_51">czasem</text:span><text:span text:style-name="T9_52"><text:s/></text:span><text:span text:style-name="T9_53">stajemy</text:span><text:span text:style-name="T9_54"><text:s/></text:span><text:span text:style-name="T9_55">się</text:span><text:span text:style-name="T9_56"><text:s/></text:span><text:span text:style-name="T9_57">coraz</text:span><text:span text:style-name="T9_58"><text:s/></text:span><text:span text:style-name="T9_59">lepsi</text:span><text:span text:style-name="T9_60">,<text:s/></text:span><text:span text:style-name="T9_61">a</text:span><text:span text:style-name="T9_62"><text:s/></text:span><text:span text:style-name="T9_63">słowa</text:span><text:span text:style-name="T9_64"><text:s/></text:span><text:span text:style-name="T9_65">kleją</text:span><text:span text:style-name="T9_66"><text:s/></text:span><text:span text:style-name="T9_67">się</text:span><text:span text:style-name="T9_68"><text:s/></text:span><text:span text:style-name="T9_69">lepiej</text:span><text:span text:style-name="T9_70"><text:s/></text:span><text:span text:style-name="T9_71">i</text:span><text:span text:style-name="T9_72"><text:s/></text:span><text:span text:style-name="T9_73">lepiej</text:span><text:span text:style-name="T9_74">.</text:span></text:p>
      <text:p text:style-name="P10"><text:span text:style-name="T10_1"><text:s/></text:span></text:p>
      <text:h text:style-name="P11" text:outline-level="10"><text:bookmark-start text:name="h.exj9vh38c232"/><text:bookmark-end text:name="h.exj9vh38c232"/><text:span text:style-name="T11_1">Jak</text:span><text:span text:style-name="T11_2"><text:s/></text:span><text:span text:style-name="T11_3">zacząć</text:span></text:h>
      <text:p text:style-name="P12"><text:span text:style-name="T12_1"><text:s/></text:span></text:p>
      <text:p text:style-name="P13"><text:span text:style-name="T13_1">Przede</text:span><text:span text:style-name="T13_2"><text:s/></text:span><text:span text:style-name="T13_3">wszystkim</text:span><text:span text:style-name="T13_4"><text:s/></text:span><text:span text:style-name="T13_5">od</text:span><text:span text:style-name="T13_6"><text:s/></text:span><text:span text:style-name="T13_7">pomysłu</text:span><text:span text:style-name="T13_8"><text:s/></text:span><text:span text:style-name="T13_9">na</text:span><text:span text:style-name="T13_10"><text:s/></text:span><text:span text:style-name="T13_11">fanfik</text:span><text:span text:style-name="T13_12">.<text:s/></text:span><text:span text:style-name="T13_13">Wielu</text:span><text:span text:style-name="T13_14"><text:s/></text:span><text:span text:style-name="T13_15">początkujących</text:span><text:span text:style-name="T13_16"><text:s/></text:span><text:span text:style-name="T13_17">popełnia</text:span><text:span text:style-name="T13_18"><text:s/></text:span><text:span text:style-name="T13_19">wielki</text:span><text:span text:style-name="T13_20"><text:s/></text:span><text:span text:style-name="T13_21">błąd</text:span><text:span text:style-name="T13_22"><text:s/></text:span><text:span text:style-name="T13_23">i</text:span><text:span text:style-name="T13_24"><text:s/></text:span><text:span text:style-name="T13_25">ma</text:span><text:span text:style-name="T13_26"><text:s/></text:span><text:span text:style-name="T13_27">jedynie</text:span><text:span text:style-name="T13_28"><text:s/></text:span><text:span text:style-name="T13_29">wizję</text:span><text:span text:style-name="T13_30"><text:s/></text:span><text:span text:style-name="T13_31">początku</text:span><text:span text:style-name="T13_32"><text:s/></text:span><text:span text:style-name="T13_33">i</text:span><text:span text:style-name="T13_34"><text:s/></text:span><text:span text:style-name="T13_35">ewentualnie</text:span><text:span text:style-name="T13_36"><text:s/></text:span><text:span text:style-name="T13_37">końca</text:span><text:span text:style-name="T13_38">.<text:s/></text:span><text:span text:style-name="T13_39">To</text:span><text:span text:style-name="T13_40"><text:s/></text:span><text:span text:style-name="T13_41">widać</text:span><text:span text:style-name="T13_42">,<text:s/></text:span><text:span text:style-name="T13_43">ponieważ</text:span><text:span text:style-name="T13_44"><text:s/></text:span><text:span text:style-name="T13_45">nie</text:span><text:span text:style-name="T13_46"><text:s/></text:span><text:span text:style-name="T13_47">tylko</text:span><text:span text:style-name="T13_48"><text:s/></text:span><text:span text:style-name="T13_49">przestają</text:span><text:span text:style-name="T13_50"><text:s/></text:span><text:span text:style-name="T13_51">szybko</text:span><text:span text:style-name="T13_52"><text:s/></text:span><text:span text:style-name="T13_53">pisać</text:span><text:span text:style-name="T13_54">,<text:s/></text:span><text:span text:style-name="T13_55">ale</text:span><text:span text:style-name="T13_56"><text:s/></text:span><text:span text:style-name="T13_57">i</text:span><text:span text:style-name="T13_58"><text:s/></text:span><text:span text:style-name="T13_59">środek</text:span><text:span text:style-name="T13_60"><text:s/></text:span><text:span text:style-name="T13_61">wygląda</text:span><text:span text:style-name="T13_62"><text:s/></text:span><text:span text:style-name="T13_63">jak</text:span><text:span text:style-name="T13_64"><text:s/></text:span><text:span text:style-name="T13_65">zapychacz</text:span><text:span text:style-name="T13_66">,<text:s/></text:span><text:span text:style-name="T13_67">nic</text:span><text:span text:style-name="T13_68"><text:s/></text:span><text:span text:style-name="T13_69">się</text:span><text:span text:style-name="T13_70"><text:s/></text:span><text:span text:style-name="T13_71">nie</text:span><text:span text:style-name="T13_72"><text:s/></text:span><text:span text:style-name="T13_73">dzieje</text:span><text:span text:style-name="T13_74"><text:s/></text:span><text:span text:style-name="T13_75">za</text:span><text:span text:style-name="T13_76"><text:s/></text:span><text:span text:style-name="T13_77">wyjątkiem</text:span><text:span text:style-name="T13_78"><text:s/></text:span><text:span text:style-name="T13_79">kiepskich</text:span><text:span text:style-name="T13_80"><text:s/></text:span><text:span text:style-name="T13_81">shippingów</text:span><text:span text:style-name="T13_82">,<text:s/></text:span><text:span text:style-name="T13_83">a</text:span><text:span text:style-name="T13_84"><text:s/></text:span><text:span text:style-name="T13_85">akcja</text:span><text:span text:style-name="T13_86"><text:s/></text:span><text:span text:style-name="T13_87">pędzi</text:span><text:span text:style-name="T13_88"><text:s/></text:span><text:span text:style-name="T13_89">jak</text:span><text:span text:style-name="T13_90"><text:s/></text:span><text:span text:style-name="T13_91">kobyła</text:span><text:span text:style-name="T13_92"><text:s/></text:span><text:span text:style-name="T13_93">w</text:span><text:span text:style-name="T13_94"><text:s/></text:span><text:span text:style-name="T13_95">rui</text:span><text:span text:style-name="T13_96">.</text:span></text:p>
      <text:p text:style-name="P14"><text:span text:style-name="T14_1">Osobiście</text:span><text:span text:style-name="T14_2"><text:s/></text:span><text:span text:style-name="T14_3">radzę</text:span><text:span text:style-name="T14_4"><text:s/></text:span><text:span text:style-name="T14_5">poćwiczyć</text:span><text:span text:style-name="T14_6"><text:s/></text:span><text:span text:style-name="T14_7">na</text:span><text:span text:style-name="T14_8"><text:s/></text:span><text:span text:style-name="T14_9">oneshotach</text:span><text:span text:style-name="T14_10">,<text:s/></text:span><text:span text:style-name="T14_11">lekkich</text:span><text:span text:style-name="T14_12"><text:s/></text:span><text:span text:style-name="T14_13">komediach</text:span><text:span text:style-name="T14_14">,<text:s/></text:span><text:span text:style-name="T14_15">randomach</text:span><text:span text:style-name="T14_16"><text:s/></text:span><text:span text:style-name="T14_17">i</text:span><text:span text:style-name="T14_18"><text:s/></text:span><text:span text:style-name="T14_19">slice</text:span><text:span text:style-name="T14_20"><text:s/></text:span><text:span text:style-name="T14_21">of</text:span><text:span text:style-name="T14_22"><text:s/></text:span><text:span text:style-name="T14_23">life</text:span><text:span text:style-name="T14_24">.<text:s/></text:span><text:span text:style-name="T14_25">Zdecydowanie</text:span><text:span text:style-name="T14_26"><text:s/></text:span><text:span text:style-name="T14_27">odradzam</text:span><text:span text:style-name="T14_28"><text:s/></text:span><text:span text:style-name="T14_29">wszystkie</text:span><text:span text:style-name="T14_30"><text:s/></text:span><text:span text:style-name="T14_31">Human</text:span><text:span text:style-name="T14_32"><text:s/></text:span><text:span text:style-name="T14_33">in</text:span><text:span text:style-name="T14_34"><text:s/></text:span><text:span text:style-name="T14_35">Equestria</text:span><text:span text:style-name="T14_36"><text:s/></text:span><text:span text:style-name="T14_37">i</text:span><text:span text:style-name="T14_38"><text:s/></text:span><text:span text:style-name="T14_39">Dark</text:span><text:span text:style-name="T14_40"><text:s/></text:span><text:span text:style-name="T14_41">Tragedy</text:span><text:span text:style-name="T14_42">,<text:s/></text:span><text:span text:style-name="T14_43">mroczne</text:span><text:span text:style-name="T14_44"><text:s/></text:span><text:span text:style-name="T14_45">alikorny</text:span><text:span text:style-name="T14_46">,<text:s/></text:span><text:span text:style-name="T14_47">zakony</text:span><text:span text:style-name="T14_48"><text:s/></text:span><text:span text:style-name="T14_49">ninja</text:span><text:span text:style-name="T14_50">,<text:s/></text:span><text:span text:style-name="T14_51">ponieważ</text:span><text:span text:style-name="T14_52"><text:s/></text:span><text:span text:style-name="T14_53">w</text:span><text:span text:style-name="T14_54"><text:s/></text:span><text:span text:style-name="T14_55">ten</text:span><text:span text:style-name="T14_56"><text:s/></text:span><text:span text:style-name="T14_57">sposób</text:span><text:span text:style-name="T14_58"><text:s/></text:span><text:span text:style-name="T14_59">zamiast</text:span><text:span text:style-name="T14_60"><text:s/></text:span><text:span text:style-name="T14_61">epickiego</text:span><text:span text:style-name="T14_62"><text:s/></text:span><text:span text:style-name="T14_63">tekstu</text:span><text:span text:style-name="T14_64"><text:s/></text:span><text:span text:style-name="T14_65">najpewniej</text:span><text:span text:style-name="T14_66"><text:s/></text:span><text:span text:style-name="T14_67">otrzymamy</text:span><text:span text:style-name="T14_68"><text:s/></text:span><text:span text:style-name="T14_69">epicką</text:span><text:span text:style-name="T14_70"><text:s/></text:span><text:span text:style-name="T14_71">klapę</text:span><text:span text:style-name="T14_72">.<text:s/></text:span><text:span text:style-name="T14_73">To</text:span><text:span text:style-name="T14_74"><text:s/></text:span><text:span text:style-name="T14_75">są</text:span><text:span text:style-name="T14_76"><text:s/></text:span><text:span text:style-name="T14_77">trudne</text:span><text:span text:style-name="T14_78"><text:s/></text:span><text:span text:style-name="T14_79">rzeczy</text:span><text:span text:style-name="T14_80"><text:s/></text:span><text:span text:style-name="T14_81">do</text:span><text:span text:style-name="T14_82"><text:s/></text:span><text:span text:style-name="T14_83">napisania</text:span><text:span text:style-name="T14_84"><text:s/></text:span><text:span text:style-name="T14_85">dobrze</text:span><text:span text:style-name="T14_86"><text:s/></text:span><text:span text:style-name="T14_87">i</text:span><text:span text:style-name="T14_88"><text:s/></text:span><text:span text:style-name="T14_89">w</text:span><text:span text:style-name="T14_90"><text:s/></text:span><text:span text:style-name="T14_91">wykonaniu</text:span><text:span text:style-name="T14_92"><text:s/></text:span><text:span text:style-name="T14_93">początkujących</text:span><text:span text:style-name="T14_94"><text:s/></text:span><text:span text:style-name="T14_95">w</text:span><text:span text:style-name="T14_96"><text:s/>99%<text:s/></text:span><text:span text:style-name="T14_97">prezentuje</text:span><text:span text:style-name="T14_98"><text:s/></text:span><text:span text:style-name="T14_99">sobą</text:span><text:span text:style-name="T14_100"><text:s/></text:span><text:span text:style-name="T14_101">totalną</text:span><text:span text:style-name="T14_102"><text:s/></text:span><text:span text:style-name="T14_103">porażkę</text:span><text:span text:style-name="T14_104">.<text:s/></text:span><text:span text:style-name="T14_105">Naprawdę</text:span><text:span text:style-name="T14_106">,<text:s/></text:span><text:span text:style-name="T14_107">lepiej</text:span><text:span text:style-name="T14_108"><text:s/></text:span><text:span text:style-name="T14_109">najpierw</text:span><text:span text:style-name="T14_110"><text:s/></text:span><text:span text:style-name="T14_111">się</text:span><text:span text:style-name="T14_112"><text:s/></text:span><text:span text:style-name="T14_113">nauczyć</text:span><text:span text:style-name="T14_114"><text:s/></text:span><text:span text:style-name="T14_115">na</text:span><text:span text:style-name="T14_116"><text:s/></text:span><text:span text:style-name="T14_117">czymś</text:span><text:span text:style-name="T14_118"><text:s/></text:span><text:span text:style-name="T14_119">prostym</text:span><text:span text:style-name="T14_120">,<text:s/></text:span><text:span text:style-name="T14_121">co</text:span><text:span text:style-name="T14_122"><text:s/></text:span><text:span text:style-name="T14_123">nie</text:span><text:span text:style-name="T14_124"><text:s/></text:span><text:span text:style-name="T14_125">zostanie</text:span><text:span text:style-name="T14_126"><text:s/></text:span><text:span text:style-name="T14_127">pośmiewiskiem</text:span><text:span text:style-name="T14_128"><text:s/></text:span><text:span text:style-name="T14_129">fandomu</text:span><text:span text:style-name="T14_130">,<text:s/></text:span><text:span text:style-name="T14_131">nie</text:span><text:span text:style-name="T14_132"><text:s/></text:span><text:span text:style-name="T14_133">zrazi</text:span><text:span text:style-name="T14_134"><text:s/></text:span><text:span text:style-name="T14_135">nas</text:span><text:span text:style-name="T14_136"><text:s/></text:span><text:span text:style-name="T14_137">do</text:span><text:span text:style-name="T14_138"><text:s/></text:span><text:span text:style-name="T14_139">pisarstwa</text:span><text:span text:style-name="T14_140"><text:s/></text:span><text:span text:style-name="T14_141">i</text:span><text:span text:style-name="T14_142"><text:s/></text:span><text:span text:style-name="T14_143">istnieje</text:span><text:span text:style-name="T14_144"><text:s/></text:span><text:span text:style-name="T14_145">stosunkowo</text:span><text:span text:style-name="T14_146"><text:s/></text:span><text:span text:style-name="T14_147">niewielkie</text:span><text:span text:style-name="T14_148"><text:s/></text:span><text:span text:style-name="T14_149">prawdopodobieństwo</text:span><text:span text:style-name="T14_150">,<text:s/></text:span><text:span text:style-name="T14_151">że</text:span><text:span text:style-name="T14_152"><text:s/></text:span><text:span text:style-name="T14_153">będzie</text:span><text:span text:style-name="T14_154"><text:s/></text:span><text:span text:style-name="T14_155">bardzo</text:span><text:span text:style-name="T14_156"><text:s/></text:span><text:span text:style-name="T14_157">źle</text:span><text:span text:style-name="T14_158">.</text:span></text:p>
      <text:p text:style-name="P15"><text:span text:style-name="T15_1">Następnym</text:span><text:span text:style-name="T15_2"><text:s/></text:span><text:span text:style-name="T15_3">krokiem</text:span><text:span text:style-name="T15_4"><text:s/></text:span><text:span text:style-name="T15_5">jest</text:span><text:span text:style-name="T15_6"><text:s/></text:span><text:span text:style-name="T15_7">zaplanowanie</text:span><text:span text:style-name="T15_8"><text:s/></text:span><text:span text:style-name="T15_9">bohaterów</text:span><text:span text:style-name="T15_10">.<text:s/></text:span><text:span text:style-name="T15_11">Ich</text:span><text:span text:style-name="T15_12"><text:s/></text:span><text:span text:style-name="T15_13">wyglądu</text:span><text:span text:style-name="T15_14">,<text:s/></text:span><text:span text:style-name="T15_15">charakteru</text:span><text:span text:style-name="T15_16"><text:s/></text:span><text:span text:style-name="T15_17">i</text:span><text:span text:style-name="T15_18"><text:s/></text:span><text:span text:style-name="T15_19">sposobu</text:span><text:span text:style-name="T15_20"><text:s/></text:span><text:span text:style-name="T15_21">wyrażania</text:span><text:span text:style-name="T15_22"><text:s/></text:span><text:span text:style-name="T15_23">się</text:span><text:span text:style-name="T15_24">.<text:s/></text:span><text:span text:style-name="T15_25">Wbrew</text:span><text:span text:style-name="T15_26"><text:s/></text:span><text:span text:style-name="T15_27">pozorom</text:span><text:span text:style-name="T15_28"><text:s/></text:span><text:span text:style-name="T15_29">to</text:span><text:span text:style-name="T15_30"><text:s/></text:span><text:span text:style-name="T15_31">bardzo</text:span><text:span text:style-name="T15_32"><text:s/></text:span><text:span text:style-name="T15_33">ważne</text:span><text:span text:style-name="T15_34">.</text:span></text:p>
      <text:p text:style-name="P16"><text:span text:style-name="T16_1">A</text:span><text:span text:style-name="T16_2"><text:s/></text:span><text:span text:style-name="T16_3">teraz</text:span><text:span text:style-name="T16_4"><text:s/></text:span><text:span text:style-name="T16_5">najważniejsze</text:span><text:span text:style-name="T16_6"><text:s/>–<text:s/></text:span><text:span text:style-name="T16_7">przemyśleć</text:span><text:span text:style-name="T16_8">,<text:s/></text:span><text:span text:style-name="T16_9">czy</text:span><text:span text:style-name="T16_10"><text:s/></text:span><text:span text:style-name="T16_11">to</text:span><text:span text:style-name="T16_12">,<text:s/></text:span><text:span text:style-name="T16_13">co</text:span><text:span text:style-name="T16_14"><text:s/></text:span><text:span text:style-name="T16_15">wymyśliliśmy</text:span><text:span text:style-name="T16_16"><text:s/></text:span><text:span text:style-name="T16_17">ma</text:span><text:span text:style-name="T16_18"><text:s/></text:span><text:span text:style-name="T16_19">sens</text:span><text:span text:style-name="T16_20">.<text:s/></text:span><text:span text:style-name="T16_21">Jeśli</text:span><text:span text:style-name="T16_22"><text:s/></text:span><text:span text:style-name="T16_23">ma</text:span><text:span text:style-name="T16_24">,<text:s/></text:span><text:span text:style-name="T16_25">to</text:span><text:span text:style-name="T16_26"><text:s/></text:span><text:span text:style-name="T16_27">zapytajmy</text:span><text:span text:style-name="T16_28"><text:s/></text:span><text:span text:style-name="T16_29">parę</text:span><text:span text:style-name="T16_30"><text:s/></text:span><text:span text:style-name="T16_31">osób</text:span><text:span text:style-name="T16_32">,<text:s/></text:span><text:span text:style-name="T16_33">które</text:span><text:span text:style-name="T16_34"><text:s/></text:span><text:span text:style-name="T16_35">nie</text:span><text:span text:style-name="T16_36"><text:s/></text:span><text:span text:style-name="T16_37">będą</text:span><text:span text:style-name="T16_38"><text:s/></text:span><text:span text:style-name="T16_39">nam</text:span><text:span text:style-name="T16_40"><text:s/></text:span><text:span text:style-name="T16_41">słodzić</text:span><text:span text:style-name="T16_42">,<text:s/></text:span><text:span text:style-name="T16_43">co</text:span><text:span text:style-name="T16_44"><text:s/></text:span><text:span text:style-name="T16_45">o</text:span><text:span text:style-name="T16_46"><text:s/></text:span><text:span text:style-name="T16_47">tym</text:span><text:span text:style-name="T16_48"><text:s/></text:span><text:span text:style-name="T16_49">wszystkim</text:span><text:span text:style-name="T16_50"><text:s/></text:span><text:span text:style-name="T16_51">myślą</text:span><text:span text:style-name="T16_52">.</text:span></text:p>
      <text:p text:style-name="P17"><text:span text:style-name="T17_1">Kiedy</text:span><text:span text:style-name="T17_2"><text:s/></text:span><text:span text:style-name="T17_3">już</text:span><text:span text:style-name="T17_4"><text:s/></text:span><text:span text:style-name="T17_5">odhaczyliśmy</text:span><text:span text:style-name="T17_6"><text:s/></text:span><text:span text:style-name="T17_7">te</text:span><text:span text:style-name="T17_8"><text:s/></text:span><text:span text:style-name="T17_9">wszystkie</text:span><text:span text:style-name="T17_10"><text:s/></text:span><text:span text:style-name="T17_11">punkty</text:span><text:span text:style-name="T17_12">,<text:s/></text:span><text:span text:style-name="T17_13">możemy</text:span><text:span text:style-name="T17_14"><text:s/></text:span><text:span text:style-name="T17_15">zasiąść</text:span><text:span text:style-name="T17_16"><text:s/></text:span><text:span text:style-name="T17_17">do</text:span><text:span text:style-name="T17_18"><text:s/></text:span><text:span text:style-name="T17_19">komputera</text:span><text:span text:style-name="T17_20">.</text:span></text:p>
      <text:p text:style-name="P18"><text:span text:style-name="T18_1"><text:s/></text:span></text:p>
      <text:h text:style-name="P19" text:outline-level="10"><text:bookmark-start text:name="h.91xtwyqzj4ge"/><text:bookmark-end text:name="h.91xtwyqzj4ge"/><text:span text:style-name="T19_1">Wygląd</text:span><text:span text:style-name="T19_2"><text:s/></text:span><text:span text:style-name="T19_3">tekstu</text:span></text:h>
      <text:p text:style-name="P20"><text:span text:style-name="T20_1"><text:s/></text:span></text:p>
      <text:p text:style-name="P21"><text:span text:style-name="T21_1">Wybór</text:span><text:span text:style-name="T21_2"><text:s/></text:span><text:span text:style-name="T21_3">edytora</text:span><text:span text:style-name="T21_4"><text:s/></text:span><text:span text:style-name="T21_5">tekstu</text:span><text:span text:style-name="T21_6">,<text:s/></text:span><text:span text:style-name="T21_7">w</text:span><text:span text:style-name="T21_8"><text:s/></text:span><text:span text:style-name="T21_9">którym</text:span><text:span text:style-name="T21_10"><text:s/></text:span><text:span text:style-name="T21_11">będziemy</text:span><text:span text:style-name="T21_12"><text:s/></text:span><text:span text:style-name="T21_13">pisać</text:span><text:span text:style-name="T21_14">,<text:s/></text:span><text:span text:style-name="T21_15">to</text:span><text:span text:style-name="T21_16"><text:s/></text:span><text:span text:style-name="T21_17">kwestia</text:span><text:span text:style-name="T21_18"><text:s/></text:span><text:span text:style-name="T21_19">czysto</text:span><text:span text:style-name="T21_20"><text:s/></text:span><text:span text:style-name="T21_21">osobista</text:span><text:span text:style-name="T21_22">.<text:s/></text:span><text:span text:style-name="T21_23">Możemy</text:span><text:span text:style-name="T21_24"><text:s/></text:span><text:span text:style-name="T21_25">nawet</text:span><text:span text:style-name="T21_26"><text:s/></text:span><text:span text:style-name="T21_27">pisać</text:span><text:span text:style-name="T21_28"><text:s/></text:span><text:span text:style-name="T21_29">w</text:span><text:span text:style-name="T21_30"><text:s/></text:span><text:span text:style-name="T21_31">Notatniku</text:span><text:span text:style-name="T21_32">,<text:s/></text:span><text:span text:style-name="T21_33">jeśli</text:span><text:span text:style-name="T21_34"><text:s/></text:span><text:span text:style-name="T21_35">jest</text:span><text:span text:style-name="T21_36"><text:s/></text:span><text:span text:style-name="T21_37">nam</text:span><text:span text:style-name="T21_38"><text:s/></text:span><text:span text:style-name="T21_39">tak</text:span><text:span text:style-name="T21_40"><text:s/></text:span><text:span text:style-name="T21_41">wygodnie</text:span><text:span text:style-name="T21_42">.<text:s/></text:span><text:span text:style-name="T21_43">Ważne</text:span><text:span text:style-name="T21_44"><text:s/></text:span><text:span text:style-name="T21_45">jednak</text:span><text:span text:style-name="T21_46">,<text:s/></text:span><text:span text:style-name="T21_47">by</text:span><text:span text:style-name="T21_48"><text:s/></text:span><text:span text:style-name="T21_49">dało</text:span><text:span text:style-name="T21_50"><text:s/></text:span><text:span text:style-name="T21_51">się</text:span><text:span text:style-name="T21_52"><text:s/></text:span><text:span text:style-name="T21_53">nasze</text:span><text:span text:style-name="T21_54"><text:s/></text:span><text:span text:style-name="T21_55">opowiadanie</text:span><text:span text:style-name="T21_56"><text:s/></text:span><text:span text:style-name="T21_57">odpowiednio</text:span><text:span text:style-name="T21_58"><text:s/></text:span><text:span text:style-name="T21_59">sformatować</text:span><text:span text:style-name="T21_60">,<text:s/></text:span><text:span text:style-name="T21_61">ponieważ</text:span><text:span text:style-name="T21_62"><text:s/></text:span><text:span text:style-name="T21_63">ułatwi</text:span><text:span text:style-name="T21_64"><text:s/></text:span><text:span text:style-name="T21_65">nam</text:span><text:span text:style-name="T21_66"><text:s/></text:span><text:span text:style-name="T21_67">to</text:span><text:span text:style-name="T21_68"><text:s/></text:span><text:span text:style-name="T21_69">późniejszą</text:span><text:span text:style-name="T21_70"><text:s/></text:span><text:span text:style-name="T21_71">pracę</text:span><text:span text:style-name="T21_72">.</text:span></text:p>
      <text:p text:style-name="P22"><text:span text:style-name="T22_1">Zaczynamy</text:span><text:span text:style-name="T22_2"><text:s/></text:span><text:span text:style-name="T22_3">od</text:span><text:span text:style-name="T22_4"><text:s/></text:span><text:span text:style-name="T22_5">tytułu</text:span><text:span text:style-name="T22_6"><text:s/></text:span><text:span text:style-name="T22_7">fanfika</text:span><text:span text:style-name="T22_8">.<text:s/></text:span><text:span text:style-name="T22_9">Powinien</text:span><text:span text:style-name="T22_10"><text:s/></text:span><text:span text:style-name="T22_11">być</text:span><text:span text:style-name="T22_12"><text:s/></text:span><text:span text:style-name="T22_13">wyśrodkowany</text:span><text:span text:style-name="T22_14"><text:s/></text:span><text:span text:style-name="T22_15">i</text:span><text:span text:style-name="T22_16"><text:s/></text:span><text:span text:style-name="T22_17">pogrubiony</text:span><text:span text:style-name="T22_18">.<text:s/></text:span><text:span text:style-name="T22_19">Bezpośrednio</text:span><text:span text:style-name="T22_20"><text:s/></text:span><text:span text:style-name="T22_21">pod</text:span><text:span text:style-name="T22_22"><text:s/></text:span><text:span text:style-name="T22_23">nim</text:span><text:span text:style-name="T22_24"><text:s/></text:span><text:span text:style-name="T22_25">piszemy</text:span><text:span text:style-name="T22_26"><text:s/>„</text:span><text:span text:style-name="T22_27">Rozdział</text:span><text:span text:style-name="T22_28"><text:s/></text:span><text:span text:style-name="T22_29">X</text:span><text:span text:style-name="T22_30">:<text:s/></text:span><text:span text:style-name="T22_31">Blabla</text:span><text:span text:style-name="T22_32">”,<text:s/></text:span><text:span text:style-name="T22_33">gdzie</text:span><text:span text:style-name="T22_34"><text:s/></text:span><text:span text:style-name="T22_35">X</text:span><text:span text:style-name="T22_36"><text:s/></text:span><text:span text:style-name="T22_37">to</text:span><text:span text:style-name="T22_38"><text:s/></text:span><text:span text:style-name="T22_39">numer</text:span><text:span text:style-name="T22_40"><text:s/></text:span><text:span text:style-name="T22_41">pisany</text:span><text:span text:style-name="T22_42"><text:s/></text:span><text:span text:style-name="T22_43">przy</text:span><text:span text:style-name="T22_44"><text:s/></text:span><text:span text:style-name="T22_45">pomocy</text:span><text:span text:style-name="T22_46"><text:s/></text:span><text:span text:style-name="T22_47">cyfr</text:span><text:span text:style-name="T22_48"><text:s/></text:span><text:span text:style-name="T22_49">rzymskich</text:span><text:span text:style-name="T22_50">,<text:s/></text:span><text:span text:style-name="T22_51">a</text:span><text:span text:style-name="T22_52"><text:s/>„</text:span><text:span text:style-name="T22_53">Blabla</text:span><text:span text:style-name="T22_54">”<text:s/></text:span><text:span text:style-name="T22_55">to</text:span><text:span text:style-name="T22_56"><text:s/></text:span><text:span text:style-name="T22_57">nazwa</text:span><text:span text:style-name="T22_58"><text:s/></text:span><text:span text:style-name="T22_59">rozdziału</text:span><text:span text:style-name="T22_60">.<text:s/></text:span><text:span text:style-name="T22_61">Ta</text:span><text:span text:style-name="T22_62"><text:s/></text:span><text:span text:style-name="T22_63">część</text:span><text:span text:style-name="T22_64"><text:s/></text:span><text:span text:style-name="T22_65">powinna</text:span><text:span text:style-name="T22_66"><text:s/></text:span><text:span text:style-name="T22_67">być</text:span><text:span text:style-name="T22_68"><text:s/></text:span><text:span text:style-name="T22_69">pisana</text:span><text:span text:style-name="T22_70"><text:s/></text:span><text:span text:style-name="T22_71">nieco</text:span><text:span text:style-name="T22_72"><text:s/></text:span><text:span text:style-name="T22_73">większą</text:span><text:span text:style-name="T22_74"><text:s/></text:span><text:span text:style-name="T22_75">czcionką</text:span><text:span text:style-name="T22_76"><text:s/></text:span><text:span text:style-name="T22_77">niż</text:span><text:span text:style-name="T22_78"><text:s/></text:span><text:span text:style-name="T22_79">reszta</text:span><text:span text:style-name="T22_80"><text:s/></text:span><text:span text:style-name="T22_81">tekstu</text:span><text:span text:style-name="T22_82">.<text:s/></text:span><text:span text:style-name="T22_83">Pod</text:span><text:span text:style-name="T22_84"><text:s/></text:span><text:span text:style-name="T22_85">spodem</text:span><text:span text:style-name="T22_86"><text:s/></text:span><text:span text:style-name="T22_87">możemy</text:span><text:span text:style-name="T22_88"><text:s/></text:span><text:span text:style-name="T22_89">wypisać</text:span><text:span text:style-name="T22_90"><text:s/></text:span><text:span text:style-name="T22_91">jeszcze</text:span><text:span text:style-name="T22_92"><text:s/></text:span><text:span text:style-name="T22_93">autora</text:span><text:span text:style-name="T22_94">,<text:s/></text:span><text:span text:style-name="T22_95">korektorów</text:span><text:span text:style-name="T22_96"><text:s/></text:span><text:span text:style-name="T22_97">i</text:span><text:span text:style-name="T22_98"><text:s/></text:span><text:span text:style-name="T22_99">prereaderów</text:span><text:span text:style-name="T22_100">,<text:s/></text:span><text:span text:style-name="T22_101">ale</text:span><text:span text:style-name="T22_102"><text:s/></text:span><text:span text:style-name="T22_103">już</text:span><text:span text:style-name="T22_104"><text:s/></text:span><text:span text:style-name="T22_105">w</text:span><text:span text:style-name="T22_106"><text:s/></text:span><text:span text:style-name="T22_107">normalnym</text:span><text:span text:style-name="T22_108"><text:s/></text:span><text:span text:style-name="T22_109">rozmiarze</text:span><text:span text:style-name="T22_110"><text:s/></text:span><text:span text:style-name="T22_111">czcionki</text:span><text:span text:style-name="T22_112">.</text:span></text:p>
      <text:p text:style-name="P23"><text:span text:style-name="T23_1">Fanfikowy</text:span><text:span text:style-name="T23_2"><text:s/></text:span><text:span text:style-name="T23_3">savoir</text:span><text:span text:style-name="T23_4"><text:s/></text:span><text:span text:style-name="T23_5">vivre</text:span><text:span text:style-name="T23_6"><text:s/></text:span><text:span text:style-name="T23_7">dopuszcza</text:span><text:span text:style-name="T23_8"><text:s/></text:span><text:span text:style-name="T23_9">dwa</text:span><text:span text:style-name="T23_10"><text:s/></text:span><text:span text:style-name="T23_11">rodzaje</text:span><text:span text:style-name="T23_12"><text:s/></text:span><text:span text:style-name="T23_13">czcionek</text:span><text:span text:style-name="T23_14"><text:s/>–<text:s/></text:span><text:span text:style-name="T23_15">Arial</text:span><text:span text:style-name="T23_16"><text:s/>12<text:s/></text:span><text:span text:style-name="T23_17">i</text:span><text:span text:style-name="T23_18"><text:s/></text:span><text:span text:style-name="T23_19">Times</text:span><text:span text:style-name="T23_20"><text:s/></text:span><text:span text:style-name="T23_21">New</text:span><text:span text:style-name="T23_22"><text:s/></text:span><text:span text:style-name="T23_23">Roman</text:span><text:span text:style-name="T23_24"><text:s/>12.<text:s/></text:span><text:span text:style-name="T23_25">Tekst</text:span><text:span text:style-name="T23_26"><text:s/></text:span><text:span text:style-name="T23_27">najlepiej</text:span><text:span text:style-name="T23_28"><text:s/></text:span><text:span text:style-name="T23_29">pisać</text:span><text:span text:style-name="T23_30"><text:s/></text:span><text:span text:style-name="T23_31">czarną</text:span><text:span text:style-name="T23_32"><text:s/></text:span><text:span text:style-name="T23_33">czcionką</text:span><text:span text:style-name="T23_34"><text:s/></text:span><text:span text:style-name="T23_35">na</text:span><text:span text:style-name="T23_36"><text:s/></text:span><text:span text:style-name="T23_37">białym</text:span><text:span text:style-name="T23_38"><text:s/></text:span><text:span text:style-name="T23_39">tle</text:span><text:span text:style-name="T23_40">.</text:span></text:p>
      <text:p text:style-name="P24"><text:span text:style-name="T24_1">Tekst</text:span><text:span text:style-name="T24_2"><text:s/></text:span><text:span text:style-name="T24_3">estetyczny</text:span><text:span text:style-name="T24_4"><text:s/></text:span><text:span text:style-name="T24_5">jest</text:span><text:span text:style-name="T24_6"><text:s/></text:span><text:span text:style-name="T24_7">wyjustowany</text:span><text:span text:style-name="T24_8"><text:s/></text:span><text:span text:style-name="T24_9">i</text:span><text:span text:style-name="T24_10"><text:s/></text:span><text:span text:style-name="T24_11">występuje</text:span><text:span text:style-name="T24_12"><text:s/></text:span><text:span text:style-name="T24_13">wcięcie</text:span><text:span text:style-name="T24_14"><text:s/></text:span><text:span text:style-name="T24_15">przy</text:span><text:span text:style-name="T24_16"><text:s/></text:span><text:span text:style-name="T24_17">każdym</text:span><text:span text:style-name="T24_18"><text:s/></text:span><text:span text:style-name="T24_19">akapicie</text:span><text:span text:style-name="T24_20"><text:s/>–<text:s/></text:span><text:span text:style-name="T24_21">dialogów</text:span><text:span text:style-name="T24_22"><text:s/></text:span><text:span text:style-name="T24_23">też</text:span><text:span text:style-name="T24_24"><text:s/></text:span><text:span text:style-name="T24_25">to</text:span><text:span text:style-name="T24_26"><text:s/></text:span><text:span text:style-name="T24_27">dotyczy</text:span><text:span text:style-name="T24_28">.<text:s/></text:span><text:span text:style-name="T24_29">Najprościej</text:span><text:span text:style-name="T24_30"><text:s/></text:span><text:span text:style-name="T24_31">jest</text:span><text:span text:style-name="T24_32"><text:s/></text:span><text:span text:style-name="T24_33">je</text:span><text:span text:style-name="T24_34"><text:s/></text:span><text:span text:style-name="T24_35">zrobić</text:span><text:span text:style-name="T24_36"><text:s/></text:span><text:span text:style-name="T24_37">przy</text:span><text:span text:style-name="T24_38"><text:s/></text:span><text:span text:style-name="T24_39">pomocy</text:span><text:span text:style-name="T24_40"><text:s/></text:span><text:span text:style-name="T24_41">klawisza</text:span><text:span text:style-name="T24_42"><text:s/></text:span><text:span text:style-name="T24_43">Tab</text:span><text:span text:style-name="T24_44">.<text:s/></text:span><text:span text:style-name="T24_45">Istotna</text:span><text:span text:style-name="T24_46"><text:s/></text:span><text:span text:style-name="T24_47">jest</text:span><text:span text:style-name="T24_48"><text:s/></text:span><text:span text:style-name="T24_49">też</text:span><text:span text:style-name="T24_50"><text:s/></text:span><text:span text:style-name="T24_51">interlinia</text:span><text:span text:style-name="T24_52">,<text:s/></text:span><text:span text:style-name="T24_53">która</text:span><text:span text:style-name="T24_54"><text:s/></text:span><text:span text:style-name="T24_55">nie</text:span><text:span text:style-name="T24_56"><text:s/></text:span><text:span text:style-name="T24_57">może</text:span><text:span text:style-name="T24_58"><text:s/></text:span><text:span text:style-name="T24_59">być</text:span><text:span text:style-name="T24_60"><text:s/></text:span><text:span text:style-name="T24_61">za</text:span><text:span text:style-name="T24_62"><text:s/></text:span><text:span text:style-name="T24_63">mała</text:span><text:span text:style-name="T24_64">,<text:s/></text:span><text:span text:style-name="T24_65">ani</text:span><text:span text:style-name="T24_66"><text:s/></text:span><text:span text:style-name="T24_67">za</text:span><text:span text:style-name="T24_68"><text:s/></text:span><text:span text:style-name="T24_69">duża</text:span><text:span text:style-name="T24_70">.<text:s/></text:span><text:span text:style-name="T24_71">Jeśli</text:span><text:span text:style-name="T24_72"><text:s/></text:span><text:span text:style-name="T24_73">Twój</text:span><text:span text:style-name="T24_74"><text:s/></text:span><text:span text:style-name="T24_75">tekst</text:span><text:span text:style-name="T24_76"><text:s/></text:span><text:span text:style-name="T24_77">wygląda</text:span><text:span text:style-name="T24_78"><text:s/></text:span><text:span text:style-name="T24_79">jak</text:span><text:span text:style-name="T24_80"><text:s/></text:span><text:span text:style-name="T24_81">ściana</text:span><text:span text:style-name="T24_82">,<text:s/></text:span><text:span text:style-name="T24_83">to</text:span><text:span text:style-name="T24_84"><text:s/></text:span><text:span text:style-name="T24_85">wiedz</text:span><text:span text:style-name="T24_86">,<text:s/></text:span><text:span text:style-name="T24_87">że</text:span><text:span text:style-name="T24_88"><text:s/></text:span><text:span text:style-name="T24_89">robisz</text:span><text:span text:style-name="T24_90"><text:s/></text:span><text:span text:style-name="T24_91">to</text:span><text:span text:style-name="T24_92"><text:s/></text:span><text:span text:style-name="T24_93">źle</text:span><text:span text:style-name="T24_94">.</text:span></text:p>
      <text:p text:style-name="P25"><text:span text:style-name="T25_1">Następną</text:span><text:span text:style-name="T25_2"><text:s/></text:span><text:span text:style-name="T25_3">kwestią</text:span><text:span text:style-name="T25_4"><text:s/></text:span><text:span text:style-name="T25_5">jest</text:span><text:span text:style-name="T25_6"><text:s/></text:span><text:span text:style-name="T25_7">zapis</text:span><text:span text:style-name="T25_8"><text:s/></text:span><text:span text:style-name="T25_9">dialogowy</text:span><text:span text:style-name="T25_10">,<text:s/></text:span><text:span text:style-name="T25_11">który</text:span><text:span text:style-name="T25_12"><text:s/></text:span><text:span text:style-name="T25_13">robi</text:span><text:span text:style-name="T25_14"><text:s/></text:span><text:span text:style-name="T25_15">się</text:span><text:span text:style-name="T25_16"><text:s/></text:span><text:span text:style-name="T25_17">przy</text:span><text:span text:style-name="T25_18"><text:s/></text:span><text:span text:style-name="T25_19">pomocy</text:span><text:span text:style-name="T25_20"><text:s/></text:span><text:span text:style-name="T25_21">półpauz</text:span><text:span text:style-name="T25_22">,<text:s/></text:span><text:span text:style-name="T25_23">a</text:span><text:span text:style-name="T25_24"><text:s/></text:span><text:span text:style-name="T25_25">nie</text:span><text:span text:style-name="T25_26"><text:s/></text:span><text:span text:style-name="T25_27">myślników</text:span><text:span text:style-name="T25_28">,<text:s/></text:span><text:span text:style-name="T25_29">czego</text:span><text:span text:style-name="T25_30"><text:s/></text:span><text:span text:style-name="T25_31">niedawno</text:span><text:span text:style-name="T25_32"><text:s/></text:span><text:span text:style-name="T25_33">nauczył</text:span><text:span text:style-name="T25_34"><text:s/></text:span><text:span text:style-name="T25_35">mnie</text:span><text:span text:style-name="T25_36"><text:s/></text:span><text:span text:style-name="T25_37">Gandzia</text:span><text:span text:style-name="T25_38"><text:s/></text:span><text:span text:style-name="T25_39">i</text:span><text:span text:style-name="T25_40"><text:s/></text:span><text:span text:style-name="T25_41">chwała</text:span><text:span text:style-name="T25_42"><text:s/></text:span><text:span text:style-name="T25_43">mu</text:span><text:span text:style-name="T25_44"><text:s/></text:span><text:span text:style-name="T25_45">za</text:span><text:span text:style-name="T25_46"><text:s/></text:span><text:span text:style-name="T25_47">to</text:span><text:span text:style-name="T25_48">!<text:s/></text:span><text:span text:style-name="T25_49">Wyglądać</text:span><text:span text:style-name="T25_50"><text:s/></text:span><text:span text:style-name="T25_51">powinno</text:span><text:span text:style-name="T25_52"><text:s/></text:span><text:span text:style-name="T25_53">to</text:span><text:span text:style-name="T25_54"><text:s/></text:span><text:span text:style-name="T25_55">tak</text:span><text:span text:style-name="T25_56">:</text:span></text:p>
      <text:p text:style-name="P26"><text:span text:style-name="T26_1">–</text:span><text:span text:style-name="T26_2"><text:s/></text:span><text:span text:style-name="T26_3">Odprowadzę</text:span><text:span text:style-name="T26_4"><text:s/></text:span><text:span text:style-name="T26_5">królewnę</text:span><text:span text:style-name="T26_6"><text:s/></text:span><text:span text:style-name="T26_7">do</text:span><text:span text:style-name="T26_8"><text:s/></text:span><text:span text:style-name="T26_9">jej</text:span><text:span text:style-name="T26_10"><text:s/></text:span><text:span text:style-name="T26_11">komnat</text:span><text:span text:style-name="T26_12"><text:s/></text:span><text:span text:style-name="T26_13">–</text:span><text:span text:style-name="T26_14"><text:s/></text:span><text:span text:style-name="T26_15">powiedziała</text:span><text:span text:style-name="T26_16"><text:s/></text:span><text:span text:style-name="T26_17">nieśmiało</text:span><text:span text:style-name="T26_18"><text:s/></text:span><text:span text:style-name="T26_19">jasnofioletowa</text:span><text:span text:style-name="T26_20"><text:s/></text:span><text:span text:style-name="T26_21">klacz</text:span><text:span text:style-name="T26_22"><text:s/></text:span><text:span text:style-name="T26_23">alikorna</text:span><text:span text:style-name="T26_24">,<text:s/></text:span><text:span text:style-name="T26_25">matka</text:span><text:span text:style-name="T26_26"><text:s/></text:span><text:span text:style-name="T26_27">winnej</text:span><text:span text:style-name="T26_28"><text:s/></text:span><text:span text:style-name="T26_29">całego</text:span><text:span text:style-name="T26_30"><text:s/></text:span><text:span text:style-name="T26_31">zamieszania</text:span><text:span text:style-name="T26_32">.</text:span></text:p>
      <text:p text:style-name="P27"><text:span text:style-name="T27_1">Czyli</text:span><text:span text:style-name="T27_2"><text:s/></text:span><text:span text:style-name="T27_3">kolejno</text:span><text:span text:style-name="T27_4">:<text:s/></text:span><text:span text:style-name="T27_5">wcięcie</text:span><text:span text:style-name="T27_6">,<text:s/></text:span><text:span text:style-name="T27_7">półpauza</text:span><text:span text:style-name="T27_8">,<text:s/></text:span><text:span text:style-name="T27_9">spacja</text:span><text:span text:style-name="T27_10">,<text:s/></text:span><text:span text:style-name="T27_11">wypowiedź</text:span><text:span text:style-name="T27_12">,<text:s/></text:span><text:span text:style-name="T27_13">spacja</text:span><text:span text:style-name="T27_14">,<text:s/></text:span><text:span text:style-name="T27_15">półpauza</text:span><text:span text:style-name="T27_16">,<text:s/></text:span><text:span text:style-name="T27_17">spacja</text:span><text:span text:style-name="T27_18">,<text:s/></text:span><text:span text:style-name="T27_19">didaskalia</text:span><text:span text:style-name="T27_20">.<text:s/></text:span><text:span text:style-name="T27_21">Półpauzę</text:span><text:span text:style-name="T27_22"><text:s/></text:span><text:span text:style-name="T27_23">dobrze</text:span><text:span text:style-name="T27_24"><text:s/></text:span><text:span text:style-name="T27_25">jest</text:span><text:span text:style-name="T27_26"><text:s/></text:span><text:span text:style-name="T27_27">sobie</text:span><text:span text:style-name="T27_28"><text:s/></text:span><text:span text:style-name="T27_29">skopiować</text:span><text:span text:style-name="T27_30"><text:s/></text:span><text:span text:style-name="T27_31">skądś</text:span><text:span text:style-name="T27_32"><text:s/></text:span><text:span text:style-name="T27_33">i</text:span><text:span text:style-name="T27_34"><text:s/></text:span><text:span text:style-name="T27_35">mieć</text:span><text:span text:style-name="T27_36"><text:s/></text:span><text:span text:style-name="T27_37">cały</text:span><text:span text:style-name="T27_38"><text:s/></text:span><text:span text:style-name="T27_39">czas</text:span><text:span text:style-name="T27_40"><text:s/></text:span><text:span text:style-name="T27_41">pod</text:span><text:span text:style-name="T27_42"><text:s/></text:span><text:span text:style-name="T27_43">ctrl</text:span><text:span text:style-name="T27_44"><text:s/>+<text:s/></text:span><text:span text:style-name="T27_45">v</text:span><text:span text:style-name="T27_46">.</text:span></text:p>
      <text:p text:style-name="P28"><text:span text:style-name="T28_1">Do</text:span><text:span text:style-name="T28_2"><text:s/></text:span><text:span text:style-name="T28_3">zapisu</text:span><text:span text:style-name="T28_4"><text:s/></text:span><text:span text:style-name="T28_5">myśli</text:span><text:span text:style-name="T28_6"><text:s/></text:span><text:span text:style-name="T28_7">pisanych</text:span><text:span text:style-name="T28_8"><text:s/></text:span><text:span text:style-name="T28_9">w</text:span><text:span text:style-name="T28_10"><text:s/></text:span><text:span text:style-name="T28_11">pierwszej</text:span><text:span text:style-name="T28_12"><text:s/></text:span><text:span text:style-name="T28_13">osobie</text:span><text:span text:style-name="T28_14"><text:s/></text:span><text:span text:style-name="T28_15">i</text:span><text:span text:style-name="T28_16"><text:s/></text:span><text:span text:style-name="T28_17">pieśni</text:span><text:span text:style-name="T28_18"><text:s/></text:span><text:span text:style-name="T28_19">używamy</text:span><text:span text:style-name="T28_20"><text:s/></text:span><text:span text:style-name="T28_21">kursywy</text:span><text:span text:style-name="T28_22">.<text:s/></text:span><text:span text:style-name="T28_23">Te</text:span><text:span text:style-name="T28_24"><text:s/></text:span><text:span text:style-name="T28_25">drugie</text:span><text:span text:style-name="T28_26"><text:s/></text:span><text:span text:style-name="T28_27">dobrze</text:span><text:span text:style-name="T28_28"><text:s/></text:span><text:span text:style-name="T28_29">jest</text:span><text:span text:style-name="T28_30"><text:s/></text:span><text:span text:style-name="T28_31">wyśrodkować</text:span><text:span text:style-name="T28_32">,<text:s/></text:span><text:span text:style-name="T28_33">by</text:span><text:span text:style-name="T28_34"><text:s/></text:span><text:span text:style-name="T28_35">bardziej</text:span><text:span text:style-name="T28_36"><text:s/></text:span><text:span text:style-name="T28_37">odróżnić</text:span><text:span text:style-name="T28_38"><text:s/></text:span><text:span text:style-name="T28_39">je</text:span><text:span text:style-name="T28_40"><text:s/></text:span><text:span text:style-name="T28_41">od</text:span><text:span text:style-name="T28_42"><text:s/></text:span><text:span text:style-name="T28_43">treszty</text:span><text:span text:style-name="T28_44"><text:s/></text:span><text:span text:style-name="T28_45">ekstu</text:span><text:span text:style-name="T28_46">.</text:span></text:p>
      <text:p text:style-name="P29"><text:span text:style-name="T29_1">I</text:span><text:span text:style-name="T29_2"><text:s/></text:span><text:span text:style-name="T29_3">mała</text:span><text:span text:style-name="T29_4"><text:s/></text:span><text:span text:style-name="T29_5">uwaga</text:span><text:span text:style-name="T29_6"><text:s/>–<text:s/></text:span><text:span text:style-name="T29_7">nie</text:span><text:span text:style-name="T29_8"><text:s/></text:span><text:span text:style-name="T29_9">usuwajmy</text:span><text:span text:style-name="T29_10"><text:s/></text:span><text:span text:style-name="T29_11">bękartów</text:span><text:span text:style-name="T29_12">,<text:s/></text:span><text:span text:style-name="T29_13">ponieważ</text:span><text:span text:style-name="T29_14"><text:s/></text:span><text:span text:style-name="T29_15">kiedy</text:span><text:span text:style-name="T29_16"><text:s/></text:span><text:span text:style-name="T29_17">przeniesiemy</text:span><text:span text:style-name="T29_18"><text:s/></text:span><text:span text:style-name="T29_19">tekst</text:span><text:span text:style-name="T29_20"><text:s/></text:span><text:span text:style-name="T29_21">do</text:span><text:span text:style-name="T29_22"><text:s/></text:span><text:span text:style-name="T29_23">Google</text:span><text:span text:style-name="T29_24"><text:s/></text:span><text:span text:style-name="T29_25">docs</text:span><text:span text:style-name="T29_26">,<text:s/></text:span><text:span text:style-name="T29_27">to</text:span><text:span text:style-name="T29_28"><text:s/></text:span><text:span text:style-name="T29_29">się</text:span><text:span text:style-name="T29_30"><text:s/></text:span><text:span text:style-name="T29_31">nam</text:span><text:span text:style-name="T29_32"><text:s/></text:span><text:span text:style-name="T29_33">wszystko</text:span><text:span text:style-name="T29_34"><text:s/></text:span><text:span text:style-name="T29_35">porozjeżdża</text:span><text:span text:style-name="T29_36">,<text:s/></text:span><text:span text:style-name="T29_37">a</text:span><text:span text:style-name="T29_38"><text:s/></text:span><text:span text:style-name="T29_39">naprawa</text:span><text:span text:style-name="T29_40"><text:s/></text:span><text:span text:style-name="T29_41">tego</text:span><text:span text:style-name="T29_42"><text:s/></text:span><text:span text:style-name="T29_43">zajmie</text:span><text:span text:style-name="T29_44"><text:s/></text:span><text:span text:style-name="T29_45">sporo</text:span><text:span text:style-name="T29_46"><text:s/></text:span><text:span text:style-name="T29_47">czasu</text:span><text:span text:style-name="T29_48">.</text:span></text:p>
      <text:p text:style-name="P30"><text:span text:style-name="T30_1">Wygląd</text:span><text:span text:style-name="T30_2"><text:s/></text:span><text:span text:style-name="T30_3">fanfika</text:span><text:span text:style-name="T30_4"><text:s/></text:span><text:span text:style-name="T30_5">jest</text:span><text:span text:style-name="T30_6"><text:s/></text:span><text:span text:style-name="T30_7">bardzo</text:span><text:span text:style-name="T30_8"><text:s/></text:span><text:span text:style-name="T30_9">ważny</text:span><text:span text:style-name="T30_10">,<text:s/></text:span><text:span text:style-name="T30_11">bo</text:span><text:span text:style-name="T30_12"><text:s/></text:span><text:span text:style-name="T30_13">nawet</text:span><text:span text:style-name="T30_14"><text:s/></text:span><text:span text:style-name="T30_15">jeśli</text:span><text:span text:style-name="T30_16"><text:s/></text:span><text:span text:style-name="T30_17">treść</text:span><text:span text:style-name="T30_18"><text:s/></text:span><text:span text:style-name="T30_19">będzie</text:span><text:span text:style-name="T30_20"><text:s/></text:span><text:span text:style-name="T30_21">do</text:span><text:span text:style-name="T30_22"><text:s/></text:span><text:span text:style-name="T30_23">kitu</text:span><text:span text:style-name="T30_24">,<text:s/></text:span><text:span text:style-name="T30_25">to</text:span><text:span text:style-name="T30_26"><text:s/></text:span><text:span text:style-name="T30_27">przynajmniej</text:span><text:span text:style-name="T30_28"><text:s/></text:span><text:span text:style-name="T30_29">komuś</text:span><text:span text:style-name="T30_30"><text:s/></text:span><text:span text:style-name="T30_31">uda</text:span><text:span text:style-name="T30_32"><text:s/></text:span><text:span text:style-name="T30_33">się</text:span><text:span text:style-name="T30_34"><text:s/></text:span><text:span text:style-name="T30_35">przedrzeć</text:span><text:span text:style-name="T30_36"><text:s/></text:span><text:span text:style-name="T30_37">przez</text:span><text:span text:style-name="T30_38"><text:s/></text:span><text:span text:style-name="T30_39">parę</text:span><text:span text:style-name="T30_40"><text:s/></text:span><text:span text:style-name="T30_41">stron</text:span><text:span text:style-name="T30_42">,<text:s/></text:span><text:span text:style-name="T30_43">zanim</text:span><text:span text:style-name="T30_44"><text:s/></text:span><text:span text:style-name="T30_45">się</text:span><text:span text:style-name="T30_46"><text:s/></text:span><text:span text:style-name="T30_47">zniechęci</text:span><text:span text:style-name="T30_48"><text:s/></text:span><text:span text:style-name="T30_49">bądź</text:span><text:span text:style-name="T30_50"><text:s/></text:span><text:span text:style-name="T30_51">zachwyci</text:span><text:span text:style-name="T30_52"><text:s/></text:span><text:span text:style-name="T30_53">dziełem</text:span><text:span text:style-name="T30_54">.<text:s/></text:span><text:span text:style-name="T30_55">Jeśli</text:span><text:span text:style-name="T30_56"><text:s/></text:span><text:span text:style-name="T30_57">opowiadanie</text:span><text:span text:style-name="T30_58"><text:s/></text:span><text:span text:style-name="T30_59">wygląda</text:span><text:span text:style-name="T30_60"><text:s/></text:span><text:span text:style-name="T30_61">brzydko</text:span><text:span text:style-name="T30_62">,<text:s/></text:span><text:span text:style-name="T30_63">to</text:span><text:span text:style-name="T30_64"><text:s/></text:span><text:span text:style-name="T30_65">wielu</text:span><text:span text:style-name="T30_66"><text:s/></text:span><text:span text:style-name="T30_67">czytelników</text:span><text:span text:style-name="T30_68"><text:s/></text:span><text:span text:style-name="T30_69">się</text:span><text:span text:style-name="T30_70"><text:s/></text:span><text:span text:style-name="T30_71">przerazi</text:span><text:span text:style-name="T30_72"><text:s/></text:span><text:span text:style-name="T30_73">i</text:span><text:span text:style-name="T30_74"><text:s/></text:span><text:span text:style-name="T30_75">nawet</text:span><text:span text:style-name="T30_76"><text:s/></text:span><text:span text:style-name="T30_77">tego</text:span><text:span text:style-name="T30_78"><text:s/></text:span><text:span text:style-name="T30_79">nie</text:span><text:span text:style-name="T30_80"><text:s/></text:span><text:span text:style-name="T30_81">przeczyta</text:span><text:span text:style-name="T30_82">.</text:span><text:span text:style-name="T30_83"><text:s/></text:span></text:p>
      <text:h text:style-name="P31" text:outline-level="10"><text:bookmark-start text:name="h.742tqmh9qu7j"/><text:bookmark-end text:name="h.742tqmh9qu7j"/><text:span text:style-name="T31_1">Publikujemy</text:span></text:h>
      <text:p text:style-name="P32"><text:span text:style-name="T32_1"><text:s/></text:span></text:p>
      <text:p text:style-name="P33"><text:span text:style-name="T33_1">Tekst</text:span><text:span text:style-name="T33_2"><text:s/></text:span><text:span text:style-name="T33_3">oddajemy</text:span><text:span text:style-name="T33_4"><text:s/></text:span><text:span text:style-name="T33_5">czytelnikom</text:span><text:span text:style-name="T33_6"><text:s/></text:span><text:span text:style-name="T33_7">w</text:span><text:span text:style-name="T33_8"><text:s/></text:span><text:span text:style-name="T33_9">postaci</text:span><text:span text:style-name="T33_10"><text:s/></text:span><text:span text:style-name="T33_11">dokumentu</text:span><text:span text:style-name="T33_12"><text:s/></text:span><text:span text:style-name="T33_13">Google</text:span><text:span text:style-name="T33_14">.<text:s/></text:span><text:span text:style-name="T33_15">Aby</text:span><text:span text:style-name="T33_16"><text:s/></text:span><text:span text:style-name="T33_17">stworzyć</text:span><text:span text:style-name="T33_18"><text:s/></text:span><text:span text:style-name="T33_19">takie</text:span><text:span text:style-name="T33_20"><text:s/></text:span><text:span text:style-name="T33_21">coś</text:span><text:span text:style-name="T33_22">,<text:s/></text:span><text:span text:style-name="T33_23">należy</text:span><text:span text:style-name="T33_24"><text:s/></text:span><text:span text:style-name="T33_25">najpierw</text:span><text:span text:style-name="T33_26"><text:s/></text:span><text:span text:style-name="T33_27">założyć</text:span><text:span text:style-name="T33_28"><text:s/></text:span><text:span text:style-name="T33_29">konto</text:span><text:span text:style-name="T33_30"><text:s/></text:span><text:span text:style-name="T33_31">Google</text:span><text:span text:style-name="T33_32">.<text:s/></text:span><text:span text:style-name="T33_33">W</text:span><text:span text:style-name="T33_34"><text:s/></text:span><text:span text:style-name="T33_35">gratisie</text:span><text:span text:style-name="T33_36"><text:s/></text:span><text:span text:style-name="T33_37">otrzymujemy</text:span><text:span text:style-name="T33_38"><text:s/></text:span><text:span text:style-name="T33_39">skrzynkę</text:span><text:span text:style-name="T33_40"><text:s/></text:span><text:span text:style-name="T33_41">pocztową</text:span><text:span text:style-name="T33_42"><text:s/></text:span><text:span text:style-name="T33_43">na</text:span><text:span text:style-name="T33_44"><text:s/></text:span><text:span text:style-name="T33_45">gmailu</text:span><text:span text:style-name="T33_46">.</text:span></text:p>
      <text:p text:style-name="P34"><text:span text:style-name="T34_1">Kiedy</text:span><text:span text:style-name="T34_2"><text:s/></text:span><text:span text:style-name="T34_3">już</text:span><text:span text:style-name="T34_4"><text:s/></text:span><text:span text:style-name="T34_5">poradziliśmy</text:span><text:span text:style-name="T34_6"><text:s/></text:span><text:span text:style-name="T34_7">sobie</text:span><text:span text:style-name="T34_8"><text:s/></text:span><text:span text:style-name="T34_9">z</text:span><text:span text:style-name="T34_10"><text:s/></text:span><text:span text:style-name="T34_11">tym</text:span><text:span text:style-name="T34_12"><text:s/></text:span><text:span text:style-name="T34_13">trudnym</text:span><text:span text:style-name="T34_14"><text:s/></text:span><text:span text:style-name="T34_15">zadaniem</text:span><text:span text:style-name="T34_16">,<text:s/></text:span><text:span text:style-name="T34_17">to</text:span><text:span text:style-name="T34_18"><text:s/></text:span><text:span text:style-name="T34_19">wchodzimy</text:span><text:span text:style-name="T34_20"><text:s/></text:span><text:span text:style-name="T34_21">na</text:span><text:span text:style-name="T34_22"><text:s/></text:span><text:span text:style-name="T34_23">stronę</text:span><text:span text:style-name="T34_24"><text:s/></text:span><text:span text:style-name="T34_25">startową</text:span><text:span text:style-name="T34_26"><text:s/></text:span><text:span text:style-name="T34_27">Google</text:span><text:span text:style-name="T34_28">’</text:span><text:span text:style-name="T34_29">a</text:span><text:span text:style-name="T34_30"><text:s/></text:span><text:span text:style-name="T34_31">i</text:span><text:span text:style-name="T34_32"><text:s/></text:span><text:span text:style-name="T34_33">klikamy</text:span><text:span text:style-name="T34_34"><text:s/></text:span><text:span text:style-name="T34_35">w</text:span><text:span text:style-name="T34_36"><text:s/></text:span><text:span text:style-name="T34_37">kwadrat</text:span><text:span text:style-name="T34_38"><text:s/></text:span><text:span text:style-name="T34_39">po</text:span><text:span text:style-name="T34_40"><text:s/></text:span><text:span text:style-name="T34_41">prawej</text:span><text:span text:style-name="T34_42"><text:s/></text:span><text:span text:style-name="T34_43">stronie</text:span><text:span text:style-name="T34_44">.<text:s/></text:span><text:span text:style-name="T34_45">Ukaże</text:span><text:span text:style-name="T34_46"><text:s/></text:span><text:span text:style-name="T34_47">nam</text:span><text:span text:style-name="T34_48"><text:s/></text:span><text:span text:style-name="T34_49">się</text:span><text:span text:style-name="T34_50"><text:s/></text:span><text:span text:style-name="T34_51">kilka</text:span><text:span text:style-name="T34_52"><text:s/></text:span><text:span text:style-name="T34_53">możliwości</text:span><text:span text:style-name="T34_54"><text:s/>–<text:s/></text:span><text:span text:style-name="T34_55">chociażby</text:span><text:span text:style-name="T34_56"><text:s/></text:span><text:span text:style-name="T34_57">gmail</text:span><text:span text:style-name="T34_58"><text:s/></text:span><text:span text:style-name="T34_59">i</text:span><text:span text:style-name="T34_60"><text:s/></text:span><text:span text:style-name="T34_61">Google</text:span><text:span text:style-name="T34_62"><text:s/></text:span><text:span text:style-name="T34_63">translator</text:span><text:span text:style-name="T34_64">.<text:s/></text:span><text:span text:style-name="T34_65">Nas</text:span><text:span text:style-name="T34_66"><text:s/></text:span><text:span text:style-name="T34_67">interesuje</text:span><text:span text:style-name="T34_68"><text:s/></text:span><text:span text:style-name="T34_69">dysk</text:span><text:span text:style-name="T34_70">,<text:s/></text:span><text:span text:style-name="T34_71">który</text:span><text:span text:style-name="T34_72"><text:s/></text:span><text:span text:style-name="T34_73">od</text:span><text:span text:style-name="T34_74"><text:s/></text:span><text:span text:style-name="T34_75">tej</text:span><text:span text:style-name="T34_76"><text:s/></text:span><text:span text:style-name="T34_77">pory</text:span><text:span text:style-name="T34_78"><text:s/></text:span><text:span text:style-name="T34_79">stanie</text:span><text:span text:style-name="T34_80"><text:s/></text:span><text:span text:style-name="T34_81">się</text:span><text:span text:style-name="T34_82"><text:s/></text:span><text:span text:style-name="T34_83">naszym</text:span><text:span text:style-name="T34_84"><text:s/></text:span><text:span text:style-name="T34_85">najlepszym</text:span><text:span text:style-name="T34_86"><text:s/></text:span><text:span text:style-name="T34_87">przyjacielem</text:span><text:span text:style-name="T34_88">,<text:s/></text:span><text:span text:style-name="T34_89">ponieważ</text:span><text:span text:style-name="T34_90"><text:s/></text:span><text:span text:style-name="T34_91">to</text:span><text:span text:style-name="T34_92"><text:s/></text:span><text:span text:style-name="T34_93">właśnie</text:span><text:span text:style-name="T34_94"><text:s/></text:span><text:span text:style-name="T34_95">na</text:span><text:span text:style-name="T34_96"><text:s/></text:span><text:span text:style-name="T34_97">nim</text:span><text:span text:style-name="T34_98"><text:s/></text:span><text:span text:style-name="T34_99">będziemy</text:span><text:span text:style-name="T34_100"><text:s/></text:span><text:span text:style-name="T34_101">trzymać</text:span><text:span text:style-name="T34_102"><text:s/></text:span><text:span text:style-name="T34_103">nasze</text:span><text:span text:style-name="T34_104"><text:s/></text:span><text:span text:style-name="T34_105">opowiadania</text:span><text:span text:style-name="T34_106">.</text:span></text:p>
      <text:p text:style-name="P35"><text:span text:style-name="T35_1">Weszliśmy</text:span><text:span text:style-name="T35_2"><text:s/></text:span><text:span text:style-name="T35_3">do</text:span><text:span text:style-name="T35_4"><text:s/></text:span><text:span text:style-name="T35_5">dysku</text:span><text:span text:style-name="T35_6">.<text:s/></text:span><text:span text:style-name="T35_7">Po</text:span><text:span text:style-name="T35_8"><text:s/></text:span><text:span text:style-name="T35_9">lewej</text:span><text:span text:style-name="T35_10"><text:s/></text:span><text:span text:style-name="T35_11">stronie</text:span><text:span text:style-name="T35_12"><text:s/></text:span><text:span text:style-name="T35_13">znajduje</text:span><text:span text:style-name="T35_14"><text:s/></text:span><text:span text:style-name="T35_15">się</text:span><text:span text:style-name="T35_16"><text:s/></text:span><text:span text:style-name="T35_17">czerwony</text:span><text:span text:style-name="T35_18"><text:s/></text:span><text:span text:style-name="T35_19">prostokąt</text:span><text:span text:style-name="T35_20"><text:s/></text:span><text:span text:style-name="T35_21">z</text:span><text:span text:style-name="T35_22"><text:s/></text:span><text:span text:style-name="T35_23">napisem</text:span><text:span text:style-name="T35_24"><text:s/></text:span><text:span text:style-name="T35_25">utwórz</text:span><text:span text:style-name="T35_26">.<text:s/></text:span><text:span text:style-name="T35_27">Klikamy</text:span><text:span text:style-name="T35_28"><text:s/></text:span><text:span text:style-name="T35_29">na</text:span><text:span text:style-name="T35_30"><text:s/></text:span><text:span text:style-name="T35_31">niego</text:span><text:span text:style-name="T35_32"><text:s/></text:span><text:span text:style-name="T35_33">i</text:span><text:span text:style-name="T35_34"><text:s/></text:span><text:span text:style-name="T35_35">wybieramy</text:span><text:span text:style-name="T35_36"><text:s/></text:span><text:span text:style-name="T35_37">opcję</text:span><text:span text:style-name="T35_38"><text:s/></text:span><text:span text:style-name="T35_39">dokument</text:span><text:span text:style-name="T35_40">.</text:span></text:p>
      <text:p text:style-name="P36"><text:span text:style-name="T36_1">Przed</text:span><text:span text:style-name="T36_2"><text:s/></text:span><text:span text:style-name="T36_3">nami</text:span><text:span text:style-name="T36_4"><text:s/></text:span><text:span text:style-name="T36_5">pusta</text:span><text:span text:style-name="T36_6"><text:s/></text:span><text:span text:style-name="T36_7">kartka</text:span><text:span text:style-name="T36_8">,<text:s/></text:span><text:span text:style-name="T36_9">wchodzimy</text:span><text:span text:style-name="T36_10"><text:s/></text:span><text:span text:style-name="T36_11">do</text:span><text:span text:style-name="T36_12"><text:s/></text:span><text:span text:style-name="T36_13">naszego</text:span><text:span text:style-name="T36_14"><text:s/></text:span><text:span text:style-name="T36_15">Worda</text:span><text:span text:style-name="T36_16">,<text:s/></text:span><text:span text:style-name="T36_17">Open</text:span><text:span text:style-name="T36_18"><text:s/></text:span><text:span text:style-name="T36_19">Office</text:span><text:span text:style-name="T36_20">’</text:span><text:span text:style-name="T36_21">a</text:span><text:span text:style-name="T36_22"><text:s/></text:span><text:span text:style-name="T36_23">czy</text:span><text:span text:style-name="T36_24"><text:s/></text:span><text:span text:style-name="T36_25">innego</text:span><text:span text:style-name="T36_26"><text:s/></text:span><text:span text:style-name="T36_27">czegoś</text:span><text:span text:style-name="T36_28">,<text:s/></text:span><text:span text:style-name="T36_29">w</text:span><text:span text:style-name="T36_30"><text:s/></text:span><text:span text:style-name="T36_31">czym</text:span><text:span text:style-name="T36_32"><text:s/></text:span><text:span text:style-name="T36_33">pisaliśmy</text:span><text:span text:style-name="T36_34">,<text:s/></text:span><text:span text:style-name="T36_35">i</text:span><text:span text:style-name="T36_36"><text:s/></text:span><text:span text:style-name="T36_37">robimy</text:span><text:span text:style-name="T36_38"><text:s/></text:span><text:span text:style-name="T36_39">ctrl</text:span><text:span text:style-name="T36_40"><text:s/>+<text:s/></text:span><text:span text:style-name="T36_41">a</text:span><text:span text:style-name="T36_42">,<text:s/></text:span><text:span text:style-name="T36_43">ctrl</text:span><text:span text:style-name="T36_44"><text:s/>+<text:s/></text:span><text:span text:style-name="T36_45">c</text:span><text:span text:style-name="T36_46">,<text:s/></text:span><text:span text:style-name="T36_47">wracamy</text:span><text:span text:style-name="T36_48"><text:s/></text:span><text:span text:style-name="T36_49">do</text:span><text:span text:style-name="T36_50"><text:s/></text:span><text:span text:style-name="T36_51">docsów</text:span><text:span text:style-name="T36_52"><text:s/></text:span><text:span text:style-name="T36_53">i</text:span><text:span text:style-name="T36_54"><text:s/></text:span><text:span text:style-name="T36_55">robimy</text:span><text:span text:style-name="T36_56"><text:s/></text:span><text:span text:style-name="T36_57">ctrl</text:span><text:span text:style-name="T36_58"><text:s/>+<text:s/></text:span><text:span text:style-name="T36_59">v</text:span><text:span text:style-name="T36_60">.<text:s/></text:span><text:span text:style-name="T36_61">W</text:span><text:span text:style-name="T36_62"><text:s/></text:span><text:span text:style-name="T36_63">magiczny</text:span><text:span text:style-name="T36_64"><text:s/></text:span><text:span text:style-name="T36_65">sposób</text:span><text:span text:style-name="T36_66"><text:s/></text:span><text:span text:style-name="T36_67">nasz</text:span><text:span text:style-name="T36_68"><text:s/></text:span><text:span text:style-name="T36_69">tekst</text:span><text:span text:style-name="T36_70"><text:s/></text:span><text:span text:style-name="T36_71">pojawił</text:span><text:span text:style-name="T36_72"><text:s/></text:span><text:span text:style-name="T36_73">się</text:span><text:span text:style-name="T36_74"><text:s/></text:span><text:span text:style-name="T36_75">w</text:span><text:span text:style-name="T36_76"><text:s/></text:span><text:span text:style-name="T36_77">dokumencie</text:span><text:span text:style-name="T36_78"><text:s/></text:span><text:span text:style-name="T36_79">i</text:span><text:span text:style-name="T36_80">,<text:s/></text:span><text:span text:style-name="T36_81">o</text:span><text:span text:style-name="T36_82"><text:s/></text:span><text:span text:style-name="T36_83">ile</text:span><text:span text:style-name="T36_84"><text:s/></text:span><text:span text:style-name="T36_85">wszystko</text:span><text:span text:style-name="T36_86"><text:s/></text:span><text:span text:style-name="T36_87">poszło</text:span><text:span text:style-name="T36_88"><text:s/></text:span><text:span text:style-name="T36_89">dobrze</text:span><text:span text:style-name="T36_90">,<text:s/></text:span><text:span text:style-name="T36_91">formatowanie</text:span><text:span text:style-name="T36_92"><text:s/></text:span><text:span text:style-name="T36_93">się</text:span><text:span text:style-name="T36_94"><text:s/></text:span><text:span text:style-name="T36_95">nie</text:span><text:span text:style-name="T36_96"><text:s/></text:span><text:span text:style-name="T36_97">zepsuło</text:span><text:span text:style-name="T36_98">.<text:s/></text:span><text:span text:style-name="T36_99">Sprawdzamy</text:span><text:span text:style-name="T36_100"><text:s/></text:span><text:span text:style-name="T36_101">to</text:span><text:span text:style-name="T36_102">.</text:span></text:p>
      <text:p text:style-name="P37"><text:span text:style-name="T37_1">Istnieje</text:span><text:span text:style-name="T37_2"><text:s/></text:span><text:span text:style-name="T37_3">też</text:span><text:span text:style-name="T37_4"><text:s/></text:span><text:span text:style-name="T37_5">opcja</text:span><text:span text:style-name="T37_6"><text:s/></text:span><text:span text:style-name="T37_7">przeniesienia</text:span><text:span text:style-name="T37_8"><text:s/></text:span><text:span text:style-name="T37_9">dokumentu</text:span><text:span text:style-name="T37_10"><text:s/></text:span><text:span text:style-name="T37_11">z</text:span><text:span text:style-name="T37_12"><text:s/></text:span><text:span text:style-name="T37_13">naszego</text:span><text:span text:style-name="T37_14"><text:s/></text:span><text:span text:style-name="T37_15">dysku</text:span><text:span text:style-name="T37_16"><text:s/></text:span><text:span text:style-name="T37_17">bezpośrednio</text:span><text:span text:style-name="T37_18"><text:s/></text:span><text:span text:style-name="T37_19">na</text:span><text:span text:style-name="T37_20"><text:s/></text:span><text:span text:style-name="T37_21">dysk</text:span><text:span text:style-name="T37_22"><text:s/></text:span><text:span text:style-name="T37_23">google</text:span><text:span text:style-name="T37_24">,<text:s/></text:span><text:span text:style-name="T37_25">wraz</text:span><text:span text:style-name="T37_26"><text:s/></text:span><text:span text:style-name="T37_27">ze</text:span><text:span text:style-name="T37_28"><text:s/></text:span><text:span text:style-name="T37_29">zmianą</text:span><text:span text:style-name="T37_30"><text:s/></text:span><text:span text:style-name="T37_31">formatu</text:span><text:span text:style-name="T37_32"><text:s/></text:span><text:span text:style-name="T37_33">na</text:span><text:span text:style-name="T37_34"><text:s/></text:span><text:span text:style-name="T37_35">Google</text:span><text:span text:style-name="T37_36"><text:s/></text:span><text:span text:style-name="T37_37">docs</text:span><text:span text:style-name="T37_38">,<text:s/></text:span><text:span text:style-name="T37_39">ale</text:span><text:span text:style-name="T37_40"><text:s/></text:span><text:span text:style-name="T37_41">nie</text:span><text:span text:style-name="T37_42"><text:s/></text:span><text:span text:style-name="T37_43">u</text:span><text:span text:style-name="T37_44"><text:s/></text:span><text:span text:style-name="T37_45">każdego</text:span><text:span text:style-name="T37_46"><text:s/></text:span><text:span text:style-name="T37_47">działa</text:span><text:span text:style-name="T37_48"><text:s/></text:span><text:span text:style-name="T37_49">to</text:span><text:span text:style-name="T37_50"><text:s/></text:span><text:span text:style-name="T37_51">bezproblemowo</text:span><text:span text:style-name="T37_52">.</text:span></text:p>
      <text:p text:style-name="P38"><text:span text:style-name="T38_1">Oczywiście</text:span><text:span text:style-name="T38_2"><text:s/></text:span><text:span text:style-name="T38_3">od</text:span><text:span text:style-name="T38_4"><text:s/></text:span><text:span text:style-name="T38_5">początku</text:span><text:span text:style-name="T38_6"><text:s/></text:span><text:span text:style-name="T38_7">mogliśmy</text:span><text:span text:style-name="T38_8"><text:s/></text:span><text:span text:style-name="T38_9">pisać</text:span><text:span text:style-name="T38_10"><text:s/></text:span><text:span text:style-name="T38_11">w</text:span><text:span text:style-name="T38_12"><text:s/></text:span><text:span text:style-name="T38_13">Google</text:span><text:span text:style-name="T38_14"><text:s/></text:span><text:span text:style-name="T38_15">docsach</text:span><text:span text:style-name="T38_16">,<text:s/></text:span><text:span text:style-name="T38_17">ale</text:span><text:span text:style-name="T38_18"><text:s/></text:span><text:span text:style-name="T38_19">osobiście</text:span><text:span text:style-name="T38_20"><text:s/></text:span><text:span text:style-name="T38_21">uważam</text:span><text:span text:style-name="T38_22"><text:s/></text:span><text:span text:style-name="T38_23">je</text:span><text:span text:style-name="T38_24"><text:s/></text:span><text:span text:style-name="T38_25">za</text:span><text:span text:style-name="T38_26"><text:s/></text:span><text:span text:style-name="T38_27">niewygodne</text:span><text:span text:style-name="T38_28">,<text:s/></text:span><text:span text:style-name="T38_29">jednak</text:span><text:span text:style-name="T38_30"><text:s/></text:span><text:span text:style-name="T38_31">to</text:span><text:span text:style-name="T38_32"><text:s/></text:span><text:span text:style-name="T38_33">kwestia</text:span><text:span text:style-name="T38_34"><text:s/></text:span><text:span text:style-name="T38_35">osobista</text:span><text:span text:style-name="T38_36"><text:s/></text:span><text:span text:style-name="T38_37">i</text:span><text:span text:style-name="T38_38"><text:s/></text:span><text:span text:style-name="T38_39">każdy</text:span><text:span text:style-name="T38_40"><text:s/></text:span><text:span text:style-name="T38_41">ma</text:span><text:span text:style-name="T38_42"><text:s/></text:span><text:span text:style-name="T38_43">swój</text:span><text:span text:style-name="T38_44"><text:s/></text:span><text:span text:style-name="T38_45">ulubiony</text:span><text:span text:style-name="T38_46"><text:s/></text:span><text:span text:style-name="T38_47">edytor</text:span><text:span text:style-name="T38_48"><text:s/></text:span><text:span text:style-name="T38_49">tekstu</text:span><text:span text:style-name="T38_50">.<text:s/></text:span><text:span text:style-name="T38_51">Można</text:span><text:span text:style-name="T38_52"><text:s/></text:span><text:span text:style-name="T38_53">też</text:span><text:span text:style-name="T38_54"><text:s/></text:span><text:span text:style-name="T38_55">pisać</text:span><text:span text:style-name="T38_56"><text:s/></text:span><text:span text:style-name="T38_57">bezpośrednio</text:span><text:span text:style-name="T38_58"><text:s/></text:span><text:span text:style-name="T38_59">na</text:span><text:span text:style-name="T38_60"><text:s/></text:span><text:span text:style-name="T38_61">niektórych</text:span><text:span text:style-name="T38_62"><text:s/></text:span><text:span text:style-name="T38_63">forach</text:span><text:span text:style-name="T38_64"><text:s/></text:span><text:span text:style-name="T38_65">albo</text:span><text:span text:style-name="T38_66"><text:s/></text:span><text:span text:style-name="T38_67">używać</text:span><text:span text:style-name="T38_68"><text:s/></text:span><text:span text:style-name="T38_69">MLPFiction</text:span><text:span text:style-name="T38_70">,<text:s/></text:span><text:span text:style-name="T38_71">jednak</text:span><text:span text:style-name="T38_72"><text:s/></text:span><text:span text:style-name="T38_73">Google</text:span><text:span text:style-name="T38_74"><text:s text:c="2"/></text:span><text:span text:style-name="T38_75">docs</text:span><text:span text:style-name="T38_76"><text:s/></text:span><text:span text:style-name="T38_77">jest</text:span><text:span text:style-name="T38_78"><text:s/></text:span><text:span text:style-name="T38_79">najbardziej</text:span><text:span text:style-name="T38_80"><text:s/></text:span><text:span text:style-name="T38_81">uniwersalne</text:span><text:span text:style-name="T38_82"><text:s/></text:span><text:span text:style-name="T38_83">i</text:span><text:span text:style-name="T38_84"><text:s/></text:span><text:span text:style-name="T38_85">sprawdzi</text:span><text:span text:style-name="T38_86"><text:s/></text:span><text:span text:style-name="T38_87">się</text:span><text:span text:style-name="T38_88"><text:s/></text:span><text:span text:style-name="T38_89">wszędzie</text:span><text:span text:style-name="T38_90">.</text:span></text:p>
      <text:p text:style-name="P39"><text:span text:style-name="T39_1">Na</text:span><text:span text:style-name="T39_2"><text:s/></text:span><text:span text:style-name="T39_3">górze</text:span><text:span text:style-name="T39_4"><text:s/></text:span><text:span text:style-name="T39_5">wpisujemy</text:span><text:span text:style-name="T39_6"><text:s/></text:span><text:span text:style-name="T39_7">tytuł</text:span><text:span text:style-name="T39_8"><text:s/></text:span><text:span text:style-name="T39_9">razem</text:span><text:span text:style-name="T39_10"><text:s/></text:span><text:span text:style-name="T39_11">z</text:span><text:span text:style-name="T39_12"><text:s/></text:span><text:span text:style-name="T39_13">nazwą</text:span><text:span text:style-name="T39_14"><text:s/></text:span><text:span text:style-name="T39_15">i</text:span><text:span text:style-name="T39_16"><text:s/></text:span><text:span text:style-name="T39_17">numerem</text:span><text:span text:style-name="T39_18"><text:s/></text:span><text:span text:style-name="T39_19">rozdziału</text:span><text:span text:style-name="T39_20">.</text:span></text:p>
      <text:p text:style-name="P40"><text:span text:style-name="T40_1">Teraz</text:span><text:span text:style-name="T40_2"><text:s/></text:span><text:span text:style-name="T40_3">czas</text:span><text:span text:style-name="T40_4"><text:s/></text:span><text:span text:style-name="T40_5">nacisnąć</text:span><text:span text:style-name="T40_6"><text:s/></text:span><text:span text:style-name="T40_7">niebieski</text:span><text:span text:style-name="T40_8"><text:s/></text:span><text:span text:style-name="T40_9">przycisk</text:span><text:span text:style-name="T40_10"><text:s/></text:span><text:span text:style-name="T40_11">po</text:span><text:span text:style-name="T40_12"><text:s/></text:span><text:span text:style-name="T40_13">prawej</text:span><text:span text:style-name="T40_14">,<text:s/></text:span><text:span text:style-name="T40_15">na</text:span><text:span text:style-name="T40_16"><text:s/></text:span><text:span text:style-name="T40_17">górze</text:span><text:span text:style-name="T40_18">.<text:s/></text:span><text:span text:style-name="T40_19">Jest</text:span><text:span text:style-name="T40_20"><text:s/></text:span><text:span text:style-name="T40_21">na</text:span><text:span text:style-name="T40_22"><text:s/></text:span><text:span text:style-name="T40_23">nim</text:span><text:span text:style-name="T40_24"><text:s/></text:span><text:span text:style-name="T40_25">napisane</text:span><text:span text:style-name="T40_26"><text:s/></text:span><text:span text:style-name="T40_27">udostępnij</text:span><text:span text:style-name="T40_28">.<text:s/></text:span><text:span text:style-name="T40_29">Następnie</text:span><text:span text:style-name="T40_30"><text:s/></text:span><text:span text:style-name="T40_31">zaawansowane</text:span><text:span text:style-name="T40_32">,<text:s/></text:span><text:span text:style-name="T40_33">dalej</text:span><text:span text:style-name="T40_34">:<text:s/></text:span><text:span text:style-name="T40_35">wszyscy</text:span><text:span text:style-name="T40_36"><text:s/></text:span><text:span text:style-name="T40_37">użytkownicy</text:span><text:span text:style-name="T40_38"><text:s/></text:span><text:span text:style-name="T40_39">mający</text:span><text:span text:style-name="T40_40"><text:s/></text:span><text:span text:style-name="T40_41">link</text:span><text:span text:style-name="T40_42">,<text:s/></text:span><text:span text:style-name="T40_43">mogą</text:span><text:span text:style-name="T40_44"><text:s/></text:span><text:span text:style-name="T40_45">komentować</text:span><text:span text:style-name="T40_46">.</text:span></text:p>
      <text:p text:style-name="P41"><text:span text:style-name="T41_1">Dzięki</text:span><text:span text:style-name="T41_2"><text:s/></text:span><text:span text:style-name="T41_3">temu</text:span><text:span text:style-name="T41_4"><text:s/></text:span><text:span text:style-name="T41_5">czytelnicy</text:span><text:span text:style-name="T41_6"><text:s/></text:span><text:span text:style-name="T41_7">będą</text:span><text:span text:style-name="T41_8"><text:s/></text:span><text:span text:style-name="T41_9">nam</text:span><text:span text:style-name="T41_10"><text:s/></text:span><text:span text:style-name="T41_11">mogli</text:span><text:span text:style-name="T41_12"><text:s/></text:span><text:span text:style-name="T41_13">pozaznaczać</text:span><text:span text:style-name="T41_14"><text:s/></text:span><text:span text:style-name="T41_15">błędy</text:span><text:span text:style-name="T41_16"><text:s/></text:span><text:span text:style-name="T41_17">bezpośrednio</text:span><text:span text:style-name="T41_18"><text:s/></text:span><text:span text:style-name="T41_19">w</text:span><text:span text:style-name="T41_20"><text:s/></text:span><text:span text:style-name="T41_21">tekście</text:span><text:span text:style-name="T41_22">,<text:s/></text:span><text:span text:style-name="T41_23">bądź</text:span><text:span text:style-name="T41_24"><text:s/></text:span><text:span text:style-name="T41_25">skorzystać</text:span><text:span text:style-name="T41_26"><text:s/></text:span><text:span text:style-name="T41_27">z</text:span><text:span text:style-name="T41_28"><text:s/></text:span><text:span text:style-name="T41_29">sugerowania</text:span><text:span text:style-name="T41_30">,<text:s/></text:span><text:span text:style-name="T41_31">co</text:span><text:span text:style-name="T41_32"><text:s/></text:span><text:span text:style-name="T41_33">ułatwi</text:span><text:span text:style-name="T41_34"><text:s/></text:span><text:span text:style-name="T41_35">życie</text:span><text:span text:style-name="T41_36"><text:s/></text:span><text:span text:style-name="T41_37">i</text:span><text:span text:style-name="T41_38"><text:s/></text:span><text:span text:style-name="T41_39">im</text:span><text:span text:style-name="T41_40">,<text:s/></text:span><text:span text:style-name="T41_41">i</text:span><text:span text:style-name="T41_42"><text:s/></text:span><text:span text:style-name="T41_43">nam</text:span><text:span text:style-name="T41_44">.</text:span><text:span text:style-name="T41_45"><text:s/></text:span><text:span text:style-name="T41_46">W</text:span><text:span text:style-name="T41_47"><text:s/></text:span><text:span text:style-name="T41_48">końcu</text:span><text:span text:style-name="T41_49"><text:s/></text:span><text:span text:style-name="T41_50">najwyższa</text:span><text:span text:style-name="T41_51"><text:s/></text:span><text:span text:style-name="T41_52">jakość</text:span><text:span text:style-name="T41_53"><text:s/></text:span><text:span text:style-name="T41_54">jest</text:span><text:span text:style-name="T41_55"><text:s/></text:span><text:span text:style-name="T41_56">priorytetem</text:span><text:span text:style-name="T41_57"><text:s/></text:span><text:span text:style-name="T41_58">każdego</text:span><text:span text:style-name="T41_59"><text:s/></text:span><text:span text:style-name="T41_60">z</text:span><text:span text:style-name="T41_61"><text:s/></text:span><text:span text:style-name="T41_62">nas</text:span><text:span text:style-name="T41_63">.</text:span></text:p>
      <text:p text:style-name="P42"><text:span text:style-name="T42_1">Zdecydowanie</text:span><text:span text:style-name="T42_2"><text:s/></text:span><text:span text:style-name="T42_3">odradzam</text:span><text:span text:style-name="T42_4"><text:s/></text:span><text:span text:style-name="T42_5">przesłane</text:span><text:span text:style-name="T42_6"><text:s/></text:span><text:span text:style-name="T42_7">dokumenty</text:span><text:span text:style-name="T42_8"><text:s/></text:span><text:span text:style-name="T42_9">z</text:span><text:span text:style-name="T42_10"><text:s/></text:span><text:span text:style-name="T42_11">Worda</text:span><text:span text:style-name="T42_12"><text:s/></text:span><text:span text:style-name="T42_13">i</text:span><text:span text:style-name="T42_14"><text:s/></text:span><text:span text:style-name="T42_15">wszelakie</text:span><text:span text:style-name="T42_16"><text:s/></text:span><text:span text:style-name="T42_17">PDFy</text:span><text:span text:style-name="T42_18">,<text:s/></text:span><text:span text:style-name="T42_19">ponieważ</text:span><text:span text:style-name="T42_20"><text:s/></text:span><text:span text:style-name="T42_21">czytanie</text:span><text:span text:style-name="T42_22"><text:s/></text:span><text:span text:style-name="T42_23">tego</text:span><text:span text:style-name="T42_24"><text:s/></text:span><text:span text:style-name="T42_25">jest</text:span><text:span text:style-name="T42_26"><text:s/></text:span><text:span text:style-name="T42_27">torturą</text:span><text:span text:style-name="T42_28">,<text:s/></text:span><text:span text:style-name="T42_29">szczególnie</text:span><text:span text:style-name="T42_30"><text:s/></text:span><text:span text:style-name="T42_31">kiedy</text:span><text:span text:style-name="T42_32"><text:s/></text:span><text:span text:style-name="T42_33">widzi</text:span><text:span text:style-name="T42_34"><text:s/></text:span><text:span text:style-name="T42_35">się</text:span><text:span text:style-name="T42_36"><text:s/></text:span><text:span text:style-name="T42_37">błędy</text:span><text:span text:style-name="T42_38"><text:s/></text:span><text:span text:style-name="T42_39">i</text:span><text:span text:style-name="T42_40"><text:s/></text:span><text:span text:style-name="T42_41">nic</text:span><text:span text:style-name="T42_42"><text:s/></text:span><text:span text:style-name="T42_43">nie</text:span><text:span text:style-name="T42_44"><text:s/></text:span><text:span text:style-name="T42_45">można</text:span><text:span text:style-name="T42_46"><text:s/></text:span><text:span text:style-name="T42_47">z</text:span><text:span text:style-name="T42_48"><text:s/></text:span><text:span text:style-name="T42_49">tym</text:span><text:span text:style-name="T42_50"><text:s/></text:span><text:span text:style-name="T42_51">zrobić</text:span><text:span text:style-name="T42_52">.</text:span></text:p>
      <text:p text:style-name="P43"><text:span text:style-name="T43_1">Dobrze</text:span><text:span text:style-name="T43_2"><text:s/></text:span><text:span text:style-name="T43_3">by</text:span><text:span text:style-name="T43_4"><text:s/></text:span><text:span text:style-name="T43_5">było</text:span><text:span text:style-name="T43_6"><text:s/></text:span><text:span text:style-name="T43_7">znaleźć</text:span><text:span text:style-name="T43_8"><text:s/></text:span><text:span text:style-name="T43_9">korektora</text:span><text:span text:style-name="T43_10"><text:s/></text:span><text:span text:style-name="T43_11">i</text:span><text:span text:style-name="T43_12"><text:s/></text:span><text:span text:style-name="T43_13">prereadera</text:span><text:span text:style-name="T43_14">,<text:s/></text:span><text:span text:style-name="T43_15">którzy</text:span><text:span text:style-name="T43_16"><text:s/></text:span><text:span text:style-name="T43_17">na</text:span><text:span text:style-name="T43_18"><text:s/></text:span><text:span text:style-name="T43_19">tym</text:span><text:span text:style-name="T43_20"><text:s/></text:span><text:span text:style-name="T43_21">etapie</text:span><text:span text:style-name="T43_22"><text:s/></text:span><text:span text:style-name="T43_23">pomogliby</text:span><text:span text:style-name="T43_24"><text:s/></text:span><text:span text:style-name="T43_25">nam</text:span><text:span text:style-name="T43_26"><text:s/></text:span><text:span text:style-name="T43_27">z</text:span><text:span text:style-name="T43_28"><text:s/></text:span><text:span text:style-name="T43_29">naszą</text:span><text:span text:style-name="T43_30"><text:s/></text:span><text:span text:style-name="T43_31">pracą</text:span><text:span text:style-name="T43_32">.<text:s/></text:span><text:span text:style-name="T43_33">Dajemy</text:span><text:span text:style-name="T43_34"><text:s/></text:span><text:span text:style-name="T43_35">im</text:span><text:span text:style-name="T43_36"><text:s/></text:span><text:span text:style-name="T43_37">link</text:span><text:span text:style-name="T43_38"><text:s/></text:span><text:span text:style-name="T43_39">do</text:span><text:span text:style-name="T43_40"><text:s/></text:span><text:span text:style-name="T43_41">naszego</text:span><text:span text:style-name="T43_42"><text:s/></text:span><text:span text:style-name="T43_43">dokumentu</text:span><text:span text:style-name="T43_44"><text:s/></text:span><text:span text:style-name="T43_45">Google</text:span><text:span text:style-name="T43_46">,<text:s/></text:span><text:span text:style-name="T43_47">po</text:span><text:span text:style-name="T43_48"><text:s/></text:span><text:span text:style-name="T43_49">czym</text:span><text:span text:style-name="T43_50"><text:s/></text:span><text:span text:style-name="T43_51">sprawdzamy</text:span><text:span text:style-name="T43_52"><text:s/></text:span><text:span text:style-name="T43_53">sugestie</text:span><text:span text:style-name="T43_54"><text:s/></text:span><text:span text:style-name="T43_55">i</text:span><text:span text:style-name="T43_56"><text:s/></text:span><text:span text:style-name="T43_57">komentarze</text:span><text:span text:style-name="T43_58">.<text:s/></text:span><text:span text:style-name="T43_59">Zawsze</text:span><text:span text:style-name="T43_60"><text:s/></text:span><text:span text:style-name="T43_61">powinniśmy</text:span><text:span text:style-name="T43_62"><text:s/></text:span><text:span text:style-name="T43_63">się</text:span><text:span text:style-name="T43_64"><text:s/></text:span><text:span text:style-name="T43_65">do</text:span><text:span text:style-name="T43_66"><text:s/></text:span><text:span text:style-name="T43_67">nich</text:span><text:span text:style-name="T43_68"><text:s/></text:span><text:span text:style-name="T43_69">ustosunkować</text:span><text:span text:style-name="T43_70">,<text:s/></text:span><text:span text:style-name="T43_71">czyli</text:span><text:span text:style-name="T43_72"><text:s/></text:span><text:span text:style-name="T43_73">albo</text:span><text:span text:style-name="T43_74"><text:s/></text:span><text:span text:style-name="T43_75">odrzucić</text:span><text:span text:style-name="T43_76">,<text:s/></text:span><text:span text:style-name="T43_77">albo</text:span><text:span text:style-name="T43_78"><text:s/></text:span><text:span text:style-name="T43_79">zaakceptować</text:span><text:span text:style-name="T43_80">.<text:s/></text:span><text:span text:style-name="T43_81">Można</text:span><text:span text:style-name="T43_82"><text:s/></text:span><text:span text:style-name="T43_83">też</text:span><text:span text:style-name="T43_84"><text:s/></text:span><text:span text:style-name="T43_85">wejść</text:span><text:span text:style-name="T43_86"><text:s/></text:span><text:span text:style-name="T43_87">w</text:span><text:span text:style-name="T43_88"><text:s/></text:span><text:span text:style-name="T43_89">dyskusję</text:span><text:span text:style-name="T43_90">.</text:span></text:p>
      <text:p text:style-name="P44"><text:span text:style-name="T44_1">Załóżmy</text:span><text:span text:style-name="T44_2">,<text:s/></text:span><text:span text:style-name="T44_3">że</text:span><text:span text:style-name="T44_4"><text:s/></text:span><text:span text:style-name="T44_5">już</text:span><text:span text:style-name="T44_6"><text:s/></text:span><text:span text:style-name="T44_7">przeszliśmy</text:span><text:span text:style-name="T44_8"><text:s/></text:span><text:span text:style-name="T44_9">przez</text:span><text:span text:style-name="T44_10"><text:s/></text:span><text:span text:style-name="T44_11">wszystkie</text:span><text:span text:style-name="T44_12"><text:s/></text:span><text:span text:style-name="T44_13">poprzednie</text:span><text:span text:style-name="T44_14"><text:s/></text:span><text:span text:style-name="T44_15">punkty</text:span><text:span text:style-name="T44_16"><text:s/></text:span><text:span text:style-name="T44_17">i</text:span><text:span text:style-name="T44_18"><text:s/></text:span><text:span text:style-name="T44_19">teraz</text:span><text:span text:style-name="T44_20"><text:s/></text:span><text:span text:style-name="T44_21">z</text:span><text:span text:style-name="T44_22"><text:s/></text:span><text:span text:style-name="T44_23">wypiekami</text:span><text:span text:style-name="T44_24"><text:s/></text:span><text:span text:style-name="T44_25">na</text:span><text:span text:style-name="T44_26"><text:s/></text:span><text:span text:style-name="T44_27">twarzy</text:span><text:span text:style-name="T44_28"><text:s/></text:span><text:span text:style-name="T44_29">chcemy</text:span><text:span text:style-name="T44_30"><text:s/></text:span><text:span text:style-name="T44_31">zamieścić</text:span><text:span text:style-name="T44_32"><text:s/></text:span><text:span text:style-name="T44_33">gdzieś</text:span><text:span text:style-name="T44_34"><text:s/></text:span><text:span text:style-name="T44_35">nasze</text:span><text:span text:style-name="T44_36"><text:s/></text:span><text:span text:style-name="T44_37">kucykowe</text:span><text:span text:style-name="T44_38"><text:s/></text:span><text:span text:style-name="T44_39">opko</text:span><text:span text:style-name="T44_40">.<text:s/></text:span><text:span text:style-name="T44_41">W</text:span><text:span text:style-name="T44_42"><text:s/></text:span><text:span text:style-name="T44_43">zasadzie</text:span><text:span text:style-name="T44_44"><text:s/></text:span><text:span text:style-name="T44_45">możemy</text:span><text:span text:style-name="T44_46"><text:s/></text:span><text:span text:style-name="T44_47">zrobić</text:span><text:span text:style-name="T44_48"><text:s/></text:span><text:span text:style-name="T44_49">to</text:span><text:span text:style-name="T44_50"><text:s/></text:span><text:span text:style-name="T44_51">niemal</text:span><text:span text:style-name="T44_52"><text:s/></text:span><text:span text:style-name="T44_53">wszędzie</text:span><text:span text:style-name="T44_54">,<text:s/></text:span><text:span text:style-name="T44_55">ale</text:span><text:span text:style-name="T44_56"><text:s/></text:span><text:span text:style-name="T44_57">najpopularniejsze</text:span><text:span text:style-name="T44_58"><text:s/></text:span><text:span text:style-name="T44_59">serwisy</text:span><text:span text:style-name="T44_60"><text:s/></text:span><text:span text:style-name="T44_61">w</text:span><text:span text:style-name="T44_62"><text:s/></text:span><text:span text:style-name="T44_63">Polsce</text:span><text:span text:style-name="T44_64"><text:s/></text:span><text:span text:style-name="T44_65">to</text:span><text:span text:style-name="T44_66"><text:s/></text:span><text:span text:style-name="T44_67">For</text:span><text:span text:style-name="T44_68"><text:s/></text:span><text:span text:style-name="T44_69">Glorious</text:span><text:span text:style-name="T44_70"><text:s/></text:span><text:span text:style-name="T44_71">Equesria</text:span><text:span text:style-name="T44_72">,<text:s/></text:span><text:span text:style-name="T44_73">forum</text:span><text:span text:style-name="T44_74"><text:s/></text:span><text:span text:style-name="T44_75">MLPPolska</text:span><text:span text:style-name="T44_76"><text:s/></text:span><text:span text:style-name="T44_77">i</text:span><text:span text:style-name="T44_78"><text:s/></text:span><text:span text:style-name="T44_79">MLPfiction</text:span><text:span text:style-name="T44_80">.<text:s/></text:span><text:span text:style-name="T44_81">Wszystkie</text:span><text:span text:style-name="T44_82"><text:s/></text:span><text:span text:style-name="T44_83">trzy</text:span><text:span text:style-name="T44_84"><text:s/></text:span><text:span text:style-name="T44_85">mają</text:span><text:span text:style-name="T44_86"><text:s/></text:span><text:span text:style-name="T44_87">swój</text:span><text:span text:style-name="T44_88"><text:s/></text:span><text:span text:style-name="T44_89">regulamin</text:span><text:span text:style-name="T44_90">,<text:s/></text:span><text:span text:style-name="T44_91">który</text:span><text:span text:style-name="T44_92"><text:s/></text:span><text:span text:style-name="T44_93">powie</text:span><text:span text:style-name="T44_94"><text:s/></text:span><text:span text:style-name="T44_95">nam</text:span><text:span text:style-name="T44_96">,<text:s/></text:span><text:span text:style-name="T44_97">co</text:span><text:span text:style-name="T44_98"><text:s/></text:span><text:span text:style-name="T44_99">mamy</text:span><text:span text:style-name="T44_100"><text:s/></text:span><text:span text:style-name="T44_101">robić</text:span><text:span text:style-name="T44_102">,<text:s/></text:span><text:span text:style-name="T44_103">a</text:span><text:span text:style-name="T44_104"><text:s/></text:span><text:span text:style-name="T44_105">czego</text:span><text:span text:style-name="T44_106"><text:s/></text:span><text:span text:style-name="T44_107">nie</text:span><text:span text:style-name="T44_108">.<text:s/></text:span><text:span text:style-name="T44_109">Należy</text:span><text:span text:style-name="T44_110"><text:s/></text:span><text:span text:style-name="T44_111">się</text:span><text:span text:style-name="T44_112"><text:s/></text:span><text:span text:style-name="T44_113">z</text:span><text:span text:style-name="T44_114"><text:s/></text:span><text:span text:style-name="T44_115">nim</text:span><text:span text:style-name="T44_116"><text:s/></text:span><text:span text:style-name="T44_117">zapoznać</text:span><text:span text:style-name="T44_118">,<text:s/></text:span><text:span text:style-name="T44_119">ponieważ</text:span><text:span text:style-name="T44_120"><text:s/></text:span><text:span text:style-name="T44_121">nieprawidłowe</text:span><text:span text:style-name="T44_122"><text:s/></text:span><text:span text:style-name="T44_123">otagowanie</text:span><text:span text:style-name="T44_124"><text:s/></text:span><text:span text:style-name="T44_125">jest</text:span><text:span text:style-name="T44_126"><text:s/></text:span><text:span text:style-name="T44_127">karane</text:span><text:span text:style-name="T44_128">.</text:span></text:p>
      <text:p text:style-name="P45"><text:span text:style-name="T45_1"><text:s/></text:span></text:p>
      <text:h text:style-name="P46" text:outline-level="10"><text:bookmark-start text:name="h.3gox2z9i6e49"/><text:bookmark-end text:name="h.3gox2z9i6e49"/><text:span text:style-name="T46_1">Co</text:span><text:span text:style-name="T46_2"><text:s/></text:span><text:span text:style-name="T46_3">dalej</text:span></text:h>
      <text:p text:style-name="P47"><text:span text:style-name="T47_1"><text:s/></text:span></text:p>
      <text:p text:style-name="P48"><text:span text:style-name="T48_1">Teraz</text:span><text:span text:style-name="T48_2"><text:s/></text:span><text:span text:style-name="T48_3">czekamy</text:span><text:span text:style-name="T48_4"><text:s/></text:span><text:span text:style-name="T48_5">z</text:span><text:span text:style-name="T48_6"><text:s/></text:span><text:span text:style-name="T48_7">niecierpliwością</text:span><text:span text:style-name="T48_8"><text:s/></text:span><text:span text:style-name="T48_9">na</text:span><text:span text:style-name="T48_10"><text:s/></text:span><text:span text:style-name="T48_11">komentarze</text:span><text:span text:style-name="T48_12">.<text:s/></text:span><text:span text:style-name="T48_13">Jeśli</text:span><text:span text:style-name="T48_14"><text:s/></text:span><text:span text:style-name="T48_15">to</text:span><text:span text:style-name="T48_16"><text:s/></text:span><text:span text:style-name="T48_17">nasze</text:span><text:span text:style-name="T48_18"><text:s/></text:span><text:span text:style-name="T48_19">pierwsze</text:span><text:span text:style-name="T48_20"><text:s/></text:span><text:span text:style-name="T48_21">dzieło</text:span><text:span text:style-name="T48_22">,<text:s/></text:span><text:span text:style-name="T48_23">to</text:span><text:span text:style-name="T48_24"><text:s/></text:span><text:span text:style-name="T48_25">nie</text:span><text:span text:style-name="T48_26"><text:s/></text:span><text:span text:style-name="T48_27">spodziewajmy</text:span><text:span text:style-name="T48_28"><text:s/></text:span><text:span text:style-name="T48_29">się</text:span><text:span text:style-name="T48_30"><text:s/></text:span><text:span text:style-name="T48_31">nie</text:span><text:span text:style-name="T48_32"><text:s/></text:span><text:span text:style-name="T48_33">wiadomo</text:span><text:span text:style-name="T48_34"><text:s/></text:span><text:span text:style-name="T48_35">czego</text:span><text:span text:style-name="T48_36">,<text:s/></text:span><text:span text:style-name="T48_37">ponieważ</text:span><text:span text:style-name="T48_38"><text:s/></text:span><text:span text:style-name="T48_39">raczej</text:span><text:span text:style-name="T48_40"><text:s/></text:span><text:span text:style-name="T48_41">na</text:span><text:span text:style-name="T48_42"><text:s/></text:span><text:span text:style-name="T48_43">pewno</text:span><text:span text:style-name="T48_44"><text:s/></text:span><text:span text:style-name="T48_45">mamy</text:span><text:span text:style-name="T48_46"><text:s/></text:span><text:span text:style-name="T48_47">jeszcze</text:span><text:span text:style-name="T48_48"><text:s/></text:span><text:span text:style-name="T48_49">niewyrobiony</text:span><text:span text:style-name="T48_50"><text:s/></text:span><text:span text:style-name="T48_51">styl</text:span><text:span text:style-name="T48_52">,<text:s/></text:span><text:span text:style-name="T48_53">a</text:span><text:span text:style-name="T48_54"><text:s/></text:span><text:span text:style-name="T48_55">naszemu</text:span><text:span text:style-name="T48_56"><text:s/></text:span><text:span text:style-name="T48_57">opowiadaniu</text:span><text:span text:style-name="T48_58"><text:s/></text:span><text:span text:style-name="T48_59">jest</text:span><text:span text:style-name="T48_60"><text:s/></text:span><text:span text:style-name="T48_61">daleko</text:span><text:span text:style-name="T48_62"><text:s/></text:span><text:span text:style-name="T48_63">do</text:span><text:span text:style-name="T48_64"><text:s/></text:span><text:span text:style-name="T48_65">ideału</text:span><text:span text:style-name="T48_66">.<text:s/></text:span><text:span text:style-name="T48_67">Nie</text:span><text:span text:style-name="T48_68"><text:s/></text:span><text:span text:style-name="T48_69">załamujmy</text:span><text:span text:style-name="T48_70"><text:s/></text:span><text:span text:style-name="T48_71">się</text:span><text:span text:style-name="T48_72">,<text:s/></text:span><text:span text:style-name="T48_73">tylko</text:span><text:span text:style-name="T48_74"><text:s/></text:span><text:span text:style-name="T48_75">pracujmy</text:span><text:span text:style-name="T48_76"><text:s/></text:span><text:span text:style-name="T48_77">nad</text:span><text:span text:style-name="T48_78"><text:s/></text:span><text:span text:style-name="T48_79">sobą</text:span><text:span text:style-name="T48_80">.</text:span></text:p>
      <text:p text:style-name="P49"><text:span text:style-name="T49_1"><text:s/></text:span></text:p>
      <text:h text:style-name="P50" text:outline-level="10"><text:bookmark-start text:name="h.gsgd92t3yjsr"/><text:bookmark-end text:name="h.gsgd92t3yjsr"/><text:span text:style-name="T50_1">Oczekiwania</text:span><text:span text:style-name="T50_2"><text:s/></text:span><text:span text:style-name="T50_3">kontra</text:span><text:span text:style-name="T50_4"><text:s/></text:span><text:span text:style-name="T50_5">rzeczywistość</text:span></text:h>
      <text:p text:style-name="P51"><text:span text:style-name="T51_1"><text:s/></text:span></text:p>
      <text:p text:style-name="P52"><text:span text:style-name="T52_1">Kiedy</text:span><text:span text:style-name="T52_2"><text:s/></text:span><text:span text:style-name="T52_3">otwieraliśmy</text:span><text:span text:style-name="T52_4"><text:s/></text:span><text:span text:style-name="T52_5">Worda</text:span><text:span text:style-name="T52_6">,<text:s/></text:span><text:span text:style-name="T52_7">pewnie</text:span><text:span text:style-name="T52_8"><text:s/></text:span><text:span text:style-name="T52_9">mieliśmy</text:span><text:span text:style-name="T52_10"><text:s/></text:span><text:span text:style-name="T52_11">wizję</text:span><text:span text:style-name="T52_12"><text:s/></text:span><text:span text:style-name="T52_13">spokojnego</text:span><text:span text:style-name="T52_14">,<text:s/></text:span><text:span text:style-name="T52_15">ale</text:span><text:span text:style-name="T52_16"><text:s/></text:span><text:span text:style-name="T52_17">ciągłego</text:span><text:span text:style-name="T52_18"><text:s/></text:span><text:span text:style-name="T52_19">stukania</text:span><text:span text:style-name="T52_20"><text:s/></text:span><text:span text:style-name="T52_21">w</text:span><text:span text:style-name="T52_22"><text:s/></text:span><text:span text:style-name="T52_23">klawiaturę</text:span><text:span text:style-name="T52_24">,<text:s/></text:span><text:span text:style-name="T52_25">które</text:span><text:span text:style-name="T52_26"><text:s/></text:span><text:span text:style-name="T52_27">zapewni</text:span><text:span text:style-name="T52_28"><text:s/></text:span><text:span text:style-name="T52_29">nam</text:span><text:span text:style-name="T52_30"><text:s/></text:span><text:span text:style-name="T52_31">popularność</text:span><text:span text:style-name="T52_32"><text:s/></text:span><text:span text:style-name="T52_33">co</text:span><text:span text:style-name="T52_34"><text:s/></text:span><text:span text:style-name="T52_35">najmniej</text:span><text:span text:style-name="T52_36"><text:s/></text:span><text:span text:style-name="T52_37">J</text:span><text:span text:style-name="T52_38">.</text:span><text:span text:style-name="T52_39">K</text:span><text:span text:style-name="T52_40">.<text:s/></text:span><text:span text:style-name="T52_41">Rowling</text:span><text:span text:style-name="T52_42">.<text:s/></text:span><text:span text:style-name="T52_43">Tymczasem</text:span><text:span text:style-name="T52_44"><text:s/></text:span><text:span text:style-name="T52_45">często</text:span><text:span text:style-name="T52_46"><text:s/></text:span><text:span text:style-name="T52_47">komentarzy</text:span><text:span text:style-name="T52_48"><text:s/></text:span><text:span text:style-name="T52_49">w</text:span><text:span text:style-name="T52_50"><text:s/></text:span><text:span text:style-name="T52_51">ogóle</text:span><text:span text:style-name="T52_52"><text:s/></text:span><text:span text:style-name="T52_53">brak</text:span><text:span text:style-name="T52_54">,<text:s/></text:span><text:span text:style-name="T52_55">a</text:span><text:span text:style-name="T52_56"><text:s/></text:span><text:span text:style-name="T52_57">proces</text:span><text:span text:style-name="T52_58"><text:s/></text:span><text:span text:style-name="T52_59">pisania</text:span><text:span text:style-name="T52_60"><text:s/></text:span><text:span text:style-name="T52_61">przypomina</text:span><text:span text:style-name="T52_62"><text:s/></text:span><text:span text:style-name="T52_63">bardziej</text:span><text:span text:style-name="T52_64"><text:s/></text:span><text:span text:style-name="T52_65">rzemiosło</text:span><text:span text:style-name="T52_66"><text:s/></text:span><text:span text:style-name="T52_67">niż</text:span><text:span text:style-name="T52_68"><text:s/></text:span><text:span text:style-name="T52_69">pisaninę</text:span><text:span text:style-name="T52_70"><text:s/></text:span><text:span text:style-name="T52_71">natchnionego</text:span><text:span text:style-name="T52_72"><text:s/></text:span><text:span text:style-name="T52_73">poety</text:span><text:span text:style-name="T52_74"><text:s/></text:span><text:span text:style-name="T52_75">z</text:span><text:span text:style-name="T52_76"><text:s/></text:span><text:span text:style-name="T52_77">okresu</text:span><text:span text:style-name="T52_78"><text:s/></text:span><text:span text:style-name="T52_79">romantyzmu</text:span><text:span text:style-name="T52_80">.<text:s/></text:span><text:span text:style-name="T52_81">To</text:span><text:span text:style-name="T52_82"><text:s/></text:span><text:span text:style-name="T52_83">normalne</text:span><text:span text:style-name="T52_84">,<text:s/></text:span><text:span text:style-name="T52_85">witaj</text:span><text:span text:style-name="T52_86"><text:s/></text:span><text:span text:style-name="T52_87">w</text:span><text:span text:style-name="T52_88"><text:s/></text:span><text:span text:style-name="T52_89">pisarskim</text:span><text:span text:style-name="T52_90"><text:s/></text:span><text:span text:style-name="T52_91">półświatku</text:span><text:span text:style-name="T52_92">.<text:s/></text:span><text:span text:style-name="T52_93">Zainwestuj</text:span><text:span text:style-name="T52_94"><text:s/></text:span><text:span text:style-name="T52_95">w</text:span><text:span text:style-name="T52_96"><text:s/></text:span><text:span text:style-name="T52_97">dużo</text:span><text:span text:style-name="T52_98"><text:s/></text:span><text:span text:style-name="T52_99">herbaty</text:span><text:span text:style-name="T52_100"><text:s/></text:span><text:span text:style-name="T52_101">oraz</text:span><text:span text:style-name="T52_102"><text:s/></text:span><text:span text:style-name="T52_103">w</text:span><text:span text:style-name="T52_104"><text:s/></text:span><text:span text:style-name="T52_105">odpowiednią</text:span><text:span text:style-name="T52_106"><text:s/></text:span><text:span text:style-name="T52_107">muzykę</text:span><text:span text:style-name="T52_108">,<text:s/></text:span><text:span text:style-name="T52_109">Twoja</text:span><text:span text:style-name="T52_110"><text:s/></text:span><text:span text:style-name="T52_111">przygoda</text:span><text:span text:style-name="T52_112"><text:s/></text:span><text:span text:style-name="T52_113">dopiero</text:span><text:span text:style-name="T52_114"><text:s/></text:span><text:span text:style-name="T52_115">się</text:span><text:span text:style-name="T52_116"><text:s/></text:span><text:span text:style-name="T52_117">rozpoczęła</text:span><text:span text:style-name="T52_118">!</text:span></text:p>
      <text:p text:style-name="P53"><text:span text:style-name="T53_1"><text:s/></text:span></text:p>
      <text:p text:style-name="P54"><text:span text:style-name="T54_1">Cahan</text:span></text:p>
      <text:p text:style-name="P55"><text:span text:style-name="T55_1"><text:s/></text:span></text:p>
      <text:p text:style-name="P56"><text:span text:style-name="T56_1">Linki</text:span><text:span text:style-name="T56_2"><text:s/></text:span><text:span text:style-name="T56_3">do</text:span><text:span text:style-name="T56_4"><text:s/></text:span><text:span text:style-name="T56_5">obrazków</text:span><text:span text:style-name="T56_6">:</text:span></text:p>
      <text:list text:style-name="LS1" xml:id="list0">
        <text:list-item>
          <text:p text:style-name="P57"><text:span text:style-name="T57_1"><text:a xlink:type="simple" xlink:href="http://static.fjcdn.com/pictures/Oh+Celestia.+small+Eternal+darkness+small_4af7a4_4507135.png"><text:span text:style-name="T57_2">http</text:span></text:a></text:span><text:span text:style-name="T57_3"><text:a xlink:type="simple" xlink:href="http://static.fjcdn.com/pictures/Oh+Celestia.+small+Eternal+darkness+small_4af7a4_4507135.png"><text:span text:style-name="T57_4">://</text:span></text:a></text:span><text:span text:style-name="T57_5"><text:a xlink:type="simple" xlink:href="http://static.fjcdn.com/pictures/Oh+Celestia.+small+Eternal+darkness+small_4af7a4_4507135.png"><text:span text:style-name="T57_6">static</text:span></text:a></text:span><text:span text:style-name="T57_7"><text:a xlink:type="simple" xlink:href="http://static.fjcdn.com/pictures/Oh+Celestia.+small+Eternal+darkness+small_4af7a4_4507135.png"><text:span text:style-name="T57_8">.</text:span></text:a></text:span><text:span text:style-name="T57_9"><text:a xlink:type="simple" xlink:href="http://static.fjcdn.com/pictures/Oh+Celestia.+small+Eternal+darkness+small_4af7a4_4507135.png"><text:span text:style-name="T57_10">fjcdn</text:span></text:a></text:span><text:span text:style-name="T57_11"><text:a xlink:type="simple" xlink:href="http://static.fjcdn.com/pictures/Oh+Celestia.+small+Eternal+darkness+small_4af7a4_4507135.png"><text:span text:style-name="T57_12">.</text:span></text:a></text:span><text:span text:style-name="T57_13"><text:a xlink:type="simple" xlink:href="http://static.fjcdn.com/pictures/Oh+Celestia.+small+Eternal+darkness+small_4af7a4_4507135.png"><text:span text:style-name="T57_14">com</text:span></text:a></text:span><text:span text:style-name="T57_15"><text:a xlink:type="simple" xlink:href="http://static.fjcdn.com/pictures/Oh+Celestia.+small+Eternal+darkness+small_4af7a4_4507135.png"><text:span text:style-name="T57_16">/</text:span></text:a></text:span><text:span text:style-name="T57_17"><text:a xlink:type="simple" xlink:href="http://static.fjcdn.com/pictures/Oh+Celestia.+small+Eternal+darkness+small_4af7a4_4507135.png"><text:span text:style-name="T57_18">pictures</text:span></text:a></text:span><text:span text:style-name="T57_19"><text:a xlink:type="simple" xlink:href="http://static.fjcdn.com/pictures/Oh+Celestia.+small+Eternal+darkness+small_4af7a4_4507135.png"><text:span text:style-name="T57_20">/</text:span></text:a></text:span><text:span text:style-name="T57_21"><text:a xlink:type="simple" xlink:href="http://static.fjcdn.com/pictures/Oh+Celestia.+small+Eternal+darkness+small_4af7a4_4507135.png"><text:span text:style-name="T57_22">Oh</text:span></text:a></text:span><text:span text:style-name="T57_23"><text:a xlink:type="simple" xlink:href="http://static.fjcdn.com/pictures/Oh+Celestia.+small+Eternal+darkness+small_4af7a4_4507135.png"><text:span text:style-name="T57_24">+</text:span></text:a></text:span><text:span text:style-name="T57_25"><text:a xlink:type="simple" xlink:href="http://static.fjcdn.com/pictures/Oh+Celestia.+small+Eternal+darkness+small_4af7a4_4507135.png"><text:span text:style-name="T57_26">Celestia</text:span></text:a></text:span><text:span text:style-name="T57_27"><text:a xlink:type="simple" xlink:href="http://static.fjcdn.com/pictures/Oh+Celestia.+small+Eternal+darkness+small_4af7a4_4507135.png"><text:span text:style-name="T57_28">.+</text:span></text:a></text:span><text:span text:style-name="T57_29"><text:a xlink:type="simple" xlink:href="http://static.fjcdn.com/pictures/Oh+Celestia.+small+Eternal+darkness+small_4af7a4_4507135.png"><text:span text:style-name="T57_30">small</text:span></text:a></text:span><text:span text:style-name="T57_31"><text:a xlink:type="simple" xlink:href="http://static.fjcdn.com/pictures/Oh+Celestia.+small+Eternal+darkness+small_4af7a4_4507135.png"><text:span text:style-name="T57_32">+</text:span></text:a></text:span><text:span text:style-name="T57_33"><text:a xlink:type="simple" xlink:href="http://static.fjcdn.com/pictures/Oh+Celestia.+small+Eternal+darkness+small_4af7a4_4507135.png"><text:span text:style-name="T57_34">Eternal</text:span></text:a></text:span><text:span text:style-name="T57_35"><text:a xlink:type="simple" xlink:href="http://static.fjcdn.com/pictures/Oh+Celestia.+small+Eternal+darkness+small_4af7a4_4507135.png"><text:span text:style-name="T57_36">+</text:span></text:a></text:span><text:span text:style-name="T57_37"><text:a xlink:type="simple" xlink:href="http://static.fjcdn.com/pictures/Oh+Celestia.+small+Eternal+darkness+small_4af7a4_4507135.png"><text:span text:style-name="T57_38">darkness</text:span></text:a></text:span><text:span text:style-name="T57_39"><text:a xlink:type="simple" xlink:href="http://static.fjcdn.com/pictures/Oh+Celestia.+small+Eternal+darkness+small_4af7a4_4507135.png"><text:span text:style-name="T57_40">+</text:span></text:a></text:span><text:span text:style-name="T57_41"><text:a xlink:type="simple" xlink:href="http://static.fjcdn.com/pictures/Oh+Celestia.+small+Eternal+darkness+small_4af7a4_4507135.png"><text:span text:style-name="T57_42">small</text:span></text:a></text:span><text:span text:style-name="T57_43"><text:a xlink:type="simple" xlink:href="http://static.fjcdn.com/pictures/Oh+Celestia.+small+Eternal+darkness+small_4af7a4_4507135.png"><text:span text:style-name="T57_44">_4</text:span></text:a></text:span><text:span text:style-name="T57_45"><text:a xlink:type="simple" xlink:href="http://static.fjcdn.com/pictures/Oh+Celestia.+small+Eternal+darkness+small_4af7a4_4507135.png"><text:span text:style-name="T57_46">af</text:span></text:a></text:span><text:span text:style-name="T57_47"><text:a xlink:type="simple" xlink:href="http://static.fjcdn.com/pictures/Oh+Celestia.+small+Eternal+darkness+small_4af7a4_4507135.png"><text:span text:style-name="T57_48">7</text:span></text:a></text:span><text:span text:style-name="T57_49"><text:a xlink:type="simple" xlink:href="http://static.fjcdn.com/pictures/Oh+Celestia.+small+Eternal+darkness+small_4af7a4_4507135.png"><text:span text:style-name="T57_50">a</text:span></text:a></text:span><text:span text:style-name="T57_51"><text:a xlink:type="simple" xlink:href="http://static.fjcdn.com/pictures/Oh+Celestia.+small+Eternal+darkness+small_4af7a4_4507135.png"><text:span text:style-name="T57_52">4_4507135.</text:span></text:a></text:span><text:span text:style-name="T57_53"><text:a xlink:type="simple" xlink:href="http://static.fjcdn.com/pictures/Oh+Celestia.+small+Eternal+darkness+small_4af7a4_4507135.png"><text:span text:style-name="T57_54">png</text:span></text:a></text:span></text:p>
        </text:list-item>
        <text:list-item>
          <text:p text:style-name="P58"><text:span text:style-name="T58_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2">http</text:span></text:a></text:span><text:span text:style-name="T58_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4">://</text:span></text:a></text:span><text:span text:style-name="T58_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6">www</text:span></text:a></text:span><text:span text:style-name="T58_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8">.</text:span></text:a></text:span><text:span text:style-name="T58_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0">google</text:span></text:a></text:span><text:span text:style-name="T58_1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2">.</text:span></text:a></text:span><text:span text:style-name="T58_1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4">pl</text:span></text:a></text:span><text:span text:style-name="T58_1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6">/</text:span></text:a></text:span><text:span text:style-name="T58_1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8">url</text:span></text:a></text:span><text:span text:style-name="T58_1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20">?</text:span></text:a></text:span><text:span text:style-name="T58_2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22">sa</text:span></text:a></text:span><text:span text:style-name="T58_2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24">=</text:span></text:a></text:span><text:span text:style-name="T58_2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26">i</text:span></text:a></text:span><text:span text:style-name="T58_2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28">&amp;</text:span></text:a></text:span><text:span text:style-name="T58_2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30">source</text:span></text:a></text:span><text:span text:style-name="T58_3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32">=</text:span></text:a></text:span><text:span text:style-name="T58_3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34">images</text:span></text:a></text:span><text:span text:style-name="T58_3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36">&amp;</text:span></text:a></text:span><text:span text:style-name="T58_3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38">cd</text:span></text:a></text:span><text:span text:style-name="T58_3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40">=&amp;</text:span></text:a></text:span><text:span text:style-name="T58_4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42">docid</text:span></text:a></text:span><text:span text:style-name="T58_4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44">=8</text:span></text:a></text:span><text:span text:style-name="T58_4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46">bAr</text:span></text:a></text:span><text:span text:style-name="T58_4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48">_</text:span></text:a></text:span><text:span text:style-name="T58_4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50">KToUGsvzM</text:span></text:a></text:span><text:span text:style-name="T58_5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52">&amp;</text:span></text:a></text:span><text:span text:style-name="T58_5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54">tbnid</text:span></text:a></text:span><text:span text:style-name="T58_5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56">=</text:span></text:a></text:span><text:span text:style-name="T58_5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58">E</text:span></text:a></text:span><text:span text:style-name="T58_5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60">6</text:span></text:a></text:span><text:span text:style-name="T58_6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62">P</text:span></text:a></text:span><text:span text:style-name="T58_6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64">7</text:span></text:a></text:span><text:span text:style-name="T58_6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66">uexutf</text:span></text:a></text:span><text:span text:style-name="T58_6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68">6</text:span></text:a></text:span><text:span text:style-name="T58_6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70">wiM</text:span></text:a></text:span><text:span text:style-name="T58_7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72">:&amp;</text:span></text:a></text:span><text:span text:style-name="T58_7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74">ved</text:span></text:a></text:span><text:span text:style-name="T58_7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76">=0</text:span></text:a></text:span><text:span text:style-name="T58_7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78">CAUQjBw</text:span></text:a></text:span><text:span text:style-name="T58_7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80">4</text:span></text:a></text:span><text:span text:style-name="T58_8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82">Cg</text:span></text:a></text:span><text:span text:style-name="T58_8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84">&amp;</text:span></text:a></text:span><text:span text:style-name="T58_8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86">url</text:span></text:a></text:span><text:span text:style-name="T58_8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88">=</text:span></text:a></text:span><text:span text:style-name="T58_8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90">http</text:span></text:a></text:span><text:span text:style-name="T58_9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92">%3</text:span></text:a></text:span><text:span text:style-name="T58_9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94">A</text:span></text:a></text:span><text:span text:style-name="T58_9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96">%2</text:span></text:a></text:span><text:span text:style-name="T58_9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98">F</text:span></text:a></text:span><text:span text:style-name="T58_9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00">%2</text:span></text:a></text:span><text:span text:style-name="T58_10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02">Ffc</text:span></text:a></text:span><text:span text:style-name="T58_10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04">09.</text:span></text:a></text:span><text:span text:style-name="T58_10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06">deviantart</text:span></text:a></text:span><text:span text:style-name="T58_10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08">.</text:span></text:a></text:span><text:span text:style-name="T58_10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10">net</text:span></text:a></text:span><text:span text:style-name="T58_11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12">%2</text:span></text:a></text:span><text:span text:style-name="T58_11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14">Ffs</text:span></text:a></text:span><text:span text:style-name="T58_11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16">71%2</text:span></text:a></text:span><text:span text:style-name="T58_11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18">Ff</text:span></text:a></text:span><text:span text:style-name="T58_11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20">%2</text:span></text:a></text:span><text:span text:style-name="T58_12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22">F</text:span></text:a></text:span><text:span text:style-name="T58_12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24">2012%2</text:span></text:a></text:span><text:span text:style-name="T58_12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26">F</text:span></text:a></text:span><text:span text:style-name="T58_12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28">041%2</text:span></text:a></text:span><text:span text:style-name="T58_12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30">F</text:span></text:a></text:span><text:span text:style-name="T58_13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32">6%2</text:span></text:a></text:span><text:span text:style-name="T58_13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34">F</text:span></text:a></text:span><text:span text:style-name="T58_13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36">8%2</text:span></text:a></text:span><text:span text:style-name="T58_13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38">Fcelestia</text:span></text:a></text:span><text:span text:style-name="T58_13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40">_</text:span></text:a></text:span><text:span text:style-name="T58_14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42">alone</text:span></text:a></text:span><text:span text:style-name="T58_14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44">_</text:span></text:a></text:span><text:span text:style-name="T58_14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46">by</text:span></text:a></text:span><text:span text:style-name="T58_14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48">_</text:span></text:a></text:span><text:span text:style-name="T58_14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50">alexmakovsky</text:span></text:a></text:span><text:span text:style-name="T58_15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52">-</text:span></text:a></text:span><text:span text:style-name="T58_15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54">d</text:span></text:a></text:span><text:span text:style-name="T58_15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56">4</text:span></text:a></text:span><text:span text:style-name="T58_15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58">p</text:span></text:a></text:span><text:span text:style-name="T58_15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60">863</text:span></text:a></text:span><text:span text:style-name="T58_16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62">s</text:span></text:a></text:span><text:span text:style-name="T58_16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64">.</text:span></text:a></text:span><text:span text:style-name="T58_16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66">jpg</text:span></text:a></text:span><text:span text:style-name="T58_16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68">&amp;</text:span></text:a></text:span><text:span text:style-name="T58_16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70">ei</text:span></text:a></text:span><text:span text:style-name="T58_17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72">=</text:span></text:a></text:span><text:span text:style-name="T58_17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74">grIRVPipCcLEOaGqgIAP</text:span></text:a></text:span><text:span text:style-name="T58_17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76">&amp;</text:span></text:a></text:span><text:span text:style-name="T58_17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78">psig</text:span></text:a></text:span><text:span text:style-name="T58_17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80">=</text:span></text:a></text:span><text:span text:style-name="T58_18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82">AFQjCNGlEnOIXg</text:span></text:a></text:span><text:span text:style-name="T58_18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84">3</text:span></text:a></text:span><text:span text:style-name="T58_18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86">a</text:span></text:a></text:span><text:span text:style-name="T58_18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88">87</text:span></text:a></text:span><text:span text:style-name="T58_18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90">T</text:span></text:a></text:span><text:span text:style-name="T58_19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92">8</text:span></text:a></text:span><text:span text:style-name="T58_19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94">His</text:span></text:a></text:span><text:span text:style-name="T58_19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96">45</text:span></text:a></text:span><text:span text:style-name="T58_19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198">lwpHm</text:span></text:a></text:span><text:span text:style-name="T58_199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200">5</text:span></text:a></text:span><text:span text:style-name="T58_201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202">TxQ</text:span></text:a></text:span><text:span text:style-name="T58_203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204">&amp;</text:span></text:a></text:span><text:span text:style-name="T58_205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206">ust</text:span></text:a></text:span><text:span text:style-name="T58_207"><text:a xlink:type="simple" xlink:href="http://www.google.pl/url?sa=i&amp;source=images&amp;cd=&amp;docid=8bAr_KToUGsvzM&amp;tbnid=E6P7uexutf6wiM:&amp;ved=0CAUQjBw4Cg&amp;url=http%3A%2F%2Ffc09.deviantart.net%2Ffs71%2Ff%2F2012%2F041%2F6%2F8%2Fcelestia_alone_by_alexmakovsky-d4p863s.jpg&amp;ei=grIRVPipCcLEOaGqgIAP&amp;psig=AFQjCNGlEnOIXg3a87T8His45lwpHm5TxQ&amp;ust=1410532354255864"><text:span text:style-name="T58_208">=1410532354255864</text:span></text:a></text:span></text:p>
        </text:list-item>
        <text:list-item>
          <text:p text:style-name="P59"><text:span text:style-name="T59_1"><text:a xlink:type="simple" xlink:href="http://fc09.deviantart.net/fs70/i/2012/280/1/4/celestia_portrait_2_by_kp_shadowsquirrel-d5fqr2s.jpg"><text:span text:style-name="T59_2">http</text:span></text:a></text:span><text:span text:style-name="T59_3"><text:a xlink:type="simple" xlink:href="http://fc09.deviantart.net/fs70/i/2012/280/1/4/celestia_portrait_2_by_kp_shadowsquirrel-d5fqr2s.jpg"><text:span text:style-name="T59_4">://</text:span></text:a></text:span><text:span text:style-name="T59_5"><text:a xlink:type="simple" xlink:href="http://fc09.deviantart.net/fs70/i/2012/280/1/4/celestia_portrait_2_by_kp_shadowsquirrel-d5fqr2s.jpg"><text:span text:style-name="T59_6">fc</text:span></text:a></text:span><text:span text:style-name="T59_7"><text:a xlink:type="simple" xlink:href="http://fc09.deviantart.net/fs70/i/2012/280/1/4/celestia_portrait_2_by_kp_shadowsquirrel-d5fqr2s.jpg"><text:span text:style-name="T59_8">09.</text:span></text:a></text:span><text:span text:style-name="T59_9"><text:a xlink:type="simple" xlink:href="http://fc09.deviantart.net/fs70/i/2012/280/1/4/celestia_portrait_2_by_kp_shadowsquirrel-d5fqr2s.jpg"><text:span text:style-name="T59_10">deviantart</text:span></text:a></text:span><text:span text:style-name="T59_11"><text:a xlink:type="simple" xlink:href="http://fc09.deviantart.net/fs70/i/2012/280/1/4/celestia_portrait_2_by_kp_shadowsquirrel-d5fqr2s.jpg"><text:span text:style-name="T59_12">.</text:span></text:a></text:span><text:span text:style-name="T59_13"><text:a xlink:type="simple" xlink:href="http://fc09.deviantart.net/fs70/i/2012/280/1/4/celestia_portrait_2_by_kp_shadowsquirrel-d5fqr2s.jpg"><text:span text:style-name="T59_14">net</text:span></text:a></text:span><text:span text:style-name="T59_15"><text:a xlink:type="simple" xlink:href="http://fc09.deviantart.net/fs70/i/2012/280/1/4/celestia_portrait_2_by_kp_shadowsquirrel-d5fqr2s.jpg"><text:span text:style-name="T59_16">/</text:span></text:a></text:span><text:span text:style-name="T59_17"><text:a xlink:type="simple" xlink:href="http://fc09.deviantart.net/fs70/i/2012/280/1/4/celestia_portrait_2_by_kp_shadowsquirrel-d5fqr2s.jpg"><text:span text:style-name="T59_18">fs</text:span></text:a></text:span><text:span text:style-name="T59_19"><text:a xlink:type="simple" xlink:href="http://fc09.deviantart.net/fs70/i/2012/280/1/4/celestia_portrait_2_by_kp_shadowsquirrel-d5fqr2s.jpg"><text:span text:style-name="T59_20">70/</text:span></text:a></text:span><text:span text:style-name="T59_21"><text:a xlink:type="simple" xlink:href="http://fc09.deviantart.net/fs70/i/2012/280/1/4/celestia_portrait_2_by_kp_shadowsquirrel-d5fqr2s.jpg"><text:span text:style-name="T59_22">i</text:span></text:a></text:span><text:span text:style-name="T59_23"><text:a xlink:type="simple" xlink:href="http://fc09.deviantart.net/fs70/i/2012/280/1/4/celestia_portrait_2_by_kp_shadowsquirrel-d5fqr2s.jpg"><text:span text:style-name="T59_24">/2012/280/1/4/</text:span></text:a></text:span><text:span text:style-name="T59_25"><text:a xlink:type="simple" xlink:href="http://fc09.deviantart.net/fs70/i/2012/280/1/4/celestia_portrait_2_by_kp_shadowsquirrel-d5fqr2s.jpg"><text:span text:style-name="T59_26">celestia</text:span></text:a></text:span><text:span text:style-name="T59_27"><text:a xlink:type="simple" xlink:href="http://fc09.deviantart.net/fs70/i/2012/280/1/4/celestia_portrait_2_by_kp_shadowsquirrel-d5fqr2s.jpg"><text:span text:style-name="T59_28">_</text:span></text:a></text:span><text:span text:style-name="T59_29"><text:a xlink:type="simple" xlink:href="http://fc09.deviantart.net/fs70/i/2012/280/1/4/celestia_portrait_2_by_kp_shadowsquirrel-d5fqr2s.jpg"><text:span text:style-name="T59_30">portrait</text:span></text:a></text:span><text:span text:style-name="T59_31"><text:a xlink:type="simple" xlink:href="http://fc09.deviantart.net/fs70/i/2012/280/1/4/celestia_portrait_2_by_kp_shadowsquirrel-d5fqr2s.jpg"><text:span text:style-name="T59_32">_2_</text:span></text:a></text:span><text:span text:style-name="T59_33"><text:a xlink:type="simple" xlink:href="http://fc09.deviantart.net/fs70/i/2012/280/1/4/celestia_portrait_2_by_kp_shadowsquirrel-d5fqr2s.jpg"><text:span text:style-name="T59_34">by</text:span></text:a></text:span><text:span text:style-name="T59_35"><text:a xlink:type="simple" xlink:href="http://fc09.deviantart.net/fs70/i/2012/280/1/4/celestia_portrait_2_by_kp_shadowsquirrel-d5fqr2s.jpg"><text:span text:style-name="T59_36">_</text:span></text:a></text:span><text:span text:style-name="T59_37"><text:a xlink:type="simple" xlink:href="http://fc09.deviantart.net/fs70/i/2012/280/1/4/celestia_portrait_2_by_kp_shadowsquirrel-d5fqr2s.jpg"><text:span text:style-name="T59_38">kp</text:span></text:a></text:span><text:span text:style-name="T59_39"><text:a xlink:type="simple" xlink:href="http://fc09.deviantart.net/fs70/i/2012/280/1/4/celestia_portrait_2_by_kp_shadowsquirrel-d5fqr2s.jpg"><text:span text:style-name="T59_40">_</text:span></text:a></text:span><text:span text:style-name="T59_41"><text:a xlink:type="simple" xlink:href="http://fc09.deviantart.net/fs70/i/2012/280/1/4/celestia_portrait_2_by_kp_shadowsquirrel-d5fqr2s.jpg"><text:span text:style-name="T59_42">shadowsquirrel</text:span></text:a></text:span><text:span text:style-name="T59_43"><text:a xlink:type="simple" xlink:href="http://fc09.deviantart.net/fs70/i/2012/280/1/4/celestia_portrait_2_by_kp_shadowsquirrel-d5fqr2s.jpg"><text:span text:style-name="T59_44">-</text:span></text:a></text:span><text:span text:style-name="T59_45"><text:a xlink:type="simple" xlink:href="http://fc09.deviantart.net/fs70/i/2012/280/1/4/celestia_portrait_2_by_kp_shadowsquirrel-d5fqr2s.jpg"><text:span text:style-name="T59_46">d</text:span></text:a></text:span><text:span text:style-name="T59_47"><text:a xlink:type="simple" xlink:href="http://fc09.deviantart.net/fs70/i/2012/280/1/4/celestia_portrait_2_by_kp_shadowsquirrel-d5fqr2s.jpg"><text:span text:style-name="T59_48">5</text:span></text:a></text:span><text:span text:style-name="T59_49"><text:a xlink:type="simple" xlink:href="http://fc09.deviantart.net/fs70/i/2012/280/1/4/celestia_portrait_2_by_kp_shadowsquirrel-d5fqr2s.jpg"><text:span text:style-name="T59_50">fqr</text:span></text:a></text:span><text:span text:style-name="T59_51"><text:a xlink:type="simple" xlink:href="http://fc09.deviantart.net/fs70/i/2012/280/1/4/celestia_portrait_2_by_kp_shadowsquirrel-d5fqr2s.jpg"><text:span text:style-name="T59_52">2</text:span></text:a></text:span><text:span text:style-name="T59_53"><text:a xlink:type="simple" xlink:href="http://fc09.deviantart.net/fs70/i/2012/280/1/4/celestia_portrait_2_by_kp_shadowsquirrel-d5fqr2s.jpg"><text:span text:style-name="T59_54">s</text:span></text:a></text:span><text:span text:style-name="T59_55"><text:a xlink:type="simple" xlink:href="http://fc09.deviantart.net/fs70/i/2012/280/1/4/celestia_portrait_2_by_kp_shadowsquirrel-d5fqr2s.jpg"><text:span text:style-name="T59_56">.</text:span></text:a></text:span><text:span text:style-name="T59_57"><text:a xlink:type="simple" xlink:href="http://fc09.deviantart.net/fs70/i/2012/280/1/4/celestia_portrait_2_by_kp_shadowsquirrel-d5fqr2s.jpg"><text:span text:style-name="T59_58">jpg</text:span></text:a></text:span></text:p>
        </text:list-item>
        <text:list-item>
          <text:p text:style-name="P60"><text:span text:style-name="T60_1">http</text:span><text:span text:style-name="T60_2">://</text:span><text:span text:style-name="T60_3">fc</text:span><text:span text:style-name="T60_4">05.</text:span><text:span text:style-name="T60_5">deviantart</text:span><text:span text:style-name="T60_6">.</text:span><text:span text:style-name="T60_7">net</text:span><text:span text:style-name="T60_8">/</text:span><text:span text:style-name="T60_9">fs</text:span><text:span text:style-name="T60_10">70/</text:span><text:span text:style-name="T60_11">i</text:span><text:span text:style-name="T60_12">/2012/098/</text:span><text:span text:style-name="T60_13">b</text:span><text:span text:style-name="T60_14">/4/</text:span><text:span text:style-name="T60_15">princess</text:span><text:span text:style-name="T60_16">_</text:span><text:span text:style-name="T60_17">celestia</text:span><text:span text:style-name="T60_18">_</text:span><text:span text:style-name="T60_19">and</text:span><text:span text:style-name="T60_20">_</text:span><text:span text:style-name="T60_21">her</text:span><text:span text:style-name="T60_22">_</text:span><text:span text:style-name="T60_23">cake</text:span><text:span text:style-name="T60_24">_</text:span><text:span text:style-name="T60_25">by</text:span><text:span text:style-name="T60_26">_</text:span><text:span text:style-name="T60_27">johnjoseco</text:span><text:span text:style-name="T60_28">-</text:span><text:span text:style-name="T60_29">d</text:span><text:span text:style-name="T60_30">4</text:span><text:span text:style-name="T60_31">vgx</text:span><text:span text:style-name="T60_32">0</text:span><text:span text:style-name="T60_33">w</text:span><text:span text:style-name="T60_34">.</text:span><text:span text:style-name="T60_35">jpg</text:span></text:p>
        </text:list-item>
      </text:list>
      <text:p text:style-name="P61"><text:span text:style-name="T61_1"><text:s/></text:span></text:p>
      <text:p text:style-name="P62"><text:span text:style-name="T62_1"><text:s/></text:span></text:p>
      <text:p text:style-name="P63"><text:span text:style-name="T63_1"><text:s/></text:span></text:p>
      <text:p text:style-name="P64"><text:span text:style-name="T64_1"><text:s/></text:span></text:p>
      <text:p text:style-name="P6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